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902in"/>
    </style:style>
    <style:style style:name="co2" style:family="table-column">
      <style:table-column-properties fo:break-before="auto" style:column-width="1.3319in"/>
    </style:style>
    <style:style style:name="co3" style:family="table-column">
      <style:table-column-properties fo:break-before="auto" style:column-width="0.93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8307in"/>
    </style:style>
    <style:style style:name="co6" style:family="table-column">
      <style:table-column-properties fo:break-before="auto" style:column-width="1.4736in"/>
    </style:style>
    <style:style style:name="co7" style:family="table-column">
      <style:table-column-properties fo:break-before="auto" style:column-width="2.4598in"/>
    </style:style>
    <style:style style:name="co8" style:family="table-column">
      <style:table-column-properties fo:break-before="auto" style:column-width="2.5854in"/>
    </style:style>
    <style:style style:name="co9" style:family="table-column">
      <style:table-column-properties fo:break-before="auto" style:column-width="1.7909in"/>
    </style:style>
    <style:style style:name="co10" style:family="table-column">
      <style:table-column-properties fo:break-before="auto" style:column-width="1.4571in"/>
    </style:style>
    <style:style style:name="co11" style:family="table-column">
      <style:table-column-properties fo:break-before="auto" style:column-width="1.5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/>
      <style:text-properties fo:color="#000000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transparent"/>
      <style:text-properties fo:color="#000000"/>
    </style:style>
    <style:style style:name="ce5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00a933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2.0323in" svg:height="6.7677in" svg:x="17.9402in" svg:y="12.6339in">
            <draw:object draw:notify-on-update-of-ranges="Sheet1.J63:Sheet1.J674 Sheet1.K63:Sheet1.K67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1013" table:default-cell-style-name="Default"/>
        <table:table-row table:style-name="ro1">
          <table:table-cell office:value-type="string" calcext:value-type="string">
            <text:p>msg_published_time</text:p>
          </table:table-cell>
          <table:table-cell office:value-type="string" calcext:value-type="string">
            <text:p>msg_received_time</text:p>
          </table:table-cell>
          <table:table-cell office:value-type="string" calcext:value-type="string">
            <text:p>uint32_height</text:p>
          </table:table-cell>
          <table:table-cell office:value-type="string" calcext:value-type="string">
            <text:p>uint32_width</text:p>
          </table:table-cell>
          <table:table-cell office:value-type="string" calcext:value-type="string">
            <text:p>uint32_step</text:p>
          </table:table-cell>
          <table:table-cell office:value-type="string" calcext:value-type="string">
            <text:p>uint8_data_size.bytes</text:p>
          </table:table-cell>
          <table:table-cell/>
          <table:table-cell office:value-type="string" calcext:value-type="string">
            <text:p>Latency = received – published time (s)</text:p>
          </table:table-cell>
          <table:table-cell/>
          <table:table-cell office:value-type="string" calcext:value-type="string">
            <text:p>Actual latency rap (s)</text:p>
          </table:table-cell>
          <table:table-cell office:value-type="string" calcext:value-type="string">
            <text:p>Median latency plot (s)</text:p>
          </table:table-cell>
          <table:table-cell table:number-columns-repeated="1013"/>
        </table:table-row>
        <table:table-row table:style-name="ro1">
          <table:table-cell office:value-type="float" office:value="1739050211.621" calcext:value-type="float">
            <text:p>1739050211.621</text:p>
          </table:table-cell>
          <table:table-cell office:value-type="float" office:value="1739050212.691" calcext:value-type="float">
            <text:p>1739050212.69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]-[.A2]" office:value-type="float" office:value="1.0699999332428" calcext:value-type="float">
            <text:p>1.0699999332428</text:p>
          </table:table-cell>
          <table:table-cell/>
          <table:table-cell table:formula="of:=[.H2] - [.$H$681]" office:value-type="float" office:value="0.68399977684021" calcext:value-type="float">
            <text:p>0.68399977684021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11.954" calcext:value-type="float">
            <text:p>1739050211.954</text:p>
          </table:table-cell>
          <table:table-cell office:value-type="float" office:value="1739050212.934" calcext:value-type="float">
            <text:p>1739050212.93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]-[.A3]" office:value-type="float" office:value="0.980000019073486" calcext:value-type="float">
            <text:p>0.980000019073486</text:p>
          </table:table-cell>
          <table:table-cell/>
          <table:table-cell table:formula="of:=[.H3] - [.$H$681]" office:value-type="float" office:value="0.593999862670898" calcext:value-type="float">
            <text:p>0.593999862670898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12.021" calcext:value-type="float">
            <text:p>1739050212.021</text:p>
          </table:table-cell>
          <table:table-cell office:value-type="float" office:value="1739050213.073" calcext:value-type="float">
            <text:p>1739050213.07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]-[.A4]" office:value-type="float" office:value="1.05200004577637" calcext:value-type="float">
            <text:p>1.05200004577637</text:p>
          </table:table-cell>
          <table:table-cell/>
          <table:table-cell table:formula="of:=[.H4] - [.$H$681]" office:value-type="float" office:value="0.665999889373779" calcext:value-type="float">
            <text:p>0.665999889373779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12.554" calcext:value-type="float">
            <text:p>1739050212.554</text:p>
          </table:table-cell>
          <table:table-cell office:value-type="float" office:value="1739050216.341" calcext:value-type="float">
            <text:p>1739050216.34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]-[.A5]" office:value-type="float" office:value="3.78700017929077" calcext:value-type="float">
            <text:p>3.78700017929077</text:p>
          </table:table-cell>
          <table:table-cell/>
          <table:table-cell table:formula="of:=[.H5] - [.$H$681]" office:value-type="float" office:value="3.40100002288818" calcext:value-type="float">
            <text:p>3.40100002288818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12.587" calcext:value-type="float">
            <text:p>1739050212.587</text:p>
          </table:table-cell>
          <table:table-cell office:value-type="float" office:value="1739050216.449" calcext:value-type="float">
            <text:p>1739050216.44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]-[.A6]" office:value-type="float" office:value="3.86199998855591" calcext:value-type="float">
            <text:p>3.86199998855591</text:p>
          </table:table-cell>
          <table:table-cell/>
          <table:table-cell table:formula="of:=[.H6] - [.$H$681]" office:value-type="float" office:value="3.47599983215332" calcext:value-type="float">
            <text:p>3.47599983215332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15.221" calcext:value-type="float">
            <text:p>1739050215.221</text:p>
          </table:table-cell>
          <table:table-cell office:value-type="float" office:value="1739050216.598" calcext:value-type="float">
            <text:p>1739050216.59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]-[.A7]" office:value-type="float" office:value="1.37700009346008" calcext:value-type="float">
            <text:p>1.37700009346008</text:p>
          </table:table-cell>
          <table:table-cell/>
          <table:table-cell table:formula="of:=[.H7] - [.$H$681]" office:value-type="float" office:value="0.990999937057495" calcext:value-type="float">
            <text:p>0.990999937057495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15.421" calcext:value-type="float">
            <text:p>1739050215.421</text:p>
          </table:table-cell>
          <table:table-cell office:value-type="float" office:value="1739050217.145" calcext:value-type="float">
            <text:p>1739050217.14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8]-[.A8]" office:value-type="float" office:value="1.72399997711182" calcext:value-type="float">
            <text:p>1.72399997711182</text:p>
          </table:table-cell>
          <table:table-cell/>
          <table:table-cell table:formula="of:=[.H8] - [.$H$681]" office:value-type="float" office:value="1.33799982070923" calcext:value-type="float">
            <text:p>1.33799982070923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16.321" calcext:value-type="float">
            <text:p>1739050216.321</text:p>
          </table:table-cell>
          <table:table-cell office:value-type="float" office:value="1739050217.644" calcext:value-type="float">
            <text:p>1739050217.64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9]-[.A9]" office:value-type="float" office:value="1.32299995422363" calcext:value-type="float">
            <text:p>1.32299995422363</text:p>
          </table:table-cell>
          <table:table-cell/>
          <table:table-cell table:formula="of:=[.H9] - [.$H$681]" office:value-type="float" office:value="0.936999797821045" calcext:value-type="float">
            <text:p>0.936999797821045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16.421" calcext:value-type="float">
            <text:p>1739050216.421</text:p>
          </table:table-cell>
          <table:table-cell office:value-type="float" office:value="1739050219.091" calcext:value-type="float">
            <text:p>1739050219.09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0]-[.A10]" office:value-type="float" office:value="2.67000007629395" calcext:value-type="float">
            <text:p>2.67000007629395</text:p>
          </table:table-cell>
          <table:table-cell/>
          <table:table-cell table:formula="of:=[.H10] - [.$H$681]" office:value-type="float" office:value="2.28399991989136" calcext:value-type="float">
            <text:p>2.28399991989136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18.321" calcext:value-type="float">
            <text:p>1739050218.321</text:p>
          </table:table-cell>
          <table:table-cell office:value-type="float" office:value="1739050221.803" calcext:value-type="float">
            <text:p>1739050221.80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1]-[.A11]" office:value-type="float" office:value="3.48199987411499" calcext:value-type="float">
            <text:p>3.48199987411499</text:p>
          </table:table-cell>
          <table:table-cell/>
          <table:table-cell table:formula="of:=[.H11] - [.$H$681]" office:value-type="float" office:value="3.0959997177124" calcext:value-type="float">
            <text:p>3.0959997177124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20.754" calcext:value-type="float">
            <text:p>1739050220.754</text:p>
          </table:table-cell>
          <table:table-cell office:value-type="float" office:value="1739050222.354" calcext:value-type="float">
            <text:p>1739050222.35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2]-[.A12]" office:value-type="float" office:value="1.60000014305115" calcext:value-type="float">
            <text:p>1.60000014305115</text:p>
          </table:table-cell>
          <table:table-cell/>
          <table:table-cell table:formula="of:=[.H12] - [.$H$681]" office:value-type="float" office:value="1.21399998664856" calcext:value-type="float">
            <text:p>1.21399998664856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20.787" calcext:value-type="float">
            <text:p>1739050220.787</text:p>
          </table:table-cell>
          <table:table-cell office:value-type="float" office:value="1739050222.457" calcext:value-type="float">
            <text:p>1739050222.45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3]-[.A13]" office:value-type="float" office:value="1.67000007629395" calcext:value-type="float">
            <text:p>1.67000007629395</text:p>
          </table:table-cell>
          <table:table-cell/>
          <table:table-cell table:formula="of:=[.H13] - [.$H$681]" office:value-type="float" office:value="1.28399991989136" calcext:value-type="float">
            <text:p>1.28399991989136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21.087" calcext:value-type="float">
            <text:p>1739050221.087</text:p>
          </table:table-cell>
          <table:table-cell office:value-type="float" office:value="1739050222.548" calcext:value-type="float">
            <text:p>1739050222.54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4]-[.A14]" office:value-type="float" office:value="1.4610002040863" calcext:value-type="float">
            <text:p>1.4610002040863</text:p>
          </table:table-cell>
          <table:table-cell/>
          <table:table-cell table:formula="of:=[.H14] - [.$H$681]" office:value-type="float" office:value="1.07500004768372" calcext:value-type="float">
            <text:p>1.07500004768372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21.387" calcext:value-type="float">
            <text:p>1739050221.387</text:p>
          </table:table-cell>
          <table:table-cell office:value-type="float" office:value="1739050222.688" calcext:value-type="float">
            <text:p>1739050222.68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5]-[.A15]" office:value-type="float" office:value="1.30099987983704" calcext:value-type="float">
            <text:p>1.30099987983704</text:p>
          </table:table-cell>
          <table:table-cell/>
          <table:table-cell table:formula="of:=[.H15] - [.$H$681]" office:value-type="float" office:value="0.914999723434448" calcext:value-type="float">
            <text:p>0.914999723434448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21.487" calcext:value-type="float">
            <text:p>1739050221.487</text:p>
          </table:table-cell>
          <table:table-cell office:value-type="float" office:value="1739050223.003" calcext:value-type="float">
            <text:p>1739050223.00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6]-[.A16]" office:value-type="float" office:value="1.51600003242493" calcext:value-type="float">
            <text:p>1.51600003242493</text:p>
          </table:table-cell>
          <table:table-cell/>
          <table:table-cell table:formula="of:=[.H16] - [.$H$681]" office:value-type="float" office:value="1.12999987602234" calcext:value-type="float">
            <text:p>1.12999987602234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22.587" calcext:value-type="float">
            <text:p>1739050222.587</text:p>
          </table:table-cell>
          <table:table-cell office:value-type="float" office:value="1739050223.911" calcext:value-type="float">
            <text:p>1739050223.91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7]-[.A17]" office:value-type="float" office:value="1.32400012016296" calcext:value-type="float">
            <text:p>1.32400012016296</text:p>
          </table:table-cell>
          <table:table-cell/>
          <table:table-cell table:formula="of:=[.H17] - [.$H$681]" office:value-type="float" office:value="0.937999963760376" calcext:value-type="float">
            <text:p>0.937999963760376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22.621" calcext:value-type="float">
            <text:p>1739050222.621</text:p>
          </table:table-cell>
          <table:table-cell office:value-type="float" office:value="1739050224.162" calcext:value-type="float">
            <text:p>1739050224.16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8]-[.A18]" office:value-type="float" office:value="1.54099988937378" calcext:value-type="float">
            <text:p>1.54099988937378</text:p>
          </table:table-cell>
          <table:table-cell/>
          <table:table-cell table:formula="of:=[.H18] - [.$H$681]" office:value-type="float" office:value="1.15499973297119" calcext:value-type="float">
            <text:p>1.15499973297119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22.821" calcext:value-type="float">
            <text:p>1739050222.821</text:p>
          </table:table-cell>
          <table:table-cell office:value-type="float" office:value="1739050224.701" calcext:value-type="float">
            <text:p>1739050224.70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9]-[.A19]" office:value-type="float" office:value="1.87999987602234" calcext:value-type="float">
            <text:p>1.87999987602234</text:p>
          </table:table-cell>
          <table:table-cell/>
          <table:table-cell table:formula="of:=[.H19] - [.$H$681]" office:value-type="float" office:value="1.49399971961975" calcext:value-type="float">
            <text:p>1.49399971961975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22.954" calcext:value-type="float">
            <text:p>1739050222.954</text:p>
          </table:table-cell>
          <table:table-cell office:value-type="float" office:value="1739050224.795" calcext:value-type="float">
            <text:p>1739050224.79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0]-[.A20]" office:value-type="float" office:value="1.84100008010864" calcext:value-type="float">
            <text:p>1.84100008010864</text:p>
          </table:table-cell>
          <table:table-cell/>
          <table:table-cell table:formula="of:=[.H20] - [.$H$681]" office:value-type="float" office:value="1.45499992370605" calcext:value-type="float">
            <text:p>1.45499992370605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22.987" calcext:value-type="float">
            <text:p>1739050222.987</text:p>
          </table:table-cell>
          <table:table-cell office:value-type="float" office:value="1739050224.89" calcext:value-type="float">
            <text:p>1739050224.8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1]-[.A21]" office:value-type="float" office:value="1.90300011634827" calcext:value-type="float">
            <text:p>1.90300011634827</text:p>
          </table:table-cell>
          <table:table-cell/>
          <table:table-cell table:formula="of:=[.H21] - [.$H$681]" office:value-type="float" office:value="1.51699995994568" calcext:value-type="float">
            <text:p>1.51699995994568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24.954" calcext:value-type="float">
            <text:p>1739050224.954</text:p>
          </table:table-cell>
          <table:table-cell office:value-type="float" office:value="1739050226.342" calcext:value-type="float">
            <text:p>1739050226.34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2]-[.A22]" office:value-type="float" office:value="1.38800001144409" calcext:value-type="float">
            <text:p>1.38800001144409</text:p>
          </table:table-cell>
          <table:table-cell/>
          <table:table-cell table:formula="of:=[.H22] - [.$H$681]" office:value-type="float" office:value="1.0019998550415" calcext:value-type="float">
            <text:p>1.0019998550415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25.054" calcext:value-type="float">
            <text:p>1739050225.054</text:p>
          </table:table-cell>
          <table:table-cell office:value-type="float" office:value="1739050226.53" calcext:value-type="float">
            <text:p>1739050226.5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3]-[.A23]" office:value-type="float" office:value="1.4760000705719" calcext:value-type="float">
            <text:p>1.4760000705719</text:p>
          </table:table-cell>
          <table:table-cell/>
          <table:table-cell table:formula="of:=[.H23] - [.$H$681]" office:value-type="float" office:value="1.08999991416931" calcext:value-type="float">
            <text:p>1.08999991416931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26.554" calcext:value-type="float">
            <text:p>1739050226.554</text:p>
          </table:table-cell>
          <table:table-cell office:value-type="float" office:value="1739050228.688" calcext:value-type="float">
            <text:p>1739050228.68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4]-[.A24]" office:value-type="float" office:value="2.1340000629425" calcext:value-type="float">
            <text:p>2.1340000629425</text:p>
          </table:table-cell>
          <table:table-cell/>
          <table:table-cell table:formula="of:=[.H24] - [.$H$681]" office:value-type="float" office:value="1.74799990653992" calcext:value-type="float">
            <text:p>1.74799990653992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28.354" calcext:value-type="float">
            <text:p>1739050228.354</text:p>
          </table:table-cell>
          <table:table-cell office:value-type="float" office:value="1739050229.701" calcext:value-type="float">
            <text:p>1739050229.70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5]-[.A25]" office:value-type="float" office:value="1.34699988365173" calcext:value-type="float">
            <text:p>1.34699988365173</text:p>
          </table:table-cell>
          <table:table-cell/>
          <table:table-cell table:formula="of:=[.H25] - [.$H$681]" office:value-type="float" office:value="0.960999727249145" calcext:value-type="float">
            <text:p>0.960999727249145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28.387" calcext:value-type="float">
            <text:p>1739050228.387</text:p>
          </table:table-cell>
          <table:table-cell office:value-type="float" office:value="1739050229.815" calcext:value-type="float">
            <text:p>1739050229.81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6]-[.A26]" office:value-type="float" office:value="1.42799997329712" calcext:value-type="float">
            <text:p>1.42799997329712</text:p>
          </table:table-cell>
          <table:table-cell/>
          <table:table-cell table:formula="of:=[.H26] - [.$H$681]" office:value-type="float" office:value="1.04199981689453" calcext:value-type="float">
            <text:p>1.04199981689453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28.454" calcext:value-type="float">
            <text:p>1739050228.454</text:p>
          </table:table-cell>
          <table:table-cell office:value-type="float" office:value="1739050229.959" calcext:value-type="float">
            <text:p>1739050229.95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7]-[.A27]" office:value-type="float" office:value="1.50500011444092" calcext:value-type="float">
            <text:p>1.50500011444092</text:p>
          </table:table-cell>
          <table:table-cell/>
          <table:table-cell table:formula="of:=[.H27] - [.$H$681]" office:value-type="float" office:value="1.11899995803833" calcext:value-type="float">
            <text:p>1.11899995803833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28.521" calcext:value-type="float">
            <text:p>1739050228.521</text:p>
          </table:table-cell>
          <table:table-cell office:value-type="float" office:value="1739050230.058" calcext:value-type="float">
            <text:p>1739050230.05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8]-[.A28]" office:value-type="float" office:value="1.53700017929077" calcext:value-type="float">
            <text:p>1.53700017929077</text:p>
          </table:table-cell>
          <table:table-cell/>
          <table:table-cell table:formula="of:=[.H28] - [.$H$681]" office:value-type="float" office:value="1.15100002288818" calcext:value-type="float">
            <text:p>1.15100002288818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28.554" calcext:value-type="float">
            <text:p>1739050228.554</text:p>
          </table:table-cell>
          <table:table-cell office:value-type="float" office:value="1739050230.159" calcext:value-type="float">
            <text:p>1739050230.15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style-name="ce3" table:formula="of:=[.B29]-[.A29]" office:value-type="float" office:value="1.60500001907349" calcext:value-type="float">
            <text:p>1.60500001907349</text:p>
          </table:table-cell>
          <table:table-cell table:style-name="ce3"/>
          <table:table-cell table:formula="of:=[.H29] - [.$H$681]" office:value-type="float" office:value="1.2189998626709" calcext:value-type="float">
            <text:p>1.2189998626709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28.754" calcext:value-type="float">
            <text:p>1739050228.754</text:p>
          </table:table-cell>
          <table:table-cell office:value-type="float" office:value="1739050230.266" calcext:value-type="float">
            <text:p>1739050230.26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0]-[.A30]" office:value-type="float" office:value="1.51200008392334" calcext:value-type="float">
            <text:p>1.51200008392334</text:p>
          </table:table-cell>
          <table:table-cell/>
          <table:table-cell table:formula="of:=[.H30] - [.$H$681]" office:value-type="float" office:value="1.12599992752075" calcext:value-type="float">
            <text:p>1.12599992752075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28.921" calcext:value-type="float">
            <text:p>1739050228.921</text:p>
          </table:table-cell>
          <table:table-cell office:value-type="float" office:value="1739050230.359" calcext:value-type="float">
            <text:p>1739050230.35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1]-[.A31]" office:value-type="float" office:value="1.43799996376038" calcext:value-type="float">
            <text:p>1.43799996376038</text:p>
          </table:table-cell>
          <table:table-cell/>
          <table:table-cell table:formula="of:=[.H31] - [.$H$681]" office:value-type="float" office:value="1.05199980735779" calcext:value-type="float">
            <text:p>1.05199980735779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28.954" calcext:value-type="float">
            <text:p>1739050228.954</text:p>
          </table:table-cell>
          <table:table-cell office:value-type="float" office:value="1739050230.452" calcext:value-type="float">
            <text:p>1739050230.45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2]-[.A32]" office:value-type="float" office:value="1.49799990653992" calcext:value-type="float">
            <text:p>1.49799990653992</text:p>
          </table:table-cell>
          <table:table-cell/>
          <table:table-cell table:formula="of:=[.H32] - [.$H$681]" office:value-type="float" office:value="1.11199975013733" calcext:value-type="float">
            <text:p>1.11199975013733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29.321" calcext:value-type="float">
            <text:p>1739050229.321</text:p>
          </table:table-cell>
          <table:table-cell office:value-type="float" office:value="1739050230.699" calcext:value-type="float">
            <text:p>1739050230.69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3]-[.A33]" office:value-type="float" office:value="1.37799978256226" calcext:value-type="float">
            <text:p>1.37799978256226</text:p>
          </table:table-cell>
          <table:table-cell/>
          <table:table-cell table:formula="of:=[.H33] - [.$H$681]" office:value-type="float" office:value="0.991999626159668" calcext:value-type="float">
            <text:p>0.991999626159668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29.821" calcext:value-type="float">
            <text:p>1739050229.821</text:p>
          </table:table-cell>
          <table:table-cell office:value-type="float" office:value="1739050232.473" calcext:value-type="float">
            <text:p>1739050232.47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4]-[.A34]" office:value-type="float" office:value="2.65199995040894" calcext:value-type="float">
            <text:p>2.65199995040894</text:p>
          </table:table-cell>
          <table:table-cell/>
          <table:table-cell table:formula="of:=[.H34] - [.$H$681]" office:value-type="float" office:value="2.26599979400635" calcext:value-type="float">
            <text:p>2.26599979400635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31.254" calcext:value-type="float">
            <text:p>1739050231.254</text:p>
          </table:table-cell>
          <table:table-cell office:value-type="float" office:value="1739050235.023" calcext:value-type="float">
            <text:p>1739050235.02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5]-[.A35]" office:value-type="float" office:value="3.76900005340576" calcext:value-type="float">
            <text:p>3.76900005340576</text:p>
          </table:table-cell>
          <table:table-cell/>
          <table:table-cell table:formula="of:=[.H35] - [.$H$681]" office:value-type="float" office:value="3.38299989700317" calcext:value-type="float">
            <text:p>3.38299989700317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31.587" calcext:value-type="float">
            <text:p>1739050231.587</text:p>
          </table:table-cell>
          <table:table-cell office:value-type="float" office:value="1739050235.125" calcext:value-type="float">
            <text:p>1739050235.12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6]-[.A36]" office:value-type="float" office:value="3.53800010681152" calcext:value-type="float">
            <text:p>3.53800010681152</text:p>
          </table:table-cell>
          <table:table-cell/>
          <table:table-cell table:formula="of:=[.H36] - [.$H$681]" office:value-type="float" office:value="3.15199995040894" calcext:value-type="float">
            <text:p>3.15199995040894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33.987" calcext:value-type="float">
            <text:p>1739050233.987</text:p>
          </table:table-cell>
          <table:table-cell office:value-type="float" office:value="1739050235.289" calcext:value-type="float">
            <text:p>1739050235.28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7]-[.A37]" office:value-type="float" office:value="1.30200004577637" calcext:value-type="float">
            <text:p>1.30200004577637</text:p>
          </table:table-cell>
          <table:table-cell/>
          <table:table-cell table:formula="of:=[.H37] - [.$H$681]" office:value-type="float" office:value="0.915999889373779" calcext:value-type="float">
            <text:p>0.915999889373779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34.021" calcext:value-type="float">
            <text:p>1739050234.021</text:p>
          </table:table-cell>
          <table:table-cell office:value-type="float" office:value="1739050235.388" calcext:value-type="float">
            <text:p>1739050235.38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8]-[.A38]" office:value-type="float" office:value="1.36700010299683" calcext:value-type="float">
            <text:p>1.36700010299683</text:p>
          </table:table-cell>
          <table:table-cell/>
          <table:table-cell table:formula="of:=[.H38] - [.$H$681]" office:value-type="float" office:value="0.980999946594238" calcext:value-type="float">
            <text:p>0.980999946594238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34.088" calcext:value-type="float">
            <text:p>1739050234.088</text:p>
          </table:table-cell>
          <table:table-cell office:value-type="float" office:value="1739050235.497" calcext:value-type="float">
            <text:p>1739050235.49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9]-[.A39]" office:value-type="float" office:value="1.40899991989136" calcext:value-type="float">
            <text:p>1.40899991989136</text:p>
          </table:table-cell>
          <table:table-cell/>
          <table:table-cell table:formula="of:=[.H39] - [.$H$681]" office:value-type="float" office:value="1.02299976348877" calcext:value-type="float">
            <text:p>1.02299976348877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34.221" calcext:value-type="float">
            <text:p>1739050234.221</text:p>
          </table:table-cell>
          <table:table-cell office:value-type="float" office:value="1739050235.591" calcext:value-type="float">
            <text:p>1739050235.59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0]-[.A40]" office:value-type="float" office:value="1.37000012397766" calcext:value-type="float">
            <text:p>1.37000012397766</text:p>
          </table:table-cell>
          <table:table-cell/>
          <table:table-cell table:formula="of:=[.H40] - [.$H$681]" office:value-type="float" office:value="0.983999967575073" calcext:value-type="float">
            <text:p>0.983999967575073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34.254" calcext:value-type="float">
            <text:p>1739050234.254</text:p>
          </table:table-cell>
          <table:table-cell office:value-type="float" office:value="1739050235.687" calcext:value-type="float">
            <text:p>1739050235.68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1]-[.A41]" office:value-type="float" office:value="1.43300008773804" calcext:value-type="float">
            <text:p>1.43300008773804</text:p>
          </table:table-cell>
          <table:table-cell/>
          <table:table-cell table:formula="of:=[.H41] - [.$H$681]" office:value-type="float" office:value="1.04699993133545" calcext:value-type="float">
            <text:p>1.04699993133545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34.521" calcext:value-type="float">
            <text:p>1739050234.521</text:p>
          </table:table-cell>
          <table:table-cell office:value-type="float" office:value="1739050235.798" calcext:value-type="float">
            <text:p>1739050235.79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2]-[.A42]" office:value-type="float" office:value="1.27700018882751" calcext:value-type="float">
            <text:p>1.27700018882751</text:p>
          </table:table-cell>
          <table:table-cell/>
          <table:table-cell table:formula="of:=[.H42] - [.$H$681]" office:value-type="float" office:value="0.891000032424926" calcext:value-type="float">
            <text:p>0.891000032424926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34.554" calcext:value-type="float">
            <text:p>1739050234.554</text:p>
          </table:table-cell>
          <table:table-cell office:value-type="float" office:value="1739050235.907" calcext:value-type="float">
            <text:p>1739050235.90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3]-[.A43]" office:value-type="float" office:value="1.35300016403198" calcext:value-type="float">
            <text:p>1.35300016403198</text:p>
          </table:table-cell>
          <table:table-cell/>
          <table:table-cell table:formula="of:=[.H43] - [.$H$681]" office:value-type="float" office:value="0.967000007629394" calcext:value-type="float">
            <text:p>0.967000007629394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34.621" calcext:value-type="float">
            <text:p>1739050234.621</text:p>
          </table:table-cell>
          <table:table-cell office:value-type="float" office:value="1739050237.876" calcext:value-type="float">
            <text:p>1739050237.87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4]-[.A44]" office:value-type="float" office:value="3.25499987602234" calcext:value-type="float">
            <text:p>3.25499987602234</text:p>
          </table:table-cell>
          <table:table-cell/>
          <table:table-cell table:formula="of:=[.H44] - [.$H$681]" office:value-type="float" office:value="2.86899971961975" calcext:value-type="float">
            <text:p>2.86899971961975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36.654" calcext:value-type="float">
            <text:p>1739050236.654</text:p>
          </table:table-cell>
          <table:table-cell office:value-type="float" office:value="1739050238.02" calcext:value-type="float">
            <text:p>1739050238.0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5]-[.A45]" office:value-type="float" office:value="1.3659999370575" calcext:value-type="float">
            <text:p>1.3659999370575</text:p>
          </table:table-cell>
          <table:table-cell/>
          <table:table-cell table:formula="of:=[.H45] - [.$H$681]" office:value-type="float" office:value="0.979999780654907" calcext:value-type="float">
            <text:p>0.979999780654907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36.688" calcext:value-type="float">
            <text:p>1739050236.688</text:p>
          </table:table-cell>
          <table:table-cell office:value-type="float" office:value="1739050238.137" calcext:value-type="float">
            <text:p>1739050238.13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6]-[.A46]" office:value-type="float" office:value="1.44900012016296" calcext:value-type="float">
            <text:p>1.44900012016296</text:p>
          </table:table-cell>
          <table:table-cell/>
          <table:table-cell table:formula="of:=[.H46] - [.$H$681]" office:value-type="float" office:value="1.06299996376038" calcext:value-type="float">
            <text:p>1.06299996376038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36.821" calcext:value-type="float">
            <text:p>1739050236.821</text:p>
          </table:table-cell>
          <table:table-cell office:value-type="float" office:value="1739050238.248" calcext:value-type="float">
            <text:p>1739050238.24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7]-[.A47]" office:value-type="float" office:value="1.42699980735779" calcext:value-type="float">
            <text:p>1.42699980735779</text:p>
          </table:table-cell>
          <table:table-cell/>
          <table:table-cell table:formula="of:=[.H47] - [.$H$681]" office:value-type="float" office:value="1.0409996509552" calcext:value-type="float">
            <text:p>1.0409996509552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36.854" calcext:value-type="float">
            <text:p>1739050236.854</text:p>
          </table:table-cell>
          <table:table-cell office:value-type="float" office:value="1739050238.358" calcext:value-type="float">
            <text:p>1739050238.35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8]-[.A48]" office:value-type="float" office:value="1.50399994850159" calcext:value-type="float">
            <text:p>1.50399994850159</text:p>
          </table:table-cell>
          <table:table-cell/>
          <table:table-cell table:formula="of:=[.H48] - [.$H$681]" office:value-type="float" office:value="1.117999792099" calcext:value-type="float">
            <text:p>1.117999792099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36.987" calcext:value-type="float">
            <text:p>1739050236.987</text:p>
          </table:table-cell>
          <table:table-cell office:value-type="float" office:value="1739050238.454" calcext:value-type="float">
            <text:p>1739050238.45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9]-[.A49]" office:value-type="float" office:value="1.46700000762939" calcext:value-type="float">
            <text:p>1.46700000762939</text:p>
          </table:table-cell>
          <table:table-cell/>
          <table:table-cell table:formula="of:=[.H49] - [.$H$681]" office:value-type="float" office:value="1.08099985122681" calcext:value-type="float">
            <text:p>1.08099985122681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37.254" calcext:value-type="float">
            <text:p>1739050237.254</text:p>
          </table:table-cell>
          <table:table-cell office:value-type="float" office:value="1739050238.605" calcext:value-type="float">
            <text:p>1739050238.60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0]-[.A50]" office:value-type="float" office:value="1.3510000705719" calcext:value-type="float">
            <text:p>1.3510000705719</text:p>
          </table:table-cell>
          <table:table-cell/>
          <table:table-cell table:formula="of:=[.H50] - [.$H$681]" office:value-type="float" office:value="0.964999914169311" calcext:value-type="float">
            <text:p>0.964999914169311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37.821" calcext:value-type="float">
            <text:p>1739050237.821</text:p>
          </table:table-cell>
          <table:table-cell office:value-type="float" office:value="1739050239.328" calcext:value-type="float">
            <text:p>1739050239.32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1]-[.A51]" office:value-type="float" office:value="1.50699996948242" calcext:value-type="float">
            <text:p>1.50699996948242</text:p>
          </table:table-cell>
          <table:table-cell/>
          <table:table-cell table:formula="of:=[.H51] - [.$H$681]" office:value-type="float" office:value="1.12099981307983" calcext:value-type="float">
            <text:p>1.12099981307983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38.321" calcext:value-type="float">
            <text:p>1739050238.321</text:p>
          </table:table-cell>
          <table:table-cell office:value-type="float" office:value="1739050240.307" calcext:value-type="float">
            <text:p>1739050240.30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2]-[.A52]" office:value-type="float" office:value="1.98599982261658" calcext:value-type="float">
            <text:p>1.98599982261658</text:p>
          </table:table-cell>
          <table:table-cell/>
          <table:table-cell table:formula="of:=[.H52] - [.$H$681]" office:value-type="float" office:value="1.59999966621399" calcext:value-type="float">
            <text:p>1.59999966621399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38.854" calcext:value-type="float">
            <text:p>1739050238.854</text:p>
          </table:table-cell>
          <table:table-cell office:value-type="float" office:value="1739050240.411" calcext:value-type="float">
            <text:p>1739050240.41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3]-[.A53]" office:value-type="float" office:value="1.55699992179871" calcext:value-type="float">
            <text:p>1.55699992179871</text:p>
          </table:table-cell>
          <table:table-cell/>
          <table:table-cell table:formula="of:=[.H53] - [.$H$681]" office:value-type="float" office:value="1.17099976539612" calcext:value-type="float">
            <text:p>1.17099976539612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39.121" calcext:value-type="float">
            <text:p>1739050239.121</text:p>
          </table:table-cell>
          <table:table-cell office:value-type="float" office:value="1739050240.517" calcext:value-type="float">
            <text:p>1739050240.51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4]-[.A54]" office:value-type="float" office:value="1.39599990844727" calcext:value-type="float">
            <text:p>1.39599990844727</text:p>
          </table:table-cell>
          <table:table-cell/>
          <table:table-cell table:formula="of:=[.H54] - [.$H$681]" office:value-type="float" office:value="1.00999975204468" calcext:value-type="float">
            <text:p>1.00999975204468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39.188" calcext:value-type="float">
            <text:p>1739050239.188</text:p>
          </table:table-cell>
          <table:table-cell office:value-type="float" office:value="1739050240.612" calcext:value-type="float">
            <text:p>1739050240.61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5]-[.A55]" office:value-type="float" office:value="1.42400002479553" calcext:value-type="float">
            <text:p>1.42400002479553</text:p>
          </table:table-cell>
          <table:table-cell/>
          <table:table-cell table:formula="of:=[.H55] - [.$H$681]" office:value-type="float" office:value="1.03799986839294" calcext:value-type="float">
            <text:p>1.03799986839294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39.921" calcext:value-type="float">
            <text:p>1739050239.921</text:p>
          </table:table-cell>
          <table:table-cell office:value-type="float" office:value="1739050241.241" calcext:value-type="float">
            <text:p>1739050241.24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6]-[.A56]" office:value-type="float" office:value="1.3199999332428" calcext:value-type="float">
            <text:p>1.3199999332428</text:p>
          </table:table-cell>
          <table:table-cell/>
          <table:table-cell table:formula="of:=[.H56] - [.$H$681]" office:value-type="float" office:value="0.93399977684021" calcext:value-type="float">
            <text:p>0.93399977684021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39.988" calcext:value-type="float">
            <text:p>1739050239.988</text:p>
          </table:table-cell>
          <table:table-cell office:value-type="float" office:value="1739050241.388" calcext:value-type="float">
            <text:p>1739050241.38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7]-[.A57]" office:value-type="float" office:value="1.40000009536743" calcext:value-type="float">
            <text:p>1.40000009536743</text:p>
          </table:table-cell>
          <table:table-cell/>
          <table:table-cell table:formula="of:=[.H57] - [.$H$681]" office:value-type="float" office:value="1.01399993896484" calcext:value-type="float">
            <text:p>1.01399993896484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40.021" calcext:value-type="float">
            <text:p>1739050240.021</text:p>
          </table:table-cell>
          <table:table-cell office:value-type="float" office:value="1739050241.494" calcext:value-type="float">
            <text:p>1739050241.49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8]-[.A58]" office:value-type="float" office:value="1.47300004959106" calcext:value-type="float">
            <text:p>1.47300004959106</text:p>
          </table:table-cell>
          <table:table-cell/>
          <table:table-cell table:formula="of:=[.H58] - [.$H$681]" office:value-type="float" office:value="1.08699989318848" calcext:value-type="float">
            <text:p>1.08699989318848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40.288" calcext:value-type="float">
            <text:p>1739050240.288</text:p>
          </table:table-cell>
          <table:table-cell office:value-type="float" office:value="1739050241.637" calcext:value-type="float">
            <text:p>1739050241.63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9]-[.A59]" office:value-type="float" office:value="1.34899997711182" calcext:value-type="float">
            <text:p>1.34899997711182</text:p>
          </table:table-cell>
          <table:table-cell/>
          <table:table-cell table:formula="of:=[.H59] - [.$H$681]" office:value-type="float" office:value="0.962999820709228" calcext:value-type="float">
            <text:p>0.962999820709228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40.321" calcext:value-type="float">
            <text:p>1739050240.321</text:p>
          </table:table-cell>
          <table:table-cell office:value-type="float" office:value="1739050241.746" calcext:value-type="float">
            <text:p>1739050241.74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0]-[.A60]" office:value-type="float" office:value="1.42499995231628" calcext:value-type="float">
            <text:p>1.42499995231628</text:p>
          </table:table-cell>
          <table:table-cell/>
          <table:table-cell table:formula="of:=[.H60] - [.$H$681]" office:value-type="float" office:value="1.0389997959137" calcext:value-type="float">
            <text:p>1.0389997959137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40.354" calcext:value-type="float">
            <text:p>1739050240.354</text:p>
          </table:table-cell>
          <table:table-cell office:value-type="float" office:value="1739050241.85" calcext:value-type="float">
            <text:p>1739050241.8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1]-[.A61]" office:value-type="float" office:value="1.49599981307983" calcext:value-type="float">
            <text:p>1.49599981307983</text:p>
          </table:table-cell>
          <table:table-cell/>
          <table:table-cell table:formula="of:=[.H61] - [.$H$681]" office:value-type="float" office:value="1.10999965667725" calcext:value-type="float">
            <text:p>1.10999965667725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40.388" calcext:value-type="float">
            <text:p>1739050240.388</text:p>
          </table:table-cell>
          <table:table-cell office:value-type="float" office:value="1739050241.955" calcext:value-type="float">
            <text:p>1739050241.95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2]-[.A62]" office:value-type="float" office:value="1.56699991226196" calcext:value-type="float">
            <text:p>1.56699991226196</text:p>
          </table:table-cell>
          <table:table-cell/>
          <table:table-cell table:formula="of:=[.H62] - [.$H$681]" office:value-type="float" office:value="1.18099975585937" calcext:value-type="float">
            <text:p>1.18099975585937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table:style-name="ce1" office:value-type="float" office:value="1739050240.621" calcext:value-type="float">
            <text:p>1739050240.621</text:p>
          </table:table-cell>
          <table:table-cell table:style-name="ce1" office:value-type="float" office:value="1739050242.067" calcext:value-type="float">
            <text:p>1739050242.067</text:p>
          </table:table-cell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640" calcext:value-type="float">
            <text:p>640</text:p>
          </table:table-cell>
          <table:table-cell table:style-name="ce1" office:value-type="float" office:value="1280" calcext:value-type="float">
            <text:p>1280</text:p>
          </table:table-cell>
          <table:table-cell table:style-name="ce1" office:value-type="float" office:value="614400" calcext:value-type="float">
            <text:p>614400</text:p>
          </table:table-cell>
          <table:table-cell table:style-name="ce1"/>
          <table:table-cell table:style-name="ce1" table:formula="of:=[.B63]-[.A63]" office:value-type="float" office:value="1.44599986076355" calcext:value-type="float">
            <text:p>1.44599986076355</text:p>
          </table:table-cell>
          <table:table-cell table:style-name="ce1"/>
          <table:table-cell table:style-name="ce10" table:formula="of:=[.H63] - [.$H$681]" office:value-type="float" office:value="1.05999970436096" calcext:value-type="float">
            <text:p>1.05999970436096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style-name="ce1" table:number-columns-repeated="1013"/>
        </table:table-row>
        <table:table-row table:style-name="ro1">
          <table:table-cell office:value-type="float" office:value="1739050240.688" calcext:value-type="float">
            <text:p>1739050240.688</text:p>
          </table:table-cell>
          <table:table-cell office:value-type="float" office:value="1739050242.172" calcext:value-type="float">
            <text:p>1739050242.17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4]-[.A64]" office:value-type="float" office:value="1.48399996757507" calcext:value-type="float">
            <text:p>1.48399996757507</text:p>
          </table:table-cell>
          <table:table-cell/>
          <table:table-cell table:formula="of:=[.H64] - [.$H$681]" office:value-type="float" office:value="1.09799981117249" calcext:value-type="float">
            <text:p>1.09799981117249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41.054" calcext:value-type="float">
            <text:p>1739050241.054</text:p>
          </table:table-cell>
          <table:table-cell office:value-type="float" office:value="1739050242.566" calcext:value-type="float">
            <text:p>1739050242.56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5]-[.A65]" office:value-type="float" office:value="1.51200008392334" calcext:value-type="float">
            <text:p>1.51200008392334</text:p>
          </table:table-cell>
          <table:table-cell/>
          <table:table-cell table:formula="of:=[.H65] - [.$H$681]" office:value-type="float" office:value="1.12599992752075" calcext:value-type="float">
            <text:p>1.12599992752075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41.088" calcext:value-type="float">
            <text:p>1739050241.088</text:p>
          </table:table-cell>
          <table:table-cell office:value-type="float" office:value="1739050242.846" calcext:value-type="float">
            <text:p>1739050242.84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6]-[.A66]" office:value-type="float" office:value="1.75799989700317" calcext:value-type="float">
            <text:p>1.75799989700317</text:p>
          </table:table-cell>
          <table:table-cell/>
          <table:table-cell table:formula="of:=[.H66] - [.$H$681]" office:value-type="float" office:value="1.37199974060059" calcext:value-type="float">
            <text:p>1.37199974060059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41.454" calcext:value-type="float">
            <text:p>1739050241.454</text:p>
          </table:table-cell>
          <table:table-cell office:value-type="float" office:value="1739050243.067" calcext:value-type="float">
            <text:p>1739050243.06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7]-[.A67]" office:value-type="float" office:value="1.61299991607666" calcext:value-type="float">
            <text:p>1.61299991607666</text:p>
          </table:table-cell>
          <table:table-cell/>
          <table:table-cell table:formula="of:=[.H67] - [.$H$681]" office:value-type="float" office:value="1.22699975967407" calcext:value-type="float">
            <text:p>1.22699975967407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42.554" calcext:value-type="float">
            <text:p>1739050242.554</text:p>
          </table:table-cell>
          <table:table-cell office:value-type="float" office:value="1739050243.864" calcext:value-type="float">
            <text:p>1739050243.86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8]-[.A68]" office:value-type="float" office:value="1.31000018119812" calcext:value-type="float">
            <text:p>1.31000018119812</text:p>
          </table:table-cell>
          <table:table-cell/>
          <table:table-cell table:formula="of:=[.H68] - [.$H$681]" office:value-type="float" office:value="0.924000024795532" calcext:value-type="float">
            <text:p>0.924000024795532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42.588" calcext:value-type="float">
            <text:p>1739050242.588</text:p>
          </table:table-cell>
          <table:table-cell office:value-type="float" office:value="1739050243.964" calcext:value-type="float">
            <text:p>1739050243.96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9]-[.A69]" office:value-type="float" office:value="1.37599992752075" calcext:value-type="float">
            <text:p>1.37599992752075</text:p>
          </table:table-cell>
          <table:table-cell/>
          <table:table-cell table:formula="of:=[.H69] - [.$H$681]" office:value-type="float" office:value="0.989999771118164" calcext:value-type="float">
            <text:p>0.989999771118164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42.988" calcext:value-type="float">
            <text:p>1739050242.988</text:p>
          </table:table-cell>
          <table:table-cell office:value-type="float" office:value="1739050244.428" calcext:value-type="float">
            <text:p>1739050244.42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0]-[.A70]" office:value-type="float" office:value="1.44000005722046" calcext:value-type="float">
            <text:p>1.44000005722046</text:p>
          </table:table-cell>
          <table:table-cell/>
          <table:table-cell table:formula="of:=[.H70] - [.$H$681]" office:value-type="float" office:value="1.05399990081787" calcext:value-type="float">
            <text:p>1.05399990081787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43.121" calcext:value-type="float">
            <text:p>1739050243.121</text:p>
          </table:table-cell>
          <table:table-cell office:value-type="float" office:value="1739050244.533" calcext:value-type="float">
            <text:p>1739050244.53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1]-[.A71]" office:value-type="float" office:value="1.41199994087219" calcext:value-type="float">
            <text:p>1.41199994087219</text:p>
          </table:table-cell>
          <table:table-cell/>
          <table:table-cell table:formula="of:=[.H71] - [.$H$681]" office:value-type="float" office:value="1.0259997844696" calcext:value-type="float">
            <text:p>1.0259997844696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43.188" calcext:value-type="float">
            <text:p>1739050243.188</text:p>
          </table:table-cell>
          <table:table-cell office:value-type="float" office:value="1739050245.75" calcext:value-type="float">
            <text:p>1739050245.7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2]-[.A72]" office:value-type="float" office:value="2.56200003623962" calcext:value-type="float">
            <text:p>2.56200003623962</text:p>
          </table:table-cell>
          <table:table-cell/>
          <table:table-cell table:formula="of:=[.H72] - [.$H$681]" office:value-type="float" office:value="2.17599987983704" calcext:value-type="float">
            <text:p>2.17599987983704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44.621" calcext:value-type="float">
            <text:p>1739050244.621</text:p>
          </table:table-cell>
          <table:table-cell office:value-type="float" office:value="1739050245.988" calcext:value-type="float">
            <text:p>1739050245.98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3]-[.A73]" office:value-type="float" office:value="1.36699986457825" calcext:value-type="float">
            <text:p>1.36699986457825</text:p>
          </table:table-cell>
          <table:table-cell/>
          <table:table-cell table:formula="of:=[.H73] - [.$H$681]" office:value-type="float" office:value="0.980999708175659" calcext:value-type="float">
            <text:p>0.980999708175659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44.654" calcext:value-type="float">
            <text:p>1739050244.654</text:p>
          </table:table-cell>
          <table:table-cell office:value-type="float" office:value="1739050246.101" calcext:value-type="float">
            <text:p>1739050246.10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4]-[.A74]" office:value-type="float" office:value="1.44700002670288" calcext:value-type="float">
            <text:p>1.44700002670288</text:p>
          </table:table-cell>
          <table:table-cell/>
          <table:table-cell table:formula="of:=[.H74] - [.$H$681]" office:value-type="float" office:value="1.06099987030029" calcext:value-type="float">
            <text:p>1.06099987030029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44.688" calcext:value-type="float">
            <text:p>1739050244.688</text:p>
          </table:table-cell>
          <table:table-cell office:value-type="float" office:value="1739050246.222" calcext:value-type="float">
            <text:p>1739050246.22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5]-[.A75]" office:value-type="float" office:value="1.53399991989136" calcext:value-type="float">
            <text:p>1.53399991989136</text:p>
          </table:table-cell>
          <table:table-cell/>
          <table:table-cell table:formula="of:=[.H75] - [.$H$681]" office:value-type="float" office:value="1.14799976348877" calcext:value-type="float">
            <text:p>1.14799976348877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44.754" calcext:value-type="float">
            <text:p>1739050244.754</text:p>
          </table:table-cell>
          <table:table-cell office:value-type="float" office:value="1739050246.343" calcext:value-type="float">
            <text:p>1739050246.34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6]-[.A76]" office:value-type="float" office:value="1.58899998664856" calcext:value-type="float">
            <text:p>1.58899998664856</text:p>
          </table:table-cell>
          <table:table-cell/>
          <table:table-cell table:formula="of:=[.H76] - [.$H$681]" office:value-type="float" office:value="1.20299983024597" calcext:value-type="float">
            <text:p>1.20299983024597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44.988" calcext:value-type="float">
            <text:p>1739050244.988</text:p>
          </table:table-cell>
          <table:table-cell office:value-type="float" office:value="1739050246.489" calcext:value-type="float">
            <text:p>1739050246.48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7]-[.A77]" office:value-type="float" office:value="1.50100016593933" calcext:value-type="float">
            <text:p>1.50100016593933</text:p>
          </table:table-cell>
          <table:table-cell/>
          <table:table-cell table:formula="of:=[.H77] - [.$H$681]" office:value-type="float" office:value="1.11500000953674" calcext:value-type="float">
            <text:p>1.11500000953674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45.021" calcext:value-type="float">
            <text:p>1739050245.021</text:p>
          </table:table-cell>
          <table:table-cell office:value-type="float" office:value="1739050246.611" calcext:value-type="float">
            <text:p>1739050246.61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8]-[.A78]" office:value-type="float" office:value="1.59000015258789" calcext:value-type="float">
            <text:p>1.59000015258789</text:p>
          </table:table-cell>
          <table:table-cell/>
          <table:table-cell table:formula="of:=[.H78] - [.$H$681]" office:value-type="float" office:value="1.2039999961853" calcext:value-type="float">
            <text:p>1.2039999961853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45.354" calcext:value-type="float">
            <text:p>1739050245.354</text:p>
          </table:table-cell>
          <table:table-cell office:value-type="float" office:value="1739050246.728" calcext:value-type="float">
            <text:p>1739050246.72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9]-[.A79]" office:value-type="float" office:value="1.37399983406067" calcext:value-type="float">
            <text:p>1.37399983406067</text:p>
          </table:table-cell>
          <table:table-cell/>
          <table:table-cell table:formula="of:=[.H79] - [.$H$681]" office:value-type="float" office:value="0.987999677658081" calcext:value-type="float">
            <text:p>0.987999677658081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45.388" calcext:value-type="float">
            <text:p>1739050245.388</text:p>
          </table:table-cell>
          <table:table-cell office:value-type="float" office:value="1739050246.845" calcext:value-type="float">
            <text:p>1739050246.84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80]-[.A80]" office:value-type="float" office:value="1.45700001716614" calcext:value-type="float">
            <text:p>1.45700001716614</text:p>
          </table:table-cell>
          <table:table-cell/>
          <table:table-cell table:formula="of:=[.H80] - [.$H$681]" office:value-type="float" office:value="1.07099986076355" calcext:value-type="float">
            <text:p>1.07099986076355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45.654" calcext:value-type="float">
            <text:p>1739050245.654</text:p>
          </table:table-cell>
          <table:table-cell office:value-type="float" office:value="1739050246.959" calcext:value-type="float">
            <text:p>1739050246.95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81]-[.A81]" office:value-type="float" office:value="1.3050000667572" calcext:value-type="float">
            <text:p>1.3050000667572</text:p>
          </table:table-cell>
          <table:table-cell/>
          <table:table-cell table:formula="of:=[.H81] - [.$H$681]" office:value-type="float" office:value="0.918999910354614" calcext:value-type="float">
            <text:p>0.918999910354614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45.688" calcext:value-type="float">
            <text:p>1739050245.688</text:p>
          </table:table-cell>
          <table:table-cell office:value-type="float" office:value="1739050247.159" calcext:value-type="float">
            <text:p>1739050247.15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82]-[.A82]" office:value-type="float" office:value="1.47099995613098" calcext:value-type="float">
            <text:p>1.47099995613098</text:p>
          </table:table-cell>
          <table:table-cell/>
          <table:table-cell table:formula="of:=[.H82] - [.$H$681]" office:value-type="float" office:value="1.08499979972839" calcext:value-type="float">
            <text:p>1.08499979972839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45.754" calcext:value-type="float">
            <text:p>1739050245.754</text:p>
          </table:table-cell>
          <table:table-cell office:value-type="float" office:value="1739050247.273" calcext:value-type="float">
            <text:p>1739050247.27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83]-[.A83]" office:value-type="float" office:value="1.51900005340576" calcext:value-type="float">
            <text:p>1.51900005340576</text:p>
          </table:table-cell>
          <table:table-cell/>
          <table:table-cell table:formula="of:=[.H83] - [.$H$681]" office:value-type="float" office:value="1.13299989700317" calcext:value-type="float">
            <text:p>1.13299989700317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45.888" calcext:value-type="float">
            <text:p>1739050245.888</text:p>
          </table:table-cell>
          <table:table-cell office:value-type="float" office:value="1739050247.372" calcext:value-type="float">
            <text:p>1739050247.37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84]-[.A84]" office:value-type="float" office:value="1.48399996757507" calcext:value-type="float">
            <text:p>1.48399996757507</text:p>
          </table:table-cell>
          <table:table-cell/>
          <table:table-cell table:formula="of:=[.H84] - [.$H$681]" office:value-type="float" office:value="1.09799981117249" calcext:value-type="float">
            <text:p>1.09799981117249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46.221" calcext:value-type="float">
            <text:p>1739050246.221</text:p>
          </table:table-cell>
          <table:table-cell office:value-type="float" office:value="1739050247.469" calcext:value-type="float">
            <text:p>1739050247.46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85]-[.A85]" office:value-type="float" office:value="1.2480001449585" calcext:value-type="float">
            <text:p>1.2480001449585</text:p>
          </table:table-cell>
          <table:table-cell/>
          <table:table-cell table:formula="of:=[.H85] - [.$H$681]" office:value-type="float" office:value="0.861999988555908" calcext:value-type="float">
            <text:p>0.861999988555908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46.254" calcext:value-type="float">
            <text:p>1739050246.254</text:p>
          </table:table-cell>
          <table:table-cell office:value-type="float" office:value="1739050247.584" calcext:value-type="float">
            <text:p>1739050247.58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86]-[.A86]" office:value-type="float" office:value="1.33000016212463" calcext:value-type="float">
            <text:p>1.33000016212463</text:p>
          </table:table-cell>
          <table:table-cell/>
          <table:table-cell table:formula="of:=[.H86] - [.$H$681]" office:value-type="float" office:value="0.944000005722046" calcext:value-type="float">
            <text:p>0.944000005722046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46.288" calcext:value-type="float">
            <text:p>1739050246.288</text:p>
          </table:table-cell>
          <table:table-cell office:value-type="float" office:value="1739050247.683" calcext:value-type="float">
            <text:p>1739050247.68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87]-[.A87]" office:value-type="float" office:value="1.39499998092651" calcext:value-type="float">
            <text:p>1.39499998092651</text:p>
          </table:table-cell>
          <table:table-cell/>
          <table:table-cell table:formula="of:=[.H87] - [.$H$681]" office:value-type="float" office:value="1.00899982452393" calcext:value-type="float">
            <text:p>1.00899982452393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46.421" calcext:value-type="float">
            <text:p>1739050246.421</text:p>
          </table:table-cell>
          <table:table-cell office:value-type="float" office:value="1739050248.008" calcext:value-type="float">
            <text:p>1739050248.00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88]-[.A88]" office:value-type="float" office:value="1.58699989318848" calcext:value-type="float">
            <text:p>1.58699989318848</text:p>
          </table:table-cell>
          <table:table-cell/>
          <table:table-cell table:formula="of:=[.H88] - [.$H$681]" office:value-type="float" office:value="1.20099973678589" calcext:value-type="float">
            <text:p>1.20099973678589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47.154" calcext:value-type="float">
            <text:p>1739050247.154</text:p>
          </table:table-cell>
          <table:table-cell office:value-type="float" office:value="1739050249.84" calcext:value-type="float">
            <text:p>1739050249.8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89]-[.A89]" office:value-type="float" office:value="2.68599987030029" calcext:value-type="float">
            <text:p>2.68599987030029</text:p>
          </table:table-cell>
          <table:table-cell/>
          <table:table-cell table:formula="of:=[.H89] - [.$H$681]" office:value-type="float" office:value="2.2999997138977" calcext:value-type="float">
            <text:p>2.2999997138977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48.321" calcext:value-type="float">
            <text:p>1739050248.321</text:p>
          </table:table-cell>
          <table:table-cell office:value-type="float" office:value="1739050250.007" calcext:value-type="float">
            <text:p>1739050250.00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90]-[.A90]" office:value-type="float" office:value="1.68599987030029" calcext:value-type="float">
            <text:p>1.68599987030029</text:p>
          </table:table-cell>
          <table:table-cell/>
          <table:table-cell table:formula="of:=[.H90] - [.$H$681]" office:value-type="float" office:value="1.2999997138977" calcext:value-type="float">
            <text:p>1.2999997138977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48.821" calcext:value-type="float">
            <text:p>1739050248.821</text:p>
          </table:table-cell>
          <table:table-cell office:value-type="float" office:value="1739050250.205" calcext:value-type="float">
            <text:p>1739050250.20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91]-[.A91]" office:value-type="float" office:value="1.38399982452393" calcext:value-type="float">
            <text:p>1.38399982452393</text:p>
          </table:table-cell>
          <table:table-cell/>
          <table:table-cell table:formula="of:=[.H91] - [.$H$681]" office:value-type="float" office:value="0.997999668121338" calcext:value-type="float">
            <text:p>0.997999668121338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48.988" calcext:value-type="float">
            <text:p>1739050248.988</text:p>
          </table:table-cell>
          <table:table-cell office:value-type="float" office:value="1739050250.686" calcext:value-type="float">
            <text:p>1739050250.68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92]-[.A92]" office:value-type="float" office:value="1.69800019264221" calcext:value-type="float">
            <text:p>1.69800019264221</text:p>
          </table:table-cell>
          <table:table-cell/>
          <table:table-cell table:formula="of:=[.H92] - [.$H$681]" office:value-type="float" office:value="1.31200003623962" calcext:value-type="float">
            <text:p>1.31200003623962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49.221" calcext:value-type="float">
            <text:p>1739050249.221</text:p>
          </table:table-cell>
          <table:table-cell office:value-type="float" office:value="1739050250.991" calcext:value-type="float">
            <text:p>1739050250.99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93]-[.A93]" office:value-type="float" office:value="1.76999998092651" calcext:value-type="float">
            <text:p>1.76999998092651</text:p>
          </table:table-cell>
          <table:table-cell/>
          <table:table-cell table:formula="of:=[.H93] - [.$H$681]" office:value-type="float" office:value="1.38399982452393" calcext:value-type="float">
            <text:p>1.38399982452393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49.554" calcext:value-type="float">
            <text:p>1739050249.554</text:p>
          </table:table-cell>
          <table:table-cell office:value-type="float" office:value="1739050251.248" calcext:value-type="float">
            <text:p>1739050251.24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94]-[.A94]" office:value-type="float" office:value="1.69400000572205" calcext:value-type="float">
            <text:p>1.69400000572205</text:p>
          </table:table-cell>
          <table:table-cell/>
          <table:table-cell table:formula="of:=[.H94] - [.$H$681]" office:value-type="float" office:value="1.30799984931946" calcext:value-type="float">
            <text:p>1.30799984931946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49.754" calcext:value-type="float">
            <text:p>1739050249.754</text:p>
          </table:table-cell>
          <table:table-cell office:value-type="float" office:value="1739050251.346" calcext:value-type="float">
            <text:p>1739050251.34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95]-[.A95]" office:value-type="float" office:value="1.59200000762939" calcext:value-type="float">
            <text:p>1.59200000762939</text:p>
          </table:table-cell>
          <table:table-cell/>
          <table:table-cell table:formula="of:=[.H95] - [.$H$681]" office:value-type="float" office:value="1.20599985122681" calcext:value-type="float">
            <text:p>1.20599985122681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49.954" calcext:value-type="float">
            <text:p>1739050249.954</text:p>
          </table:table-cell>
          <table:table-cell office:value-type="float" office:value="1739050251.941" calcext:value-type="float">
            <text:p>1739050251.94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96]-[.A96]" office:value-type="float" office:value="1.98699998855591" calcext:value-type="float">
            <text:p>1.98699998855591</text:p>
          </table:table-cell>
          <table:table-cell/>
          <table:table-cell table:formula="of:=[.H96] - [.$H$681]" office:value-type="float" office:value="1.60099983215332" calcext:value-type="float">
            <text:p>1.60099983215332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50.754" calcext:value-type="float">
            <text:p>1739050250.754</text:p>
          </table:table-cell>
          <table:table-cell office:value-type="float" office:value="1739050252.053" calcext:value-type="float">
            <text:p>1739050252.05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97]-[.A97]" office:value-type="float" office:value="1.29900002479553" calcext:value-type="float">
            <text:p>1.29900002479553</text:p>
          </table:table-cell>
          <table:table-cell/>
          <table:table-cell table:formula="of:=[.H97] - [.$H$681]" office:value-type="float" office:value="0.912999868392944" calcext:value-type="float">
            <text:p>0.912999868392944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50.788" calcext:value-type="float">
            <text:p>1739050250.788</text:p>
          </table:table-cell>
          <table:table-cell office:value-type="float" office:value="1739050252.156" calcext:value-type="float">
            <text:p>1739050252.15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98]-[.A98]" office:value-type="float" office:value="1.367999792099" calcext:value-type="float">
            <text:p>1.367999792099</text:p>
          </table:table-cell>
          <table:table-cell/>
          <table:table-cell table:formula="of:=[.H98] - [.$H$681]" office:value-type="float" office:value="0.981999635696411" calcext:value-type="float">
            <text:p>0.981999635696411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50.821" calcext:value-type="float">
            <text:p>1739050250.821</text:p>
          </table:table-cell>
          <table:table-cell office:value-type="float" office:value="1739050252.267" calcext:value-type="float">
            <text:p>1739050252.26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99]-[.A99]" office:value-type="float" office:value="1.44599986076355" calcext:value-type="float">
            <text:p>1.44599986076355</text:p>
          </table:table-cell>
          <table:table-cell/>
          <table:table-cell table:formula="of:=[.H99] - [.$H$681]" office:value-type="float" office:value="1.05999970436096" calcext:value-type="float">
            <text:p>1.05999970436096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51.921" calcext:value-type="float">
            <text:p>1739050251.921</text:p>
          </table:table-cell>
          <table:table-cell office:value-type="float" office:value="1739050253.327" calcext:value-type="float">
            <text:p>1739050253.32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00]-[.A100]" office:value-type="float" office:value="1.40599989891052" calcext:value-type="float">
            <text:p>1.40599989891052</text:p>
          </table:table-cell>
          <table:table-cell/>
          <table:table-cell table:formula="of:=[.H100] - [.$H$681]" office:value-type="float" office:value="1.01999974250793" calcext:value-type="float">
            <text:p>1.01999974250793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52.421" calcext:value-type="float">
            <text:p>1739050252.421</text:p>
          </table:table-cell>
          <table:table-cell office:value-type="float" office:value="1739050254.769" calcext:value-type="float">
            <text:p>1739050254.76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01]-[.A101]" office:value-type="float" office:value="2.34800004959106" calcext:value-type="float">
            <text:p>2.34800004959106</text:p>
          </table:table-cell>
          <table:table-cell/>
          <table:table-cell table:formula="of:=[.H101] - [.$H$681]" office:value-type="float" office:value="1.96199989318848" calcext:value-type="float">
            <text:p>1.96199989318848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53.588" calcext:value-type="float">
            <text:p>1739050253.588</text:p>
          </table:table-cell>
          <table:table-cell office:value-type="float" office:value="1739050254.878" calcext:value-type="float">
            <text:p>1739050254.87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02]-[.A102]" office:value-type="float" office:value="1.28999996185303" calcext:value-type="float">
            <text:p>1.28999996185303</text:p>
          </table:table-cell>
          <table:table-cell/>
          <table:table-cell table:formula="of:=[.H102] - [.$H$681]" office:value-type="float" office:value="0.903999805450439" calcext:value-type="float">
            <text:p>0.903999805450439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53.621" calcext:value-type="float">
            <text:p>1739050253.621</text:p>
          </table:table-cell>
          <table:table-cell office:value-type="float" office:value="1739050254.978" calcext:value-type="float">
            <text:p>1739050254.97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03]-[.A103]" office:value-type="float" office:value="1.35699987411499" calcext:value-type="float">
            <text:p>1.35699987411499</text:p>
          </table:table-cell>
          <table:table-cell/>
          <table:table-cell table:formula="of:=[.H103] - [.$H$681]" office:value-type="float" office:value="0.970999717712402" calcext:value-type="float">
            <text:p>0.970999717712402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53.654" calcext:value-type="float">
            <text:p>1739050253.654</text:p>
          </table:table-cell>
          <table:table-cell office:value-type="float" office:value="1739050255.084" calcext:value-type="float">
            <text:p>1739050255.08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04]-[.A104]" office:value-type="float" office:value="1.4300000667572" calcext:value-type="float">
            <text:p>1.4300000667572</text:p>
          </table:table-cell>
          <table:table-cell/>
          <table:table-cell table:formula="of:=[.H104] - [.$H$681]" office:value-type="float" office:value="1.04399991035461" calcext:value-type="float">
            <text:p>1.04399991035461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53.688" calcext:value-type="float">
            <text:p>1739050253.688</text:p>
          </table:table-cell>
          <table:table-cell office:value-type="float" office:value="1739050255.189" calcext:value-type="float">
            <text:p>1739050255.18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05]-[.A105]" office:value-type="float" office:value="1.50099992752075" calcext:value-type="float">
            <text:p>1.50099992752075</text:p>
          </table:table-cell>
          <table:table-cell/>
          <table:table-cell table:formula="of:=[.H105] - [.$H$681]" office:value-type="float" office:value="1.11499977111816" calcext:value-type="float">
            <text:p>1.11499977111816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53.888" calcext:value-type="float">
            <text:p>1739050253.888</text:p>
          </table:table-cell>
          <table:table-cell office:value-type="float" office:value="1739050255.3" calcext:value-type="float">
            <text:p>1739050255.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06]-[.A106]" office:value-type="float" office:value="1.41199994087219" calcext:value-type="float">
            <text:p>1.41199994087219</text:p>
          </table:table-cell>
          <table:table-cell/>
          <table:table-cell table:formula="of:=[.H106] - [.$H$681]" office:value-type="float" office:value="1.0259997844696" calcext:value-type="float">
            <text:p>1.0259997844696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54.054" calcext:value-type="float">
            <text:p>1739050254.054</text:p>
          </table:table-cell>
          <table:table-cell office:value-type="float" office:value="1739050255.663" calcext:value-type="float">
            <text:p>1739050255.66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07]-[.A107]" office:value-type="float" office:value="1.60900020599365" calcext:value-type="float">
            <text:p>1.60900020599365</text:p>
          </table:table-cell>
          <table:table-cell/>
          <table:table-cell table:formula="of:=[.H107] - [.$H$681]" office:value-type="float" office:value="1.22300004959106" calcext:value-type="float">
            <text:p>1.22300004959106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54.488" calcext:value-type="float">
            <text:p>1739050254.488</text:p>
          </table:table-cell>
          <table:table-cell office:value-type="float" office:value="1739050255.825" calcext:value-type="float">
            <text:p>1739050255.82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08]-[.A108]" office:value-type="float" office:value="1.33700013160706" calcext:value-type="float">
            <text:p>1.33700013160706</text:p>
          </table:table-cell>
          <table:table-cell/>
          <table:table-cell table:formula="of:=[.H108] - [.$H$681]" office:value-type="float" office:value="0.950999975204467" calcext:value-type="float">
            <text:p>0.950999975204467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54.754" calcext:value-type="float">
            <text:p>1739050254.754</text:p>
          </table:table-cell>
          <table:table-cell office:value-type="float" office:value="1739050256.156" calcext:value-type="float">
            <text:p>1739050256.15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09]-[.A109]" office:value-type="float" office:value="1.40199995040894" calcext:value-type="float">
            <text:p>1.40199995040894</text:p>
          </table:table-cell>
          <table:table-cell/>
          <table:table-cell table:formula="of:=[.H109] - [.$H$681]" office:value-type="float" office:value="1.01599979400635" calcext:value-type="float">
            <text:p>1.01599979400635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54.788" calcext:value-type="float">
            <text:p>1739050254.788</text:p>
          </table:table-cell>
          <table:table-cell office:value-type="float" office:value="1739050256.273" calcext:value-type="float">
            <text:p>1739050256.27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10]-[.A110]" office:value-type="float" office:value="1.48499989509583" calcext:value-type="float">
            <text:p>1.48499989509583</text:p>
          </table:table-cell>
          <table:table-cell/>
          <table:table-cell table:formula="of:=[.H110] - [.$H$681]" office:value-type="float" office:value="1.09899973869324" calcext:value-type="float">
            <text:p>1.09899973869324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54.821" calcext:value-type="float">
            <text:p>1739050254.821</text:p>
          </table:table-cell>
          <table:table-cell office:value-type="float" office:value="1739050256.372" calcext:value-type="float">
            <text:p>1739050256.37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11]-[.A111]" office:value-type="float" office:value="1.55099987983704" calcext:value-type="float">
            <text:p>1.55099987983704</text:p>
          </table:table-cell>
          <table:table-cell/>
          <table:table-cell table:formula="of:=[.H111] - [.$H$681]" office:value-type="float" office:value="1.16499972343445" calcext:value-type="float">
            <text:p>1.16499972343445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54.854" calcext:value-type="float">
            <text:p>1739050254.854</text:p>
          </table:table-cell>
          <table:table-cell office:value-type="float" office:value="1739050256.482" calcext:value-type="float">
            <text:p>1739050256.48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12]-[.A112]" office:value-type="float" office:value="1.62800002098084" calcext:value-type="float">
            <text:p>1.62800002098084</text:p>
          </table:table-cell>
          <table:table-cell/>
          <table:table-cell table:formula="of:=[.H112] - [.$H$681]" office:value-type="float" office:value="1.24199986457825" calcext:value-type="float">
            <text:p>1.24199986457825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55.154" calcext:value-type="float">
            <text:p>1739050255.154</text:p>
          </table:table-cell>
          <table:table-cell office:value-type="float" office:value="1739050257.65" calcext:value-type="float">
            <text:p>1739050257.6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13]-[.A113]" office:value-type="float" office:value="2.49600005149841" calcext:value-type="float">
            <text:p>2.49600005149841</text:p>
          </table:table-cell>
          <table:table-cell/>
          <table:table-cell table:formula="of:=[.H113] - [.$H$681]" office:value-type="float" office:value="2.10999989509583" calcext:value-type="float">
            <text:p>2.10999989509583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56.488" calcext:value-type="float">
            <text:p>1739050256.488</text:p>
          </table:table-cell>
          <table:table-cell office:value-type="float" office:value="1739050259.011" calcext:value-type="float">
            <text:p>1739050259.01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14]-[.A114]" office:value-type="float" office:value="2.52300000190735" calcext:value-type="float">
            <text:p>2.52300000190735</text:p>
          </table:table-cell>
          <table:table-cell/>
          <table:table-cell table:formula="of:=[.H114] - [.$H$681]" office:value-type="float" office:value="2.13699984550476" calcext:value-type="float">
            <text:p>2.13699984550476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57.754" calcext:value-type="float">
            <text:p>1739050257.754</text:p>
          </table:table-cell>
          <table:table-cell office:value-type="float" office:value="1739050259.282" calcext:value-type="float">
            <text:p>1739050259.28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15]-[.A115]" office:value-type="float" office:value="1.52800011634827" calcext:value-type="float">
            <text:p>1.52800011634827</text:p>
          </table:table-cell>
          <table:table-cell/>
          <table:table-cell table:formula="of:=[.H115] - [.$H$681]" office:value-type="float" office:value="1.14199995994568" calcext:value-type="float">
            <text:p>1.14199995994568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57.921" calcext:value-type="float">
            <text:p>1739050257.921</text:p>
          </table:table-cell>
          <table:table-cell office:value-type="float" office:value="1739050259.384" calcext:value-type="float">
            <text:p>1739050259.38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16]-[.A116]" office:value-type="float" office:value="1.46300005912781" calcext:value-type="float">
            <text:p>1.46300005912781</text:p>
          </table:table-cell>
          <table:table-cell/>
          <table:table-cell table:formula="of:=[.H116] - [.$H$681]" office:value-type="float" office:value="1.07699990272522" calcext:value-type="float">
            <text:p>1.07699990272522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59.721" calcext:value-type="float">
            <text:p>1739050259.721</text:p>
          </table:table-cell>
          <table:table-cell office:value-type="float" office:value="1739050261.091" calcext:value-type="float">
            <text:p>1739050261.09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17]-[.A117]" office:value-type="float" office:value="1.37000012397766" calcext:value-type="float">
            <text:p>1.37000012397766</text:p>
          </table:table-cell>
          <table:table-cell/>
          <table:table-cell table:formula="of:=[.H117] - [.$H$681]" office:value-type="float" office:value="0.983999967575073" calcext:value-type="float">
            <text:p>0.983999967575073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59.754" calcext:value-type="float">
            <text:p>1739050259.754</text:p>
          </table:table-cell>
          <table:table-cell office:value-type="float" office:value="1739050261.199" calcext:value-type="float">
            <text:p>1739050261.19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18]-[.A118]" office:value-type="float" office:value="1.4449999332428" calcext:value-type="float">
            <text:p>1.4449999332428</text:p>
          </table:table-cell>
          <table:table-cell/>
          <table:table-cell table:formula="of:=[.H118] - [.$H$681]" office:value-type="float" office:value="1.05899977684021" calcext:value-type="float">
            <text:p>1.05899977684021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59.821" calcext:value-type="float">
            <text:p>1739050259.821</text:p>
          </table:table-cell>
          <table:table-cell office:value-type="float" office:value="1739050261.627" calcext:value-type="float">
            <text:p>1739050261.62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19]-[.A119]" office:value-type="float" office:value="1.80599999427795" calcext:value-type="float">
            <text:p>1.80599999427795</text:p>
          </table:table-cell>
          <table:table-cell/>
          <table:table-cell table:formula="of:=[.H119] - [.$H$681]" office:value-type="float" office:value="1.41999983787537" calcext:value-type="float">
            <text:p>1.41999983787537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60.288" calcext:value-type="float">
            <text:p>1739050260.288</text:p>
          </table:table-cell>
          <table:table-cell office:value-type="float" office:value="1739050261.732" calcext:value-type="float">
            <text:p>1739050261.73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20]-[.A120]" office:value-type="float" office:value="1.44400000572205" calcext:value-type="float">
            <text:p>1.44400000572205</text:p>
          </table:table-cell>
          <table:table-cell/>
          <table:table-cell table:formula="of:=[.H120] - [.$H$681]" office:value-type="float" office:value="1.05799984931946" calcext:value-type="float">
            <text:p>1.05799984931946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60.688" calcext:value-type="float">
            <text:p>1739050260.688</text:p>
          </table:table-cell>
          <table:table-cell office:value-type="float" office:value="1739050262.796" calcext:value-type="float">
            <text:p>1739050262.79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21]-[.A121]" office:value-type="float" office:value="2.10800004005432" calcext:value-type="float">
            <text:p>2.10800004005432</text:p>
          </table:table-cell>
          <table:table-cell/>
          <table:table-cell table:formula="of:=[.H121] - [.$H$681]" office:value-type="float" office:value="1.72199988365173" calcext:value-type="float">
            <text:p>1.72199988365173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65.354" calcext:value-type="float">
            <text:p>1739050265.354</text:p>
          </table:table-cell>
          <table:table-cell office:value-type="float" office:value="1739050266.835" calcext:value-type="float">
            <text:p>1739050266.83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22]-[.A122]" office:value-type="float" office:value="1.48099994659424" calcext:value-type="float">
            <text:p>1.48099994659424</text:p>
          </table:table-cell>
          <table:table-cell/>
          <table:table-cell table:formula="of:=[.H122] - [.$H$681]" office:value-type="float" office:value="1.09499979019165" calcext:value-type="float">
            <text:p>1.09499979019165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65.554" calcext:value-type="float">
            <text:p>1739050265.554</text:p>
          </table:table-cell>
          <table:table-cell office:value-type="float" office:value="1739050267.082" calcext:value-type="float">
            <text:p>1739050267.08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23]-[.A123]" office:value-type="float" office:value="1.52800011634827" calcext:value-type="float">
            <text:p>1.52800011634827</text:p>
          </table:table-cell>
          <table:table-cell/>
          <table:table-cell table:formula="of:=[.H123] - [.$H$681]" office:value-type="float" office:value="1.14199995994568" calcext:value-type="float">
            <text:p>1.14199995994568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65.721" calcext:value-type="float">
            <text:p>1739050265.721</text:p>
          </table:table-cell>
          <table:table-cell office:value-type="float" office:value="1739050267.188" calcext:value-type="float">
            <text:p>1739050267.18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24]-[.A124]" office:value-type="float" office:value="1.46700000762939" calcext:value-type="float">
            <text:p>1.46700000762939</text:p>
          </table:table-cell>
          <table:table-cell/>
          <table:table-cell table:formula="of:=[.H124] - [.$H$681]" office:value-type="float" office:value="1.08099985122681" calcext:value-type="float">
            <text:p>1.08099985122681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65.754" calcext:value-type="float">
            <text:p>1739050265.754</text:p>
          </table:table-cell>
          <table:table-cell office:value-type="float" office:value="1739050267.65" calcext:value-type="float">
            <text:p>1739050267.6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25]-[.A125]" office:value-type="float" office:value="1.89600014686584" calcext:value-type="float">
            <text:p>1.89600014686584</text:p>
          </table:table-cell>
          <table:table-cell/>
          <table:table-cell table:formula="of:=[.H125] - [.$H$681]" office:value-type="float" office:value="1.50999999046326" calcext:value-type="float">
            <text:p>1.50999999046326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67.688" calcext:value-type="float">
            <text:p>1739050267.688</text:p>
          </table:table-cell>
          <table:table-cell office:value-type="float" office:value="1739050269.764" calcext:value-type="float">
            <text:p>1739050269.76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26]-[.A126]" office:value-type="float" office:value="2.07599997520447" calcext:value-type="float">
            <text:p>2.07599997520447</text:p>
          </table:table-cell>
          <table:table-cell/>
          <table:table-cell table:formula="of:=[.H126] - [.$H$681]" office:value-type="float" office:value="1.68999981880188" calcext:value-type="float">
            <text:p>1.68999981880188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68.488" calcext:value-type="float">
            <text:p>1739050268.488</text:p>
          </table:table-cell>
          <table:table-cell office:value-type="float" office:value="1739050269.88" calcext:value-type="float">
            <text:p>1739050269.8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27]-[.A127]" office:value-type="float" office:value="1.39200019836426" calcext:value-type="float">
            <text:p>1.39200019836426</text:p>
          </table:table-cell>
          <table:table-cell/>
          <table:table-cell table:formula="of:=[.H127] - [.$H$681]" office:value-type="float" office:value="1.00600004196167" calcext:value-type="float">
            <text:p>1.00600004196167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68.521" calcext:value-type="float">
            <text:p>1739050268.521</text:p>
          </table:table-cell>
          <table:table-cell office:value-type="float" office:value="1739050269.999" calcext:value-type="float">
            <text:p>1739050269.99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28]-[.A128]" office:value-type="float" office:value="1.47800016403198" calcext:value-type="float">
            <text:p>1.47800016403198</text:p>
          </table:table-cell>
          <table:table-cell/>
          <table:table-cell table:formula="of:=[.H128] - [.$H$681]" office:value-type="float" office:value="1.09200000762939" calcext:value-type="float">
            <text:p>1.09200000762939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68.621" calcext:value-type="float">
            <text:p>1739050268.621</text:p>
          </table:table-cell>
          <table:table-cell office:value-type="float" office:value="1739050270.12" calcext:value-type="float">
            <text:p>1739050270.1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29]-[.A129]" office:value-type="float" office:value="1.49899983406067" calcext:value-type="float">
            <text:p>1.49899983406067</text:p>
          </table:table-cell>
          <table:table-cell/>
          <table:table-cell table:formula="of:=[.H129] - [.$H$681]" office:value-type="float" office:value="1.11299967765808" calcext:value-type="float">
            <text:p>1.11299967765808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68.788" calcext:value-type="float">
            <text:p>1739050268.788</text:p>
          </table:table-cell>
          <table:table-cell office:value-type="float" office:value="1739050270.245" calcext:value-type="float">
            <text:p>1739050270.24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30]-[.A130]" office:value-type="float" office:value="1.45699977874756" calcext:value-type="float">
            <text:p>1.45699977874756</text:p>
          </table:table-cell>
          <table:table-cell/>
          <table:table-cell table:formula="of:=[.H130] - [.$H$681]" office:value-type="float" office:value="1.07099962234497" calcext:value-type="float">
            <text:p>1.07099962234497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69.154" calcext:value-type="float">
            <text:p>1739050269.154</text:p>
          </table:table-cell>
          <table:table-cell office:value-type="float" office:value="1739050271.255" calcext:value-type="float">
            <text:p>1739050271.25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31]-[.A131]" office:value-type="float" office:value="2.1010000705719" calcext:value-type="float">
            <text:p>2.1010000705719</text:p>
          </table:table-cell>
          <table:table-cell/>
          <table:table-cell table:formula="of:=[.H131] - [.$H$681]" office:value-type="float" office:value="1.71499991416931" calcext:value-type="float">
            <text:p>1.71499991416931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69.421" calcext:value-type="float">
            <text:p>1739050269.421</text:p>
          </table:table-cell>
          <table:table-cell office:value-type="float" office:value="1739050271.363" calcext:value-type="float">
            <text:p>1739050271.36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32]-[.A132]" office:value-type="float" office:value="1.94199991226196" calcext:value-type="float">
            <text:p>1.94199991226196</text:p>
          </table:table-cell>
          <table:table-cell/>
          <table:table-cell table:formula="of:=[.H132] - [.$H$681]" office:value-type="float" office:value="1.55599975585937" calcext:value-type="float">
            <text:p>1.55599975585937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70.354" calcext:value-type="float">
            <text:p>1739050270.354</text:p>
          </table:table-cell>
          <table:table-cell office:value-type="float" office:value="1739050271.927" calcext:value-type="float">
            <text:p>1739050271.92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33]-[.A133]" office:value-type="float" office:value="1.57299995422363" calcext:value-type="float">
            <text:p>1.57299995422363</text:p>
          </table:table-cell>
          <table:table-cell/>
          <table:table-cell table:formula="of:=[.H133] - [.$H$681]" office:value-type="float" office:value="1.18699979782104" calcext:value-type="float">
            <text:p>1.18699979782104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70.888" calcext:value-type="float">
            <text:p>1739050270.888</text:p>
          </table:table-cell>
          <table:table-cell office:value-type="float" office:value="1739050273.419" calcext:value-type="float">
            <text:p>1739050273.41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34]-[.A134]" office:value-type="float" office:value="2.53099989891052" calcext:value-type="float">
            <text:p>2.53099989891052</text:p>
          </table:table-cell>
          <table:table-cell/>
          <table:table-cell table:formula="of:=[.H134] - [.$H$681]" office:value-type="float" office:value="2.14499974250793" calcext:value-type="float">
            <text:p>2.14499974250793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72.154" calcext:value-type="float">
            <text:p>1739050272.154</text:p>
          </table:table-cell>
          <table:table-cell office:value-type="float" office:value="1739050273.527" calcext:value-type="float">
            <text:p>1739050273.52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35]-[.A135]" office:value-type="float" office:value="1.37299990653992" calcext:value-type="float">
            <text:p>1.37299990653992</text:p>
          </table:table-cell>
          <table:table-cell/>
          <table:table-cell table:formula="of:=[.H135] - [.$H$681]" office:value-type="float" office:value="0.986999750137329" calcext:value-type="float">
            <text:p>0.986999750137329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72.188" calcext:value-type="float">
            <text:p>1739050272.188</text:p>
          </table:table-cell>
          <table:table-cell office:value-type="float" office:value="1739050273.869" calcext:value-type="float">
            <text:p>1739050273.86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36]-[.A136]" office:value-type="float" office:value="1.68099999427795" calcext:value-type="float">
            <text:p>1.68099999427795</text:p>
          </table:table-cell>
          <table:table-cell/>
          <table:table-cell table:formula="of:=[.H136] - [.$H$681]" office:value-type="float" office:value="1.29499983787537" calcext:value-type="float">
            <text:p>1.29499983787537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72.221" calcext:value-type="float">
            <text:p>1739050272.221</text:p>
          </table:table-cell>
          <table:table-cell office:value-type="float" office:value="1739050273.874" calcext:value-type="float">
            <text:p>1739050273.87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37]-[.A137]" office:value-type="float" office:value="1.65300011634827" calcext:value-type="float">
            <text:p>1.65300011634827</text:p>
          </table:table-cell>
          <table:table-cell/>
          <table:table-cell table:formula="of:=[.H137] - [.$H$681]" office:value-type="float" office:value="1.26699995994568" calcext:value-type="float">
            <text:p>1.26699995994568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72.488" calcext:value-type="float">
            <text:p>1739050272.488</text:p>
          </table:table-cell>
          <table:table-cell office:value-type="float" office:value="1739050273.88" calcext:value-type="float">
            <text:p>1739050273.8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38]-[.A138]" office:value-type="float" office:value="1.39200019836426" calcext:value-type="float">
            <text:p>1.39200019836426</text:p>
          </table:table-cell>
          <table:table-cell/>
          <table:table-cell table:formula="of:=[.H138] - [.$H$681]" office:value-type="float" office:value="1.00600004196167" calcext:value-type="float">
            <text:p>1.00600004196167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72.588" calcext:value-type="float">
            <text:p>1739050272.588</text:p>
          </table:table-cell>
          <table:table-cell office:value-type="float" office:value="1739050274.078" calcext:value-type="float">
            <text:p>1739050274.07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39]-[.A139]" office:value-type="float" office:value="1.49000000953674" calcext:value-type="float">
            <text:p>1.49000000953674</text:p>
          </table:table-cell>
          <table:table-cell/>
          <table:table-cell table:formula="of:=[.H139] - [.$H$681]" office:value-type="float" office:value="1.10399985313416" calcext:value-type="float">
            <text:p>1.10399985313416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72.621" calcext:value-type="float">
            <text:p>1739050272.621</text:p>
          </table:table-cell>
          <table:table-cell office:value-type="float" office:value="1739050274.181" calcext:value-type="float">
            <text:p>1739050274.18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40]-[.A140]" office:value-type="float" office:value="1.55999994277954" calcext:value-type="float">
            <text:p>1.55999994277954</text:p>
          </table:table-cell>
          <table:table-cell/>
          <table:table-cell table:formula="of:=[.H140] - [.$H$681]" office:value-type="float" office:value="1.17399978637695" calcext:value-type="float">
            <text:p>1.17399978637695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73.221" calcext:value-type="float">
            <text:p>1739050273.221</text:p>
          </table:table-cell>
          <table:table-cell office:value-type="float" office:value="1739050274.61" calcext:value-type="float">
            <text:p>1739050274.6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41]-[.A141]" office:value-type="float" office:value="1.38899993896484" calcext:value-type="float">
            <text:p>1.38899993896484</text:p>
          </table:table-cell>
          <table:table-cell/>
          <table:table-cell table:formula="of:=[.H141] - [.$H$681]" office:value-type="float" office:value="1.00299978256226" calcext:value-type="float">
            <text:p>1.00299978256226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73.454" calcext:value-type="float">
            <text:p>1739050273.454</text:p>
          </table:table-cell>
          <table:table-cell office:value-type="float" office:value="1739050274.711" calcext:value-type="float">
            <text:p>1739050274.71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42]-[.A142]" office:value-type="float" office:value="1.25699996948242" calcext:value-type="float">
            <text:p>1.25699996948242</text:p>
          </table:table-cell>
          <table:table-cell/>
          <table:table-cell table:formula="of:=[.H142] - [.$H$681]" office:value-type="float" office:value="0.870999813079834" calcext:value-type="float">
            <text:p>0.870999813079834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73.488" calcext:value-type="float">
            <text:p>1739050273.488</text:p>
          </table:table-cell>
          <table:table-cell office:value-type="float" office:value="1739050274.818" calcext:value-type="float">
            <text:p>1739050274.81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43]-[.A143]" office:value-type="float" office:value="1.33000016212463" calcext:value-type="float">
            <text:p>1.33000016212463</text:p>
          </table:table-cell>
          <table:table-cell/>
          <table:table-cell table:formula="of:=[.H143] - [.$H$681]" office:value-type="float" office:value="0.944000005722046" calcext:value-type="float">
            <text:p>0.944000005722046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73.521" calcext:value-type="float">
            <text:p>1739050273.521</text:p>
          </table:table-cell>
          <table:table-cell office:value-type="float" office:value="1739050274.922" calcext:value-type="float">
            <text:p>1739050274.92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44]-[.A144]" office:value-type="float" office:value="1.40100002288818" calcext:value-type="float">
            <text:p>1.40100002288818</text:p>
          </table:table-cell>
          <table:table-cell/>
          <table:table-cell table:formula="of:=[.H144] - [.$H$681]" office:value-type="float" office:value="1.0149998664856" calcext:value-type="float">
            <text:p>1.0149998664856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73.554" calcext:value-type="float">
            <text:p>1739050273.554</text:p>
          </table:table-cell>
          <table:table-cell office:value-type="float" office:value="1739050275.026" calcext:value-type="float">
            <text:p>1739050275.02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45]-[.A145]" office:value-type="float" office:value="1.47200012207031" calcext:value-type="float">
            <text:p>1.47200012207031</text:p>
          </table:table-cell>
          <table:table-cell/>
          <table:table-cell table:formula="of:=[.H145] - [.$H$681]" office:value-type="float" office:value="1.08599996566772" calcext:value-type="float">
            <text:p>1.08599996566772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73.688" calcext:value-type="float">
            <text:p>1739050273.688</text:p>
          </table:table-cell>
          <table:table-cell office:value-type="float" office:value="1739050275.13" calcext:value-type="float">
            <text:p>1739050275.1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46]-[.A146]" office:value-type="float" office:value="1.44200015068054" calcext:value-type="float">
            <text:p>1.44200015068054</text:p>
          </table:table-cell>
          <table:table-cell/>
          <table:table-cell table:formula="of:=[.H146] - [.$H$681]" office:value-type="float" office:value="1.05599999427795" calcext:value-type="float">
            <text:p>1.05599999427795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74.754" calcext:value-type="float">
            <text:p>1739050274.754</text:p>
          </table:table-cell>
          <table:table-cell office:value-type="float" office:value="1739050276.071" calcext:value-type="float">
            <text:p>1739050276.07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47]-[.A147]" office:value-type="float" office:value="1.31700015068054" calcext:value-type="float">
            <text:p>1.31700015068054</text:p>
          </table:table-cell>
          <table:table-cell/>
          <table:table-cell table:formula="of:=[.H147] - [.$H$681]" office:value-type="float" office:value="0.930999994277954" calcext:value-type="float">
            <text:p>0.930999994277954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74.788" calcext:value-type="float">
            <text:p>1739050274.788</text:p>
          </table:table-cell>
          <table:table-cell office:value-type="float" office:value="1739050276.187" calcext:value-type="float">
            <text:p>1739050276.18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48]-[.A148]" office:value-type="float" office:value="1.3989999294281" calcext:value-type="float">
            <text:p>1.3989999294281</text:p>
          </table:table-cell>
          <table:table-cell/>
          <table:table-cell table:formula="of:=[.H148] - [.$H$681]" office:value-type="float" office:value="1.01299977302551" calcext:value-type="float">
            <text:p>1.01299977302551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74.821" calcext:value-type="float">
            <text:p>1739050274.821</text:p>
          </table:table-cell>
          <table:table-cell office:value-type="float" office:value="1739050276.302" calcext:value-type="float">
            <text:p>1739050276.30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49]-[.A149]" office:value-type="float" office:value="1.48099994659424" calcext:value-type="float">
            <text:p>1.48099994659424</text:p>
          </table:table-cell>
          <table:table-cell/>
          <table:table-cell table:formula="of:=[.H149] - [.$H$681]" office:value-type="float" office:value="1.09499979019165" calcext:value-type="float">
            <text:p>1.09499979019165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75.154" calcext:value-type="float">
            <text:p>1739050275.154</text:p>
          </table:table-cell>
          <table:table-cell office:value-type="float" office:value="1739050277.598" calcext:value-type="float">
            <text:p>1739050277.59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50]-[.A150]" office:value-type="float" office:value="2.44400000572205" calcext:value-type="float">
            <text:p>2.44400000572205</text:p>
          </table:table-cell>
          <table:table-cell/>
          <table:table-cell table:formula="of:=[.H150] - [.$H$681]" office:value-type="float" office:value="2.05799984931946" calcext:value-type="float">
            <text:p>2.05799984931946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77.954" calcext:value-type="float">
            <text:p>1739050277.954</text:p>
          </table:table-cell>
          <table:table-cell office:value-type="float" office:value="1739050279.418" calcext:value-type="float">
            <text:p>1739050279.41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51]-[.A151]" office:value-type="float" office:value="1.46399998664856" calcext:value-type="float">
            <text:p>1.46399998664856</text:p>
          </table:table-cell>
          <table:table-cell/>
          <table:table-cell table:formula="of:=[.H151] - [.$H$681]" office:value-type="float" office:value="1.07799983024597" calcext:value-type="float">
            <text:p>1.07799983024597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78.188" calcext:value-type="float">
            <text:p>1739050278.188</text:p>
          </table:table-cell>
          <table:table-cell office:value-type="float" office:value="1739050279.524" calcext:value-type="float">
            <text:p>1739050279.52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52]-[.A152]" office:value-type="float" office:value="1.33599996566772" calcext:value-type="float">
            <text:p>1.33599996566772</text:p>
          </table:table-cell>
          <table:table-cell/>
          <table:table-cell table:formula="of:=[.H152] - [.$H$681]" office:value-type="float" office:value="0.949999809265136" calcext:value-type="float">
            <text:p>0.949999809265136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78.221" calcext:value-type="float">
            <text:p>1739050278.221</text:p>
          </table:table-cell>
          <table:table-cell office:value-type="float" office:value="1739050279.632" calcext:value-type="float">
            <text:p>1739050279.63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53]-[.A153]" office:value-type="float" office:value="1.41100001335144" calcext:value-type="float">
            <text:p>1.41100001335144</text:p>
          </table:table-cell>
          <table:table-cell/>
          <table:table-cell table:formula="of:=[.H153] - [.$H$681]" office:value-type="float" office:value="1.02499985694885" calcext:value-type="float">
            <text:p>1.02499985694885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78.254" calcext:value-type="float">
            <text:p>1739050278.254</text:p>
          </table:table-cell>
          <table:table-cell office:value-type="float" office:value="1739050279.738" calcext:value-type="float">
            <text:p>1739050279.73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54]-[.A154]" office:value-type="float" office:value="1.48399996757507" calcext:value-type="float">
            <text:p>1.48399996757507</text:p>
          </table:table-cell>
          <table:table-cell/>
          <table:table-cell table:formula="of:=[.H154] - [.$H$681]" office:value-type="float" office:value="1.09799981117249" calcext:value-type="float">
            <text:p>1.09799981117249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79.354" calcext:value-type="float">
            <text:p>1739050279.354</text:p>
          </table:table-cell>
          <table:table-cell office:value-type="float" office:value="1739050280.691" calcext:value-type="float">
            <text:p>1739050280.69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55]-[.A155]" office:value-type="float" office:value="1.33699989318848" calcext:value-type="float">
            <text:p>1.33699989318848</text:p>
          </table:table-cell>
          <table:table-cell/>
          <table:table-cell table:formula="of:=[.H155] - [.$H$681]" office:value-type="float" office:value="0.950999736785888" calcext:value-type="float">
            <text:p>0.950999736785888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79.688" calcext:value-type="float">
            <text:p>1739050279.688</text:p>
          </table:table-cell>
          <table:table-cell office:value-type="float" office:value="1739050282.382" calcext:value-type="float">
            <text:p>1739050282.38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56]-[.A156]" office:value-type="float" office:value="2.69400000572205" calcext:value-type="float">
            <text:p>2.69400000572205</text:p>
          </table:table-cell>
          <table:table-cell/>
          <table:table-cell table:formula="of:=[.H156] - [.$H$681]" office:value-type="float" office:value="2.30799984931946" calcext:value-type="float">
            <text:p>2.30799984931946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81.154" calcext:value-type="float">
            <text:p>1739050281.154</text:p>
          </table:table-cell>
          <table:table-cell office:value-type="float" office:value="1739050282.498" calcext:value-type="float">
            <text:p>1739050282.49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57]-[.A157]" office:value-type="float" office:value="1.3439998626709" calcext:value-type="float">
            <text:p>1.3439998626709</text:p>
          </table:table-cell>
          <table:table-cell/>
          <table:table-cell table:formula="of:=[.H157] - [.$H$681]" office:value-type="float" office:value="0.95799970626831" calcext:value-type="float">
            <text:p>0.95799970626831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81.288" calcext:value-type="float">
            <text:p>1739050281.288</text:p>
          </table:table-cell>
          <table:table-cell office:value-type="float" office:value="1739050282.933" calcext:value-type="float">
            <text:p>1739050282.93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58]-[.A158]" office:value-type="float" office:value="1.64499998092651" calcext:value-type="float">
            <text:p>1.64499998092651</text:p>
          </table:table-cell>
          <table:table-cell/>
          <table:table-cell table:formula="of:=[.H158] - [.$H$681]" office:value-type="float" office:value="1.25899982452393" calcext:value-type="float">
            <text:p>1.25899982452393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81.621" calcext:value-type="float">
            <text:p>1739050281.621</text:p>
          </table:table-cell>
          <table:table-cell office:value-type="float" office:value="1739050283.035" calcext:value-type="float">
            <text:p>1739050283.03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59]-[.A159]" office:value-type="float" office:value="1.41400003433228" calcext:value-type="float">
            <text:p>1.41400003433228</text:p>
          </table:table-cell>
          <table:table-cell/>
          <table:table-cell table:formula="of:=[.H159] - [.$H$681]" office:value-type="float" office:value="1.02799987792969" calcext:value-type="float">
            <text:p>1.02799987792969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81.688" calcext:value-type="float">
            <text:p>1739050281.688</text:p>
          </table:table-cell>
          <table:table-cell office:value-type="float" office:value="1739050283.242" calcext:value-type="float">
            <text:p>1739050283.24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60]-[.A160]" office:value-type="float" office:value="1.55400013923645" calcext:value-type="float">
            <text:p>1.55400013923645</text:p>
          </table:table-cell>
          <table:table-cell/>
          <table:table-cell table:formula="of:=[.H160] - [.$H$681]" office:value-type="float" office:value="1.16799998283386" calcext:value-type="float">
            <text:p>1.16799998283386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81.754" calcext:value-type="float">
            <text:p>1739050281.754</text:p>
          </table:table-cell>
          <table:table-cell office:value-type="float" office:value="1739050283.255" calcext:value-type="float">
            <text:p>1739050283.25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61]-[.A161]" office:value-type="float" office:value="1.50100016593933" calcext:value-type="float">
            <text:p>1.50100016593933</text:p>
          </table:table-cell>
          <table:table-cell/>
          <table:table-cell table:formula="of:=[.H161] - [.$H$681]" office:value-type="float" office:value="1.11500000953674" calcext:value-type="float">
            <text:p>1.11500000953674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81.954" calcext:value-type="float">
            <text:p>1739050281.954</text:p>
          </table:table-cell>
          <table:table-cell office:value-type="float" office:value="1739050283.451" calcext:value-type="float">
            <text:p>1739050283.45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62]-[.A162]" office:value-type="float" office:value="1.49699997901917" calcext:value-type="float">
            <text:p>1.49699997901917</text:p>
          </table:table-cell>
          <table:table-cell/>
          <table:table-cell table:formula="of:=[.H162] - [.$H$681]" office:value-type="float" office:value="1.11099982261658" calcext:value-type="float">
            <text:p>1.11099982261658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82.354" calcext:value-type="float">
            <text:p>1739050282.354</text:p>
          </table:table-cell>
          <table:table-cell office:value-type="float" office:value="1739050283.556" calcext:value-type="float">
            <text:p>1739050283.55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63]-[.A163]" office:value-type="float" office:value="1.20199990272522" calcext:value-type="float">
            <text:p>1.20199990272522</text:p>
          </table:table-cell>
          <table:table-cell/>
          <table:table-cell table:formula="of:=[.H163] - [.$H$681]" office:value-type="float" office:value="0.815999746322632" calcext:value-type="float">
            <text:p>0.815999746322632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82.588" calcext:value-type="float">
            <text:p>1739050282.588</text:p>
          </table:table-cell>
          <table:table-cell office:value-type="float" office:value="1739050284.262" calcext:value-type="float">
            <text:p>1739050284.26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64]-[.A164]" office:value-type="float" office:value="1.67400002479553" calcext:value-type="float">
            <text:p>1.67400002479553</text:p>
          </table:table-cell>
          <table:table-cell/>
          <table:table-cell table:formula="of:=[.H164] - [.$H$681]" office:value-type="float" office:value="1.28799986839294" calcext:value-type="float">
            <text:p>1.28799986839294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82.688" calcext:value-type="float">
            <text:p>1739050282.688</text:p>
          </table:table-cell>
          <table:table-cell office:value-type="float" office:value="1739050284.365" calcext:value-type="float">
            <text:p>1739050284.36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65]-[.A165]" office:value-type="float" office:value="1.67700004577637" calcext:value-type="float">
            <text:p>1.67700004577637</text:p>
          </table:table-cell>
          <table:table-cell/>
          <table:table-cell table:formula="of:=[.H165] - [.$H$681]" office:value-type="float" office:value="1.29099988937378" calcext:value-type="float">
            <text:p>1.29099988937378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83.888" calcext:value-type="float">
            <text:p>1739050283.888</text:p>
          </table:table-cell>
          <table:table-cell office:value-type="float" office:value="1739050285.365" calcext:value-type="float">
            <text:p>1739050285.36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66]-[.A166]" office:value-type="float" office:value="1.47699999809265" calcext:value-type="float">
            <text:p>1.47699999809265</text:p>
          </table:table-cell>
          <table:table-cell/>
          <table:table-cell table:formula="of:=[.H166] - [.$H$681]" office:value-type="float" office:value="1.09099984169006" calcext:value-type="float">
            <text:p>1.09099984169006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84.254" calcext:value-type="float">
            <text:p>1739050284.254</text:p>
          </table:table-cell>
          <table:table-cell office:value-type="float" office:value="1739050285.472" calcext:value-type="float">
            <text:p>1739050285.47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67]-[.A167]" office:value-type="float" office:value="1.21799993515015" calcext:value-type="float">
            <text:p>1.21799993515015</text:p>
          </table:table-cell>
          <table:table-cell/>
          <table:table-cell table:formula="of:=[.H167] - [.$H$681]" office:value-type="float" office:value="0.831999778747558" calcext:value-type="float">
            <text:p>0.831999778747558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84.288" calcext:value-type="float">
            <text:p>1739050284.288</text:p>
          </table:table-cell>
          <table:table-cell office:value-type="float" office:value="1739050285.58" calcext:value-type="float">
            <text:p>1739050285.5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68]-[.A168]" office:value-type="float" office:value="1.29199981689453" calcext:value-type="float">
            <text:p>1.29199981689453</text:p>
          </table:table-cell>
          <table:table-cell/>
          <table:table-cell table:formula="of:=[.H168] - [.$H$681]" office:value-type="float" office:value="0.905999660491943" calcext:value-type="float">
            <text:p>0.905999660491943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84.321" calcext:value-type="float">
            <text:p>1739050284.321</text:p>
          </table:table-cell>
          <table:table-cell office:value-type="float" office:value="1739050285.684" calcext:value-type="float">
            <text:p>1739050285.68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69]-[.A169]" office:value-type="float" office:value="1.36299991607666" calcext:value-type="float">
            <text:p>1.36299991607666</text:p>
          </table:table-cell>
          <table:table-cell/>
          <table:table-cell table:formula="of:=[.H169] - [.$H$681]" office:value-type="float" office:value="0.976999759674072" calcext:value-type="float">
            <text:p>0.976999759674072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84.554" calcext:value-type="float">
            <text:p>1739050284.554</text:p>
          </table:table-cell>
          <table:table-cell office:value-type="float" office:value="1739050285.791" calcext:value-type="float">
            <text:p>1739050285.79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70]-[.A170]" office:value-type="float" office:value="1.23699998855591" calcext:value-type="float">
            <text:p>1.23699998855591</text:p>
          </table:table-cell>
          <table:table-cell/>
          <table:table-cell table:formula="of:=[.H170] - [.$H$681]" office:value-type="float" office:value="0.85099983215332" calcext:value-type="float">
            <text:p>0.85099983215332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84.621" calcext:value-type="float">
            <text:p>1739050284.621</text:p>
          </table:table-cell>
          <table:table-cell office:value-type="float" office:value="1739050285.907" calcext:value-type="float">
            <text:p>1739050285.90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71]-[.A171]" office:value-type="float" office:value="1.28600001335144" calcext:value-type="float">
            <text:p>1.28600001335144</text:p>
          </table:table-cell>
          <table:table-cell/>
          <table:table-cell table:formula="of:=[.H171] - [.$H$681]" office:value-type="float" office:value="0.899999856948852" calcext:value-type="float">
            <text:p>0.899999856948852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84.654" calcext:value-type="float">
            <text:p>1739050284.654</text:p>
          </table:table-cell>
          <table:table-cell office:value-type="float" office:value="1739050286.11" calcext:value-type="float">
            <text:p>1739050286.1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72]-[.A172]" office:value-type="float" office:value="1.45599985122681" calcext:value-type="float">
            <text:p>1.45599985122681</text:p>
          </table:table-cell>
          <table:table-cell/>
          <table:table-cell table:formula="of:=[.H172] - [.$H$681]" office:value-type="float" office:value="1.06999969482422" calcext:value-type="float">
            <text:p>1.06999969482422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84.788" calcext:value-type="float">
            <text:p>1739050284.788</text:p>
          </table:table-cell>
          <table:table-cell office:value-type="float" office:value="1739050286.296" calcext:value-type="float">
            <text:p>1739050286.29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73]-[.A173]" office:value-type="float" office:value="1.50799989700317" calcext:value-type="float">
            <text:p>1.50799989700317</text:p>
          </table:table-cell>
          <table:table-cell/>
          <table:table-cell table:formula="of:=[.H173] - [.$H$681]" office:value-type="float" office:value="1.12199974060059" calcext:value-type="float">
            <text:p>1.12199974060059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84.888" calcext:value-type="float">
            <text:p>1739050284.888</text:p>
          </table:table-cell>
          <table:table-cell office:value-type="float" office:value="1739050286.406" calcext:value-type="float">
            <text:p>1739050286.40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74]-[.A174]" office:value-type="float" office:value="1.51799988746643" calcext:value-type="float">
            <text:p>1.51799988746643</text:p>
          </table:table-cell>
          <table:table-cell/>
          <table:table-cell table:formula="of:=[.H174] - [.$H$681]" office:value-type="float" office:value="1.13199973106384" calcext:value-type="float">
            <text:p>1.13199973106384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84.921" calcext:value-type="float">
            <text:p>1739050284.921</text:p>
          </table:table-cell>
          <table:table-cell office:value-type="float" office:value="1739050286.528" calcext:value-type="float">
            <text:p>1739050286.52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75]-[.A175]" office:value-type="float" office:value="1.60700011253357" calcext:value-type="float">
            <text:p>1.60700011253357</text:p>
          </table:table-cell>
          <table:table-cell/>
          <table:table-cell table:formula="of:=[.H175] - [.$H$681]" office:value-type="float" office:value="1.22099995613098" calcext:value-type="float">
            <text:p>1.22099995613098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86.588" calcext:value-type="float">
            <text:p>1739050286.588</text:p>
          </table:table-cell>
          <table:table-cell office:value-type="float" office:value="1739050288.868" calcext:value-type="float">
            <text:p>1739050288.86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76]-[.A176]" office:value-type="float" office:value="2.27999997138977" calcext:value-type="float">
            <text:p>2.27999997138977</text:p>
          </table:table-cell>
          <table:table-cell/>
          <table:table-cell table:formula="of:=[.H176] - [.$H$681]" office:value-type="float" office:value="1.89399981498718" calcext:value-type="float">
            <text:p>1.89399981498718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87.888" calcext:value-type="float">
            <text:p>1739050287.888</text:p>
          </table:table-cell>
          <table:table-cell office:value-type="float" office:value="1739050289.381" calcext:value-type="float">
            <text:p>1739050289.38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77]-[.A177]" office:value-type="float" office:value="1.49300003051758" calcext:value-type="float">
            <text:p>1.49300003051758</text:p>
          </table:table-cell>
          <table:table-cell/>
          <table:table-cell table:formula="of:=[.H177] - [.$H$681]" office:value-type="float" office:value="1.10699987411499" calcext:value-type="float">
            <text:p>1.10699987411499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89.255" calcext:value-type="float">
            <text:p>1739050289.255</text:p>
          </table:table-cell>
          <table:table-cell office:value-type="float" office:value="1739050290.794" calcext:value-type="float">
            <text:p>1739050290.79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78]-[.A178]" office:value-type="float" office:value="1.5389997959137" calcext:value-type="float">
            <text:p>1.5389997959137</text:p>
          </table:table-cell>
          <table:table-cell/>
          <table:table-cell table:formula="of:=[.H178] - [.$H$681]" office:value-type="float" office:value="1.15299963951111" calcext:value-type="float">
            <text:p>1.15299963951111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89.521" calcext:value-type="float">
            <text:p>1739050289.521</text:p>
          </table:table-cell>
          <table:table-cell office:value-type="float" office:value="1739050290.903" calcext:value-type="float">
            <text:p>1739050290.90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79]-[.A179]" office:value-type="float" office:value="1.382000207901" calcext:value-type="float">
            <text:p>1.382000207901</text:p>
          </table:table-cell>
          <table:table-cell/>
          <table:table-cell table:formula="of:=[.H179] - [.$H$681]" office:value-type="float" office:value="0.996000051498413" calcext:value-type="float">
            <text:p>0.996000051498413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89.555" calcext:value-type="float">
            <text:p>1739050289.555</text:p>
          </table:table-cell>
          <table:table-cell office:value-type="float" office:value="1739050291.023" calcext:value-type="float">
            <text:p>1739050291.02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80]-[.A180]" office:value-type="float" office:value="1.46799993515015" calcext:value-type="float">
            <text:p>1.46799993515015</text:p>
          </table:table-cell>
          <table:table-cell/>
          <table:table-cell table:formula="of:=[.H180] - [.$H$681]" office:value-type="float" office:value="1.08199977874756" calcext:value-type="float">
            <text:p>1.08199977874756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89.621" calcext:value-type="float">
            <text:p>1739050289.621</text:p>
          </table:table-cell>
          <table:table-cell office:value-type="float" office:value="1739050291.125" calcext:value-type="float">
            <text:p>1739050291.12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81]-[.A181]" office:value-type="float" office:value="1.50399994850159" calcext:value-type="float">
            <text:p>1.50399994850159</text:p>
          </table:table-cell>
          <table:table-cell/>
          <table:table-cell table:formula="of:=[.H181] - [.$H$681]" office:value-type="float" office:value="1.117999792099" calcext:value-type="float">
            <text:p>1.117999792099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89.788" calcext:value-type="float">
            <text:p>1739050289.788</text:p>
          </table:table-cell>
          <table:table-cell office:value-type="float" office:value="1739050291.286" calcext:value-type="float">
            <text:p>1739050291.28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82]-[.A182]" office:value-type="float" office:value="1.49799990653992" calcext:value-type="float">
            <text:p>1.49799990653992</text:p>
          </table:table-cell>
          <table:table-cell/>
          <table:table-cell table:formula="of:=[.H182] - [.$H$681]" office:value-type="float" office:value="1.11199975013733" calcext:value-type="float">
            <text:p>1.11199975013733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89.855" calcext:value-type="float">
            <text:p>1739050289.855</text:p>
          </table:table-cell>
          <table:table-cell office:value-type="float" office:value="1739050291.403" calcext:value-type="float">
            <text:p>1739050291.40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83]-[.A183]" office:value-type="float" office:value="1.54800009727478" calcext:value-type="float">
            <text:p>1.54800009727478</text:p>
          </table:table-cell>
          <table:table-cell/>
          <table:table-cell table:formula="of:=[.H183] - [.$H$681]" office:value-type="float" office:value="1.16199994087219" calcext:value-type="float">
            <text:p>1.16199994087219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90.121" calcext:value-type="float">
            <text:p>1739050290.121</text:p>
          </table:table-cell>
          <table:table-cell office:value-type="float" office:value="1739050291.595" calcext:value-type="float">
            <text:p>1739050291.59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84]-[.A184]" office:value-type="float" office:value="1.47399997711182" calcext:value-type="float">
            <text:p>1.47399997711182</text:p>
          </table:table-cell>
          <table:table-cell/>
          <table:table-cell table:formula="of:=[.H184] - [.$H$681]" office:value-type="float" office:value="1.08799982070923" calcext:value-type="float">
            <text:p>1.08799982070923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90.155" calcext:value-type="float">
            <text:p>1739050290.155</text:p>
          </table:table-cell>
          <table:table-cell office:value-type="float" office:value="1739050291.701" calcext:value-type="float">
            <text:p>1739050291.70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85]-[.A185]" office:value-type="float" office:value="1.5460000038147" calcext:value-type="float">
            <text:p>1.5460000038147</text:p>
          </table:table-cell>
          <table:table-cell/>
          <table:table-cell table:formula="of:=[.H185] - [.$H$681]" office:value-type="float" office:value="1.15999984741211" calcext:value-type="float">
            <text:p>1.15999984741211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90.521" calcext:value-type="float">
            <text:p>1739050290.521</text:p>
          </table:table-cell>
          <table:table-cell office:value-type="float" office:value="1739050292.325" calcext:value-type="float">
            <text:p>1739050292.32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86]-[.A186]" office:value-type="float" office:value="1.80400013923645" calcext:value-type="float">
            <text:p>1.80400013923645</text:p>
          </table:table-cell>
          <table:table-cell/>
          <table:table-cell table:formula="of:=[.H186] - [.$H$681]" office:value-type="float" office:value="1.41799998283386" calcext:value-type="float">
            <text:p>1.41799998283386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93.121" calcext:value-type="float">
            <text:p>1739050293.121</text:p>
          </table:table-cell>
          <table:table-cell office:value-type="float" office:value="1739050294.654" calcext:value-type="float">
            <text:p>1739050294.65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87]-[.A187]" office:value-type="float" office:value="1.53299999237061" calcext:value-type="float">
            <text:p>1.53299999237061</text:p>
          </table:table-cell>
          <table:table-cell/>
          <table:table-cell table:formula="of:=[.H187] - [.$H$681]" office:value-type="float" office:value="1.14699983596802" calcext:value-type="float">
            <text:p>1.14699983596802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93.288" calcext:value-type="float">
            <text:p>1739050293.288</text:p>
          </table:table-cell>
          <table:table-cell office:value-type="float" office:value="1739050294.758" calcext:value-type="float">
            <text:p>1739050294.75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88]-[.A188]" office:value-type="float" office:value="1.46999979019165" calcext:value-type="float">
            <text:p>1.46999979019165</text:p>
          </table:table-cell>
          <table:table-cell/>
          <table:table-cell table:formula="of:=[.H188] - [.$H$681]" office:value-type="float" office:value="1.08399963378906" calcext:value-type="float">
            <text:p>1.08399963378906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93.455" calcext:value-type="float">
            <text:p>1739050293.455</text:p>
          </table:table-cell>
          <table:table-cell office:value-type="float" office:value="1739050295.026" calcext:value-type="float">
            <text:p>1739050295.02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89]-[.A189]" office:value-type="float" office:value="1.57100009918213" calcext:value-type="float">
            <text:p>1.57100009918213</text:p>
          </table:table-cell>
          <table:table-cell/>
          <table:table-cell table:formula="of:=[.H189] - [.$H$681]" office:value-type="float" office:value="1.18499994277954" calcext:value-type="float">
            <text:p>1.18499994277954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93.555" calcext:value-type="float">
            <text:p>1739050293.555</text:p>
          </table:table-cell>
          <table:table-cell office:value-type="float" office:value="1739050295.304" calcext:value-type="float">
            <text:p>1739050295.30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90]-[.A190]" office:value-type="float" office:value="1.74899983406067" calcext:value-type="float">
            <text:p>1.74899983406067</text:p>
          </table:table-cell>
          <table:table-cell/>
          <table:table-cell table:formula="of:=[.H190] - [.$H$681]" office:value-type="float" office:value="1.36299967765808" calcext:value-type="float">
            <text:p>1.36299967765808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97.555" calcext:value-type="float">
            <text:p>1739050297.555</text:p>
          </table:table-cell>
          <table:table-cell office:value-type="float" office:value="1739050299.037" calcext:value-type="float">
            <text:p>1739050299.03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91]-[.A191]" office:value-type="float" office:value="1.48199987411499" calcext:value-type="float">
            <text:p>1.48199987411499</text:p>
          </table:table-cell>
          <table:table-cell/>
          <table:table-cell table:formula="of:=[.H191] - [.$H$681]" office:value-type="float" office:value="1.0959997177124" calcext:value-type="float">
            <text:p>1.0959997177124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98.155" calcext:value-type="float">
            <text:p>1739050298.155</text:p>
          </table:table-cell>
          <table:table-cell office:value-type="float" office:value="1739050299.637" calcext:value-type="float">
            <text:p>1739050299.63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92]-[.A192]" office:value-type="float" office:value="1.48200011253357" calcext:value-type="float">
            <text:p>1.48200011253357</text:p>
          </table:table-cell>
          <table:table-cell/>
          <table:table-cell table:formula="of:=[.H192] - [.$H$681]" office:value-type="float" office:value="1.09599995613098" calcext:value-type="float">
            <text:p>1.09599995613098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98.488" calcext:value-type="float">
            <text:p>1739050298.488</text:p>
          </table:table-cell>
          <table:table-cell office:value-type="float" office:value="1739050299.74" calcext:value-type="float">
            <text:p>1739050299.7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93]-[.A193]" office:value-type="float" office:value="1.25200009346008" calcext:value-type="float">
            <text:p>1.25200009346008</text:p>
          </table:table-cell>
          <table:table-cell/>
          <table:table-cell table:formula="of:=[.H193] - [.$H$681]" office:value-type="float" office:value="0.865999937057495" calcext:value-type="float">
            <text:p>0.865999937057495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98.521" calcext:value-type="float">
            <text:p>1739050298.521</text:p>
          </table:table-cell>
          <table:table-cell office:value-type="float" office:value="1739050299.851" calcext:value-type="float">
            <text:p>1739050299.85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94]-[.A194]" office:value-type="float" office:value="1.33000016212463" calcext:value-type="float">
            <text:p>1.33000016212463</text:p>
          </table:table-cell>
          <table:table-cell/>
          <table:table-cell table:formula="of:=[.H194] - [.$H$681]" office:value-type="float" office:value="0.944000005722046" calcext:value-type="float">
            <text:p>0.944000005722046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98.555" calcext:value-type="float">
            <text:p>1739050298.555</text:p>
          </table:table-cell>
          <table:table-cell office:value-type="float" office:value="1739050299.959" calcext:value-type="float">
            <text:p>1739050299.95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95]-[.A195]" office:value-type="float" office:value="1.40400004386902" calcext:value-type="float">
            <text:p>1.40400004386902</text:p>
          </table:table-cell>
          <table:table-cell/>
          <table:table-cell table:formula="of:=[.H195] - [.$H$681]" office:value-type="float" office:value="1.01799988746643" calcext:value-type="float">
            <text:p>1.01799988746643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98.988" calcext:value-type="float">
            <text:p>1739050298.988</text:p>
          </table:table-cell>
          <table:table-cell office:value-type="float" office:value="1739050300.336" calcext:value-type="float">
            <text:p>1739050300.33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96]-[.A196]" office:value-type="float" office:value="1.34800004959106" calcext:value-type="float">
            <text:p>1.34800004959106</text:p>
          </table:table-cell>
          <table:table-cell/>
          <table:table-cell table:formula="of:=[.H196] - [.$H$681]" office:value-type="float" office:value="0.961999893188476" calcext:value-type="float">
            <text:p>0.961999893188476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99.021" calcext:value-type="float">
            <text:p>1739050299.021</text:p>
          </table:table-cell>
          <table:table-cell office:value-type="float" office:value="1739050300.439" calcext:value-type="float">
            <text:p>1739050300.43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97]-[.A197]" office:value-type="float" office:value="1.41799998283386" calcext:value-type="float">
            <text:p>1.41799998283386</text:p>
          </table:table-cell>
          <table:table-cell/>
          <table:table-cell table:formula="of:=[.H197] - [.$H$681]" office:value-type="float" office:value="1.03199982643127" calcext:value-type="float">
            <text:p>1.03199982643127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99.055" calcext:value-type="float">
            <text:p>1739050299.055</text:p>
          </table:table-cell>
          <table:table-cell office:value-type="float" office:value="1739050300.547" calcext:value-type="float">
            <text:p>1739050300.54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98]-[.A198]" office:value-type="float" office:value="1.49199986457825" calcext:value-type="float">
            <text:p>1.49199986457825</text:p>
          </table:table-cell>
          <table:table-cell/>
          <table:table-cell table:formula="of:=[.H198] - [.$H$681]" office:value-type="float" office:value="1.10599970817566" calcext:value-type="float">
            <text:p>1.10599970817566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99.155" calcext:value-type="float">
            <text:p>1739050299.155</text:p>
          </table:table-cell>
          <table:table-cell office:value-type="float" office:value="1739050300.657" calcext:value-type="float">
            <text:p>1739050300.65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99]-[.A199]" office:value-type="float" office:value="1.50200009346008" calcext:value-type="float">
            <text:p>1.50200009346008</text:p>
          </table:table-cell>
          <table:table-cell/>
          <table:table-cell table:formula="of:=[.H199] - [.$H$681]" office:value-type="float" office:value="1.1159999370575" calcext:value-type="float">
            <text:p>1.1159999370575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99.188" calcext:value-type="float">
            <text:p>1739050299.188</text:p>
          </table:table-cell>
          <table:table-cell office:value-type="float" office:value="1739050300.761" calcext:value-type="float">
            <text:p>1739050300.76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00]-[.A200]" office:value-type="float" office:value="1.57299995422363" calcext:value-type="float">
            <text:p>1.57299995422363</text:p>
          </table:table-cell>
          <table:table-cell/>
          <table:table-cell table:formula="of:=[.H200] - [.$H$681]" office:value-type="float" office:value="1.18699979782104" calcext:value-type="float">
            <text:p>1.18699979782104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99.321" calcext:value-type="float">
            <text:p>1739050299.321</text:p>
          </table:table-cell>
          <table:table-cell office:value-type="float" office:value="1739050302.215" calcext:value-type="float">
            <text:p>1739050302.21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01]-[.A201]" office:value-type="float" office:value="2.89399981498718" calcext:value-type="float">
            <text:p>2.89399981498718</text:p>
          </table:table-cell>
          <table:table-cell/>
          <table:table-cell table:formula="of:=[.H201] - [.$H$681]" office:value-type="float" office:value="2.50799965858459" calcext:value-type="float">
            <text:p>2.50799965858459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299.388" calcext:value-type="float">
            <text:p>1739050299.388</text:p>
          </table:table-cell>
          <table:table-cell office:value-type="float" office:value="1739050302.323" calcext:value-type="float">
            <text:p>1739050302.32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02]-[.A202]" office:value-type="float" office:value="2.93499994277954" calcext:value-type="float">
            <text:p>2.93499994277954</text:p>
          </table:table-cell>
          <table:table-cell/>
          <table:table-cell table:formula="of:=[.H202] - [.$H$681]" office:value-type="float" office:value="2.54899978637695" calcext:value-type="float">
            <text:p>2.54899978637695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01.221" calcext:value-type="float">
            <text:p>1739050301.221</text:p>
          </table:table-cell>
          <table:table-cell office:value-type="float" office:value="1739050302.667" calcext:value-type="float">
            <text:p>1739050302.66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03]-[.A203]" office:value-type="float" office:value="1.44600009918213" calcext:value-type="float">
            <text:p>1.44600009918213</text:p>
          </table:table-cell>
          <table:table-cell/>
          <table:table-cell table:formula="of:=[.H203] - [.$H$681]" office:value-type="float" office:value="1.05999994277954" calcext:value-type="float">
            <text:p>1.05999994277954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01.688" calcext:value-type="float">
            <text:p>1739050301.688</text:p>
          </table:table-cell>
          <table:table-cell office:value-type="float" office:value="1739050306.662" calcext:value-type="float">
            <text:p>1739050306.66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04]-[.A204]" office:value-type="float" office:value="4.97399997711182" calcext:value-type="float">
            <text:p>4.97399997711182</text:p>
          </table:table-cell>
          <table:table-cell/>
          <table:table-cell table:formula="of:=[.H204] - [.$H$681]" office:value-type="float" office:value="4.58799982070923" calcext:value-type="float">
            <text:p>4.58799982070923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05.388" calcext:value-type="float">
            <text:p>1739050305.388</text:p>
          </table:table-cell>
          <table:table-cell office:value-type="float" office:value="1739050306.777" calcext:value-type="float">
            <text:p>1739050306.77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05]-[.A205]" office:value-type="float" office:value="1.38899993896484" calcext:value-type="float">
            <text:p>1.38899993896484</text:p>
          </table:table-cell>
          <table:table-cell/>
          <table:table-cell table:formula="of:=[.H205] - [.$H$681]" office:value-type="float" office:value="1.00299978256226" calcext:value-type="float">
            <text:p>1.00299978256226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05.488" calcext:value-type="float">
            <text:p>1739050305.488</text:p>
          </table:table-cell>
          <table:table-cell office:value-type="float" office:value="1739050306.878" calcext:value-type="float">
            <text:p>1739050306.87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06]-[.A206]" office:value-type="float" office:value="1.39000010490417" calcext:value-type="float">
            <text:p>1.39000010490417</text:p>
          </table:table-cell>
          <table:table-cell/>
          <table:table-cell table:formula="of:=[.H206] - [.$H$681]" office:value-type="float" office:value="1.00399994850159" calcext:value-type="float">
            <text:p>1.00399994850159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05.588" calcext:value-type="float">
            <text:p>1739050305.588</text:p>
          </table:table-cell>
          <table:table-cell office:value-type="float" office:value="1739050306.984" calcext:value-type="float">
            <text:p>1739050306.98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07]-[.A207]" office:value-type="float" office:value="1.39599990844727" calcext:value-type="float">
            <text:p>1.39599990844727</text:p>
          </table:table-cell>
          <table:table-cell/>
          <table:table-cell table:formula="of:=[.H207] - [.$H$681]" office:value-type="float" office:value="1.00999975204468" calcext:value-type="float">
            <text:p>1.00999975204468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05.621" calcext:value-type="float">
            <text:p>1739050305.621</text:p>
          </table:table-cell>
          <table:table-cell office:value-type="float" office:value="1739050307.09" calcext:value-type="float">
            <text:p>1739050307.0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08]-[.A208]" office:value-type="float" office:value="1.4689998626709" calcext:value-type="float">
            <text:p>1.4689998626709</text:p>
          </table:table-cell>
          <table:table-cell/>
          <table:table-cell table:formula="of:=[.H208] - [.$H$681]" office:value-type="float" office:value="1.08299970626831" calcext:value-type="float">
            <text:p>1.08299970626831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06.088" calcext:value-type="float">
            <text:p>1739050306.088</text:p>
          </table:table-cell>
          <table:table-cell office:value-type="float" office:value="1739050308.158" calcext:value-type="float">
            <text:p>1739050308.15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09]-[.A209]" office:value-type="float" office:value="2.0699999332428" calcext:value-type="float">
            <text:p>2.0699999332428</text:p>
          </table:table-cell>
          <table:table-cell/>
          <table:table-cell table:formula="of:=[.H209] - [.$H$681]" office:value-type="float" office:value="1.68399977684021" calcext:value-type="float">
            <text:p>1.68399977684021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07.621" calcext:value-type="float">
            <text:p>1739050307.621</text:p>
          </table:table-cell>
          <table:table-cell office:value-type="float" office:value="1739050309.106" calcext:value-type="float">
            <text:p>1739050309.10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10]-[.A210]" office:value-type="float" office:value="1.48499989509583" calcext:value-type="float">
            <text:p>1.48499989509583</text:p>
          </table:table-cell>
          <table:table-cell/>
          <table:table-cell table:formula="of:=[.H210] - [.$H$681]" office:value-type="float" office:value="1.09899973869324" calcext:value-type="float">
            <text:p>1.09899973869324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07.788" calcext:value-type="float">
            <text:p>1739050307.788</text:p>
          </table:table-cell>
          <table:table-cell office:value-type="float" office:value="1739050309.217" calcext:value-type="float">
            <text:p>1739050309.21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11]-[.A211]" office:value-type="float" office:value="1.42899990081787" calcext:value-type="float">
            <text:p>1.42899990081787</text:p>
          </table:table-cell>
          <table:table-cell/>
          <table:table-cell table:formula="of:=[.H211] - [.$H$681]" office:value-type="float" office:value="1.04299974441528" calcext:value-type="float">
            <text:p>1.04299974441528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07.821" calcext:value-type="float">
            <text:p>1739050307.821</text:p>
          </table:table-cell>
          <table:table-cell office:value-type="float" office:value="1739050309.32" calcext:value-type="float">
            <text:p>1739050309.3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12]-[.A212]" office:value-type="float" office:value="1.49899983406067" calcext:value-type="float">
            <text:p>1.49899983406067</text:p>
          </table:table-cell>
          <table:table-cell/>
          <table:table-cell table:formula="of:=[.H212] - [.$H$681]" office:value-type="float" office:value="1.11299967765808" calcext:value-type="float">
            <text:p>1.11299967765808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10.221" calcext:value-type="float">
            <text:p>1739050310.221</text:p>
          </table:table-cell>
          <table:table-cell office:value-type="float" office:value="1739050313.599" calcext:value-type="float">
            <text:p>1739050313.59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13]-[.A213]" office:value-type="float" office:value="3.37800002098083" calcext:value-type="float">
            <text:p>3.37800002098083</text:p>
          </table:table-cell>
          <table:table-cell/>
          <table:table-cell table:formula="of:=[.H213] - [.$H$681]" office:value-type="float" office:value="2.99199986457825" calcext:value-type="float">
            <text:p>2.99199986457825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10.555" calcext:value-type="float">
            <text:p>1739050310.555</text:p>
          </table:table-cell>
          <table:table-cell office:value-type="float" office:value="1739050313.701" calcext:value-type="float">
            <text:p>1739050313.70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14]-[.A214]" office:value-type="float" office:value="3.14599990844727" calcext:value-type="float">
            <text:p>3.14599990844727</text:p>
          </table:table-cell>
          <table:table-cell/>
          <table:table-cell table:formula="of:=[.H214] - [.$H$681]" office:value-type="float" office:value="2.75999975204468" calcext:value-type="float">
            <text:p>2.75999975204468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12.288" calcext:value-type="float">
            <text:p>1739050312.288</text:p>
          </table:table-cell>
          <table:table-cell office:value-type="float" office:value="1739050313.822" calcext:value-type="float">
            <text:p>1739050313.82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15]-[.A215]" office:value-type="float" office:value="1.53399991989136" calcext:value-type="float">
            <text:p>1.53399991989136</text:p>
          </table:table-cell>
          <table:table-cell/>
          <table:table-cell table:formula="of:=[.H215] - [.$H$681]" office:value-type="float" office:value="1.14799976348877" calcext:value-type="float">
            <text:p>1.14799976348877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12.555" calcext:value-type="float">
            <text:p>1739050312.555</text:p>
          </table:table-cell>
          <table:table-cell office:value-type="float" office:value="1739050314.087" calcext:value-type="float">
            <text:p>1739050314.08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16]-[.A216]" office:value-type="float" office:value="1.53199982643127" calcext:value-type="float">
            <text:p>1.53199982643127</text:p>
          </table:table-cell>
          <table:table-cell/>
          <table:table-cell table:formula="of:=[.H216] - [.$H$681]" office:value-type="float" office:value="1.14599967002869" calcext:value-type="float">
            <text:p>1.14599967002869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12.688" calcext:value-type="float">
            <text:p>1739050312.688</text:p>
          </table:table-cell>
          <table:table-cell office:value-type="float" office:value="1739050314.927" calcext:value-type="float">
            <text:p>1739050314.92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17]-[.A217]" office:value-type="float" office:value="2.23900008201599" calcext:value-type="float">
            <text:p>2.23900008201599</text:p>
          </table:table-cell>
          <table:table-cell/>
          <table:table-cell table:formula="of:=[.H217] - [.$H$681]" office:value-type="float" office:value="1.8529999256134" calcext:value-type="float">
            <text:p>1.8529999256134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13.721" calcext:value-type="float">
            <text:p>1739050313.721</text:p>
          </table:table-cell>
          <table:table-cell office:value-type="float" office:value="1739050315.654" calcext:value-type="float">
            <text:p>1739050315.65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18]-[.A218]" office:value-type="float" office:value="1.93300008773804" calcext:value-type="float">
            <text:p>1.93300008773804</text:p>
          </table:table-cell>
          <table:table-cell/>
          <table:table-cell table:formula="of:=[.H218] - [.$H$681]" office:value-type="float" office:value="1.54699993133545" calcext:value-type="float">
            <text:p>1.54699993133545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14.021" calcext:value-type="float">
            <text:p>1739050314.021</text:p>
          </table:table-cell>
          <table:table-cell office:value-type="float" office:value="1739050315.758" calcext:value-type="float">
            <text:p>1739050315.75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19]-[.A219]" office:value-type="float" office:value="1.73699998855591" calcext:value-type="float">
            <text:p>1.73699998855591</text:p>
          </table:table-cell>
          <table:table-cell/>
          <table:table-cell table:formula="of:=[.H219] - [.$H$681]" office:value-type="float" office:value="1.35099983215332" calcext:value-type="float">
            <text:p>1.35099983215332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14.055" calcext:value-type="float">
            <text:p>1739050314.055</text:p>
          </table:table-cell>
          <table:table-cell office:value-type="float" office:value="1739050315.88" calcext:value-type="float">
            <text:p>1739050315.8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20]-[.A220]" office:value-type="float" office:value="1.82500004768372" calcext:value-type="float">
            <text:p>1.82500004768372</text:p>
          </table:table-cell>
          <table:table-cell/>
          <table:table-cell table:formula="of:=[.H220] - [.$H$681]" office:value-type="float" office:value="1.43899989128113" calcext:value-type="float">
            <text:p>1.43899989128113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14.088" calcext:value-type="float">
            <text:p>1739050314.088</text:p>
          </table:table-cell>
          <table:table-cell office:value-type="float" office:value="1739050316.082" calcext:value-type="float">
            <text:p>1739050316.08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21]-[.A221]" office:value-type="float" office:value="1.99399995803833" calcext:value-type="float">
            <text:p>1.99399995803833</text:p>
          </table:table-cell>
          <table:table-cell/>
          <table:table-cell table:formula="of:=[.H221] - [.$H$681]" office:value-type="float" office:value="1.60799980163574" calcext:value-type="float">
            <text:p>1.60799980163574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14.555" calcext:value-type="float">
            <text:p>1739050314.555</text:p>
          </table:table-cell>
          <table:table-cell office:value-type="float" office:value="1739050316.083" calcext:value-type="float">
            <text:p>1739050316.08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22]-[.A222]" office:value-type="float" office:value="1.52799987792969" calcext:value-type="float">
            <text:p>1.52799987792969</text:p>
          </table:table-cell>
          <table:table-cell/>
          <table:table-cell table:formula="of:=[.H222] - [.$H$681]" office:value-type="float" office:value="1.1419997215271" calcext:value-type="float">
            <text:p>1.1419997215271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14.688" calcext:value-type="float">
            <text:p>1739050314.688</text:p>
          </table:table-cell>
          <table:table-cell office:value-type="float" office:value="1739050316.185" calcext:value-type="float">
            <text:p>1739050316.18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23]-[.A223]" office:value-type="float" office:value="1.49699997901917" calcext:value-type="float">
            <text:p>1.49699997901917</text:p>
          </table:table-cell>
          <table:table-cell/>
          <table:table-cell table:formula="of:=[.H223] - [.$H$681]" office:value-type="float" office:value="1.11099982261658" calcext:value-type="float">
            <text:p>1.11099982261658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15.255" calcext:value-type="float">
            <text:p>1739050315.255</text:p>
          </table:table-cell>
          <table:table-cell office:value-type="float" office:value="1739050316.525" calcext:value-type="float">
            <text:p>1739050316.52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24]-[.A224]" office:value-type="float" office:value="1.26999998092651" calcext:value-type="float">
            <text:p>1.26999998092651</text:p>
          </table:table-cell>
          <table:table-cell/>
          <table:table-cell table:formula="of:=[.H224] - [.$H$681]" office:value-type="float" office:value="0.883999824523925" calcext:value-type="float">
            <text:p>0.883999824523925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15.288" calcext:value-type="float">
            <text:p>1739050315.288</text:p>
          </table:table-cell>
          <table:table-cell office:value-type="float" office:value="1739050316.635" calcext:value-type="float">
            <text:p>1739050316.63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25]-[.A225]" office:value-type="float" office:value="1.34699988365173" calcext:value-type="float">
            <text:p>1.34699988365173</text:p>
          </table:table-cell>
          <table:table-cell/>
          <table:table-cell table:formula="of:=[.H225] - [.$H$681]" office:value-type="float" office:value="0.960999727249145" calcext:value-type="float">
            <text:p>0.960999727249145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15.321" calcext:value-type="float">
            <text:p>1739050315.321</text:p>
          </table:table-cell>
          <table:table-cell office:value-type="float" office:value="1739050316.752" calcext:value-type="float">
            <text:p>1739050316.75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26]-[.A226]" office:value-type="float" office:value="1.43099999427795" calcext:value-type="float">
            <text:p>1.43099999427795</text:p>
          </table:table-cell>
          <table:table-cell/>
          <table:table-cell table:formula="of:=[.H226] - [.$H$681]" office:value-type="float" office:value="1.04499983787537" calcext:value-type="float">
            <text:p>1.04499983787537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15.421" calcext:value-type="float">
            <text:p>1739050315.421</text:p>
          </table:table-cell>
          <table:table-cell office:value-type="float" office:value="1739050316.912" calcext:value-type="float">
            <text:p>1739050316.91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27]-[.A227]" office:value-type="float" office:value="1.4909999370575" calcext:value-type="float">
            <text:p>1.4909999370575</text:p>
          </table:table-cell>
          <table:table-cell/>
          <table:table-cell table:formula="of:=[.H227] - [.$H$681]" office:value-type="float" office:value="1.10499978065491" calcext:value-type="float">
            <text:p>1.10499978065491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15.521" calcext:value-type="float">
            <text:p>1739050315.521</text:p>
          </table:table-cell>
          <table:table-cell office:value-type="float" office:value="1739050317.015" calcext:value-type="float">
            <text:p>1739050317.01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28]-[.A228]" office:value-type="float" office:value="1.49400019645691" calcext:value-type="float">
            <text:p>1.49400019645691</text:p>
          </table:table-cell>
          <table:table-cell/>
          <table:table-cell table:formula="of:=[.H228] - [.$H$681]" office:value-type="float" office:value="1.10800004005432" calcext:value-type="float">
            <text:p>1.10800004005432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15.621" calcext:value-type="float">
            <text:p>1739050315.621</text:p>
          </table:table-cell>
          <table:table-cell office:value-type="float" office:value="1739050317.363" calcext:value-type="float">
            <text:p>1739050317.36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29]-[.A229]" office:value-type="float" office:value="1.74199986457825" calcext:value-type="float">
            <text:p>1.74199986457825</text:p>
          </table:table-cell>
          <table:table-cell/>
          <table:table-cell table:formula="of:=[.H229] - [.$H$681]" office:value-type="float" office:value="1.35599970817566" calcext:value-type="float">
            <text:p>1.35599970817566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17.155" calcext:value-type="float">
            <text:p>1739050317.155</text:p>
          </table:table-cell>
          <table:table-cell office:value-type="float" office:value="1739050318.561" calcext:value-type="float">
            <text:p>1739050318.56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30]-[.A230]" office:value-type="float" office:value="1.4060001373291" calcext:value-type="float">
            <text:p>1.4060001373291</text:p>
          </table:table-cell>
          <table:table-cell/>
          <table:table-cell table:formula="of:=[.H230] - [.$H$681]" office:value-type="float" office:value="1.01999998092651" calcext:value-type="float">
            <text:p>1.01999998092651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17.488" calcext:value-type="float">
            <text:p>1739050317.488</text:p>
          </table:table-cell>
          <table:table-cell office:value-type="float" office:value="1739050319.947" calcext:value-type="float">
            <text:p>1739050319.94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31]-[.A231]" office:value-type="float" office:value="2.45900011062622" calcext:value-type="float">
            <text:p>2.45900011062622</text:p>
          </table:table-cell>
          <table:table-cell/>
          <table:table-cell table:formula="of:=[.H231] - [.$H$681]" office:value-type="float" office:value="2.07299995422363" calcext:value-type="float">
            <text:p>2.07299995422363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18.855" calcext:value-type="float">
            <text:p>1739050318.855</text:p>
          </table:table-cell>
          <table:table-cell office:value-type="float" office:value="1739050320.545" calcext:value-type="float">
            <text:p>1739050320.54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32]-[.A232]" office:value-type="float" office:value="1.69000005722046" calcext:value-type="float">
            <text:p>1.69000005722046</text:p>
          </table:table-cell>
          <table:table-cell/>
          <table:table-cell table:formula="of:=[.H232] - [.$H$681]" office:value-type="float" office:value="1.30399990081787" calcext:value-type="float">
            <text:p>1.30399990081787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19.221" calcext:value-type="float">
            <text:p>1739050319.221</text:p>
          </table:table-cell>
          <table:table-cell office:value-type="float" office:value="1739050320.663" calcext:value-type="float">
            <text:p>1739050320.66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33]-[.A233]" office:value-type="float" office:value="1.44200015068054" calcext:value-type="float">
            <text:p>1.44200015068054</text:p>
          </table:table-cell>
          <table:table-cell/>
          <table:table-cell table:formula="of:=[.H233] - [.$H$681]" office:value-type="float" office:value="1.05599999427795" calcext:value-type="float">
            <text:p>1.05599999427795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19.255" calcext:value-type="float">
            <text:p>1739050319.255</text:p>
          </table:table-cell>
          <table:table-cell office:value-type="float" office:value="1739050320.767" calcext:value-type="float">
            <text:p>1739050320.76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34]-[.A234]" office:value-type="float" office:value="1.51199984550476" calcext:value-type="float">
            <text:p>1.51199984550476</text:p>
          </table:table-cell>
          <table:table-cell/>
          <table:table-cell table:formula="of:=[.H234] - [.$H$681]" office:value-type="float" office:value="1.12599968910217" calcext:value-type="float">
            <text:p>1.12599968910217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19.688" calcext:value-type="float">
            <text:p>1739050319.688</text:p>
          </table:table-cell>
          <table:table-cell office:value-type="float" office:value="1739050321.223" calcext:value-type="float">
            <text:p>1739050321.22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35]-[.A235]" office:value-type="float" office:value="1.53500008583069" calcext:value-type="float">
            <text:p>1.53500008583069</text:p>
          </table:table-cell>
          <table:table-cell/>
          <table:table-cell table:formula="of:=[.H235] - [.$H$681]" office:value-type="float" office:value="1.1489999294281" calcext:value-type="float">
            <text:p>1.1489999294281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19.888" calcext:value-type="float">
            <text:p>1739050319.888</text:p>
          </table:table-cell>
          <table:table-cell office:value-type="float" office:value="1739050321.385" calcext:value-type="float">
            <text:p>1739050321.38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36]-[.A236]" office:value-type="float" office:value="1.49699997901917" calcext:value-type="float">
            <text:p>1.49699997901917</text:p>
          </table:table-cell>
          <table:table-cell/>
          <table:table-cell table:formula="of:=[.H236] - [.$H$681]" office:value-type="float" office:value="1.11099982261658" calcext:value-type="float">
            <text:p>1.11099982261658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20.121" calcext:value-type="float">
            <text:p>1739050320.121</text:p>
          </table:table-cell>
          <table:table-cell office:value-type="float" office:value="1739050321.543" calcext:value-type="float">
            <text:p>1739050321.54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37]-[.A237]" office:value-type="float" office:value="1.42199993133545" calcext:value-type="float">
            <text:p>1.42199993133545</text:p>
          </table:table-cell>
          <table:table-cell/>
          <table:table-cell table:formula="of:=[.H237] - [.$H$681]" office:value-type="float" office:value="1.03599977493286" calcext:value-type="float">
            <text:p>1.03599977493286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20.255" calcext:value-type="float">
            <text:p>1739050320.255</text:p>
          </table:table-cell>
          <table:table-cell office:value-type="float" office:value="1739050321.822" calcext:value-type="float">
            <text:p>1739050321.82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38]-[.A238]" office:value-type="float" office:value="1.56699991226196" calcext:value-type="float">
            <text:p>1.56699991226196</text:p>
          </table:table-cell>
          <table:table-cell/>
          <table:table-cell table:formula="of:=[.H238] - [.$H$681]" office:value-type="float" office:value="1.18099975585937" calcext:value-type="float">
            <text:p>1.18099975585937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20.521" calcext:value-type="float">
            <text:p>1739050320.521</text:p>
          </table:table-cell>
          <table:table-cell office:value-type="float" office:value="1739050321.929" calcext:value-type="float">
            <text:p>1739050321.92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39]-[.A239]" office:value-type="float" office:value="1.40799999237061" calcext:value-type="float">
            <text:p>1.40799999237061</text:p>
          </table:table-cell>
          <table:table-cell/>
          <table:table-cell table:formula="of:=[.H239] - [.$H$681]" office:value-type="float" office:value="1.02199983596802" calcext:value-type="float">
            <text:p>1.02199983596802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20.721" calcext:value-type="float">
            <text:p>1739050320.721</text:p>
          </table:table-cell>
          <table:table-cell office:value-type="float" office:value="1739050322.038" calcext:value-type="float">
            <text:p>1739050322.03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40]-[.A240]" office:value-type="float" office:value="1.31700015068054" calcext:value-type="float">
            <text:p>1.31700015068054</text:p>
          </table:table-cell>
          <table:table-cell/>
          <table:table-cell table:formula="of:=[.H240] - [.$H$681]" office:value-type="float" office:value="0.930999994277954" calcext:value-type="float">
            <text:p>0.930999994277954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20.755" calcext:value-type="float">
            <text:p>1739050320.755</text:p>
          </table:table-cell>
          <table:table-cell office:value-type="float" office:value="1739050322.15" calcext:value-type="float">
            <text:p>1739050322.1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41]-[.A241]" office:value-type="float" office:value="1.39499998092651" calcext:value-type="float">
            <text:p>1.39499998092651</text:p>
          </table:table-cell>
          <table:table-cell/>
          <table:table-cell table:formula="of:=[.H241] - [.$H$681]" office:value-type="float" office:value="1.00899982452393" calcext:value-type="float">
            <text:p>1.00899982452393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20.788" calcext:value-type="float">
            <text:p>1739050320.788</text:p>
          </table:table-cell>
          <table:table-cell office:value-type="float" office:value="1739050322.266" calcext:value-type="float">
            <text:p>1739050322.26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42]-[.A242]" office:value-type="float" office:value="1.4779999256134" calcext:value-type="float">
            <text:p>1.4779999256134</text:p>
          </table:table-cell>
          <table:table-cell/>
          <table:table-cell table:formula="of:=[.H242] - [.$H$681]" office:value-type="float" office:value="1.09199976921082" calcext:value-type="float">
            <text:p>1.09199976921082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20.855" calcext:value-type="float">
            <text:p>1739050320.855</text:p>
          </table:table-cell>
          <table:table-cell office:value-type="float" office:value="1739050322.707" calcext:value-type="float">
            <text:p>1739050322.70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43]-[.A243]" office:value-type="float" office:value="1.85199999809265" calcext:value-type="float">
            <text:p>1.85199999809265</text:p>
          </table:table-cell>
          <table:table-cell/>
          <table:table-cell table:formula="of:=[.H243] - [.$H$681]" office:value-type="float" office:value="1.46599984169006" calcext:value-type="float">
            <text:p>1.46599984169006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20.921" calcext:value-type="float">
            <text:p>1739050320.921</text:p>
          </table:table-cell>
          <table:table-cell office:value-type="float" office:value="1739050322.712" calcext:value-type="float">
            <text:p>1739050322.71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44]-[.A244]" office:value-type="float" office:value="1.79099988937378" calcext:value-type="float">
            <text:p>1.79099988937378</text:p>
          </table:table-cell>
          <table:table-cell/>
          <table:table-cell table:formula="of:=[.H244] - [.$H$681]" office:value-type="float" office:value="1.40499973297119" calcext:value-type="float">
            <text:p>1.40499973297119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21.155" calcext:value-type="float">
            <text:p>1739050321.155</text:p>
          </table:table-cell>
          <table:table-cell office:value-type="float" office:value="1739050322.874" calcext:value-type="float">
            <text:p>1739050322.87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45]-[.A245]" office:value-type="float" office:value="1.71900010108948" calcext:value-type="float">
            <text:p>1.71900010108948</text:p>
          </table:table-cell>
          <table:table-cell/>
          <table:table-cell table:formula="of:=[.H245] - [.$H$681]" office:value-type="float" office:value="1.33299994468689" calcext:value-type="float">
            <text:p>1.33299994468689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21.221" calcext:value-type="float">
            <text:p>1739050321.221</text:p>
          </table:table-cell>
          <table:table-cell office:value-type="float" office:value="1739050322.904" calcext:value-type="float">
            <text:p>1739050322.90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46]-[.A246]" office:value-type="float" office:value="1.68300008773804" calcext:value-type="float">
            <text:p>1.68300008773804</text:p>
          </table:table-cell>
          <table:table-cell/>
          <table:table-cell table:formula="of:=[.H246] - [.$H$681]" office:value-type="float" office:value="1.29699993133545" calcext:value-type="float">
            <text:p>1.29699993133545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21.355" calcext:value-type="float">
            <text:p>1739050321.355</text:p>
          </table:table-cell>
          <table:table-cell office:value-type="float" office:value="1739050323.111" calcext:value-type="float">
            <text:p>1739050323.11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47]-[.A247]" office:value-type="float" office:value="1.75600004196167" calcext:value-type="float">
            <text:p>1.75600004196167</text:p>
          </table:table-cell>
          <table:table-cell/>
          <table:table-cell table:formula="of:=[.H247] - [.$H$681]" office:value-type="float" office:value="1.36999988555908" calcext:value-type="float">
            <text:p>1.36999988555908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21.921" calcext:value-type="float">
            <text:p>1739050321.921</text:p>
          </table:table-cell>
          <table:table-cell office:value-type="float" office:value="1739050325.604" calcext:value-type="float">
            <text:p>1739050325.60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48]-[.A248]" office:value-type="float" office:value="3.68300008773804" calcext:value-type="float">
            <text:p>3.68300008773804</text:p>
          </table:table-cell>
          <table:table-cell/>
          <table:table-cell table:formula="of:=[.H248] - [.$H$681]" office:value-type="float" office:value="3.29699993133545" calcext:value-type="float">
            <text:p>3.29699993133545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24.355" calcext:value-type="float">
            <text:p>1739050324.355</text:p>
          </table:table-cell>
          <table:table-cell office:value-type="float" office:value="1739050325.718" calcext:value-type="float">
            <text:p>1739050325.71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49]-[.A249]" office:value-type="float" office:value="1.36299991607666" calcext:value-type="float">
            <text:p>1.36299991607666</text:p>
          </table:table-cell>
          <table:table-cell/>
          <table:table-cell table:formula="of:=[.H249] - [.$H$681]" office:value-type="float" office:value="0.976999759674072" calcext:value-type="float">
            <text:p>0.976999759674072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24.388" calcext:value-type="float">
            <text:p>1739050324.388</text:p>
          </table:table-cell>
          <table:table-cell office:value-type="float" office:value="1739050325.821" calcext:value-type="float">
            <text:p>1739050325.82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50]-[.A250]" office:value-type="float" office:value="1.43300008773804" calcext:value-type="float">
            <text:p>1.43300008773804</text:p>
          </table:table-cell>
          <table:table-cell/>
          <table:table-cell table:formula="of:=[.H250] - [.$H$681]" office:value-type="float" office:value="1.04699993133545" calcext:value-type="float">
            <text:p>1.04699993133545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26.121" calcext:value-type="float">
            <text:p>1739050326.121</text:p>
          </table:table-cell>
          <table:table-cell office:value-type="float" office:value="1739050327.602" calcext:value-type="float">
            <text:p>1739050327.60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51]-[.A251]" office:value-type="float" office:value="1.48099994659424" calcext:value-type="float">
            <text:p>1.48099994659424</text:p>
          </table:table-cell>
          <table:table-cell/>
          <table:table-cell table:formula="of:=[.H251] - [.$H$681]" office:value-type="float" office:value="1.09499979019165" calcext:value-type="float">
            <text:p>1.09499979019165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26.488" calcext:value-type="float">
            <text:p>1739050326.488</text:p>
          </table:table-cell>
          <table:table-cell office:value-type="float" office:value="1739050328.127" calcext:value-type="float">
            <text:p>1739050328.12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52]-[.A252]" office:value-type="float" office:value="1.63900017738342" calcext:value-type="float">
            <text:p>1.63900017738342</text:p>
          </table:table-cell>
          <table:table-cell/>
          <table:table-cell table:formula="of:=[.H252] - [.$H$681]" office:value-type="float" office:value="1.25300002098083" calcext:value-type="float">
            <text:p>1.25300002098083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26.855" calcext:value-type="float">
            <text:p>1739050326.855</text:p>
          </table:table-cell>
          <table:table-cell office:value-type="float" office:value="1739050328.375" calcext:value-type="float">
            <text:p>1739050328.37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53]-[.A253]" office:value-type="float" office:value="1.51999998092651" calcext:value-type="float">
            <text:p>1.51999998092651</text:p>
          </table:table-cell>
          <table:table-cell/>
          <table:table-cell table:formula="of:=[.H253] - [.$H$681]" office:value-type="float" office:value="1.13399982452393" calcext:value-type="float">
            <text:p>1.13399982452393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27.188" calcext:value-type="float">
            <text:p>1739050327.188</text:p>
          </table:table-cell>
          <table:table-cell office:value-type="float" office:value="1739050328.523" calcext:value-type="float">
            <text:p>1739050328.52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54]-[.A254]" office:value-type="float" office:value="1.33500003814697" calcext:value-type="float">
            <text:p>1.33500003814697</text:p>
          </table:table-cell>
          <table:table-cell/>
          <table:table-cell table:formula="of:=[.H254] - [.$H$681]" office:value-type="float" office:value="0.948999881744384" calcext:value-type="float">
            <text:p>0.948999881744384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28.021" calcext:value-type="float">
            <text:p>1739050328.021</text:p>
          </table:table-cell>
          <table:table-cell office:value-type="float" office:value="1739050329.244" calcext:value-type="float">
            <text:p>1739050329.24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55]-[.A255]" office:value-type="float" office:value="1.22300004959106" calcext:value-type="float">
            <text:p>1.22300004959106</text:p>
          </table:table-cell>
          <table:table-cell/>
          <table:table-cell table:formula="of:=[.H255] - [.$H$681]" office:value-type="float" office:value="0.836999893188476" calcext:value-type="float">
            <text:p>0.836999893188476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28.055" calcext:value-type="float">
            <text:p>1739050328.055</text:p>
          </table:table-cell>
          <table:table-cell office:value-type="float" office:value="1739050329.347" calcext:value-type="float">
            <text:p>1739050329.34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56]-[.A256]" office:value-type="float" office:value="1.29199981689453" calcext:value-type="float">
            <text:p>1.29199981689453</text:p>
          </table:table-cell>
          <table:table-cell/>
          <table:table-cell table:formula="of:=[.H256] - [.$H$681]" office:value-type="float" office:value="0.905999660491943" calcext:value-type="float">
            <text:p>0.905999660491943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28.088" calcext:value-type="float">
            <text:p>1739050328.088</text:p>
          </table:table-cell>
          <table:table-cell office:value-type="float" office:value="1739050329.448" calcext:value-type="float">
            <text:p>1739050329.44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57]-[.A257]" office:value-type="float" office:value="1.35999989509583" calcext:value-type="float">
            <text:p>1.35999989509583</text:p>
          </table:table-cell>
          <table:table-cell/>
          <table:table-cell table:formula="of:=[.H257] - [.$H$681]" office:value-type="float" office:value="0.973999738693237" calcext:value-type="float">
            <text:p>0.973999738693237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28.221" calcext:value-type="float">
            <text:p>1739050328.221</text:p>
          </table:table-cell>
          <table:table-cell office:value-type="float" office:value="1739050329.551" calcext:value-type="float">
            <text:p>1739050329.55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58]-[.A258]" office:value-type="float" office:value="1.33000016212463" calcext:value-type="float">
            <text:p>1.33000016212463</text:p>
          </table:table-cell>
          <table:table-cell/>
          <table:table-cell table:formula="of:=[.H258] - [.$H$681]" office:value-type="float" office:value="0.944000005722046" calcext:value-type="float">
            <text:p>0.944000005722046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28.255" calcext:value-type="float">
            <text:p>1739050328.255</text:p>
          </table:table-cell>
          <table:table-cell office:value-type="float" office:value="1739050329.653" calcext:value-type="float">
            <text:p>1739050329.65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59]-[.A259]" office:value-type="float" office:value="1.39800000190735" calcext:value-type="float">
            <text:p>1.39800000190735</text:p>
          </table:table-cell>
          <table:table-cell/>
          <table:table-cell table:formula="of:=[.H259] - [.$H$681]" office:value-type="float" office:value="1.01199984550476" calcext:value-type="float">
            <text:p>1.01199984550476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28.288" calcext:value-type="float">
            <text:p>1739050328.288</text:p>
          </table:table-cell>
          <table:table-cell office:value-type="float" office:value="1739050329.761" calcext:value-type="float">
            <text:p>1739050329.76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60]-[.A260]" office:value-type="float" office:value="1.47299981117249" calcext:value-type="float">
            <text:p>1.47299981117249</text:p>
          </table:table-cell>
          <table:table-cell/>
          <table:table-cell table:formula="of:=[.H260] - [.$H$681]" office:value-type="float" office:value="1.0869996547699" calcext:value-type="float">
            <text:p>1.0869996547699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28.355" calcext:value-type="float">
            <text:p>1739050328.355</text:p>
          </table:table-cell>
          <table:table-cell office:value-type="float" office:value="1739050329.865" calcext:value-type="float">
            <text:p>1739050329.86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61]-[.A261]" office:value-type="float" office:value="1.50999999046326" calcext:value-type="float">
            <text:p>1.50999999046326</text:p>
          </table:table-cell>
          <table:table-cell/>
          <table:table-cell table:formula="of:=[.H261] - [.$H$681]" office:value-type="float" office:value="1.12399983406067" calcext:value-type="float">
            <text:p>1.12399983406067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29.455" calcext:value-type="float">
            <text:p>1739050329.455</text:p>
          </table:table-cell>
          <table:table-cell office:value-type="float" office:value="1739050331.392" calcext:value-type="float">
            <text:p>1739050331.39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62]-[.A262]" office:value-type="float" office:value="1.93700003623962" calcext:value-type="float">
            <text:p>1.93700003623962</text:p>
          </table:table-cell>
          <table:table-cell/>
          <table:table-cell table:formula="of:=[.H262] - [.$H$681]" office:value-type="float" office:value="1.55099987983704" calcext:value-type="float">
            <text:p>1.55099987983704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30.355" calcext:value-type="float">
            <text:p>1739050330.355</text:p>
          </table:table-cell>
          <table:table-cell office:value-type="float" office:value="1739050332.686" calcext:value-type="float">
            <text:p>1739050332.68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63]-[.A263]" office:value-type="float" office:value="2.33100008964539" calcext:value-type="float">
            <text:p>2.33100008964539</text:p>
          </table:table-cell>
          <table:table-cell/>
          <table:table-cell table:formula="of:=[.H263] - [.$H$681]" office:value-type="float" office:value="1.9449999332428" calcext:value-type="float">
            <text:p>1.9449999332428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30.388" calcext:value-type="float">
            <text:p>1739050330.388</text:p>
          </table:table-cell>
          <table:table-cell office:value-type="float" office:value="1739050332.789" calcext:value-type="float">
            <text:p>1739050332.78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64]-[.A264]" office:value-type="float" office:value="2.40100002288818" calcext:value-type="float">
            <text:p>2.40100002288818</text:p>
          </table:table-cell>
          <table:table-cell/>
          <table:table-cell table:formula="of:=[.H264] - [.$H$681]" office:value-type="float" office:value="2.0149998664856" calcext:value-type="float">
            <text:p>2.0149998664856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31.488" calcext:value-type="float">
            <text:p>1739050331.488</text:p>
          </table:table-cell>
          <table:table-cell office:value-type="float" office:value="1739050332.893" calcext:value-type="float">
            <text:p>1739050332.89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65]-[.A265]" office:value-type="float" office:value="1.40499997138977" calcext:value-type="float">
            <text:p>1.40499997138977</text:p>
          </table:table-cell>
          <table:table-cell/>
          <table:table-cell table:formula="of:=[.H265] - [.$H$681]" office:value-type="float" office:value="1.01899981498718" calcext:value-type="float">
            <text:p>1.01899981498718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31.521" calcext:value-type="float">
            <text:p>1739050331.521</text:p>
          </table:table-cell>
          <table:table-cell office:value-type="float" office:value="1739050333.002" calcext:value-type="float">
            <text:p>1739050333.00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66]-[.A266]" office:value-type="float" office:value="1.48100018501282" calcext:value-type="float">
            <text:p>1.48100018501282</text:p>
          </table:table-cell>
          <table:table-cell/>
          <table:table-cell table:formula="of:=[.H266] - [.$H$681]" office:value-type="float" office:value="1.09500002861023" calcext:value-type="float">
            <text:p>1.09500002861023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31.621" calcext:value-type="float">
            <text:p>1739050331.621</text:p>
          </table:table-cell>
          <table:table-cell office:value-type="float" office:value="1739050333.105" calcext:value-type="float">
            <text:p>1739050333.10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67]-[.A267]" office:value-type="float" office:value="1.48399996757507" calcext:value-type="float">
            <text:p>1.48399996757507</text:p>
          </table:table-cell>
          <table:table-cell/>
          <table:table-cell table:formula="of:=[.H267] - [.$H$681]" office:value-type="float" office:value="1.09799981117249" calcext:value-type="float">
            <text:p>1.09799981117249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31.788" calcext:value-type="float">
            <text:p>1739050331.788</text:p>
          </table:table-cell>
          <table:table-cell office:value-type="float" office:value="1739050333.306" calcext:value-type="float">
            <text:p>1739050333.30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68]-[.A268]" office:value-type="float" office:value="1.51799988746643" calcext:value-type="float">
            <text:p>1.51799988746643</text:p>
          </table:table-cell>
          <table:table-cell/>
          <table:table-cell table:formula="of:=[.H268] - [.$H$681]" office:value-type="float" office:value="1.13199973106384" calcext:value-type="float">
            <text:p>1.13199973106384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32.655" calcext:value-type="float">
            <text:p>1739050332.655</text:p>
          </table:table-cell>
          <table:table-cell office:value-type="float" office:value="1739050333.945" calcext:value-type="float">
            <text:p>1739050333.94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69]-[.A269]" office:value-type="float" office:value="1.28999996185303" calcext:value-type="float">
            <text:p>1.28999996185303</text:p>
          </table:table-cell>
          <table:table-cell/>
          <table:table-cell table:formula="of:=[.H269] - [.$H$681]" office:value-type="float" office:value="0.903999805450439" calcext:value-type="float">
            <text:p>0.903999805450439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32.688" calcext:value-type="float">
            <text:p>1739050332.688</text:p>
          </table:table-cell>
          <table:table-cell office:value-type="float" office:value="1739050334.054" calcext:value-type="float">
            <text:p>1739050334.05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70]-[.A270]" office:value-type="float" office:value="1.3659999370575" calcext:value-type="float">
            <text:p>1.3659999370575</text:p>
          </table:table-cell>
          <table:table-cell/>
          <table:table-cell table:formula="of:=[.H270] - [.$H$681]" office:value-type="float" office:value="0.979999780654907" calcext:value-type="float">
            <text:p>0.979999780654907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32.755" calcext:value-type="float">
            <text:p>1739050332.755</text:p>
          </table:table-cell>
          <table:table-cell office:value-type="float" office:value="1739050334.157" calcext:value-type="float">
            <text:p>1739050334.15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71]-[.A271]" office:value-type="float" office:value="1.40199995040894" calcext:value-type="float">
            <text:p>1.40199995040894</text:p>
          </table:table-cell>
          <table:table-cell/>
          <table:table-cell table:formula="of:=[.H271] - [.$H$681]" office:value-type="float" office:value="1.01599979400635" calcext:value-type="float">
            <text:p>1.01599979400635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32.855" calcext:value-type="float">
            <text:p>1739050332.855</text:p>
          </table:table-cell>
          <table:table-cell office:value-type="float" office:value="1739050334.263" calcext:value-type="float">
            <text:p>1739050334.26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72]-[.A272]" office:value-type="float" office:value="1.40799999237061" calcext:value-type="float">
            <text:p>1.40799999237061</text:p>
          </table:table-cell>
          <table:table-cell/>
          <table:table-cell table:formula="of:=[.H272] - [.$H$681]" office:value-type="float" office:value="1.02199983596802" calcext:value-type="float">
            <text:p>1.02199983596802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32.921" calcext:value-type="float">
            <text:p>1739050332.921</text:p>
          </table:table-cell>
          <table:table-cell office:value-type="float" office:value="1739050334.371" calcext:value-type="float">
            <text:p>1739050334.37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73]-[.A273]" office:value-type="float" office:value="1.45000004768372" calcext:value-type="float">
            <text:p>1.45000004768372</text:p>
          </table:table-cell>
          <table:table-cell/>
          <table:table-cell table:formula="of:=[.H273] - [.$H$681]" office:value-type="float" office:value="1.06399989128113" calcext:value-type="float">
            <text:p>1.06399989128113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37.755" calcext:value-type="float">
            <text:p>1739050337.755</text:p>
          </table:table-cell>
          <table:table-cell office:value-type="float" office:value="1739050339.314" calcext:value-type="float">
            <text:p>1739050339.31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74]-[.A274]" office:value-type="float" office:value="1.55899977684021" calcext:value-type="float">
            <text:p>1.55899977684021</text:p>
          </table:table-cell>
          <table:table-cell/>
          <table:table-cell table:formula="of:=[.H274] - [.$H$681]" office:value-type="float" office:value="1.17299962043762" calcext:value-type="float">
            <text:p>1.17299962043762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38.155" calcext:value-type="float">
            <text:p>1739050338.155</text:p>
          </table:table-cell>
          <table:table-cell office:value-type="float" office:value="1739050339.603" calcext:value-type="float">
            <text:p>1739050339.60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75]-[.A275]" office:value-type="float" office:value="1.44799995422363" calcext:value-type="float">
            <text:p>1.44799995422363</text:p>
          </table:table-cell>
          <table:table-cell/>
          <table:table-cell table:formula="of:=[.H275] - [.$H$681]" office:value-type="float" office:value="1.06199979782104" calcext:value-type="float">
            <text:p>1.06199979782104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38.321" calcext:value-type="float">
            <text:p>1739050338.321</text:p>
          </table:table-cell>
          <table:table-cell office:value-type="float" office:value="1739050339.707" calcext:value-type="float">
            <text:p>1739050339.70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76]-[.A276]" office:value-type="float" office:value="1.38599991798401" calcext:value-type="float">
            <text:p>1.38599991798401</text:p>
          </table:table-cell>
          <table:table-cell/>
          <table:table-cell table:formula="of:=[.H276] - [.$H$681]" office:value-type="float" office:value="0.999999761581421" calcext:value-type="float">
            <text:p>0.999999761581421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38.355" calcext:value-type="float">
            <text:p>1739050338.355</text:p>
          </table:table-cell>
          <table:table-cell office:value-type="float" office:value="1739050339.863" calcext:value-type="float">
            <text:p>1739050339.86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77]-[.A277]" office:value-type="float" office:value="1.50799989700317" calcext:value-type="float">
            <text:p>1.50799989700317</text:p>
          </table:table-cell>
          <table:table-cell/>
          <table:table-cell table:formula="of:=[.H277] - [.$H$681]" office:value-type="float" office:value="1.12199974060059" calcext:value-type="float">
            <text:p>1.12199974060059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38.555" calcext:value-type="float">
            <text:p>1739050338.555</text:p>
          </table:table-cell>
          <table:table-cell office:value-type="float" office:value="1739050339.967" calcext:value-type="float">
            <text:p>1739050339.96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78]-[.A278]" office:value-type="float" office:value="1.41199994087219" calcext:value-type="float">
            <text:p>1.41199994087219</text:p>
          </table:table-cell>
          <table:table-cell/>
          <table:table-cell table:formula="of:=[.H278] - [.$H$681]" office:value-type="float" office:value="1.0259997844696" calcext:value-type="float">
            <text:p>1.0259997844696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38.588" calcext:value-type="float">
            <text:p>1739050338.588</text:p>
          </table:table-cell>
          <table:table-cell office:value-type="float" office:value="1739050340.076" calcext:value-type="float">
            <text:p>1739050340.07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79]-[.A279]" office:value-type="float" office:value="1.48799991607666" calcext:value-type="float">
            <text:p>1.48799991607666</text:p>
          </table:table-cell>
          <table:table-cell/>
          <table:table-cell table:formula="of:=[.H279] - [.$H$681]" office:value-type="float" office:value="1.10199975967407" calcext:value-type="float">
            <text:p>1.10199975967407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38.621" calcext:value-type="float">
            <text:p>1739050338.621</text:p>
          </table:table-cell>
          <table:table-cell office:value-type="float" office:value="1739050340.194" calcext:value-type="float">
            <text:p>1739050340.19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80]-[.A280]" office:value-type="float" office:value="1.57299995422363" calcext:value-type="float">
            <text:p>1.57299995422363</text:p>
          </table:table-cell>
          <table:table-cell/>
          <table:table-cell table:formula="of:=[.H280] - [.$H$681]" office:value-type="float" office:value="1.18699979782104" calcext:value-type="float">
            <text:p>1.18699979782104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38.955" calcext:value-type="float">
            <text:p>1739050338.955</text:p>
          </table:table-cell>
          <table:table-cell office:value-type="float" office:value="1739050340.343" calcext:value-type="float">
            <text:p>1739050340.34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81]-[.A281]" office:value-type="float" office:value="1.38800001144409" calcext:value-type="float">
            <text:p>1.38800001144409</text:p>
          </table:table-cell>
          <table:table-cell/>
          <table:table-cell table:formula="of:=[.H281] - [.$H$681]" office:value-type="float" office:value="1.0019998550415" calcext:value-type="float">
            <text:p>1.0019998550415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38.988" calcext:value-type="float">
            <text:p>1739050338.988</text:p>
          </table:table-cell>
          <table:table-cell office:value-type="float" office:value="1739050340.458" calcext:value-type="float">
            <text:p>1739050340.45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82]-[.A282]" office:value-type="float" office:value="1.47000002861023" calcext:value-type="float">
            <text:p>1.47000002861023</text:p>
          </table:table-cell>
          <table:table-cell/>
          <table:table-cell table:formula="of:=[.H282] - [.$H$681]" office:value-type="float" office:value="1.08399987220764" calcext:value-type="float">
            <text:p>1.08399987220764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39.088" calcext:value-type="float">
            <text:p>1739050339.088</text:p>
          </table:table-cell>
          <table:table-cell office:value-type="float" office:value="1739050340.616" calcext:value-type="float">
            <text:p>1739050340.61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83]-[.A283]" office:value-type="float" office:value="1.52799987792969" calcext:value-type="float">
            <text:p>1.52799987792969</text:p>
          </table:table-cell>
          <table:table-cell/>
          <table:table-cell table:formula="of:=[.H283] - [.$H$681]" office:value-type="float" office:value="1.1419997215271" calcext:value-type="float">
            <text:p>1.1419997215271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39.788" calcext:value-type="float">
            <text:p>1739050339.788</text:p>
          </table:table-cell>
          <table:table-cell office:value-type="float" office:value="1739050341.256" calcext:value-type="float">
            <text:p>1739050341.25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84]-[.A284]" office:value-type="float" office:value="1.46799993515015" calcext:value-type="float">
            <text:p>1.46799993515015</text:p>
          </table:table-cell>
          <table:table-cell/>
          <table:table-cell table:formula="of:=[.H284] - [.$H$681]" office:value-type="float" office:value="1.08199977874756" calcext:value-type="float">
            <text:p>1.08199977874756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39.821" calcext:value-type="float">
            <text:p>1739050339.821</text:p>
          </table:table-cell>
          <table:table-cell office:value-type="float" office:value="1739050341.378" calcext:value-type="float">
            <text:p>1739050341.37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85]-[.A285]" office:value-type="float" office:value="1.55699992179871" calcext:value-type="float">
            <text:p>1.55699992179871</text:p>
          </table:table-cell>
          <table:table-cell/>
          <table:table-cell table:formula="of:=[.H285] - [.$H$681]" office:value-type="float" office:value="1.17099976539612" calcext:value-type="float">
            <text:p>1.17099976539612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40.188" calcext:value-type="float">
            <text:p>1739050340.188</text:p>
          </table:table-cell>
          <table:table-cell office:value-type="float" office:value="1739050341.845" calcext:value-type="float">
            <text:p>1739050341.84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86]-[.A286]" office:value-type="float" office:value="1.65700006484985" calcext:value-type="float">
            <text:p>1.65700006484985</text:p>
          </table:table-cell>
          <table:table-cell/>
          <table:table-cell table:formula="of:=[.H286] - [.$H$681]" office:value-type="float" office:value="1.27099990844727" calcext:value-type="float">
            <text:p>1.27099990844727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42.688" calcext:value-type="float">
            <text:p>1739050342.688</text:p>
          </table:table-cell>
          <table:table-cell office:value-type="float" office:value="1739050344.436" calcext:value-type="float">
            <text:p>1739050344.43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87]-[.A287]" office:value-type="float" office:value="1.7480001449585" calcext:value-type="float">
            <text:p>1.7480001449585</text:p>
          </table:table-cell>
          <table:table-cell/>
          <table:table-cell table:formula="of:=[.H287] - [.$H$681]" office:value-type="float" office:value="1.36199998855591" calcext:value-type="float">
            <text:p>1.36199998855591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43.055" calcext:value-type="float">
            <text:p>1739050343.055</text:p>
          </table:table-cell>
          <table:table-cell office:value-type="float" office:value="1739050344.545" calcext:value-type="float">
            <text:p>1739050344.54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88]-[.A288]" office:value-type="float" office:value="1.49000000953674" calcext:value-type="float">
            <text:p>1.49000000953674</text:p>
          </table:table-cell>
          <table:table-cell/>
          <table:table-cell table:formula="of:=[.H288] - [.$H$681]" office:value-type="float" office:value="1.10399985313416" calcext:value-type="float">
            <text:p>1.10399985313416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43.088" calcext:value-type="float">
            <text:p>1739050343.088</text:p>
          </table:table-cell>
          <table:table-cell office:value-type="float" office:value="1739050344.663" calcext:value-type="float">
            <text:p>1739050344.66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89]-[.A289]" office:value-type="float" office:value="1.57500004768372" calcext:value-type="float">
            <text:p>1.57500004768372</text:p>
          </table:table-cell>
          <table:table-cell/>
          <table:table-cell table:formula="of:=[.H289] - [.$H$681]" office:value-type="float" office:value="1.18899989128113" calcext:value-type="float">
            <text:p>1.18899989128113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43.388" calcext:value-type="float">
            <text:p>1739050343.388</text:p>
          </table:table-cell>
          <table:table-cell office:value-type="float" office:value="1739050344.864" calcext:value-type="float">
            <text:p>1739050344.86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90]-[.A290]" office:value-type="float" office:value="1.4760000705719" calcext:value-type="float">
            <text:p>1.4760000705719</text:p>
          </table:table-cell>
          <table:table-cell/>
          <table:table-cell table:formula="of:=[.H290] - [.$H$681]" office:value-type="float" office:value="1.08999991416931" calcext:value-type="float">
            <text:p>1.08999991416931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46.388" calcext:value-type="float">
            <text:p>1739050346.388</text:p>
          </table:table-cell>
          <table:table-cell office:value-type="float" office:value="1739050349.078" calcext:value-type="float">
            <text:p>1739050349.07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91]-[.A291]" office:value-type="float" office:value="2.69000005722046" calcext:value-type="float">
            <text:p>2.69000005722046</text:p>
          </table:table-cell>
          <table:table-cell/>
          <table:table-cell table:formula="of:=[.H291] - [.$H$681]" office:value-type="float" office:value="2.30399990081787" calcext:value-type="float">
            <text:p>2.30399990081787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47.922" calcext:value-type="float">
            <text:p>1739050347.922</text:p>
          </table:table-cell>
          <table:table-cell office:value-type="float" office:value="1739050349.43" calcext:value-type="float">
            <text:p>1739050349.4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92]-[.A292]" office:value-type="float" office:value="1.50800013542175" calcext:value-type="float">
            <text:p>1.50800013542175</text:p>
          </table:table-cell>
          <table:table-cell/>
          <table:table-cell table:formula="of:=[.H292] - [.$H$681]" office:value-type="float" office:value="1.12199997901916" calcext:value-type="float">
            <text:p>1.12199997901916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48.255" calcext:value-type="float">
            <text:p>1739050348.255</text:p>
          </table:table-cell>
          <table:table-cell office:value-type="float" office:value="1739050349.533" calcext:value-type="float">
            <text:p>1739050349.53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93]-[.A293]" office:value-type="float" office:value="1.27799987792969" calcext:value-type="float">
            <text:p>1.27799987792969</text:p>
          </table:table-cell>
          <table:table-cell/>
          <table:table-cell table:formula="of:=[.H293] - [.$H$681]" office:value-type="float" office:value="0.891999721527099" calcext:value-type="float">
            <text:p>0.891999721527099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48.288" calcext:value-type="float">
            <text:p>1739050348.288</text:p>
          </table:table-cell>
          <table:table-cell office:value-type="float" office:value="1739050349.636" calcext:value-type="float">
            <text:p>1739050349.63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94]-[.A294]" office:value-type="float" office:value="1.34799981117249" calcext:value-type="float">
            <text:p>1.34799981117249</text:p>
          </table:table-cell>
          <table:table-cell/>
          <table:table-cell table:formula="of:=[.H294] - [.$H$681]" office:value-type="float" office:value="0.961999654769897" calcext:value-type="float">
            <text:p>0.961999654769897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48.622" calcext:value-type="float">
            <text:p>1739050348.622</text:p>
          </table:table-cell>
          <table:table-cell office:value-type="float" office:value="1739050350.292" calcext:value-type="float">
            <text:p>1739050350.29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95]-[.A295]" office:value-type="float" office:value="1.67000007629395" calcext:value-type="float">
            <text:p>1.67000007629395</text:p>
          </table:table-cell>
          <table:table-cell/>
          <table:table-cell table:formula="of:=[.H295] - [.$H$681]" office:value-type="float" office:value="1.28399991989136" calcext:value-type="float">
            <text:p>1.28399991989136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49.122" calcext:value-type="float">
            <text:p>1739050349.122</text:p>
          </table:table-cell>
          <table:table-cell office:value-type="float" office:value="1739050350.392" calcext:value-type="float">
            <text:p>1739050350.39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96]-[.A296]" office:value-type="float" office:value="1.26999998092651" calcext:value-type="float">
            <text:p>1.26999998092651</text:p>
          </table:table-cell>
          <table:table-cell/>
          <table:table-cell table:formula="of:=[.H296] - [.$H$681]" office:value-type="float" office:value="0.883999824523925" calcext:value-type="float">
            <text:p>0.883999824523925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49.155" calcext:value-type="float">
            <text:p>1739050349.155</text:p>
          </table:table-cell>
          <table:table-cell office:value-type="float" office:value="1739050350.5" calcext:value-type="float">
            <text:p>1739050350.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97]-[.A297]" office:value-type="float" office:value="1.34500002861023" calcext:value-type="float">
            <text:p>1.34500002861023</text:p>
          </table:table-cell>
          <table:table-cell/>
          <table:table-cell table:formula="of:=[.H297] - [.$H$681]" office:value-type="float" office:value="0.958999872207641" calcext:value-type="float">
            <text:p>0.958999872207641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49.188" calcext:value-type="float">
            <text:p>1739050349.188</text:p>
          </table:table-cell>
          <table:table-cell office:value-type="float" office:value="1739050350.606" calcext:value-type="float">
            <text:p>1739050350.60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98]-[.A298]" office:value-type="float" office:value="1.41799998283386" calcext:value-type="float">
            <text:p>1.41799998283386</text:p>
          </table:table-cell>
          <table:table-cell/>
          <table:table-cell table:formula="of:=[.H298] - [.$H$681]" office:value-type="float" office:value="1.03199982643127" calcext:value-type="float">
            <text:p>1.03199982643127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49.388" calcext:value-type="float">
            <text:p>1739050349.388</text:p>
          </table:table-cell>
          <table:table-cell office:value-type="float" office:value="1739050350.71" calcext:value-type="float">
            <text:p>1739050350.7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99]-[.A299]" office:value-type="float" office:value="1.32200002670288" calcext:value-type="float">
            <text:p>1.32200002670288</text:p>
          </table:table-cell>
          <table:table-cell/>
          <table:table-cell table:formula="of:=[.H299] - [.$H$681]" office:value-type="float" office:value="0.935999870300293" calcext:value-type="float">
            <text:p>0.935999870300293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49.788" calcext:value-type="float">
            <text:p>1739050349.788</text:p>
          </table:table-cell>
          <table:table-cell office:value-type="float" office:value="1739050351.472" calcext:value-type="float">
            <text:p>1739050351.47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00]-[.A300]" office:value-type="float" office:value="1.68399977684021" calcext:value-type="float">
            <text:p>1.68399977684021</text:p>
          </table:table-cell>
          <table:table-cell/>
          <table:table-cell table:formula="of:=[.H300] - [.$H$681]" office:value-type="float" office:value="1.29799962043762" calcext:value-type="float">
            <text:p>1.29799962043762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49.822" calcext:value-type="float">
            <text:p>1739050349.822</text:p>
          </table:table-cell>
          <table:table-cell office:value-type="float" office:value="1739050351.576" calcext:value-type="float">
            <text:p>1739050351.57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01]-[.A301]" office:value-type="float" office:value="1.75399994850159" calcext:value-type="float">
            <text:p>1.75399994850159</text:p>
          </table:table-cell>
          <table:table-cell/>
          <table:table-cell table:formula="of:=[.H301] - [.$H$681]" office:value-type="float" office:value="1.367999792099" calcext:value-type="float">
            <text:p>1.367999792099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50.422" calcext:value-type="float">
            <text:p>1739050350.422</text:p>
          </table:table-cell>
          <table:table-cell office:value-type="float" office:value="1739050352.866" calcext:value-type="float">
            <text:p>1739050352.86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02]-[.A302]" office:value-type="float" office:value="2.44400000572205" calcext:value-type="float">
            <text:p>2.44400000572205</text:p>
          </table:table-cell>
          <table:table-cell/>
          <table:table-cell table:formula="of:=[.H302] - [.$H$681]" office:value-type="float" office:value="2.05799984931946" calcext:value-type="float">
            <text:p>2.05799984931946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50.655" calcext:value-type="float">
            <text:p>1739050350.655</text:p>
          </table:table-cell>
          <table:table-cell office:value-type="float" office:value="1739050352.967" calcext:value-type="float">
            <text:p>1739050352.96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03]-[.A303]" office:value-type="float" office:value="2.31200003623962" calcext:value-type="float">
            <text:p>2.31200003623962</text:p>
          </table:table-cell>
          <table:table-cell/>
          <table:table-cell table:formula="of:=[.H303] - [.$H$681]" office:value-type="float" office:value="1.92599987983704" calcext:value-type="float">
            <text:p>1.92599987983704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53.255" calcext:value-type="float">
            <text:p>1739050353.255</text:p>
          </table:table-cell>
          <table:table-cell office:value-type="float" office:value="1739050355.194" calcext:value-type="float">
            <text:p>1739050355.19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04]-[.A304]" office:value-type="float" office:value="1.93899989128113" calcext:value-type="float">
            <text:p>1.93899989128113</text:p>
          </table:table-cell>
          <table:table-cell/>
          <table:table-cell table:formula="of:=[.H304] - [.$H$681]" office:value-type="float" office:value="1.55299973487854" calcext:value-type="float">
            <text:p>1.55299973487854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53.455" calcext:value-type="float">
            <text:p>1739050353.455</text:p>
          </table:table-cell>
          <table:table-cell office:value-type="float" office:value="1739050355.248" calcext:value-type="float">
            <text:p>1739050355.24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05]-[.A305]" office:value-type="float" office:value="1.79299998283386" calcext:value-type="float">
            <text:p>1.79299998283386</text:p>
          </table:table-cell>
          <table:table-cell/>
          <table:table-cell table:formula="of:=[.H305] - [.$H$681]" office:value-type="float" office:value="1.40699982643127" calcext:value-type="float">
            <text:p>1.40699982643127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53.688" calcext:value-type="float">
            <text:p>1739050353.688</text:p>
          </table:table-cell>
          <table:table-cell office:value-type="float" office:value="1739050355.338" calcext:value-type="float">
            <text:p>1739050355.33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06]-[.A306]" office:value-type="float" office:value="1.65000009536743" calcext:value-type="float">
            <text:p>1.65000009536743</text:p>
          </table:table-cell>
          <table:table-cell/>
          <table:table-cell table:formula="of:=[.H306] - [.$H$681]" office:value-type="float" office:value="1.26399993896484" calcext:value-type="float">
            <text:p>1.26399993896484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53.955" calcext:value-type="float">
            <text:p>1739050353.955</text:p>
          </table:table-cell>
          <table:table-cell office:value-type="float" office:value="1739050355.501" calcext:value-type="float">
            <text:p>1739050355.50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07]-[.A307]" office:value-type="float" office:value="1.5460000038147" calcext:value-type="float">
            <text:p>1.5460000038147</text:p>
          </table:table-cell>
          <table:table-cell/>
          <table:table-cell table:formula="of:=[.H307] - [.$H$681]" office:value-type="float" office:value="1.15999984741211" calcext:value-type="float">
            <text:p>1.15999984741211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54.555" calcext:value-type="float">
            <text:p>1739050354.555</text:p>
          </table:table-cell>
          <table:table-cell office:value-type="float" office:value="1739050355.672" calcext:value-type="float">
            <text:p>1739050355.67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08]-[.A308]" office:value-type="float" office:value="1.11699986457825" calcext:value-type="float">
            <text:p>1.11699986457825</text:p>
          </table:table-cell>
          <table:table-cell/>
          <table:table-cell table:formula="of:=[.H308] - [.$H$681]" office:value-type="float" office:value="0.730999708175659" calcext:value-type="float">
            <text:p>0.730999708175659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54.655" calcext:value-type="float">
            <text:p>1739050354.655</text:p>
          </table:table-cell>
          <table:table-cell office:value-type="float" office:value="1739050355.802" calcext:value-type="float">
            <text:p>1739050355.80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09]-[.A309]" office:value-type="float" office:value="1.1470000743866" calcext:value-type="float">
            <text:p>1.1470000743866</text:p>
          </table:table-cell>
          <table:table-cell/>
          <table:table-cell table:formula="of:=[.H309] - [.$H$681]" office:value-type="float" office:value="0.760999917984009" calcext:value-type="float">
            <text:p>0.760999917984009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54.688" calcext:value-type="float">
            <text:p>1739050354.688</text:p>
          </table:table-cell>
          <table:table-cell office:value-type="float" office:value="1739050355.921" calcext:value-type="float">
            <text:p>1739050355.92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10]-[.A310]" office:value-type="float" office:value="1.23300004005432" calcext:value-type="float">
            <text:p>1.23300004005432</text:p>
          </table:table-cell>
          <table:table-cell/>
          <table:table-cell table:formula="of:=[.H310] - [.$H$681]" office:value-type="float" office:value="0.846999883651733" calcext:value-type="float">
            <text:p>0.846999883651733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54.722" calcext:value-type="float">
            <text:p>1739050354.722</text:p>
          </table:table-cell>
          <table:table-cell office:value-type="float" office:value="1739050356.036" calcext:value-type="float">
            <text:p>1739050356.03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11]-[.A311]" office:value-type="float" office:value="1.31400012969971" calcext:value-type="float">
            <text:p>1.31400012969971</text:p>
          </table:table-cell>
          <table:table-cell/>
          <table:table-cell table:formula="of:=[.H311] - [.$H$681]" office:value-type="float" office:value="0.927999973297119" calcext:value-type="float">
            <text:p>0.927999973297119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54.755" calcext:value-type="float">
            <text:p>1739050354.755</text:p>
          </table:table-cell>
          <table:table-cell office:value-type="float" office:value="1739050356.149" calcext:value-type="float">
            <text:p>1739050356.14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12]-[.A312]" office:value-type="float" office:value="1.39399981498718" calcext:value-type="float">
            <text:p>1.39399981498718</text:p>
          </table:table-cell>
          <table:table-cell/>
          <table:table-cell table:formula="of:=[.H312] - [.$H$681]" office:value-type="float" office:value="1.00799965858459" calcext:value-type="float">
            <text:p>1.00799965858459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54.888" calcext:value-type="float">
            <text:p>1739050354.888</text:p>
          </table:table-cell>
          <table:table-cell office:value-type="float" office:value="1739050356.28" calcext:value-type="float">
            <text:p>1739050356.2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13]-[.A313]" office:value-type="float" office:value="1.39199995994568" calcext:value-type="float">
            <text:p>1.39199995994568</text:p>
          </table:table-cell>
          <table:table-cell/>
          <table:table-cell table:formula="of:=[.H313] - [.$H$681]" office:value-type="float" office:value="1.00599980354309" calcext:value-type="float">
            <text:p>1.00599980354309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56.088" calcext:value-type="float">
            <text:p>1739050356.088</text:p>
          </table:table-cell>
          <table:table-cell office:value-type="float" office:value="1739050357.588" calcext:value-type="float">
            <text:p>1739050357.58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14]-[.A314]" office:value-type="float" office:value="1.5" calcext:value-type="float">
            <text:p>1.5</text:p>
          </table:table-cell>
          <table:table-cell/>
          <table:table-cell table:formula="of:=[.H314] - [.$H$681]" office:value-type="float" office:value="1.11399984359741" calcext:value-type="float">
            <text:p>1.11399984359741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56.122" calcext:value-type="float">
            <text:p>1739050356.122</text:p>
          </table:table-cell>
          <table:table-cell office:value-type="float" office:value="1739050357.694" calcext:value-type="float">
            <text:p>1739050357.69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15]-[.A315]" office:value-type="float" office:value="1.57200002670288" calcext:value-type="float">
            <text:p>1.57200002670288</text:p>
          </table:table-cell>
          <table:table-cell/>
          <table:table-cell table:formula="of:=[.H315] - [.$H$681]" office:value-type="float" office:value="1.18599987030029" calcext:value-type="float">
            <text:p>1.18599987030029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56.322" calcext:value-type="float">
            <text:p>1739050356.322</text:p>
          </table:table-cell>
          <table:table-cell office:value-type="float" office:value="1739050357.797" calcext:value-type="float">
            <text:p>1739050357.79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16]-[.A316]" office:value-type="float" office:value="1.47499990463257" calcext:value-type="float">
            <text:p>1.47499990463257</text:p>
          </table:table-cell>
          <table:table-cell/>
          <table:table-cell table:formula="of:=[.H316] - [.$H$681]" office:value-type="float" office:value="1.08899974822998" calcext:value-type="float">
            <text:p>1.08899974822998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56.355" calcext:value-type="float">
            <text:p>1739050356.355</text:p>
          </table:table-cell>
          <table:table-cell office:value-type="float" office:value="1739050357.902" calcext:value-type="float">
            <text:p>1739050357.90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17]-[.A317]" office:value-type="float" office:value="1.54699993133545" calcext:value-type="float">
            <text:p>1.54699993133545</text:p>
          </table:table-cell>
          <table:table-cell/>
          <table:table-cell table:formula="of:=[.H317] - [.$H$681]" office:value-type="float" office:value="1.16099977493286" calcext:value-type="float">
            <text:p>1.16099977493286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56.388" calcext:value-type="float">
            <text:p>1739050356.388</text:p>
          </table:table-cell>
          <table:table-cell office:value-type="float" office:value="1739050358.005" calcext:value-type="float">
            <text:p>1739050358.00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18]-[.A318]" office:value-type="float" office:value="1.61700010299683" calcext:value-type="float">
            <text:p>1.61700010299683</text:p>
          </table:table-cell>
          <table:table-cell/>
          <table:table-cell table:formula="of:=[.H318] - [.$H$681]" office:value-type="float" office:value="1.23099994659424" calcext:value-type="float">
            <text:p>1.23099994659424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56.555" calcext:value-type="float">
            <text:p>1739050356.555</text:p>
          </table:table-cell>
          <table:table-cell office:value-type="float" office:value="1739050358.113" calcext:value-type="float">
            <text:p>1739050358.11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19]-[.A319]" office:value-type="float" office:value="1.55799984931946" calcext:value-type="float">
            <text:p>1.55799984931946</text:p>
          </table:table-cell>
          <table:table-cell/>
          <table:table-cell table:formula="of:=[.H319] - [.$H$681]" office:value-type="float" office:value="1.17199969291687" calcext:value-type="float">
            <text:p>1.17199969291687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56.855" calcext:value-type="float">
            <text:p>1739050356.855</text:p>
          </table:table-cell>
          <table:table-cell office:value-type="float" office:value="1739050358.371" calcext:value-type="float">
            <text:p>1739050358.37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20]-[.A320]" office:value-type="float" office:value="1.51600003242493" calcext:value-type="float">
            <text:p>1.51600003242493</text:p>
          </table:table-cell>
          <table:table-cell/>
          <table:table-cell table:formula="of:=[.H320] - [.$H$681]" office:value-type="float" office:value="1.12999987602234" calcext:value-type="float">
            <text:p>1.12999987602234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56.955" calcext:value-type="float">
            <text:p>1739050356.955</text:p>
          </table:table-cell>
          <table:table-cell office:value-type="float" office:value="1739050364.232" calcext:value-type="float">
            <text:p>1739050364.23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21]-[.A321]" office:value-type="float" office:value="7.27700018882751" calcext:value-type="float">
            <text:p>7.27700018882751</text:p>
          </table:table-cell>
          <table:table-cell/>
          <table:table-cell table:formula="of:=[.H321] - [.$H$681]" office:value-type="float" office:value="6.89100003242493" calcext:value-type="float">
            <text:p>6.89100003242493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63.022" calcext:value-type="float">
            <text:p>1739050363.022</text:p>
          </table:table-cell>
          <table:table-cell office:value-type="float" office:value="1739050364.448" calcext:value-type="float">
            <text:p>1739050364.44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22]-[.A322]" office:value-type="float" office:value="1.42599987983704" calcext:value-type="float">
            <text:p>1.42599987983704</text:p>
          </table:table-cell>
          <table:table-cell/>
          <table:table-cell table:formula="of:=[.H322] - [.$H$681]" office:value-type="float" office:value="1.03999972343445" calcext:value-type="float">
            <text:p>1.03999972343445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63.055" calcext:value-type="float">
            <text:p>1739050363.055</text:p>
          </table:table-cell>
          <table:table-cell office:value-type="float" office:value="1739050364.649" calcext:value-type="float">
            <text:p>1739050364.64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23]-[.A323]" office:value-type="float" office:value="1.5939998626709" calcext:value-type="float">
            <text:p>1.5939998626709</text:p>
          </table:table-cell>
          <table:table-cell/>
          <table:table-cell table:formula="of:=[.H323] - [.$H$681]" office:value-type="float" office:value="1.20799970626831" calcext:value-type="float">
            <text:p>1.20799970626831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63.188" calcext:value-type="float">
            <text:p>1739050363.188</text:p>
          </table:table-cell>
          <table:table-cell office:value-type="float" office:value="1739050364.656" calcext:value-type="float">
            <text:p>1739050364.65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24]-[.A324]" office:value-type="float" office:value="1.46799993515015" calcext:value-type="float">
            <text:p>1.46799993515015</text:p>
          </table:table-cell>
          <table:table-cell/>
          <table:table-cell table:formula="of:=[.H324] - [.$H$681]" office:value-type="float" office:value="1.08199977874756" calcext:value-type="float">
            <text:p>1.08199977874756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63.288" calcext:value-type="float">
            <text:p>1739050363.288</text:p>
          </table:table-cell>
          <table:table-cell office:value-type="float" office:value="1739050364.807" calcext:value-type="float">
            <text:p>1739050364.80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25]-[.A325]" office:value-type="float" office:value="1.51899981498718" calcext:value-type="float">
            <text:p>1.51899981498718</text:p>
          </table:table-cell>
          <table:table-cell/>
          <table:table-cell table:formula="of:=[.H325] - [.$H$681]" office:value-type="float" office:value="1.13299965858459" calcext:value-type="float">
            <text:p>1.13299965858459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63.322" calcext:value-type="float">
            <text:p>1739050363.322</text:p>
          </table:table-cell>
          <table:table-cell office:value-type="float" office:value="1739050364.913" calcext:value-type="float">
            <text:p>1739050364.91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26]-[.A326]" office:value-type="float" office:value="1.59100008010864" calcext:value-type="float">
            <text:p>1.59100008010864</text:p>
          </table:table-cell>
          <table:table-cell/>
          <table:table-cell table:formula="of:=[.H326] - [.$H$681]" office:value-type="float" office:value="1.20499992370605" calcext:value-type="float">
            <text:p>1.20499992370605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64.755" calcext:value-type="float">
            <text:p>1739050364.755</text:p>
          </table:table-cell>
          <table:table-cell office:value-type="float" office:value="1739050366.175" calcext:value-type="float">
            <text:p>1739050366.17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27]-[.A327]" office:value-type="float" office:value="1.41999983787537" calcext:value-type="float">
            <text:p>1.41999983787537</text:p>
          </table:table-cell>
          <table:table-cell/>
          <table:table-cell table:formula="of:=[.H327] - [.$H$681]" office:value-type="float" office:value="1.03399968147278" calcext:value-type="float">
            <text:p>1.03399968147278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64.822" calcext:value-type="float">
            <text:p>1739050364.822</text:p>
          </table:table-cell>
          <table:table-cell office:value-type="float" office:value="1739050366.298" calcext:value-type="float">
            <text:p>1739050366.29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28]-[.A328]" office:value-type="float" office:value="1.4760000705719" calcext:value-type="float">
            <text:p>1.4760000705719</text:p>
          </table:table-cell>
          <table:table-cell/>
          <table:table-cell table:formula="of:=[.H328] - [.$H$681]" office:value-type="float" office:value="1.08999991416931" calcext:value-type="float">
            <text:p>1.08999991416931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65.188" calcext:value-type="float">
            <text:p>1739050365.188</text:p>
          </table:table-cell>
          <table:table-cell office:value-type="float" office:value="1739050366.763" calcext:value-type="float">
            <text:p>1739050366.76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29]-[.A329]" office:value-type="float" office:value="1.57500004768372" calcext:value-type="float">
            <text:p>1.57500004768372</text:p>
          </table:table-cell>
          <table:table-cell/>
          <table:table-cell table:formula="of:=[.H329] - [.$H$681]" office:value-type="float" office:value="1.18899989128113" calcext:value-type="float">
            <text:p>1.18899989128113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65.855" calcext:value-type="float">
            <text:p>1739050365.855</text:p>
          </table:table-cell>
          <table:table-cell office:value-type="float" office:value="1739050367.187" calcext:value-type="float">
            <text:p>1739050367.18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30]-[.A330]" office:value-type="float" office:value="1.33200001716614" calcext:value-type="float">
            <text:p>1.33200001716614</text:p>
          </table:table-cell>
          <table:table-cell/>
          <table:table-cell table:formula="of:=[.H330] - [.$H$681]" office:value-type="float" office:value="0.945999860763549" calcext:value-type="float">
            <text:p>0.945999860763549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66.022" calcext:value-type="float">
            <text:p>1739050366.022</text:p>
          </table:table-cell>
          <table:table-cell office:value-type="float" office:value="1739050368.173" calcext:value-type="float">
            <text:p>1739050368.17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31]-[.A331]" office:value-type="float" office:value="2.15100002288818" calcext:value-type="float">
            <text:p>2.15100002288818</text:p>
          </table:table-cell>
          <table:table-cell/>
          <table:table-cell table:formula="of:=[.H331] - [.$H$681]" office:value-type="float" office:value="1.7649998664856" calcext:value-type="float">
            <text:p>1.7649998664856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66.888" calcext:value-type="float">
            <text:p>1739050366.888</text:p>
          </table:table-cell>
          <table:table-cell office:value-type="float" office:value="1739050368.28" calcext:value-type="float">
            <text:p>1739050368.2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32]-[.A332]" office:value-type="float" office:value="1.39199995994568" calcext:value-type="float">
            <text:p>1.39199995994568</text:p>
          </table:table-cell>
          <table:table-cell/>
          <table:table-cell table:formula="of:=[.H332] - [.$H$681]" office:value-type="float" office:value="1.00599980354309" calcext:value-type="float">
            <text:p>1.00599980354309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66.922" calcext:value-type="float">
            <text:p>1739050366.922</text:p>
          </table:table-cell>
          <table:table-cell office:value-type="float" office:value="1739050368.389" calcext:value-type="float">
            <text:p>1739050368.38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33]-[.A333]" office:value-type="float" office:value="1.46700000762939" calcext:value-type="float">
            <text:p>1.46700000762939</text:p>
          </table:table-cell>
          <table:table-cell/>
          <table:table-cell table:formula="of:=[.H333] - [.$H$681]" office:value-type="float" office:value="1.08099985122681" calcext:value-type="float">
            <text:p>1.08099985122681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68.922" calcext:value-type="float">
            <text:p>1739050368.922</text:p>
          </table:table-cell>
          <table:table-cell office:value-type="float" office:value="1739050372.302" calcext:value-type="float">
            <text:p>1739050372.30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34]-[.A334]" office:value-type="float" office:value="3.38000011444092" calcext:value-type="float">
            <text:p>3.38000011444092</text:p>
          </table:table-cell>
          <table:table-cell/>
          <table:table-cell table:formula="of:=[.H334] - [.$H$681]" office:value-type="float" office:value="2.99399995803833" calcext:value-type="float">
            <text:p>2.99399995803833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71.222" calcext:value-type="float">
            <text:p>1739050371.222</text:p>
          </table:table-cell>
          <table:table-cell office:value-type="float" office:value="1739050372.41" calcext:value-type="float">
            <text:p>1739050372.4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35]-[.A335]" office:value-type="float" office:value="1.18800020217896" calcext:value-type="float">
            <text:p>1.18800020217896</text:p>
          </table:table-cell>
          <table:table-cell/>
          <table:table-cell table:formula="of:=[.H335] - [.$H$681]" office:value-type="float" office:value="0.802000045776367" calcext:value-type="float">
            <text:p>0.802000045776367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71.255" calcext:value-type="float">
            <text:p>1739050371.255</text:p>
          </table:table-cell>
          <table:table-cell office:value-type="float" office:value="1739050372.528" calcext:value-type="float">
            <text:p>1739050372.52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36]-[.A336]" office:value-type="float" office:value="1.27300000190735" calcext:value-type="float">
            <text:p>1.27300000190735</text:p>
          </table:table-cell>
          <table:table-cell/>
          <table:table-cell table:formula="of:=[.H336] - [.$H$681]" office:value-type="float" office:value="0.88699984550476" calcext:value-type="float">
            <text:p>0.88699984550476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71.288" calcext:value-type="float">
            <text:p>1739050371.288</text:p>
          </table:table-cell>
          <table:table-cell office:value-type="float" office:value="1739050372.629" calcext:value-type="float">
            <text:p>1739050372.62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37]-[.A337]" office:value-type="float" office:value="1.34099984169006" calcext:value-type="float">
            <text:p>1.34099984169006</text:p>
          </table:table-cell>
          <table:table-cell/>
          <table:table-cell table:formula="of:=[.H337] - [.$H$681]" office:value-type="float" office:value="0.954999685287475" calcext:value-type="float">
            <text:p>0.954999685287475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71.355" calcext:value-type="float">
            <text:p>1739050371.355</text:p>
          </table:table-cell>
          <table:table-cell office:value-type="float" office:value="1739050372.735" calcext:value-type="float">
            <text:p>1739050372.73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38]-[.A338]" office:value-type="float" office:value="1.37999987602234" calcext:value-type="float">
            <text:p>1.37999987602234</text:p>
          </table:table-cell>
          <table:table-cell/>
          <table:table-cell table:formula="of:=[.H338] - [.$H$681]" office:value-type="float" office:value="0.993999719619751" calcext:value-type="float">
            <text:p>0.993999719619751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71.388" calcext:value-type="float">
            <text:p>1739050371.388</text:p>
          </table:table-cell>
          <table:table-cell office:value-type="float" office:value="1739050372.838" calcext:value-type="float">
            <text:p>1739050372.83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39]-[.A339]" office:value-type="float" office:value="1.45000004768372" calcext:value-type="float">
            <text:p>1.45000004768372</text:p>
          </table:table-cell>
          <table:table-cell/>
          <table:table-cell table:formula="of:=[.H339] - [.$H$681]" office:value-type="float" office:value="1.06399989128113" calcext:value-type="float">
            <text:p>1.06399989128113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71.455" calcext:value-type="float">
            <text:p>1739050371.455</text:p>
          </table:table-cell>
          <table:table-cell office:value-type="float" office:value="1739050372.939" calcext:value-type="float">
            <text:p>1739050372.93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40]-[.A340]" office:value-type="float" office:value="1.48399996757507" calcext:value-type="float">
            <text:p>1.48399996757507</text:p>
          </table:table-cell>
          <table:table-cell/>
          <table:table-cell table:formula="of:=[.H340] - [.$H$681]" office:value-type="float" office:value="1.09799981117249" calcext:value-type="float">
            <text:p>1.09799981117249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71.722" calcext:value-type="float">
            <text:p>1739050371.722</text:p>
          </table:table-cell>
          <table:table-cell office:value-type="float" office:value="1739050373.045" calcext:value-type="float">
            <text:p>1739050373.04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41]-[.A341]" office:value-type="float" office:value="1.32300019264221" calcext:value-type="float">
            <text:p>1.32300019264221</text:p>
          </table:table-cell>
          <table:table-cell/>
          <table:table-cell table:formula="of:=[.H341] - [.$H$681]" office:value-type="float" office:value="0.937000036239624" calcext:value-type="float">
            <text:p>0.937000036239624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72.188" calcext:value-type="float">
            <text:p>1739050372.188</text:p>
          </table:table-cell>
          <table:table-cell office:value-type="float" office:value="1739050373.932" calcext:value-type="float">
            <text:p>1739050373.93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42]-[.A342]" office:value-type="float" office:value="1.74399995803833" calcext:value-type="float">
            <text:p>1.74399995803833</text:p>
          </table:table-cell>
          <table:table-cell/>
          <table:table-cell table:formula="of:=[.H342] - [.$H$681]" office:value-type="float" office:value="1.35799980163574" calcext:value-type="float">
            <text:p>1.35799980163574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72.922" calcext:value-type="float">
            <text:p>1739050372.922</text:p>
          </table:table-cell>
          <table:table-cell office:value-type="float" office:value="1739050376.499" calcext:value-type="float">
            <text:p>1739050376.49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43]-[.A343]" office:value-type="float" office:value="3.5770001411438" calcext:value-type="float">
            <text:p>3.5770001411438</text:p>
          </table:table-cell>
          <table:table-cell/>
          <table:table-cell table:formula="of:=[.H343] - [.$H$681]" office:value-type="float" office:value="3.19099998474121" calcext:value-type="float">
            <text:p>3.19099998474121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75.622" calcext:value-type="float">
            <text:p>1739050375.622</text:p>
          </table:table-cell>
          <table:table-cell office:value-type="float" office:value="1739050378.045" calcext:value-type="float">
            <text:p>1739050378.04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44]-[.A344]" office:value-type="float" office:value="2.42300009727478" calcext:value-type="float">
            <text:p>2.42300009727478</text:p>
          </table:table-cell>
          <table:table-cell/>
          <table:table-cell table:formula="of:=[.H344] - [.$H$681]" office:value-type="float" office:value="2.03699994087219" calcext:value-type="float">
            <text:p>2.03699994087219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75.688" calcext:value-type="float">
            <text:p>1739050375.688</text:p>
          </table:table-cell>
          <table:table-cell office:value-type="float" office:value="1739050378.161" calcext:value-type="float">
            <text:p>1739050378.16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45]-[.A345]" office:value-type="float" office:value="2.47300004959106" calcext:value-type="float">
            <text:p>2.47300004959106</text:p>
          </table:table-cell>
          <table:table-cell/>
          <table:table-cell table:formula="of:=[.H345] - [.$H$681]" office:value-type="float" office:value="2.08699989318848" calcext:value-type="float">
            <text:p>2.08699989318848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75.988" calcext:value-type="float">
            <text:p>1739050375.988</text:p>
          </table:table-cell>
          <table:table-cell office:value-type="float" office:value="1739050378.279" calcext:value-type="float">
            <text:p>1739050378.27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46]-[.A346]" office:value-type="float" office:value="2.29100012779236" calcext:value-type="float">
            <text:p>2.29100012779236</text:p>
          </table:table-cell>
          <table:table-cell/>
          <table:table-cell table:formula="of:=[.H346] - [.$H$681]" office:value-type="float" office:value="1.90499997138977" calcext:value-type="float">
            <text:p>1.90499997138977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77.622" calcext:value-type="float">
            <text:p>1739050377.622</text:p>
          </table:table-cell>
          <table:table-cell office:value-type="float" office:value="1739050381.823" calcext:value-type="float">
            <text:p>1739050381.82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47]-[.A347]" office:value-type="float" office:value="4.20099997520447" calcext:value-type="float">
            <text:p>4.20099997520447</text:p>
          </table:table-cell>
          <table:table-cell/>
          <table:table-cell table:formula="of:=[.H347] - [.$H$681]" office:value-type="float" office:value="3.81499981880188" calcext:value-type="float">
            <text:p>3.81499981880188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82.088" calcext:value-type="float">
            <text:p>1739050382.088</text:p>
          </table:table-cell>
          <table:table-cell office:value-type="float" office:value="1739050384.223" calcext:value-type="float">
            <text:p>1739050384.22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48]-[.A348]" office:value-type="float" office:value="2.13499999046326" calcext:value-type="float">
            <text:p>2.13499999046326</text:p>
          </table:table-cell>
          <table:table-cell/>
          <table:table-cell table:formula="of:=[.H348] - [.$H$681]" office:value-type="float" office:value="1.74899983406067" calcext:value-type="float">
            <text:p>1.74899983406067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83.155" calcext:value-type="float">
            <text:p>1739050383.155</text:p>
          </table:table-cell>
          <table:table-cell office:value-type="float" office:value="1739050385.84" calcext:value-type="float">
            <text:p>1739050385.8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49]-[.A349]" office:value-type="float" office:value="2.68499994277954" calcext:value-type="float">
            <text:p>2.68499994277954</text:p>
          </table:table-cell>
          <table:table-cell/>
          <table:table-cell table:formula="of:=[.H349] - [.$H$681]" office:value-type="float" office:value="2.29899978637695" calcext:value-type="float">
            <text:p>2.29899978637695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85.655" calcext:value-type="float">
            <text:p>1739050385.655</text:p>
          </table:table-cell>
          <table:table-cell office:value-type="float" office:value="1739050387.149" calcext:value-type="float">
            <text:p>1739050387.14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50]-[.A350]" office:value-type="float" office:value="1.49399995803833" calcext:value-type="float">
            <text:p>1.49399995803833</text:p>
          </table:table-cell>
          <table:table-cell/>
          <table:table-cell table:formula="of:=[.H350] - [.$H$681]" office:value-type="float" office:value="1.10799980163574" calcext:value-type="float">
            <text:p>1.10799980163574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85.722" calcext:value-type="float">
            <text:p>1739050385.722</text:p>
          </table:table-cell>
          <table:table-cell office:value-type="float" office:value="1739050387.272" calcext:value-type="float">
            <text:p>1739050387.27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51]-[.A351]" office:value-type="float" office:value="1.55000019073486" calcext:value-type="float">
            <text:p>1.55000019073486</text:p>
          </table:table-cell>
          <table:table-cell/>
          <table:table-cell table:formula="of:=[.H351] - [.$H$681]" office:value-type="float" office:value="1.16400003433228" calcext:value-type="float">
            <text:p>1.16400003433228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86.022" calcext:value-type="float">
            <text:p>1739050386.022</text:p>
          </table:table-cell>
          <table:table-cell office:value-type="float" office:value="1739050387.455" calcext:value-type="float">
            <text:p>1739050387.45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52]-[.A352]" office:value-type="float" office:value="1.43299984931946" calcext:value-type="float">
            <text:p>1.43299984931946</text:p>
          </table:table-cell>
          <table:table-cell/>
          <table:table-cell table:formula="of:=[.H352] - [.$H$681]" office:value-type="float" office:value="1.04699969291687" calcext:value-type="float">
            <text:p>1.04699969291687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86.088" calcext:value-type="float">
            <text:p>1739050386.088</text:p>
          </table:table-cell>
          <table:table-cell office:value-type="float" office:value="1739050387.558" calcext:value-type="float">
            <text:p>1739050387.55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53]-[.A353]" office:value-type="float" office:value="1.47000002861023" calcext:value-type="float">
            <text:p>1.47000002861023</text:p>
          </table:table-cell>
          <table:table-cell/>
          <table:table-cell table:formula="of:=[.H353] - [.$H$681]" office:value-type="float" office:value="1.08399987220764" calcext:value-type="float">
            <text:p>1.08399987220764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86.288" calcext:value-type="float">
            <text:p>1739050386.288</text:p>
          </table:table-cell>
          <table:table-cell office:value-type="float" office:value="1739050387.672" calcext:value-type="float">
            <text:p>1739050387.67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54]-[.A354]" office:value-type="float" office:value="1.38399982452393" calcext:value-type="float">
            <text:p>1.38399982452393</text:p>
          </table:table-cell>
          <table:table-cell/>
          <table:table-cell table:formula="of:=[.H354] - [.$H$681]" office:value-type="float" office:value="0.997999668121338" calcext:value-type="float">
            <text:p>0.997999668121338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86.355" calcext:value-type="float">
            <text:p>1739050386.355</text:p>
          </table:table-cell>
          <table:table-cell office:value-type="float" office:value="1739050387.78" calcext:value-type="float">
            <text:p>1739050387.7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55]-[.A355]" office:value-type="float" office:value="1.42499995231628" calcext:value-type="float">
            <text:p>1.42499995231628</text:p>
          </table:table-cell>
          <table:table-cell/>
          <table:table-cell table:formula="of:=[.H355] - [.$H$681]" office:value-type="float" office:value="1.0389997959137" calcext:value-type="float">
            <text:p>1.0389997959137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86.388" calcext:value-type="float">
            <text:p>1739050386.388</text:p>
          </table:table-cell>
          <table:table-cell office:value-type="float" office:value="1739050387.983" calcext:value-type="float">
            <text:p>1739050387.98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56]-[.A356]" office:value-type="float" office:value="1.59500002861023" calcext:value-type="float">
            <text:p>1.59500002861023</text:p>
          </table:table-cell>
          <table:table-cell/>
          <table:table-cell table:formula="of:=[.H356] - [.$H$681]" office:value-type="float" office:value="1.20899987220764" calcext:value-type="float">
            <text:p>1.20899987220764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86.588" calcext:value-type="float">
            <text:p>1739050386.588</text:p>
          </table:table-cell>
          <table:table-cell office:value-type="float" office:value="1739050387.993" calcext:value-type="float">
            <text:p>1739050387.99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57]-[.A357]" office:value-type="float" office:value="1.40499997138977" calcext:value-type="float">
            <text:p>1.40499997138977</text:p>
          </table:table-cell>
          <table:table-cell/>
          <table:table-cell table:formula="of:=[.H357] - [.$H$681]" office:value-type="float" office:value="1.01899981498718" calcext:value-type="float">
            <text:p>1.01899981498718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86.655" calcext:value-type="float">
            <text:p>1739050386.655</text:p>
          </table:table-cell>
          <table:table-cell office:value-type="float" office:value="1739050388.104" calcext:value-type="float">
            <text:p>1739050388.10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58]-[.A358]" office:value-type="float" office:value="1.44900012016296" calcext:value-type="float">
            <text:p>1.44900012016296</text:p>
          </table:table-cell>
          <table:table-cell/>
          <table:table-cell table:formula="of:=[.H358] - [.$H$681]" office:value-type="float" office:value="1.06299996376038" calcext:value-type="float">
            <text:p>1.06299996376038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87.322" calcext:value-type="float">
            <text:p>1739050387.322</text:p>
          </table:table-cell>
          <table:table-cell office:value-type="float" office:value="1739050388.697" calcext:value-type="float">
            <text:p>1739050388.69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59]-[.A359]" office:value-type="float" office:value="1.375" calcext:value-type="float">
            <text:p>1.375</text:p>
          </table:table-cell>
          <table:table-cell/>
          <table:table-cell table:formula="of:=[.H359] - [.$H$681]" office:value-type="float" office:value="0.988999843597412" calcext:value-type="float">
            <text:p>0.988999843597412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87.555" calcext:value-type="float">
            <text:p>1739050387.555</text:p>
          </table:table-cell>
          <table:table-cell office:value-type="float" office:value="1739050389.171" calcext:value-type="float">
            <text:p>1739050389.17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60]-[.A360]" office:value-type="float" office:value="1.6159999370575" calcext:value-type="float">
            <text:p>1.6159999370575</text:p>
          </table:table-cell>
          <table:table-cell/>
          <table:table-cell table:formula="of:=[.H360] - [.$H$681]" office:value-type="float" office:value="1.22999978065491" calcext:value-type="float">
            <text:p>1.22999978065491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87.588" calcext:value-type="float">
            <text:p>1739050387.588</text:p>
          </table:table-cell>
          <table:table-cell office:value-type="float" office:value="1739050389.279" calcext:value-type="float">
            <text:p>1739050389.27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61]-[.A361]" office:value-type="float" office:value="1.69099998474121" calcext:value-type="float">
            <text:p>1.69099998474121</text:p>
          </table:table-cell>
          <table:table-cell/>
          <table:table-cell table:formula="of:=[.H361] - [.$H$681]" office:value-type="float" office:value="1.30499982833862" calcext:value-type="float">
            <text:p>1.30499982833862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87.622" calcext:value-type="float">
            <text:p>1739050387.622</text:p>
          </table:table-cell>
          <table:table-cell office:value-type="float" office:value="1739050389.384" calcext:value-type="float">
            <text:p>1739050389.38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62]-[.A362]" office:value-type="float" office:value="1.76200008392334" calcext:value-type="float">
            <text:p>1.76200008392334</text:p>
          </table:table-cell>
          <table:table-cell/>
          <table:table-cell table:formula="of:=[.H362] - [.$H$681]" office:value-type="float" office:value="1.37599992752075" calcext:value-type="float">
            <text:p>1.37599992752075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91.688" calcext:value-type="float">
            <text:p>1739050391.688</text:p>
          </table:table-cell>
          <table:table-cell office:value-type="float" office:value="1739050393.165" calcext:value-type="float">
            <text:p>1739050393.16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63]-[.A363]" office:value-type="float" office:value="1.47699999809265" calcext:value-type="float">
            <text:p>1.47699999809265</text:p>
          </table:table-cell>
          <table:table-cell/>
          <table:table-cell table:formula="of:=[.H363] - [.$H$681]" office:value-type="float" office:value="1.09099984169006" calcext:value-type="float">
            <text:p>1.09099984169006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91.722" calcext:value-type="float">
            <text:p>1739050391.722</text:p>
          </table:table-cell>
          <table:table-cell office:value-type="float" office:value="1739050393.173" calcext:value-type="float">
            <text:p>1739050393.17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64]-[.A364]" office:value-type="float" office:value="1.45100021362305" calcext:value-type="float">
            <text:p>1.45100021362305</text:p>
          </table:table-cell>
          <table:table-cell/>
          <table:table-cell table:formula="of:=[.H364] - [.$H$681]" office:value-type="float" office:value="1.06500005722046" calcext:value-type="float">
            <text:p>1.06500005722046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92.022" calcext:value-type="float">
            <text:p>1739050392.022</text:p>
          </table:table-cell>
          <table:table-cell office:value-type="float" office:value="1739050393.282" calcext:value-type="float">
            <text:p>1739050393.28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65]-[.A365]" office:value-type="float" office:value="1.25999999046326" calcext:value-type="float">
            <text:p>1.25999999046326</text:p>
          </table:table-cell>
          <table:table-cell/>
          <table:table-cell table:formula="of:=[.H365] - [.$H$681]" office:value-type="float" office:value="0.873999834060669" calcext:value-type="float">
            <text:p>0.873999834060669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92.055" calcext:value-type="float">
            <text:p>1739050392.055</text:p>
          </table:table-cell>
          <table:table-cell office:value-type="float" office:value="1739050393.388" calcext:value-type="float">
            <text:p>1739050393.38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66]-[.A366]" office:value-type="float" office:value="1.33299994468689" calcext:value-type="float">
            <text:p>1.33299994468689</text:p>
          </table:table-cell>
          <table:table-cell/>
          <table:table-cell table:formula="of:=[.H366] - [.$H$681]" office:value-type="float" office:value="0.946999788284301" calcext:value-type="float">
            <text:p>0.946999788284301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92.088" calcext:value-type="float">
            <text:p>1739050392.088</text:p>
          </table:table-cell>
          <table:table-cell office:value-type="float" office:value="1739050393.497" calcext:value-type="float">
            <text:p>1739050393.49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67]-[.A367]" office:value-type="float" office:value="1.40899991989136" calcext:value-type="float">
            <text:p>1.40899991989136</text:p>
          </table:table-cell>
          <table:table-cell/>
          <table:table-cell table:formula="of:=[.H367] - [.$H$681]" office:value-type="float" office:value="1.02299976348877" calcext:value-type="float">
            <text:p>1.02299976348877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92.255" calcext:value-type="float">
            <text:p>1739050392.255</text:p>
          </table:table-cell>
          <table:table-cell office:value-type="float" office:value="1739050393.645" calcext:value-type="float">
            <text:p>1739050393.64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68]-[.A368]" office:value-type="float" office:value="1.3899998664856" calcext:value-type="float">
            <text:p>1.3899998664856</text:p>
          </table:table-cell>
          <table:table-cell/>
          <table:table-cell table:formula="of:=[.H368] - [.$H$681]" office:value-type="float" office:value="1.00399971008301" calcext:value-type="float">
            <text:p>1.00399971008301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92.355" calcext:value-type="float">
            <text:p>1739050392.355</text:p>
          </table:table-cell>
          <table:table-cell office:value-type="float" office:value="1739050393.79" calcext:value-type="float">
            <text:p>1739050393.7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69]-[.A369]" office:value-type="float" office:value="1.43499994277954" calcext:value-type="float">
            <text:p>1.43499994277954</text:p>
          </table:table-cell>
          <table:table-cell/>
          <table:table-cell table:formula="of:=[.H369] - [.$H$681]" office:value-type="float" office:value="1.04899978637695" calcext:value-type="float">
            <text:p>1.04899978637695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92.622" calcext:value-type="float">
            <text:p>1739050392.622</text:p>
          </table:table-cell>
          <table:table-cell office:value-type="float" office:value="1739050395.189" calcext:value-type="float">
            <text:p>1739050395.18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70]-[.A370]" office:value-type="float" office:value="2.56699991226196" calcext:value-type="float">
            <text:p>2.56699991226196</text:p>
          </table:table-cell>
          <table:table-cell/>
          <table:table-cell table:formula="of:=[.H370] - [.$H$681]" office:value-type="float" office:value="2.18099975585937" calcext:value-type="float">
            <text:p>2.18099975585937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92.888" calcext:value-type="float">
            <text:p>1739050392.888</text:p>
          </table:table-cell>
          <table:table-cell office:value-type="float" office:value="1739050395.289" calcext:value-type="float">
            <text:p>1739050395.28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71]-[.A371]" office:value-type="float" office:value="2.40100002288818" calcext:value-type="float">
            <text:p>2.40100002288818</text:p>
          </table:table-cell>
          <table:table-cell/>
          <table:table-cell table:formula="of:=[.H371] - [.$H$681]" office:value-type="float" office:value="2.0149998664856" calcext:value-type="float">
            <text:p>2.0149998664856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92.922" calcext:value-type="float">
            <text:p>1739050392.922</text:p>
          </table:table-cell>
          <table:table-cell office:value-type="float" office:value="1739050395.397" calcext:value-type="float">
            <text:p>1739050395.39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72]-[.A372]" office:value-type="float" office:value="2.47500014305115" calcext:value-type="float">
            <text:p>2.47500014305115</text:p>
          </table:table-cell>
          <table:table-cell/>
          <table:table-cell table:formula="of:=[.H372] - [.$H$681]" office:value-type="float" office:value="2.08899998664856" calcext:value-type="float">
            <text:p>2.08899998664856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94.022" calcext:value-type="float">
            <text:p>1739050394.022</text:p>
          </table:table-cell>
          <table:table-cell office:value-type="float" office:value="1739050395.502" calcext:value-type="float">
            <text:p>1739050395.50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73]-[.A373]" office:value-type="float" office:value="1.48000001907349" calcext:value-type="float">
            <text:p>1.48000001907349</text:p>
          </table:table-cell>
          <table:table-cell/>
          <table:table-cell table:formula="of:=[.H373] - [.$H$681]" office:value-type="float" office:value="1.0939998626709" calcext:value-type="float">
            <text:p>1.0939998626709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94.188" calcext:value-type="float">
            <text:p>1739050394.188</text:p>
          </table:table-cell>
          <table:table-cell office:value-type="float" office:value="1739050395.61" calcext:value-type="float">
            <text:p>1739050395.6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74]-[.A374]" office:value-type="float" office:value="1.42199993133545" calcext:value-type="float">
            <text:p>1.42199993133545</text:p>
          </table:table-cell>
          <table:table-cell/>
          <table:table-cell table:formula="of:=[.H374] - [.$H$681]" office:value-type="float" office:value="1.03599977493286" calcext:value-type="float">
            <text:p>1.03599977493286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94.455" calcext:value-type="float">
            <text:p>1739050394.455</text:p>
          </table:table-cell>
          <table:table-cell office:value-type="float" office:value="1739050395.821" calcext:value-type="float">
            <text:p>1739050395.82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75]-[.A375]" office:value-type="float" office:value="1.36600017547607" calcext:value-type="float">
            <text:p>1.36600017547607</text:p>
          </table:table-cell>
          <table:table-cell/>
          <table:table-cell table:formula="of:=[.H375] - [.$H$681]" office:value-type="float" office:value="0.980000019073486" calcext:value-type="float">
            <text:p>0.980000019073486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94.555" calcext:value-type="float">
            <text:p>1739050394.555</text:p>
          </table:table-cell>
          <table:table-cell office:value-type="float" office:value="1739050395.926" calcext:value-type="float">
            <text:p>1739050395.92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76]-[.A376]" office:value-type="float" office:value="1.37100005149841" calcext:value-type="float">
            <text:p>1.37100005149841</text:p>
          </table:table-cell>
          <table:table-cell/>
          <table:table-cell table:formula="of:=[.H376] - [.$H$681]" office:value-type="float" office:value="0.984999895095825" calcext:value-type="float">
            <text:p>0.984999895095825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94.622" calcext:value-type="float">
            <text:p>1739050394.622</text:p>
          </table:table-cell>
          <table:table-cell office:value-type="float" office:value="1739050396.031" calcext:value-type="float">
            <text:p>1739050396.03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77]-[.A377]" office:value-type="float" office:value="1.40899991989136" calcext:value-type="float">
            <text:p>1.40899991989136</text:p>
          </table:table-cell>
          <table:table-cell/>
          <table:table-cell table:formula="of:=[.H377] - [.$H$681]" office:value-type="float" office:value="1.02299976348877" calcext:value-type="float">
            <text:p>1.02299976348877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94.788" calcext:value-type="float">
            <text:p>1739050394.788</text:p>
          </table:table-cell>
          <table:table-cell office:value-type="float" office:value="1739050396.18" calcext:value-type="float">
            <text:p>1739050396.1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78]-[.A378]" office:value-type="float" office:value="1.39199995994568" calcext:value-type="float">
            <text:p>1.39199995994568</text:p>
          </table:table-cell>
          <table:table-cell/>
          <table:table-cell table:formula="of:=[.H378] - [.$H$681]" office:value-type="float" office:value="1.00599980354309" calcext:value-type="float">
            <text:p>1.00599980354309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94.822" calcext:value-type="float">
            <text:p>1739050394.822</text:p>
          </table:table-cell>
          <table:table-cell office:value-type="float" office:value="1739050396.307" calcext:value-type="float">
            <text:p>1739050396.30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79]-[.A379]" office:value-type="float" office:value="1.48499989509583" calcext:value-type="float">
            <text:p>1.48499989509583</text:p>
          </table:table-cell>
          <table:table-cell/>
          <table:table-cell table:formula="of:=[.H379] - [.$H$681]" office:value-type="float" office:value="1.09899973869324" calcext:value-type="float">
            <text:p>1.09899973869324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94.888" calcext:value-type="float">
            <text:p>1739050394.888</text:p>
          </table:table-cell>
          <table:table-cell office:value-type="float" office:value="1739050396.409" calcext:value-type="float">
            <text:p>1739050396.40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80]-[.A380]" office:value-type="float" office:value="1.52099990844727" calcext:value-type="float">
            <text:p>1.52099990844727</text:p>
          </table:table-cell>
          <table:table-cell/>
          <table:table-cell table:formula="of:=[.H380] - [.$H$681]" office:value-type="float" office:value="1.13499975204468" calcext:value-type="float">
            <text:p>1.13499975204468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95.388" calcext:value-type="float">
            <text:p>1739050395.388</text:p>
          </table:table-cell>
          <table:table-cell office:value-type="float" office:value="1739050396.687" calcext:value-type="float">
            <text:p>1739050396.68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81]-[.A381]" office:value-type="float" office:value="1.29900002479553" calcext:value-type="float">
            <text:p>1.29900002479553</text:p>
          </table:table-cell>
          <table:table-cell/>
          <table:table-cell table:formula="of:=[.H381] - [.$H$681]" office:value-type="float" office:value="0.912999868392944" calcext:value-type="float">
            <text:p>0.912999868392944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95.822" calcext:value-type="float">
            <text:p>1739050395.822</text:p>
          </table:table-cell>
          <table:table-cell office:value-type="float" office:value="1739050398.373" calcext:value-type="float">
            <text:p>1739050398.37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82]-[.A382]" office:value-type="float" office:value="2.55099987983704" calcext:value-type="float">
            <text:p>2.55099987983704</text:p>
          </table:table-cell>
          <table:table-cell/>
          <table:table-cell table:formula="of:=[.H382] - [.$H$681]" office:value-type="float" office:value="2.16499972343445" calcext:value-type="float">
            <text:p>2.16499972343445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97.155" calcext:value-type="float">
            <text:p>1739050397.155</text:p>
          </table:table-cell>
          <table:table-cell office:value-type="float" office:value="1739050399.195" calcext:value-type="float">
            <text:p>1739050399.19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83]-[.A383]" office:value-type="float" office:value="2.03999996185303" calcext:value-type="float">
            <text:p>2.03999996185303</text:p>
          </table:table-cell>
          <table:table-cell/>
          <table:table-cell table:formula="of:=[.H383] - [.$H$681]" office:value-type="float" office:value="1.65399980545044" calcext:value-type="float">
            <text:p>1.65399980545044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99.588" calcext:value-type="float">
            <text:p>1739050399.588</text:p>
          </table:table-cell>
          <table:table-cell office:value-type="float" office:value="1739050400.94" calcext:value-type="float">
            <text:p>1739050400.9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84]-[.A384]" office:value-type="float" office:value="1.35199999809265" calcext:value-type="float">
            <text:p>1.35199999809265</text:p>
          </table:table-cell>
          <table:table-cell/>
          <table:table-cell table:formula="of:=[.H384] - [.$H$681]" office:value-type="float" office:value="0.965999841690063" calcext:value-type="float">
            <text:p>0.965999841690063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99.722" calcext:value-type="float">
            <text:p>1739050399.722</text:p>
          </table:table-cell>
          <table:table-cell office:value-type="float" office:value="1739050401.093" calcext:value-type="float">
            <text:p>1739050401.09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85]-[.A385]" office:value-type="float" office:value="1.37100005149841" calcext:value-type="float">
            <text:p>1.37100005149841</text:p>
          </table:table-cell>
          <table:table-cell/>
          <table:table-cell table:formula="of:=[.H385] - [.$H$681]" office:value-type="float" office:value="0.984999895095825" calcext:value-type="float">
            <text:p>0.984999895095825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99.789" calcext:value-type="float">
            <text:p>1739050399.789</text:p>
          </table:table-cell>
          <table:table-cell office:value-type="float" office:value="1739050401.198" calcext:value-type="float">
            <text:p>1739050401.19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86]-[.A386]" office:value-type="float" office:value="1.40899991989136" calcext:value-type="float">
            <text:p>1.40899991989136</text:p>
          </table:table-cell>
          <table:table-cell/>
          <table:table-cell table:formula="of:=[.H386] - [.$H$681]" office:value-type="float" office:value="1.02299976348877" calcext:value-type="float">
            <text:p>1.02299976348877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99.822" calcext:value-type="float">
            <text:p>1739050399.822</text:p>
          </table:table-cell>
          <table:table-cell office:value-type="float" office:value="1739050401.32" calcext:value-type="float">
            <text:p>1739050401.3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87]-[.A387]" office:value-type="float" office:value="1.49799990653992" calcext:value-type="float">
            <text:p>1.49799990653992</text:p>
          </table:table-cell>
          <table:table-cell/>
          <table:table-cell table:formula="of:=[.H387] - [.$H$681]" office:value-type="float" office:value="1.11199975013733" calcext:value-type="float">
            <text:p>1.11199975013733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99.922" calcext:value-type="float">
            <text:p>1739050399.922</text:p>
          </table:table-cell>
          <table:table-cell office:value-type="float" office:value="1739050401.466" calcext:value-type="float">
            <text:p>1739050401.46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88]-[.A388]" office:value-type="float" office:value="1.54400014877319" calcext:value-type="float">
            <text:p>1.54400014877319</text:p>
          </table:table-cell>
          <table:table-cell/>
          <table:table-cell table:formula="of:=[.H388] - [.$H$681]" office:value-type="float" office:value="1.15799999237061" calcext:value-type="float">
            <text:p>1.15799999237061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399.955" calcext:value-type="float">
            <text:p>1739050399.955</text:p>
          </table:table-cell>
          <table:table-cell office:value-type="float" office:value="1739050401.569" calcext:value-type="float">
            <text:p>1739050401.56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89]-[.A389]" office:value-type="float" office:value="1.61400008201599" calcext:value-type="float">
            <text:p>1.61400008201599</text:p>
          </table:table-cell>
          <table:table-cell/>
          <table:table-cell table:formula="of:=[.H389] - [.$H$681]" office:value-type="float" office:value="1.2279999256134" calcext:value-type="float">
            <text:p>1.2279999256134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01.155" calcext:value-type="float">
            <text:p>1739050401.155</text:p>
          </table:table-cell>
          <table:table-cell office:value-type="float" office:value="1739050402.685" calcext:value-type="float">
            <text:p>1739050402.68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90]-[.A390]" office:value-type="float" office:value="1.52999997138977" calcext:value-type="float">
            <text:p>1.52999997138977</text:p>
          </table:table-cell>
          <table:table-cell/>
          <table:table-cell table:formula="of:=[.H390] - [.$H$681]" office:value-type="float" office:value="1.14399981498718" calcext:value-type="float">
            <text:p>1.14399981498718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01.288" calcext:value-type="float">
            <text:p>1739050401.288</text:p>
          </table:table-cell>
          <table:table-cell office:value-type="float" office:value="1739050402.882" calcext:value-type="float">
            <text:p>1739050402.88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91]-[.A391]" office:value-type="float" office:value="1.5939998626709" calcext:value-type="float">
            <text:p>1.5939998626709</text:p>
          </table:table-cell>
          <table:table-cell/>
          <table:table-cell table:formula="of:=[.H391] - [.$H$681]" office:value-type="float" office:value="1.20799970626831" calcext:value-type="float">
            <text:p>1.20799970626831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01.522" calcext:value-type="float">
            <text:p>1739050401.522</text:p>
          </table:table-cell>
          <table:table-cell office:value-type="float" office:value="1739050404.132" calcext:value-type="float">
            <text:p>1739050404.13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92]-[.A392]" office:value-type="float" office:value="2.60999989509583" calcext:value-type="float">
            <text:p>2.60999989509583</text:p>
          </table:table-cell>
          <table:table-cell/>
          <table:table-cell table:formula="of:=[.H392] - [.$H$681]" office:value-type="float" office:value="2.22399973869324" calcext:value-type="float">
            <text:p>2.22399973869324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02.855" calcext:value-type="float">
            <text:p>1739050402.855</text:p>
          </table:table-cell>
          <table:table-cell office:value-type="float" office:value="1739050404.409" calcext:value-type="float">
            <text:p>1739050404.40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93]-[.A393]" office:value-type="float" office:value="1.55399990081787" calcext:value-type="float">
            <text:p>1.55399990081787</text:p>
          </table:table-cell>
          <table:table-cell/>
          <table:table-cell table:formula="of:=[.H393] - [.$H$681]" office:value-type="float" office:value="1.16799974441528" calcext:value-type="float">
            <text:p>1.16799974441528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02.889" calcext:value-type="float">
            <text:p>1739050402.889</text:p>
          </table:table-cell>
          <table:table-cell office:value-type="float" office:value="1739050404.516" calcext:value-type="float">
            <text:p>1739050404.51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94]-[.A394]" office:value-type="float" office:value="1.62700009346008" calcext:value-type="float">
            <text:p>1.62700009346008</text:p>
          </table:table-cell>
          <table:table-cell/>
          <table:table-cell table:formula="of:=[.H394] - [.$H$681]" office:value-type="float" office:value="1.2409999370575" calcext:value-type="float">
            <text:p>1.2409999370575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03.055" calcext:value-type="float">
            <text:p>1739050403.055</text:p>
          </table:table-cell>
          <table:table-cell office:value-type="float" office:value="1739050404.619" calcext:value-type="float">
            <text:p>1739050404.61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95]-[.A395]" office:value-type="float" office:value="1.56399989128113" calcext:value-type="float">
            <text:p>1.56399989128113</text:p>
          </table:table-cell>
          <table:table-cell/>
          <table:table-cell table:formula="of:=[.H395] - [.$H$681]" office:value-type="float" office:value="1.17799973487854" calcext:value-type="float">
            <text:p>1.17799973487854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03.255" calcext:value-type="float">
            <text:p>1739050403.255</text:p>
          </table:table-cell>
          <table:table-cell office:value-type="float" office:value="1739050404.728" calcext:value-type="float">
            <text:p>1739050404.72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96]-[.A396]" office:value-type="float" office:value="1.47299981117249" calcext:value-type="float">
            <text:p>1.47299981117249</text:p>
          </table:table-cell>
          <table:table-cell/>
          <table:table-cell table:formula="of:=[.H396] - [.$H$681]" office:value-type="float" office:value="1.0869996547699" calcext:value-type="float">
            <text:p>1.0869996547699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03.922" calcext:value-type="float">
            <text:p>1739050403.922</text:p>
          </table:table-cell>
          <table:table-cell office:value-type="float" office:value="1739050406.857" calcext:value-type="float">
            <text:p>1739050406.85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97]-[.A397]" office:value-type="float" office:value="2.93500018119812" calcext:value-type="float">
            <text:p>2.93500018119812</text:p>
          </table:table-cell>
          <table:table-cell/>
          <table:table-cell table:formula="of:=[.H397] - [.$H$681]" office:value-type="float" office:value="2.54900002479553" calcext:value-type="float">
            <text:p>2.54900002479553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05.522" calcext:value-type="float">
            <text:p>1739050405.522</text:p>
          </table:table-cell>
          <table:table-cell office:value-type="float" office:value="1739050406.959" calcext:value-type="float">
            <text:p>1739050406.95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98]-[.A398]" office:value-type="float" office:value="1.43700003623962" calcext:value-type="float">
            <text:p>1.43700003623962</text:p>
          </table:table-cell>
          <table:table-cell/>
          <table:table-cell table:formula="of:=[.H398] - [.$H$681]" office:value-type="float" office:value="1.05099987983704" calcext:value-type="float">
            <text:p>1.05099987983704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05.922" calcext:value-type="float">
            <text:p>1739050405.922</text:p>
          </table:table-cell>
          <table:table-cell office:value-type="float" office:value="1739050407.551" calcext:value-type="float">
            <text:p>1739050407.55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99]-[.A399]" office:value-type="float" office:value="1.62900018692017" calcext:value-type="float">
            <text:p>1.62900018692017</text:p>
          </table:table-cell>
          <table:table-cell/>
          <table:table-cell table:formula="of:=[.H399] - [.$H$681]" office:value-type="float" office:value="1.24300003051758" calcext:value-type="float">
            <text:p>1.24300003051758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09.455" calcext:value-type="float">
            <text:p>1739050409.455</text:p>
          </table:table-cell>
          <table:table-cell office:value-type="float" office:value="1739050410.903" calcext:value-type="float">
            <text:p>1739050410.90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00]-[.A400]" office:value-type="float" office:value="1.44800019264221" calcext:value-type="float">
            <text:p>1.44800019264221</text:p>
          </table:table-cell>
          <table:table-cell/>
          <table:table-cell table:formula="of:=[.H400] - [.$H$681]" office:value-type="float" office:value="1.06200003623962" calcext:value-type="float">
            <text:p>1.06200003623962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09.822" calcext:value-type="float">
            <text:p>1739050409.822</text:p>
          </table:table-cell>
          <table:table-cell office:value-type="float" office:value="1739050414.006" calcext:value-type="float">
            <text:p>1739050414.00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01]-[.A401]" office:value-type="float" office:value="4.18400001525879" calcext:value-type="float">
            <text:p>4.18400001525879</text:p>
          </table:table-cell>
          <table:table-cell/>
          <table:table-cell table:formula="of:=[.H401] - [.$H$681]" office:value-type="float" office:value="3.7979998588562" calcext:value-type="float">
            <text:p>3.7979998588562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10.022" calcext:value-type="float">
            <text:p>1739050410.022</text:p>
          </table:table-cell>
          <table:table-cell office:value-type="float" office:value="1739050414.107" calcext:value-type="float">
            <text:p>1739050414.10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02]-[.A402]" office:value-type="float" office:value="4.08500003814697" calcext:value-type="float">
            <text:p>4.08500003814697</text:p>
          </table:table-cell>
          <table:table-cell/>
          <table:table-cell table:formula="of:=[.H402] - [.$H$681]" office:value-type="float" office:value="3.69899988174438" calcext:value-type="float">
            <text:p>3.69899988174438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12.822" calcext:value-type="float">
            <text:p>1739050412.822</text:p>
          </table:table-cell>
          <table:table-cell office:value-type="float" office:value="1739050414.229" calcext:value-type="float">
            <text:p>1739050414.22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03]-[.A403]" office:value-type="float" office:value="1.40700006484985" calcext:value-type="float">
            <text:p>1.40700006484985</text:p>
          </table:table-cell>
          <table:table-cell/>
          <table:table-cell table:formula="of:=[.H403] - [.$H$681]" office:value-type="float" office:value="1.02099990844727" calcext:value-type="float">
            <text:p>1.02099990844727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12.855" calcext:value-type="float">
            <text:p>1739050412.855</text:p>
          </table:table-cell>
          <table:table-cell office:value-type="float" office:value="1739050414.336" calcext:value-type="float">
            <text:p>1739050414.33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04]-[.A404]" office:value-type="float" office:value="1.48099994659424" calcext:value-type="float">
            <text:p>1.48099994659424</text:p>
          </table:table-cell>
          <table:table-cell/>
          <table:table-cell table:formula="of:=[.H404] - [.$H$681]" office:value-type="float" office:value="1.09499979019165" calcext:value-type="float">
            <text:p>1.09499979019165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13.055" calcext:value-type="float">
            <text:p>1739050413.055</text:p>
          </table:table-cell>
          <table:table-cell office:value-type="float" office:value="1739050415.133" calcext:value-type="float">
            <text:p>1739050415.13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05]-[.A405]" office:value-type="float" office:value="2.07799983024597" calcext:value-type="float">
            <text:p>2.07799983024597</text:p>
          </table:table-cell>
          <table:table-cell/>
          <table:table-cell table:formula="of:=[.H405] - [.$H$681]" office:value-type="float" office:value="1.69199967384338" calcext:value-type="float">
            <text:p>1.69199967384338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13.089" calcext:value-type="float">
            <text:p>1739050413.089</text:p>
          </table:table-cell>
          <table:table-cell office:value-type="float" office:value="1739050415.246" calcext:value-type="float">
            <text:p>1739050415.24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06]-[.A406]" office:value-type="float" office:value="2.15700006484985" calcext:value-type="float">
            <text:p>2.15700006484985</text:p>
          </table:table-cell>
          <table:table-cell/>
          <table:table-cell table:formula="of:=[.H406] - [.$H$681]" office:value-type="float" office:value="1.77099990844727" calcext:value-type="float">
            <text:p>1.77099990844727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13.989" calcext:value-type="float">
            <text:p>1739050413.989</text:p>
          </table:table-cell>
          <table:table-cell office:value-type="float" office:value="1739050415.352" calcext:value-type="float">
            <text:p>1739050415.35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07]-[.A407]" office:value-type="float" office:value="1.36299991607666" calcext:value-type="float">
            <text:p>1.36299991607666</text:p>
          </table:table-cell>
          <table:table-cell/>
          <table:table-cell table:formula="of:=[.H407] - [.$H$681]" office:value-type="float" office:value="0.976999759674072" calcext:value-type="float">
            <text:p>0.976999759674072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14.022" calcext:value-type="float">
            <text:p>1739050414.022</text:p>
          </table:table-cell>
          <table:table-cell office:value-type="float" office:value="1739050415.458" calcext:value-type="float">
            <text:p>1739050415.45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08]-[.A408]" office:value-type="float" office:value="1.43599987030029" calcext:value-type="float">
            <text:p>1.43599987030029</text:p>
          </table:table-cell>
          <table:table-cell/>
          <table:table-cell table:formula="of:=[.H408] - [.$H$681]" office:value-type="float" office:value="1.0499997138977" calcext:value-type="float">
            <text:p>1.0499997138977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14.055" calcext:value-type="float">
            <text:p>1739050414.055</text:p>
          </table:table-cell>
          <table:table-cell office:value-type="float" office:value="1739050415.56" calcext:value-type="float">
            <text:p>1739050415.5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09]-[.A409]" office:value-type="float" office:value="1.50499987602234" calcext:value-type="float">
            <text:p>1.50499987602234</text:p>
          </table:table-cell>
          <table:table-cell/>
          <table:table-cell table:formula="of:=[.H409] - [.$H$681]" office:value-type="float" office:value="1.11899971961975" calcext:value-type="float">
            <text:p>1.11899971961975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14.189" calcext:value-type="float">
            <text:p>1739050414.189</text:p>
          </table:table-cell>
          <table:table-cell office:value-type="float" office:value="1739050415.66" calcext:value-type="float">
            <text:p>1739050415.6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10]-[.A410]" office:value-type="float" office:value="1.47100019454956" calcext:value-type="float">
            <text:p>1.47100019454956</text:p>
          </table:table-cell>
          <table:table-cell/>
          <table:table-cell table:formula="of:=[.H410] - [.$H$681]" office:value-type="float" office:value="1.08500003814697" calcext:value-type="float">
            <text:p>1.08500003814697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14.522" calcext:value-type="float">
            <text:p>1739050414.522</text:p>
          </table:table-cell>
          <table:table-cell office:value-type="float" office:value="1739050415.822" calcext:value-type="float">
            <text:p>1739050415.82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11]-[.A411]" office:value-type="float" office:value="1.29999995231628" calcext:value-type="float">
            <text:p>1.29999995231628</text:p>
          </table:table-cell>
          <table:table-cell/>
          <table:table-cell table:formula="of:=[.H411] - [.$H$681]" office:value-type="float" office:value="0.913999795913696" calcext:value-type="float">
            <text:p>0.913999795913696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14.555" calcext:value-type="float">
            <text:p>1739050414.555</text:p>
          </table:table-cell>
          <table:table-cell office:value-type="float" office:value="1739050415.975" calcext:value-type="float">
            <text:p>1739050415.97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12]-[.A412]" office:value-type="float" office:value="1.41999983787537" calcext:value-type="float">
            <text:p>1.41999983787537</text:p>
          </table:table-cell>
          <table:table-cell/>
          <table:table-cell table:formula="of:=[.H412] - [.$H$681]" office:value-type="float" office:value="1.03399968147278" calcext:value-type="float">
            <text:p>1.03399968147278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14.589" calcext:value-type="float">
            <text:p>1739050414.589</text:p>
          </table:table-cell>
          <table:table-cell office:value-type="float" office:value="1739050416.086" calcext:value-type="float">
            <text:p>1739050416.08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13]-[.A413]" office:value-type="float" office:value="1.49699997901917" calcext:value-type="float">
            <text:p>1.49699997901917</text:p>
          </table:table-cell>
          <table:table-cell/>
          <table:table-cell table:formula="of:=[.H413] - [.$H$681]" office:value-type="float" office:value="1.11099982261658" calcext:value-type="float">
            <text:p>1.11099982261658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14.755" calcext:value-type="float">
            <text:p>1739050414.755</text:p>
          </table:table-cell>
          <table:table-cell office:value-type="float" office:value="1739050416.195" calcext:value-type="float">
            <text:p>1739050416.19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14]-[.A414]" office:value-type="float" office:value="1.43999981880188" calcext:value-type="float">
            <text:p>1.43999981880188</text:p>
          </table:table-cell>
          <table:table-cell/>
          <table:table-cell table:formula="of:=[.H414] - [.$H$681]" office:value-type="float" office:value="1.05399966239929" calcext:value-type="float">
            <text:p>1.05399966239929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14.789" calcext:value-type="float">
            <text:p>1739050414.789</text:p>
          </table:table-cell>
          <table:table-cell office:value-type="float" office:value="1739050416.37" calcext:value-type="float">
            <text:p>1739050416.3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15]-[.A415]" office:value-type="float" office:value="1.58099985122681" calcext:value-type="float">
            <text:p>1.58099985122681</text:p>
          </table:table-cell>
          <table:table-cell/>
          <table:table-cell table:formula="of:=[.H415] - [.$H$681]" office:value-type="float" office:value="1.19499969482422" calcext:value-type="float">
            <text:p>1.19499969482422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14.822" calcext:value-type="float">
            <text:p>1739050414.822</text:p>
          </table:table-cell>
          <table:table-cell office:value-type="float" office:value="1739050416.474" calcext:value-type="float">
            <text:p>1739050416.47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16]-[.A416]" office:value-type="float" office:value="1.65199995040894" calcext:value-type="float">
            <text:p>1.65199995040894</text:p>
          </table:table-cell>
          <table:table-cell/>
          <table:table-cell table:formula="of:=[.H416] - [.$H$681]" office:value-type="float" office:value="1.26599979400635" calcext:value-type="float">
            <text:p>1.26599979400635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16.255" calcext:value-type="float">
            <text:p>1739050416.255</text:p>
          </table:table-cell>
          <table:table-cell office:value-type="float" office:value="1739050417.681" calcext:value-type="float">
            <text:p>1739050417.68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17]-[.A417]" office:value-type="float" office:value="1.42599987983704" calcext:value-type="float">
            <text:p>1.42599987983704</text:p>
          </table:table-cell>
          <table:table-cell/>
          <table:table-cell table:formula="of:=[.H417] - [.$H$681]" office:value-type="float" office:value="1.03999972343445" calcext:value-type="float">
            <text:p>1.03999972343445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16.289" calcext:value-type="float">
            <text:p>1739050416.289</text:p>
          </table:table-cell>
          <table:table-cell office:value-type="float" office:value="1739050417.782" calcext:value-type="float">
            <text:p>1739050417.78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18]-[.A418]" office:value-type="float" office:value="1.49300003051758" calcext:value-type="float">
            <text:p>1.49300003051758</text:p>
          </table:table-cell>
          <table:table-cell/>
          <table:table-cell table:formula="of:=[.H418] - [.$H$681]" office:value-type="float" office:value="1.10699987411499" calcext:value-type="float">
            <text:p>1.10699987411499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16.522" calcext:value-type="float">
            <text:p>1739050416.522</text:p>
          </table:table-cell>
          <table:table-cell office:value-type="float" office:value="1739050418.873" calcext:value-type="float">
            <text:p>1739050418.87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19]-[.A419]" office:value-type="float" office:value="2.35099983215332" calcext:value-type="float">
            <text:p>2.35099983215332</text:p>
          </table:table-cell>
          <table:table-cell/>
          <table:table-cell table:formula="of:=[.H419] - [.$H$681]" office:value-type="float" office:value="1.96499967575073" calcext:value-type="float">
            <text:p>1.96499967575073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16.589" calcext:value-type="float">
            <text:p>1739050416.589</text:p>
          </table:table-cell>
          <table:table-cell office:value-type="float" office:value="1739050418.995" calcext:value-type="float">
            <text:p>1739050418.99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20]-[.A420]" office:value-type="float" office:value="2.40599989891052" calcext:value-type="float">
            <text:p>2.40599989891052</text:p>
          </table:table-cell>
          <table:table-cell/>
          <table:table-cell table:formula="of:=[.H420] - [.$H$681]" office:value-type="float" office:value="2.01999974250793" calcext:value-type="float">
            <text:p>2.01999974250793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16.822" calcext:value-type="float">
            <text:p>1739050416.822</text:p>
          </table:table-cell>
          <table:table-cell office:value-type="float" office:value="1739050419.092" calcext:value-type="float">
            <text:p>1739050419.09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21]-[.A421]" office:value-type="float" office:value="2.26999998092651" calcext:value-type="float">
            <text:p>2.26999998092651</text:p>
          </table:table-cell>
          <table:table-cell/>
          <table:table-cell table:formula="of:=[.H421] - [.$H$681]" office:value-type="float" office:value="1.88399982452393" calcext:value-type="float">
            <text:p>1.88399982452393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17.889" calcext:value-type="float">
            <text:p>1739050417.889</text:p>
          </table:table-cell>
          <table:table-cell office:value-type="float" office:value="1739050419.217" calcext:value-type="float">
            <text:p>1739050419.21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22]-[.A422]" office:value-type="float" office:value="1.32800006866455" calcext:value-type="float">
            <text:p>1.32800006866455</text:p>
          </table:table-cell>
          <table:table-cell/>
          <table:table-cell table:formula="of:=[.H422] - [.$H$681]" office:value-type="float" office:value="0.941999912261963" calcext:value-type="float">
            <text:p>0.941999912261963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17.922" calcext:value-type="float">
            <text:p>1739050417.922</text:p>
          </table:table-cell>
          <table:table-cell office:value-type="float" office:value="1739050419.319" calcext:value-type="float">
            <text:p>1739050419.31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23]-[.A423]" office:value-type="float" office:value="1.3970000743866" calcext:value-type="float">
            <text:p>1.3970000743866</text:p>
          </table:table-cell>
          <table:table-cell/>
          <table:table-cell table:formula="of:=[.H423] - [.$H$681]" office:value-type="float" office:value="1.01099991798401" calcext:value-type="float">
            <text:p>1.01099991798401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18.122" calcext:value-type="float">
            <text:p>1739050418.122</text:p>
          </table:table-cell>
          <table:table-cell office:value-type="float" office:value="1739050419.56" calcext:value-type="float">
            <text:p>1739050419.5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24]-[.A424]" office:value-type="float" office:value="1.43799996376038" calcext:value-type="float">
            <text:p>1.43799996376038</text:p>
          </table:table-cell>
          <table:table-cell/>
          <table:table-cell table:formula="of:=[.H424] - [.$H$681]" office:value-type="float" office:value="1.05199980735779" calcext:value-type="float">
            <text:p>1.05199980735779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18.522" calcext:value-type="float">
            <text:p>1739050418.522</text:p>
          </table:table-cell>
          <table:table-cell office:value-type="float" office:value="1739050420.376" calcext:value-type="float">
            <text:p>1739050420.37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25]-[.A425]" office:value-type="float" office:value="1.85399985313416" calcext:value-type="float">
            <text:p>1.85399985313416</text:p>
          </table:table-cell>
          <table:table-cell/>
          <table:table-cell table:formula="of:=[.H425] - [.$H$681]" office:value-type="float" office:value="1.46799969673157" calcext:value-type="float">
            <text:p>1.46799969673157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19.822" calcext:value-type="float">
            <text:p>1739050419.822</text:p>
          </table:table-cell>
          <table:table-cell office:value-type="float" office:value="1739050424.399" calcext:value-type="float">
            <text:p>1739050424.39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26]-[.A426]" office:value-type="float" office:value="4.57699990272522" calcext:value-type="float">
            <text:p>4.57699990272522</text:p>
          </table:table-cell>
          <table:table-cell/>
          <table:table-cell table:formula="of:=[.H426] - [.$H$681]" office:value-type="float" office:value="4.19099974632263" calcext:value-type="float">
            <text:p>4.19099974632263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23.189" calcext:value-type="float">
            <text:p>1739050423.189</text:p>
          </table:table-cell>
          <table:table-cell office:value-type="float" office:value="1739050424.537" calcext:value-type="float">
            <text:p>1739050424.53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27]-[.A427]" office:value-type="float" office:value="1.34800004959106" calcext:value-type="float">
            <text:p>1.34800004959106</text:p>
          </table:table-cell>
          <table:table-cell/>
          <table:table-cell table:formula="of:=[.H427] - [.$H$681]" office:value-type="float" office:value="0.961999893188476" calcext:value-type="float">
            <text:p>0.961999893188476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23.389" calcext:value-type="float">
            <text:p>1739050423.389</text:p>
          </table:table-cell>
          <table:table-cell office:value-type="float" office:value="1739050424.856" calcext:value-type="float">
            <text:p>1739050424.85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28]-[.A428]" office:value-type="float" office:value="1.46700000762939" calcext:value-type="float">
            <text:p>1.46700000762939</text:p>
          </table:table-cell>
          <table:table-cell/>
          <table:table-cell table:formula="of:=[.H428] - [.$H$681]" office:value-type="float" office:value="1.08099985122681" calcext:value-type="float">
            <text:p>1.08099985122681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23.655" calcext:value-type="float">
            <text:p>1739050423.655</text:p>
          </table:table-cell>
          <table:table-cell office:value-type="float" office:value="1739050424.961" calcext:value-type="float">
            <text:p>1739050424.96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29]-[.A429]" office:value-type="float" office:value="1.30599999427795" calcext:value-type="float">
            <text:p>1.30599999427795</text:p>
          </table:table-cell>
          <table:table-cell/>
          <table:table-cell table:formula="of:=[.H429] - [.$H$681]" office:value-type="float" office:value="0.919999837875366" calcext:value-type="float">
            <text:p>0.919999837875366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23.722" calcext:value-type="float">
            <text:p>1739050423.722</text:p>
          </table:table-cell>
          <table:table-cell office:value-type="float" office:value="1739050425.063" calcext:value-type="float">
            <text:p>1739050425.06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30]-[.A430]" office:value-type="float" office:value="1.34100008010864" calcext:value-type="float">
            <text:p>1.34100008010864</text:p>
          </table:table-cell>
          <table:table-cell/>
          <table:table-cell table:formula="of:=[.H430] - [.$H$681]" office:value-type="float" office:value="0.954999923706054" calcext:value-type="float">
            <text:p>0.954999923706054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23.755" calcext:value-type="float">
            <text:p>1739050423.755</text:p>
          </table:table-cell>
          <table:table-cell office:value-type="float" office:value="1739050425.158" calcext:value-type="float">
            <text:p>1739050425.15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31]-[.A431]" office:value-type="float" office:value="1.40299987792969" calcext:value-type="float">
            <text:p>1.40299987792969</text:p>
          </table:table-cell>
          <table:table-cell/>
          <table:table-cell table:formula="of:=[.H431] - [.$H$681]" office:value-type="float" office:value="1.0169997215271" calcext:value-type="float">
            <text:p>1.0169997215271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23.789" calcext:value-type="float">
            <text:p>1739050423.789</text:p>
          </table:table-cell>
          <table:table-cell office:value-type="float" office:value="1739050425.258" calcext:value-type="float">
            <text:p>1739050425.25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32]-[.A432]" office:value-type="float" office:value="1.4689998626709" calcext:value-type="float">
            <text:p>1.4689998626709</text:p>
          </table:table-cell>
          <table:table-cell/>
          <table:table-cell table:formula="of:=[.H432] - [.$H$681]" office:value-type="float" office:value="1.08299970626831" calcext:value-type="float">
            <text:p>1.08299970626831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23.989" calcext:value-type="float">
            <text:p>1739050423.989</text:p>
          </table:table-cell>
          <table:table-cell office:value-type="float" office:value="1739050425.351" calcext:value-type="float">
            <text:p>1739050425.35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33]-[.A433]" office:value-type="float" office:value="1.36199998855591" calcext:value-type="float">
            <text:p>1.36199998855591</text:p>
          </table:table-cell>
          <table:table-cell/>
          <table:table-cell table:formula="of:=[.H433] - [.$H$681]" office:value-type="float" office:value="0.97599983215332" calcext:value-type="float">
            <text:p>0.97599983215332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24.422" calcext:value-type="float">
            <text:p>1739050424.422</text:p>
          </table:table-cell>
          <table:table-cell office:value-type="float" office:value="1739050425.846" calcext:value-type="float">
            <text:p>1739050425.84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34]-[.A434]" office:value-type="float" office:value="1.42400002479553" calcext:value-type="float">
            <text:p>1.42400002479553</text:p>
          </table:table-cell>
          <table:table-cell/>
          <table:table-cell table:formula="of:=[.H434] - [.$H$681]" office:value-type="float" office:value="1.03799986839294" calcext:value-type="float">
            <text:p>1.03799986839294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24.989" calcext:value-type="float">
            <text:p>1739050424.989</text:p>
          </table:table-cell>
          <table:table-cell office:value-type="float" office:value="1739050426.747" calcext:value-type="float">
            <text:p>1739050426.74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35]-[.A435]" office:value-type="float" office:value="1.75799989700317" calcext:value-type="float">
            <text:p>1.75799989700317</text:p>
          </table:table-cell>
          <table:table-cell/>
          <table:table-cell table:formula="of:=[.H435] - [.$H$681]" office:value-type="float" office:value="1.37199974060059" calcext:value-type="float">
            <text:p>1.37199974060059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25.422" calcext:value-type="float">
            <text:p>1739050425.422</text:p>
          </table:table-cell>
          <table:table-cell office:value-type="float" office:value="1739050426.853" calcext:value-type="float">
            <text:p>1739050426.85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36]-[.A436]" office:value-type="float" office:value="1.43099999427795" calcext:value-type="float">
            <text:p>1.43099999427795</text:p>
          </table:table-cell>
          <table:table-cell/>
          <table:table-cell table:formula="of:=[.H436] - [.$H$681]" office:value-type="float" office:value="1.04499983787537" calcext:value-type="float">
            <text:p>1.04499983787537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25.755" calcext:value-type="float">
            <text:p>1739050425.755</text:p>
          </table:table-cell>
          <table:table-cell office:value-type="float" office:value="1739050427.41" calcext:value-type="float">
            <text:p>1739050427.4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37]-[.A437]" office:value-type="float" office:value="1.65499997138977" calcext:value-type="float">
            <text:p>1.65499997138977</text:p>
          </table:table-cell>
          <table:table-cell/>
          <table:table-cell table:formula="of:=[.H437] - [.$H$681]" office:value-type="float" office:value="1.26899981498718" calcext:value-type="float">
            <text:p>1.26899981498718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26.555" calcext:value-type="float">
            <text:p>1739050426.555</text:p>
          </table:table-cell>
          <table:table-cell office:value-type="float" office:value="1739050428.157" calcext:value-type="float">
            <text:p>1739050428.15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38]-[.A438]" office:value-type="float" office:value="1.60199999809265" calcext:value-type="float">
            <text:p>1.60199999809265</text:p>
          </table:table-cell>
          <table:table-cell/>
          <table:table-cell table:formula="of:=[.H438] - [.$H$681]" office:value-type="float" office:value="1.21599984169006" calcext:value-type="float">
            <text:p>1.21599984169006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27.122" calcext:value-type="float">
            <text:p>1739050427.122</text:p>
          </table:table-cell>
          <table:table-cell office:value-type="float" office:value="1739050428.34" calcext:value-type="float">
            <text:p>1739050428.3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39]-[.A439]" office:value-type="float" office:value="1.21799993515015" calcext:value-type="float">
            <text:p>1.21799993515015</text:p>
          </table:table-cell>
          <table:table-cell/>
          <table:table-cell table:formula="of:=[.H439] - [.$H$681]" office:value-type="float" office:value="0.831999778747558" calcext:value-type="float">
            <text:p>0.831999778747558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27.455" calcext:value-type="float">
            <text:p>1739050427.455</text:p>
          </table:table-cell>
          <table:table-cell office:value-type="float" office:value="1739050429.335" calcext:value-type="float">
            <text:p>1739050429.33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40]-[.A440]" office:value-type="float" office:value="1.88000011444092" calcext:value-type="float">
            <text:p>1.88000011444092</text:p>
          </table:table-cell>
          <table:table-cell/>
          <table:table-cell table:formula="of:=[.H440] - [.$H$681]" office:value-type="float" office:value="1.49399995803833" calcext:value-type="float">
            <text:p>1.49399995803833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27.489" calcext:value-type="float">
            <text:p>1739050427.489</text:p>
          </table:table-cell>
          <table:table-cell office:value-type="float" office:value="1739050429.442" calcext:value-type="float">
            <text:p>1739050429.44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41]-[.A441]" office:value-type="float" office:value="1.95299983024597" calcext:value-type="float">
            <text:p>1.95299983024597</text:p>
          </table:table-cell>
          <table:table-cell/>
          <table:table-cell table:formula="of:=[.H441] - [.$H$681]" office:value-type="float" office:value="1.56699967384338" calcext:value-type="float">
            <text:p>1.56699967384338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28.255" calcext:value-type="float">
            <text:p>1739050428.255</text:p>
          </table:table-cell>
          <table:table-cell office:value-type="float" office:value="1739050430.119" calcext:value-type="float">
            <text:p>1739050430.11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42]-[.A442]" office:value-type="float" office:value="1.86399984359741" calcext:value-type="float">
            <text:p>1.86399984359741</text:p>
          </table:table-cell>
          <table:table-cell/>
          <table:table-cell table:formula="of:=[.H442] - [.$H$681]" office:value-type="float" office:value="1.47799968719482" calcext:value-type="float">
            <text:p>1.47799968719482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28.555" calcext:value-type="float">
            <text:p>1739050428.555</text:p>
          </table:table-cell>
          <table:table-cell office:value-type="float" office:value="1739050430.123" calcext:value-type="float">
            <text:p>1739050430.12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43]-[.A443]" office:value-type="float" office:value="1.56799983978271" calcext:value-type="float">
            <text:p>1.56799983978271</text:p>
          </table:table-cell>
          <table:table-cell/>
          <table:table-cell table:formula="of:=[.H443] - [.$H$681]" office:value-type="float" office:value="1.18199968338013" calcext:value-type="float">
            <text:p>1.18199968338013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28.789" calcext:value-type="float">
            <text:p>1739050428.789</text:p>
          </table:table-cell>
          <table:table-cell office:value-type="float" office:value="1739050430.798" calcext:value-type="float">
            <text:p>1739050430.79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44]-[.A444]" office:value-type="float" office:value="2.0090000629425" calcext:value-type="float">
            <text:p>2.0090000629425</text:p>
          </table:table-cell>
          <table:table-cell/>
          <table:table-cell table:formula="of:=[.H444] - [.$H$681]" office:value-type="float" office:value="1.62299990653992" calcext:value-type="float">
            <text:p>1.62299990653992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29.022" calcext:value-type="float">
            <text:p>1739050429.022</text:p>
          </table:table-cell>
          <table:table-cell office:value-type="float" office:value="1739050430.893" calcext:value-type="float">
            <text:p>1739050430.89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45]-[.A445]" office:value-type="float" office:value="1.87099981307983" calcext:value-type="float">
            <text:p>1.87099981307983</text:p>
          </table:table-cell>
          <table:table-cell/>
          <table:table-cell table:formula="of:=[.H445] - [.$H$681]" office:value-type="float" office:value="1.48499965667725" calcext:value-type="float">
            <text:p>1.48499965667725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30.022" calcext:value-type="float">
            <text:p>1739050430.022</text:p>
          </table:table-cell>
          <table:table-cell office:value-type="float" office:value="1739050431.214" calcext:value-type="float">
            <text:p>1739050431.21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46]-[.A446]" office:value-type="float" office:value="1.19199991226196" calcext:value-type="float">
            <text:p>1.19199991226196</text:p>
          </table:table-cell>
          <table:table-cell/>
          <table:table-cell table:formula="of:=[.H446] - [.$H$681]" office:value-type="float" office:value="0.805999755859375" calcext:value-type="float">
            <text:p>0.805999755859375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30.055" calcext:value-type="float">
            <text:p>1739050430.055</text:p>
          </table:table-cell>
          <table:table-cell office:value-type="float" office:value="1739050431.329" calcext:value-type="float">
            <text:p>1739050431.32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47]-[.A447]" office:value-type="float" office:value="1.2739999294281" calcext:value-type="float">
            <text:p>1.2739999294281</text:p>
          </table:table-cell>
          <table:table-cell/>
          <table:table-cell table:formula="of:=[.H447] - [.$H$681]" office:value-type="float" office:value="0.887999773025512" calcext:value-type="float">
            <text:p>0.887999773025512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30.089" calcext:value-type="float">
            <text:p>1739050430.089</text:p>
          </table:table-cell>
          <table:table-cell office:value-type="float" office:value="1739050431.432" calcext:value-type="float">
            <text:p>1739050431.43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48]-[.A448]" office:value-type="float" office:value="1.34299993515015" calcext:value-type="float">
            <text:p>1.34299993515015</text:p>
          </table:table-cell>
          <table:table-cell/>
          <table:table-cell table:formula="of:=[.H448] - [.$H$681]" office:value-type="float" office:value="0.956999778747558" calcext:value-type="float">
            <text:p>0.956999778747558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30.222" calcext:value-type="float">
            <text:p>1739050430.222</text:p>
          </table:table-cell>
          <table:table-cell office:value-type="float" office:value="1739050431.542" calcext:value-type="float">
            <text:p>1739050431.54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49]-[.A449]" office:value-type="float" office:value="1.32000017166138" calcext:value-type="float">
            <text:p>1.32000017166138</text:p>
          </table:table-cell>
          <table:table-cell/>
          <table:table-cell table:formula="of:=[.H449] - [.$H$681]" office:value-type="float" office:value="0.934000015258789" calcext:value-type="float">
            <text:p>0.934000015258789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30.389" calcext:value-type="float">
            <text:p>1739050430.389</text:p>
          </table:table-cell>
          <table:table-cell office:value-type="float" office:value="1739050431.763" calcext:value-type="float">
            <text:p>1739050431.76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50]-[.A450]" office:value-type="float" office:value="1.37400007247925" calcext:value-type="float">
            <text:p>1.37400007247925</text:p>
          </table:table-cell>
          <table:table-cell/>
          <table:table-cell table:formula="of:=[.H450] - [.$H$681]" office:value-type="float" office:value="0.98799991607666" calcext:value-type="float">
            <text:p>0.98799991607666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30.489" calcext:value-type="float">
            <text:p>1739050430.489</text:p>
          </table:table-cell>
          <table:table-cell office:value-type="float" office:value="1739050431.866" calcext:value-type="float">
            <text:p>1739050431.86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51]-[.A451]" office:value-type="float" office:value="1.3769998550415" calcext:value-type="float">
            <text:p>1.3769998550415</text:p>
          </table:table-cell>
          <table:table-cell/>
          <table:table-cell table:formula="of:=[.H451] - [.$H$681]" office:value-type="float" office:value="0.990999698638916" calcext:value-type="float">
            <text:p>0.990999698638916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30.522" calcext:value-type="float">
            <text:p>1739050430.522</text:p>
          </table:table-cell>
          <table:table-cell office:value-type="float" office:value="1739050431.973" calcext:value-type="float">
            <text:p>1739050431.97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52]-[.A452]" office:value-type="float" office:value="1.45099997520447" calcext:value-type="float">
            <text:p>1.45099997520447</text:p>
          </table:table-cell>
          <table:table-cell/>
          <table:table-cell table:formula="of:=[.H452] - [.$H$681]" office:value-type="float" office:value="1.06499981880188" calcext:value-type="float">
            <text:p>1.06499981880188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30.622" calcext:value-type="float">
            <text:p>1739050430.622</text:p>
          </table:table-cell>
          <table:table-cell office:value-type="float" office:value="1739050432.532" calcext:value-type="float">
            <text:p>1739050432.53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53]-[.A453]" office:value-type="float" office:value="1.91000008583069" calcext:value-type="float">
            <text:p>1.91000008583069</text:p>
          </table:table-cell>
          <table:table-cell/>
          <table:table-cell table:formula="of:=[.H453] - [.$H$681]" office:value-type="float" office:value="1.5239999294281" calcext:value-type="float">
            <text:p>1.5239999294281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30.855" calcext:value-type="float">
            <text:p>1739050430.855</text:p>
          </table:table-cell>
          <table:table-cell office:value-type="float" office:value="1739050432.633" calcext:value-type="float">
            <text:p>1739050432.63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54]-[.A454]" office:value-type="float" office:value="1.77799987792969" calcext:value-type="float">
            <text:p>1.77799987792969</text:p>
          </table:table-cell>
          <table:table-cell/>
          <table:table-cell table:formula="of:=[.H454] - [.$H$681]" office:value-type="float" office:value="1.3919997215271" calcext:value-type="float">
            <text:p>1.3919997215271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30.889" calcext:value-type="float">
            <text:p>1739050430.889</text:p>
          </table:table-cell>
          <table:table-cell office:value-type="float" office:value="1739050432.74" calcext:value-type="float">
            <text:p>1739050432.7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55]-[.A455]" office:value-type="float" office:value="1.8510000705719" calcext:value-type="float">
            <text:p>1.8510000705719</text:p>
          </table:table-cell>
          <table:table-cell/>
          <table:table-cell table:formula="of:=[.H455] - [.$H$681]" office:value-type="float" office:value="1.46499991416931" calcext:value-type="float">
            <text:p>1.46499991416931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31.355" calcext:value-type="float">
            <text:p>1739050431.355</text:p>
          </table:table-cell>
          <table:table-cell office:value-type="float" office:value="1739050432.838" calcext:value-type="float">
            <text:p>1739050432.83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56]-[.A456]" office:value-type="float" office:value="1.48300004005432" calcext:value-type="float">
            <text:p>1.48300004005432</text:p>
          </table:table-cell>
          <table:table-cell/>
          <table:table-cell table:formula="of:=[.H456] - [.$H$681]" office:value-type="float" office:value="1.09699988365173" calcext:value-type="float">
            <text:p>1.09699988365173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31.389" calcext:value-type="float">
            <text:p>1739050431.389</text:p>
          </table:table-cell>
          <table:table-cell office:value-type="float" office:value="1739050433.413" calcext:value-type="float">
            <text:p>1739050433.41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57]-[.A457]" office:value-type="float" office:value="2.02400016784668" calcext:value-type="float">
            <text:p>2.02400016784668</text:p>
          </table:table-cell>
          <table:table-cell/>
          <table:table-cell table:formula="of:=[.H457] - [.$H$681]" office:value-type="float" office:value="1.63800001144409" calcext:value-type="float">
            <text:p>1.63800001144409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31.589" calcext:value-type="float">
            <text:p>1739050431.589</text:p>
          </table:table-cell>
          <table:table-cell office:value-type="float" office:value="1739050433.532" calcext:value-type="float">
            <text:p>1739050433.53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58]-[.A458]" office:value-type="float" office:value="1.94300007820129" calcext:value-type="float">
            <text:p>1.94300007820129</text:p>
          </table:table-cell>
          <table:table-cell/>
          <table:table-cell table:formula="of:=[.H458] - [.$H$681]" office:value-type="float" office:value="1.55699992179871" calcext:value-type="float">
            <text:p>1.55699992179871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32.322" calcext:value-type="float">
            <text:p>1739050432.322</text:p>
          </table:table-cell>
          <table:table-cell office:value-type="float" office:value="1739050433.625" calcext:value-type="float">
            <text:p>1739050433.62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59]-[.A459]" office:value-type="float" office:value="1.30299997329712" calcext:value-type="float">
            <text:p>1.30299997329712</text:p>
          </table:table-cell>
          <table:table-cell/>
          <table:table-cell table:formula="of:=[.H459] - [.$H$681]" office:value-type="float" office:value="0.916999816894531" calcext:value-type="float">
            <text:p>0.916999816894531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32.355" calcext:value-type="float">
            <text:p>1739050432.355</text:p>
          </table:table-cell>
          <table:table-cell office:value-type="float" office:value="1739050433.84" calcext:value-type="float">
            <text:p>1739050433.8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60]-[.A460]" office:value-type="float" office:value="1.48499989509583" calcext:value-type="float">
            <text:p>1.48499989509583</text:p>
          </table:table-cell>
          <table:table-cell/>
          <table:table-cell table:formula="of:=[.H460] - [.$H$681]" office:value-type="float" office:value="1.09899973869324" calcext:value-type="float">
            <text:p>1.09899973869324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32.555" calcext:value-type="float">
            <text:p>1739050432.555</text:p>
          </table:table-cell>
          <table:table-cell office:value-type="float" office:value="1739050434.037" calcext:value-type="float">
            <text:p>1739050434.03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61]-[.A461]" office:value-type="float" office:value="1.48199987411499" calcext:value-type="float">
            <text:p>1.48199987411499</text:p>
          </table:table-cell>
          <table:table-cell/>
          <table:table-cell table:formula="of:=[.H461] - [.$H$681]" office:value-type="float" office:value="1.0959997177124" calcext:value-type="float">
            <text:p>1.0959997177124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32.722" calcext:value-type="float">
            <text:p>1739050432.722</text:p>
          </table:table-cell>
          <table:table-cell office:value-type="float" office:value="1739050434.156" calcext:value-type="float">
            <text:p>1739050434.15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62]-[.A462]" office:value-type="float" office:value="1.43400001525879" calcext:value-type="float">
            <text:p>1.43400001525879</text:p>
          </table:table-cell>
          <table:table-cell/>
          <table:table-cell table:formula="of:=[.H462] - [.$H$681]" office:value-type="float" office:value="1.0479998588562" calcext:value-type="float">
            <text:p>1.0479998588562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32.789" calcext:value-type="float">
            <text:p>1739050432.789</text:p>
          </table:table-cell>
          <table:table-cell office:value-type="float" office:value="1739050434.266" calcext:value-type="float">
            <text:p>1739050434.26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63]-[.A463]" office:value-type="float" office:value="1.47699999809265" calcext:value-type="float">
            <text:p>1.47699999809265</text:p>
          </table:table-cell>
          <table:table-cell/>
          <table:table-cell table:formula="of:=[.H463] - [.$H$681]" office:value-type="float" office:value="1.09099984169006" calcext:value-type="float">
            <text:p>1.09099984169006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32.922" calcext:value-type="float">
            <text:p>1739050432.922</text:p>
          </table:table-cell>
          <table:table-cell office:value-type="float" office:value="1739050435.304" calcext:value-type="float">
            <text:p>1739050435.30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64]-[.A464]" office:value-type="float" office:value="2.38199996948242" calcext:value-type="float">
            <text:p>2.38199996948242</text:p>
          </table:table-cell>
          <table:table-cell/>
          <table:table-cell table:formula="of:=[.H464] - [.$H$681]" office:value-type="float" office:value="1.99599981307983" calcext:value-type="float">
            <text:p>1.99599981307983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33.089" calcext:value-type="float">
            <text:p>1739050433.089</text:p>
          </table:table-cell>
          <table:table-cell office:value-type="float" office:value="1739050435.404" calcext:value-type="float">
            <text:p>1739050435.40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65]-[.A465]" office:value-type="float" office:value="2.31500005722046" calcext:value-type="float">
            <text:p>2.31500005722046</text:p>
          </table:table-cell>
          <table:table-cell/>
          <table:table-cell table:formula="of:=[.H465] - [.$H$681]" office:value-type="float" office:value="1.92899990081787" calcext:value-type="float">
            <text:p>1.92899990081787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33.189" calcext:value-type="float">
            <text:p>1739050433.189</text:p>
          </table:table-cell>
          <table:table-cell office:value-type="float" office:value="1739050435.508" calcext:value-type="float">
            <text:p>1739050435.50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66]-[.A466]" office:value-type="float" office:value="2.31900000572205" calcext:value-type="float">
            <text:p>2.31900000572205</text:p>
          </table:table-cell>
          <table:table-cell/>
          <table:table-cell table:formula="of:=[.H466] - [.$H$681]" office:value-type="float" office:value="1.93299984931946" calcext:value-type="float">
            <text:p>1.93299984931946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34.289" calcext:value-type="float">
            <text:p>1739050434.289</text:p>
          </table:table-cell>
          <table:table-cell office:value-type="float" office:value="1739050437.072" calcext:value-type="float">
            <text:p>1739050437.07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67]-[.A467]" office:value-type="float" office:value="2.78299999237061" calcext:value-type="float">
            <text:p>2.78299999237061</text:p>
          </table:table-cell>
          <table:table-cell/>
          <table:table-cell table:formula="of:=[.H467] - [.$H$681]" office:value-type="float" office:value="2.39699983596802" calcext:value-type="float">
            <text:p>2.39699983596802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35.822" calcext:value-type="float">
            <text:p>1739050435.822</text:p>
          </table:table-cell>
          <table:table-cell office:value-type="float" office:value="1739050437.164" calcext:value-type="float">
            <text:p>1739050437.16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68]-[.A468]" office:value-type="float" office:value="1.34200000762939" calcext:value-type="float">
            <text:p>1.34200000762939</text:p>
          </table:table-cell>
          <table:table-cell/>
          <table:table-cell table:formula="of:=[.H468] - [.$H$681]" office:value-type="float" office:value="0.955999851226806" calcext:value-type="float">
            <text:p>0.955999851226806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35.855" calcext:value-type="float">
            <text:p>1739050435.855</text:p>
          </table:table-cell>
          <table:table-cell office:value-type="float" office:value="1739050437.288" calcext:value-type="float">
            <text:p>1739050437.28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69]-[.A469]" office:value-type="float" office:value="1.43300008773804" calcext:value-type="float">
            <text:p>1.43300008773804</text:p>
          </table:table-cell>
          <table:table-cell/>
          <table:table-cell table:formula="of:=[.H469] - [.$H$681]" office:value-type="float" office:value="1.04699993133545" calcext:value-type="float">
            <text:p>1.04699993133545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36.022" calcext:value-type="float">
            <text:p>1739050436.022</text:p>
          </table:table-cell>
          <table:table-cell office:value-type="float" office:value="1739050437.405" calcext:value-type="float">
            <text:p>1739050437.40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70]-[.A470]" office:value-type="float" office:value="1.38299989700317" calcext:value-type="float">
            <text:p>1.38299989700317</text:p>
          </table:table-cell>
          <table:table-cell/>
          <table:table-cell table:formula="of:=[.H470] - [.$H$681]" office:value-type="float" office:value="0.996999740600586" calcext:value-type="float">
            <text:p>0.996999740600586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36.222" calcext:value-type="float">
            <text:p>1739050436.222</text:p>
          </table:table-cell>
          <table:table-cell office:value-type="float" office:value="1739050437.68" calcext:value-type="float">
            <text:p>1739050437.6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71]-[.A471]" office:value-type="float" office:value="1.45800018310547" calcext:value-type="float">
            <text:p>1.45800018310547</text:p>
          </table:table-cell>
          <table:table-cell/>
          <table:table-cell table:formula="of:=[.H471] - [.$H$681]" office:value-type="float" office:value="1.07200002670288" calcext:value-type="float">
            <text:p>1.07200002670288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36.255" calcext:value-type="float">
            <text:p>1739050436.255</text:p>
          </table:table-cell>
          <table:table-cell office:value-type="float" office:value="1739050437.883" calcext:value-type="float">
            <text:p>1739050437.88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72]-[.A472]" office:value-type="float" office:value="1.62799978256226" calcext:value-type="float">
            <text:p>1.62799978256226</text:p>
          </table:table-cell>
          <table:table-cell/>
          <table:table-cell table:formula="of:=[.H472] - [.$H$681]" office:value-type="float" office:value="1.24199962615967" calcext:value-type="float">
            <text:p>1.24199962615967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38.189" calcext:value-type="float">
            <text:p>1739050438.189</text:p>
          </table:table-cell>
          <table:table-cell office:value-type="float" office:value="1739050439.555" calcext:value-type="float">
            <text:p>1739050439.55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73]-[.A473]" office:value-type="float" office:value="1.36600017547607" calcext:value-type="float">
            <text:p>1.36600017547607</text:p>
          </table:table-cell>
          <table:table-cell/>
          <table:table-cell table:formula="of:=[.H473] - [.$H$681]" office:value-type="float" office:value="0.980000019073486" calcext:value-type="float">
            <text:p>0.980000019073486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38.322" calcext:value-type="float">
            <text:p>1739050438.322</text:p>
          </table:table-cell>
          <table:table-cell office:value-type="float" office:value="1739050439.819" calcext:value-type="float">
            <text:p>1739050439.81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74]-[.A474]" office:value-type="float" office:value="1.49699997901917" calcext:value-type="float">
            <text:p>1.49699997901917</text:p>
          </table:table-cell>
          <table:table-cell/>
          <table:table-cell table:formula="of:=[.H474] - [.$H$681]" office:value-type="float" office:value="1.11099982261658" calcext:value-type="float">
            <text:p>1.11099982261658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38.589" calcext:value-type="float">
            <text:p>1739050438.589</text:p>
          </table:table-cell>
          <table:table-cell office:value-type="float" office:value="1739050439.978" calcext:value-type="float">
            <text:p>1739050439.97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75]-[.A475]" office:value-type="float" office:value="1.38899993896484" calcext:value-type="float">
            <text:p>1.38899993896484</text:p>
          </table:table-cell>
          <table:table-cell/>
          <table:table-cell table:formula="of:=[.H475] - [.$H$681]" office:value-type="float" office:value="1.00299978256226" calcext:value-type="float">
            <text:p>1.00299978256226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38.655" calcext:value-type="float">
            <text:p>1739050438.655</text:p>
          </table:table-cell>
          <table:table-cell office:value-type="float" office:value="1739050440.087" calcext:value-type="float">
            <text:p>1739050440.08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76]-[.A476]" office:value-type="float" office:value="1.43199992179871" calcext:value-type="float">
            <text:p>1.43199992179871</text:p>
          </table:table-cell>
          <table:table-cell/>
          <table:table-cell table:formula="of:=[.H476] - [.$H$681]" office:value-type="float" office:value="1.04599976539612" calcext:value-type="float">
            <text:p>1.04599976539612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38.722" calcext:value-type="float">
            <text:p>1739050438.722</text:p>
          </table:table-cell>
          <table:table-cell office:value-type="float" office:value="1739050440.195" calcext:value-type="float">
            <text:p>1739050440.19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77]-[.A477]" office:value-type="float" office:value="1.47300004959106" calcext:value-type="float">
            <text:p>1.47300004959106</text:p>
          </table:table-cell>
          <table:table-cell/>
          <table:table-cell table:formula="of:=[.H477] - [.$H$681]" office:value-type="float" office:value="1.08699989318848" calcext:value-type="float">
            <text:p>1.08699989318848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38.822" calcext:value-type="float">
            <text:p>1739050438.822</text:p>
          </table:table-cell>
          <table:table-cell office:value-type="float" office:value="1739050440.318" calcext:value-type="float">
            <text:p>1739050440.31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78]-[.A478]" office:value-type="float" office:value="1.49600005149841" calcext:value-type="float">
            <text:p>1.49600005149841</text:p>
          </table:table-cell>
          <table:table-cell/>
          <table:table-cell table:formula="of:=[.H478] - [.$H$681]" office:value-type="float" office:value="1.10999989509583" calcext:value-type="float">
            <text:p>1.10999989509583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38.855" calcext:value-type="float">
            <text:p>1739050438.855</text:p>
          </table:table-cell>
          <table:table-cell office:value-type="float" office:value="1739050440.407" calcext:value-type="float">
            <text:p>1739050440.40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79]-[.A479]" office:value-type="float" office:value="1.55200004577637" calcext:value-type="float">
            <text:p>1.55200004577637</text:p>
          </table:table-cell>
          <table:table-cell/>
          <table:table-cell table:formula="of:=[.H479] - [.$H$681]" office:value-type="float" office:value="1.16599988937378" calcext:value-type="float">
            <text:p>1.16599988937378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38.989" calcext:value-type="float">
            <text:p>1739050438.989</text:p>
          </table:table-cell>
          <table:table-cell office:value-type="float" office:value="1739050440.508" calcext:value-type="float">
            <text:p>1739050440.50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80]-[.A480]" office:value-type="float" office:value="1.51899981498718" calcext:value-type="float">
            <text:p>1.51899981498718</text:p>
          </table:table-cell>
          <table:table-cell/>
          <table:table-cell table:formula="of:=[.H480] - [.$H$681]" office:value-type="float" office:value="1.13299965858459" calcext:value-type="float">
            <text:p>1.13299965858459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39.289" calcext:value-type="float">
            <text:p>1739050439.289</text:p>
          </table:table-cell>
          <table:table-cell office:value-type="float" office:value="1739050440.612" calcext:value-type="float">
            <text:p>1739050440.61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81]-[.A481]" office:value-type="float" office:value="1.32299995422363" calcext:value-type="float">
            <text:p>1.32299995422363</text:p>
          </table:table-cell>
          <table:table-cell/>
          <table:table-cell table:formula="of:=[.H481] - [.$H$681]" office:value-type="float" office:value="0.936999797821045" calcext:value-type="float">
            <text:p>0.936999797821045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39.355" calcext:value-type="float">
            <text:p>1739050439.355</text:p>
          </table:table-cell>
          <table:table-cell office:value-type="float" office:value="1739050440.72" calcext:value-type="float">
            <text:p>1739050440.7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82]-[.A482]" office:value-type="float" office:value="1.36500000953674" calcext:value-type="float">
            <text:p>1.36500000953674</text:p>
          </table:table-cell>
          <table:table-cell/>
          <table:table-cell table:formula="of:=[.H482] - [.$H$681]" office:value-type="float" office:value="0.978999853134155" calcext:value-type="float">
            <text:p>0.978999853134155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39.489" calcext:value-type="float">
            <text:p>1739050439.489</text:p>
          </table:table-cell>
          <table:table-cell office:value-type="float" office:value="1739050440.819" calcext:value-type="float">
            <text:p>1739050440.81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83]-[.A483]" office:value-type="float" office:value="1.32999992370605" calcext:value-type="float">
            <text:p>1.32999992370605</text:p>
          </table:table-cell>
          <table:table-cell/>
          <table:table-cell table:formula="of:=[.H483] - [.$H$681]" office:value-type="float" office:value="0.943999767303466" calcext:value-type="float">
            <text:p>0.943999767303466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39.522" calcext:value-type="float">
            <text:p>1739050439.522</text:p>
          </table:table-cell>
          <table:table-cell office:value-type="float" office:value="1739050440.917" calcext:value-type="float">
            <text:p>1739050440.91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84]-[.A484]" office:value-type="float" office:value="1.39499998092651" calcext:value-type="float">
            <text:p>1.39499998092651</text:p>
          </table:table-cell>
          <table:table-cell/>
          <table:table-cell table:formula="of:=[.H484] - [.$H$681]" office:value-type="float" office:value="1.00899982452393" calcext:value-type="float">
            <text:p>1.00899982452393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39.589" calcext:value-type="float">
            <text:p>1739050439.589</text:p>
          </table:table-cell>
          <table:table-cell office:value-type="float" office:value="1739050441.087" calcext:value-type="float">
            <text:p>1739050441.08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85]-[.A485]" office:value-type="float" office:value="1.49799990653992" calcext:value-type="float">
            <text:p>1.49799990653992</text:p>
          </table:table-cell>
          <table:table-cell/>
          <table:table-cell table:formula="of:=[.H485] - [.$H$681]" office:value-type="float" office:value="1.11199975013733" calcext:value-type="float">
            <text:p>1.11199975013733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39.622" calcext:value-type="float">
            <text:p>1739050439.622</text:p>
          </table:table-cell>
          <table:table-cell office:value-type="float" office:value="1739050441.199" calcext:value-type="float">
            <text:p>1739050441.19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86]-[.A486]" office:value-type="float" office:value="1.57699990272522" calcext:value-type="float">
            <text:p>1.57699990272522</text:p>
          </table:table-cell>
          <table:table-cell/>
          <table:table-cell table:formula="of:=[.H486] - [.$H$681]" office:value-type="float" office:value="1.19099974632263" calcext:value-type="float">
            <text:p>1.19099974632263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40.089" calcext:value-type="float">
            <text:p>1739050440.089</text:p>
          </table:table-cell>
          <table:table-cell office:value-type="float" office:value="1739050442.822" calcext:value-type="float">
            <text:p>1739050442.82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87]-[.A487]" office:value-type="float" office:value="2.73300004005432" calcext:value-type="float">
            <text:p>2.73300004005432</text:p>
          </table:table-cell>
          <table:table-cell/>
          <table:table-cell table:formula="of:=[.H487] - [.$H$681]" office:value-type="float" office:value="2.34699988365173" calcext:value-type="float">
            <text:p>2.34699988365173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40.389" calcext:value-type="float">
            <text:p>1739050440.389</text:p>
          </table:table-cell>
          <table:table-cell office:value-type="float" office:value="1739050442.939" calcext:value-type="float">
            <text:p>1739050442.93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88]-[.A488]" office:value-type="float" office:value="2.54999995231628" calcext:value-type="float">
            <text:p>2.54999995231628</text:p>
          </table:table-cell>
          <table:table-cell/>
          <table:table-cell table:formula="of:=[.H488] - [.$H$681]" office:value-type="float" office:value="2.1639997959137" calcext:value-type="float">
            <text:p>2.1639997959137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41.822" calcext:value-type="float">
            <text:p>1739050441.822</text:p>
          </table:table-cell>
          <table:table-cell office:value-type="float" office:value="1739050443.035" calcext:value-type="float">
            <text:p>1739050443.03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89]-[.A489]" office:value-type="float" office:value="1.21300005912781" calcext:value-type="float">
            <text:p>1.21300005912781</text:p>
          </table:table-cell>
          <table:table-cell/>
          <table:table-cell table:formula="of:=[.H489] - [.$H$681]" office:value-type="float" office:value="0.826999902725219" calcext:value-type="float">
            <text:p>0.826999902725219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41.855" calcext:value-type="float">
            <text:p>1739050441.855</text:p>
          </table:table-cell>
          <table:table-cell office:value-type="float" office:value="1739050443.247" calcext:value-type="float">
            <text:p>1739050443.24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90]-[.A490]" office:value-type="float" office:value="1.39199995994568" calcext:value-type="float">
            <text:p>1.39199995994568</text:p>
          </table:table-cell>
          <table:table-cell/>
          <table:table-cell table:formula="of:=[.H490] - [.$H$681]" office:value-type="float" office:value="1.00599980354309" calcext:value-type="float">
            <text:p>1.00599980354309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44.122" calcext:value-type="float">
            <text:p>1739050444.122</text:p>
          </table:table-cell>
          <table:table-cell office:value-type="float" office:value="1739050445.586" calcext:value-type="float">
            <text:p>1739050445.58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91]-[.A491]" office:value-type="float" office:value="1.46399998664856" calcext:value-type="float">
            <text:p>1.46399998664856</text:p>
          </table:table-cell>
          <table:table-cell/>
          <table:table-cell table:formula="of:=[.H491] - [.$H$681]" office:value-type="float" office:value="1.07799983024597" calcext:value-type="float">
            <text:p>1.07799983024597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44.255" calcext:value-type="float">
            <text:p>1739050444.255</text:p>
          </table:table-cell>
          <table:table-cell office:value-type="float" office:value="1739050445.689" calcext:value-type="float">
            <text:p>1739050445.68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92]-[.A492]" office:value-type="float" office:value="1.43399977684021" calcext:value-type="float">
            <text:p>1.43399977684021</text:p>
          </table:table-cell>
          <table:table-cell/>
          <table:table-cell table:formula="of:=[.H492] - [.$H$681]" office:value-type="float" office:value="1.04799962043762" calcext:value-type="float">
            <text:p>1.04799962043762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44.289" calcext:value-type="float">
            <text:p>1739050444.289</text:p>
          </table:table-cell>
          <table:table-cell office:value-type="float" office:value="1739050445.792" calcext:value-type="float">
            <text:p>1739050445.79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93]-[.A493]" office:value-type="float" office:value="1.50300002098084" calcext:value-type="float">
            <text:p>1.50300002098084</text:p>
          </table:table-cell>
          <table:table-cell/>
          <table:table-cell table:formula="of:=[.H493] - [.$H$681]" office:value-type="float" office:value="1.11699986457825" calcext:value-type="float">
            <text:p>1.11699986457825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44.522" calcext:value-type="float">
            <text:p>1739050444.522</text:p>
          </table:table-cell>
          <table:table-cell office:value-type="float" office:value="1739050445.89" calcext:value-type="float">
            <text:p>1739050445.8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94]-[.A494]" office:value-type="float" office:value="1.36800003051758" calcext:value-type="float">
            <text:p>1.36800003051758</text:p>
          </table:table-cell>
          <table:table-cell/>
          <table:table-cell table:formula="of:=[.H494] - [.$H$681]" office:value-type="float" office:value="0.98199987411499" calcext:value-type="float">
            <text:p>0.98199987411499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44.655" calcext:value-type="float">
            <text:p>1739050444.655</text:p>
          </table:table-cell>
          <table:table-cell office:value-type="float" office:value="1739050445.994" calcext:value-type="float">
            <text:p>1739050445.99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95]-[.A495]" office:value-type="float" office:value="1.33899998664856" calcext:value-type="float">
            <text:p>1.33899998664856</text:p>
          </table:table-cell>
          <table:table-cell/>
          <table:table-cell table:formula="of:=[.H495] - [.$H$681]" office:value-type="float" office:value="0.952999830245971" calcext:value-type="float">
            <text:p>0.952999830245971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44.689" calcext:value-type="float">
            <text:p>1739050444.689</text:p>
          </table:table-cell>
          <table:table-cell office:value-type="float" office:value="1739050446.107" calcext:value-type="float">
            <text:p>1739050446.10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96]-[.A496]" office:value-type="float" office:value="1.41800022125244" calcext:value-type="float">
            <text:p>1.41800022125244</text:p>
          </table:table-cell>
          <table:table-cell/>
          <table:table-cell table:formula="of:=[.H496] - [.$H$681]" office:value-type="float" office:value="1.03200006484985" calcext:value-type="float">
            <text:p>1.03200006484985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44.789" calcext:value-type="float">
            <text:p>1739050444.789</text:p>
          </table:table-cell>
          <table:table-cell office:value-type="float" office:value="1739050446.21" calcext:value-type="float">
            <text:p>1739050446.2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97]-[.A497]" office:value-type="float" office:value="1.4210000038147" calcext:value-type="float">
            <text:p>1.4210000038147</text:p>
          </table:table-cell>
          <table:table-cell/>
          <table:table-cell table:formula="of:=[.H497] - [.$H$681]" office:value-type="float" office:value="1.03499984741211" calcext:value-type="float">
            <text:p>1.03499984741211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44.822" calcext:value-type="float">
            <text:p>1739050444.822</text:p>
          </table:table-cell>
          <table:table-cell office:value-type="float" office:value="1739050446.331" calcext:value-type="float">
            <text:p>1739050446.33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98]-[.A498]" office:value-type="float" office:value="1.50900006294251" calcext:value-type="float">
            <text:p>1.50900006294251</text:p>
          </table:table-cell>
          <table:table-cell/>
          <table:table-cell table:formula="of:=[.H498] - [.$H$681]" office:value-type="float" office:value="1.12299990653992" calcext:value-type="float">
            <text:p>1.12299990653992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45.055" calcext:value-type="float">
            <text:p>1739050445.055</text:p>
          </table:table-cell>
          <table:table-cell office:value-type="float" office:value="1739050446.436" calcext:value-type="float">
            <text:p>1739050446.43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99]-[.A499]" office:value-type="float" office:value="1.38100004196167" calcext:value-type="float">
            <text:p>1.38100004196167</text:p>
          </table:table-cell>
          <table:table-cell/>
          <table:table-cell table:formula="of:=[.H499] - [.$H$681]" office:value-type="float" office:value="0.994999885559082" calcext:value-type="float">
            <text:p>0.994999885559082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47.955" calcext:value-type="float">
            <text:p>1739050447.955</text:p>
          </table:table-cell>
          <table:table-cell office:value-type="float" office:value="1739050449.393" calcext:value-type="float">
            <text:p>1739050449.39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00]-[.A500]" office:value-type="float" office:value="1.43799996376038" calcext:value-type="float">
            <text:p>1.43799996376038</text:p>
          </table:table-cell>
          <table:table-cell/>
          <table:table-cell table:formula="of:=[.H500] - [.$H$681]" office:value-type="float" office:value="1.05199980735779" calcext:value-type="float">
            <text:p>1.05199980735779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48.022" calcext:value-type="float">
            <text:p>1739050448.022</text:p>
          </table:table-cell>
          <table:table-cell office:value-type="float" office:value="1739050449.5" calcext:value-type="float">
            <text:p>1739050449.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01]-[.A501]" office:value-type="float" office:value="1.4779999256134" calcext:value-type="float">
            <text:p>1.4779999256134</text:p>
          </table:table-cell>
          <table:table-cell/>
          <table:table-cell table:formula="of:=[.H501] - [.$H$681]" office:value-type="float" office:value="1.09199976921082" calcext:value-type="float">
            <text:p>1.09199976921082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48.222" calcext:value-type="float">
            <text:p>1739050448.222</text:p>
          </table:table-cell>
          <table:table-cell office:value-type="float" office:value="1739050449.756" calcext:value-type="float">
            <text:p>1739050449.75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02]-[.A502]" office:value-type="float" office:value="1.53400015830994" calcext:value-type="float">
            <text:p>1.53400015830994</text:p>
          </table:table-cell>
          <table:table-cell/>
          <table:table-cell table:formula="of:=[.H502] - [.$H$681]" office:value-type="float" office:value="1.14800000190735" calcext:value-type="float">
            <text:p>1.14800000190735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48.255" calcext:value-type="float">
            <text:p>1739050448.255</text:p>
          </table:table-cell>
          <table:table-cell office:value-type="float" office:value="1739050449.858" calcext:value-type="float">
            <text:p>1739050449.85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03]-[.A503]" office:value-type="float" office:value="1.6029999256134" calcext:value-type="float">
            <text:p>1.6029999256134</text:p>
          </table:table-cell>
          <table:table-cell/>
          <table:table-cell table:formula="of:=[.H503] - [.$H$681]" office:value-type="float" office:value="1.21699976921082" calcext:value-type="float">
            <text:p>1.21699976921082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48.655" calcext:value-type="float">
            <text:p>1739050448.655</text:p>
          </table:table-cell>
          <table:table-cell office:value-type="float" office:value="1739050449.965" calcext:value-type="float">
            <text:p>1739050449.96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04]-[.A504]" office:value-type="float" office:value="1.30999994277954" calcext:value-type="float">
            <text:p>1.30999994277954</text:p>
          </table:table-cell>
          <table:table-cell/>
          <table:table-cell table:formula="of:=[.H504] - [.$H$681]" office:value-type="float" office:value="0.923999786376953" calcext:value-type="float">
            <text:p>0.923999786376953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48.689" calcext:value-type="float">
            <text:p>1739050448.689</text:p>
          </table:table-cell>
          <table:table-cell office:value-type="float" office:value="1739050450.069" calcext:value-type="float">
            <text:p>1739050450.06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05]-[.A505]" office:value-type="float" office:value="1.38000011444092" calcext:value-type="float">
            <text:p>1.38000011444092</text:p>
          </table:table-cell>
          <table:table-cell/>
          <table:table-cell table:formula="of:=[.H505] - [.$H$681]" office:value-type="float" office:value="0.99399995803833" calcext:value-type="float">
            <text:p>0.99399995803833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48.855" calcext:value-type="float">
            <text:p>1739050448.855</text:p>
          </table:table-cell>
          <table:table-cell office:value-type="float" office:value="1739050450.176" calcext:value-type="float">
            <text:p>1739050450.17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06]-[.A506]" office:value-type="float" office:value="1.32100009918213" calcext:value-type="float">
            <text:p>1.32100009918213</text:p>
          </table:table-cell>
          <table:table-cell/>
          <table:table-cell table:formula="of:=[.H506] - [.$H$681]" office:value-type="float" office:value="0.934999942779541" calcext:value-type="float">
            <text:p>0.934999942779541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49.289" calcext:value-type="float">
            <text:p>1739050449.289</text:p>
          </table:table-cell>
          <table:table-cell office:value-type="float" office:value="1739050451.261" calcext:value-type="float">
            <text:p>1739050451.26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07]-[.A507]" office:value-type="float" office:value="1.97199988365173" calcext:value-type="float">
            <text:p>1.97199988365173</text:p>
          </table:table-cell>
          <table:table-cell/>
          <table:table-cell table:formula="of:=[.H507] - [.$H$681]" office:value-type="float" office:value="1.58599972724915" calcext:value-type="float">
            <text:p>1.58599972724915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50.289" calcext:value-type="float">
            <text:p>1739050450.289</text:p>
          </table:table-cell>
          <table:table-cell office:value-type="float" office:value="1739050452.923" calcext:value-type="float">
            <text:p>1739050452.92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08]-[.A508]" office:value-type="float" office:value="2.6340000629425" calcext:value-type="float">
            <text:p>2.6340000629425</text:p>
          </table:table-cell>
          <table:table-cell/>
          <table:table-cell table:formula="of:=[.H508] - [.$H$681]" office:value-type="float" office:value="2.24799990653992" calcext:value-type="float">
            <text:p>2.24799990653992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51.922" calcext:value-type="float">
            <text:p>1739050451.922</text:p>
          </table:table-cell>
          <table:table-cell office:value-type="float" office:value="1739050453.332" calcext:value-type="float">
            <text:p>1739050453.33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09]-[.A509]" office:value-type="float" office:value="1.41000008583069" calcext:value-type="float">
            <text:p>1.41000008583069</text:p>
          </table:table-cell>
          <table:table-cell/>
          <table:table-cell table:formula="of:=[.H509] - [.$H$681]" office:value-type="float" office:value="1.0239999294281" calcext:value-type="float">
            <text:p>1.0239999294281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54.689" calcext:value-type="float">
            <text:p>1739050454.689</text:p>
          </table:table-cell>
          <table:table-cell office:value-type="float" office:value="1739050456.022" calcext:value-type="float">
            <text:p>1739050456.02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10]-[.A510]" office:value-type="float" office:value="1.33300018310547" calcext:value-type="float">
            <text:p>1.33300018310547</text:p>
          </table:table-cell>
          <table:table-cell/>
          <table:table-cell table:formula="of:=[.H510] - [.$H$681]" office:value-type="float" office:value="0.947000026702881" calcext:value-type="float">
            <text:p>0.947000026702881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54.822" calcext:value-type="float">
            <text:p>1739050454.822</text:p>
          </table:table-cell>
          <table:table-cell office:value-type="float" office:value="1739050456.603" calcext:value-type="float">
            <text:p>1739050456.60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11]-[.A511]" office:value-type="float" office:value="1.78099989891052" calcext:value-type="float">
            <text:p>1.78099989891052</text:p>
          </table:table-cell>
          <table:table-cell/>
          <table:table-cell table:formula="of:=[.H511] - [.$H$681]" office:value-type="float" office:value="1.39499974250793" calcext:value-type="float">
            <text:p>1.39499974250793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55.456" calcext:value-type="float">
            <text:p>1739050455.456</text:p>
          </table:table-cell>
          <table:table-cell office:value-type="float" office:value="1739050456.718" calcext:value-type="float">
            <text:p>1739050456.71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12]-[.A512]" office:value-type="float" office:value="1.26199984550476" calcext:value-type="float">
            <text:p>1.26199984550476</text:p>
          </table:table-cell>
          <table:table-cell/>
          <table:table-cell table:formula="of:=[.H512] - [.$H$681]" office:value-type="float" office:value="0.875999689102173" calcext:value-type="float">
            <text:p>0.875999689102173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55.489" calcext:value-type="float">
            <text:p>1739050455.489</text:p>
          </table:table-cell>
          <table:table-cell office:value-type="float" office:value="1739050456.852" calcext:value-type="float">
            <text:p>1739050456.85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13]-[.A513]" office:value-type="float" office:value="1.36299991607666" calcext:value-type="float">
            <text:p>1.36299991607666</text:p>
          </table:table-cell>
          <table:table-cell/>
          <table:table-cell table:formula="of:=[.H513] - [.$H$681]" office:value-type="float" office:value="0.976999759674072" calcext:value-type="float">
            <text:p>0.976999759674072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55.555" calcext:value-type="float">
            <text:p>1739050455.555</text:p>
          </table:table-cell>
          <table:table-cell office:value-type="float" office:value="1739050456.96" calcext:value-type="float">
            <text:p>1739050456.9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14]-[.A514]" office:value-type="float" office:value="1.40499997138977" calcext:value-type="float">
            <text:p>1.40499997138977</text:p>
          </table:table-cell>
          <table:table-cell/>
          <table:table-cell table:formula="of:=[.H514] - [.$H$681]" office:value-type="float" office:value="1.01899981498718" calcext:value-type="float">
            <text:p>1.01899981498718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55.589" calcext:value-type="float">
            <text:p>1739050455.589</text:p>
          </table:table-cell>
          <table:table-cell office:value-type="float" office:value="1739050457.062" calcext:value-type="float">
            <text:p>1739050457.06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15]-[.A515]" office:value-type="float" office:value="1.47300004959106" calcext:value-type="float">
            <text:p>1.47300004959106</text:p>
          </table:table-cell>
          <table:table-cell/>
          <table:table-cell table:formula="of:=[.H515] - [.$H$681]" office:value-type="float" office:value="1.08699989318848" calcext:value-type="float">
            <text:p>1.08699989318848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58.655" calcext:value-type="float">
            <text:p>1739050458.655</text:p>
          </table:table-cell>
          <table:table-cell office:value-type="float" office:value="1739050460.446" calcext:value-type="float">
            <text:p>1739050460.44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16]-[.A516]" office:value-type="float" office:value="1.79100012779236" calcext:value-type="float">
            <text:p>1.79100012779236</text:p>
          </table:table-cell>
          <table:table-cell/>
          <table:table-cell table:formula="of:=[.H516] - [.$H$681]" office:value-type="float" office:value="1.40499997138977" calcext:value-type="float">
            <text:p>1.40499997138977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59.222" calcext:value-type="float">
            <text:p>1739050459.222</text:p>
          </table:table-cell>
          <table:table-cell office:value-type="float" office:value="1739050460.534" calcext:value-type="float">
            <text:p>1739050460.53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17]-[.A517]" office:value-type="float" office:value="1.31200003623962" calcext:value-type="float">
            <text:p>1.31200003623962</text:p>
          </table:table-cell>
          <table:table-cell/>
          <table:table-cell table:formula="of:=[.H517] - [.$H$681]" office:value-type="float" office:value="0.925999879837036" calcext:value-type="float">
            <text:p>0.925999879837036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59.255" calcext:value-type="float">
            <text:p>1739050459.255</text:p>
          </table:table-cell>
          <table:table-cell office:value-type="float" office:value="1739050460.642" calcext:value-type="float">
            <text:p>1739050460.64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18]-[.A518]" office:value-type="float" office:value="1.38699984550476" calcext:value-type="float">
            <text:p>1.38699984550476</text:p>
          </table:table-cell>
          <table:table-cell/>
          <table:table-cell table:formula="of:=[.H518] - [.$H$681]" office:value-type="float" office:value="1.00099968910217" calcext:value-type="float">
            <text:p>1.00099968910217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59.322" calcext:value-type="float">
            <text:p>1739050459.322</text:p>
          </table:table-cell>
          <table:table-cell office:value-type="float" office:value="1739050460.74" calcext:value-type="float">
            <text:p>1739050460.7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19]-[.A519]" office:value-type="float" office:value="1.41799998283386" calcext:value-type="float">
            <text:p>1.41799998283386</text:p>
          </table:table-cell>
          <table:table-cell/>
          <table:table-cell table:formula="of:=[.H519] - [.$H$681]" office:value-type="float" office:value="1.03199982643127" calcext:value-type="float">
            <text:p>1.03199982643127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59.856" calcext:value-type="float">
            <text:p>1739050459.856</text:p>
          </table:table-cell>
          <table:table-cell office:value-type="float" office:value="1739050463.211" calcext:value-type="float">
            <text:p>1739050463.21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20]-[.A520]" office:value-type="float" office:value="3.35500001907349" calcext:value-type="float">
            <text:p>3.35500001907349</text:p>
          </table:table-cell>
          <table:table-cell/>
          <table:table-cell table:formula="of:=[.H520] - [.$H$681]" office:value-type="float" office:value="2.9689998626709" calcext:value-type="float">
            <text:p>2.9689998626709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61.822" calcext:value-type="float">
            <text:p>1739050461.822</text:p>
          </table:table-cell>
          <table:table-cell office:value-type="float" office:value="1739050463.311" calcext:value-type="float">
            <text:p>1739050463.31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21]-[.A521]" office:value-type="float" office:value="1.48900008201599" calcext:value-type="float">
            <text:p>1.48900008201599</text:p>
          </table:table-cell>
          <table:table-cell/>
          <table:table-cell table:formula="of:=[.H521] - [.$H$681]" office:value-type="float" office:value="1.1029999256134" calcext:value-type="float">
            <text:p>1.1029999256134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64.389" calcext:value-type="float">
            <text:p>1739050464.389</text:p>
          </table:table-cell>
          <table:table-cell office:value-type="float" office:value="1739050465.957" calcext:value-type="float">
            <text:p>1739050465.95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22]-[.A522]" office:value-type="float" office:value="1.56800007820129" calcext:value-type="float">
            <text:p>1.56800007820129</text:p>
          </table:table-cell>
          <table:table-cell/>
          <table:table-cell table:formula="of:=[.H522] - [.$H$681]" office:value-type="float" office:value="1.18199992179871" calcext:value-type="float">
            <text:p>1.18199992179871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64.489" calcext:value-type="float">
            <text:p>1739050464.489</text:p>
          </table:table-cell>
          <table:table-cell office:value-type="float" office:value="1739050466.065" calcext:value-type="float">
            <text:p>1739050466.06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23]-[.A523]" office:value-type="float" office:value="1.57599997520447" calcext:value-type="float">
            <text:p>1.57599997520447</text:p>
          </table:table-cell>
          <table:table-cell/>
          <table:table-cell table:formula="of:=[.H523] - [.$H$681]" office:value-type="float" office:value="1.18999981880188" calcext:value-type="float">
            <text:p>1.18999981880188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64.822" calcext:value-type="float">
            <text:p>1739050464.822</text:p>
          </table:table-cell>
          <table:table-cell office:value-type="float" office:value="1739050466.163" calcext:value-type="float">
            <text:p>1739050466.16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24]-[.A524]" office:value-type="float" office:value="1.34100008010864" calcext:value-type="float">
            <text:p>1.34100008010864</text:p>
          </table:table-cell>
          <table:table-cell/>
          <table:table-cell table:formula="of:=[.H524] - [.$H$681]" office:value-type="float" office:value="0.954999923706054" calcext:value-type="float">
            <text:p>0.954999923706054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64.855" calcext:value-type="float">
            <text:p>1739050464.855</text:p>
          </table:table-cell>
          <table:table-cell office:value-type="float" office:value="1739050466.263" calcext:value-type="float">
            <text:p>1739050466.26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25]-[.A525]" office:value-type="float" office:value="1.40799999237061" calcext:value-type="float">
            <text:p>1.40799999237061</text:p>
          </table:table-cell>
          <table:table-cell/>
          <table:table-cell table:formula="of:=[.H525] - [.$H$681]" office:value-type="float" office:value="1.02199983596802" calcext:value-type="float">
            <text:p>1.02199983596802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68.789" calcext:value-type="float">
            <text:p>1739050468.789</text:p>
          </table:table-cell>
          <table:table-cell office:value-type="float" office:value="1739050470.142" calcext:value-type="float">
            <text:p>1739050470.14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26]-[.A526]" office:value-type="float" office:value="1.3529999256134" calcext:value-type="float">
            <text:p>1.3529999256134</text:p>
          </table:table-cell>
          <table:table-cell/>
          <table:table-cell table:formula="of:=[.H526] - [.$H$681]" office:value-type="float" office:value="0.966999769210815" calcext:value-type="float">
            <text:p>0.966999769210815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69.156" calcext:value-type="float">
            <text:p>1739050469.156</text:p>
          </table:table-cell>
          <table:table-cell office:value-type="float" office:value="1739050472.129" calcext:value-type="float">
            <text:p>1739050472.12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27]-[.A527]" office:value-type="float" office:value="2.97300004959106" calcext:value-type="float">
            <text:p>2.97300004959106</text:p>
          </table:table-cell>
          <table:table-cell/>
          <table:table-cell table:formula="of:=[.H527] - [.$H$681]" office:value-type="float" office:value="2.58699989318848" calcext:value-type="float">
            <text:p>2.58699989318848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69.189" calcext:value-type="float">
            <text:p>1739050469.189</text:p>
          </table:table-cell>
          <table:table-cell office:value-type="float" office:value="1739050472.227" calcext:value-type="float">
            <text:p>1739050472.22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28]-[.A528]" office:value-type="float" office:value="3.03800010681152" calcext:value-type="float">
            <text:p>3.03800010681152</text:p>
          </table:table-cell>
          <table:table-cell/>
          <table:table-cell table:formula="of:=[.H528] - [.$H$681]" office:value-type="float" office:value="2.65199995040894" calcext:value-type="float">
            <text:p>2.65199995040894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71.089" calcext:value-type="float">
            <text:p>1739050471.089</text:p>
          </table:table-cell>
          <table:table-cell office:value-type="float" office:value="1739050474.028" calcext:value-type="float">
            <text:p>1739050474.02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29]-[.A529]" office:value-type="float" office:value="2.93900012969971" calcext:value-type="float">
            <text:p>2.93900012969971</text:p>
          </table:table-cell>
          <table:table-cell/>
          <table:table-cell table:formula="of:=[.H529] - [.$H$681]" office:value-type="float" office:value="2.55299997329712" calcext:value-type="float">
            <text:p>2.55299997329712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73.089" calcext:value-type="float">
            <text:p>1739050473.089</text:p>
          </table:table-cell>
          <table:table-cell office:value-type="float" office:value="1739050474.611" calcext:value-type="float">
            <text:p>1739050474.61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30]-[.A530]" office:value-type="float" office:value="1.5220000743866" calcext:value-type="float">
            <text:p>1.5220000743866</text:p>
          </table:table-cell>
          <table:table-cell/>
          <table:table-cell table:formula="of:=[.H530] - [.$H$681]" office:value-type="float" office:value="1.13599991798401" calcext:value-type="float">
            <text:p>1.13599991798401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73.222" calcext:value-type="float">
            <text:p>1739050473.222</text:p>
          </table:table-cell>
          <table:table-cell office:value-type="float" office:value="1739050474.719" calcext:value-type="float">
            <text:p>1739050474.71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31]-[.A531]" office:value-type="float" office:value="1.49700021743774" calcext:value-type="float">
            <text:p>1.49700021743774</text:p>
          </table:table-cell>
          <table:table-cell/>
          <table:table-cell table:formula="of:=[.H531] - [.$H$681]" office:value-type="float" office:value="1.11100006103516" calcext:value-type="float">
            <text:p>1.11100006103516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73.556" calcext:value-type="float">
            <text:p>1739050473.556</text:p>
          </table:table-cell>
          <table:table-cell office:value-type="float" office:value="1739050475.321" calcext:value-type="float">
            <text:p>1739050475.32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32]-[.A532]" office:value-type="float" office:value="1.76500010490417" calcext:value-type="float">
            <text:p>1.76500010490417</text:p>
          </table:table-cell>
          <table:table-cell/>
          <table:table-cell table:formula="of:=[.H532] - [.$H$681]" office:value-type="float" office:value="1.37899994850159" calcext:value-type="float">
            <text:p>1.37899994850159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73.956" calcext:value-type="float">
            <text:p>1739050473.956</text:p>
          </table:table-cell>
          <table:table-cell office:value-type="float" office:value="1739050475.419" calcext:value-type="float">
            <text:p>1739050475.41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33]-[.A533]" office:value-type="float" office:value="1.46299982070923" calcext:value-type="float">
            <text:p>1.46299982070923</text:p>
          </table:table-cell>
          <table:table-cell/>
          <table:table-cell table:formula="of:=[.H533] - [.$H$681]" office:value-type="float" office:value="1.07699966430664" calcext:value-type="float">
            <text:p>1.07699966430664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74.189" calcext:value-type="float">
            <text:p>1739050474.189</text:p>
          </table:table-cell>
          <table:table-cell office:value-type="float" office:value="1739050475.631" calcext:value-type="float">
            <text:p>1739050475.63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34]-[.A534]" office:value-type="float" office:value="1.44200015068054" calcext:value-type="float">
            <text:p>1.44200015068054</text:p>
          </table:table-cell>
          <table:table-cell/>
          <table:table-cell table:formula="of:=[.H534] - [.$H$681]" office:value-type="float" office:value="1.05599999427795" calcext:value-type="float">
            <text:p>1.05599999427795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74.222" calcext:value-type="float">
            <text:p>1739050474.222</text:p>
          </table:table-cell>
          <table:table-cell office:value-type="float" office:value="1739050475.751" calcext:value-type="float">
            <text:p>1739050475.75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35]-[.A535]" office:value-type="float" office:value="1.52900004386902" calcext:value-type="float">
            <text:p>1.52900004386902</text:p>
          </table:table-cell>
          <table:table-cell/>
          <table:table-cell table:formula="of:=[.H535] - [.$H$681]" office:value-type="float" office:value="1.14299988746643" calcext:value-type="float">
            <text:p>1.14299988746643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74.522" calcext:value-type="float">
            <text:p>1739050474.522</text:p>
          </table:table-cell>
          <table:table-cell office:value-type="float" office:value="1739050475.848" calcext:value-type="float">
            <text:p>1739050475.84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36]-[.A536]" office:value-type="float" office:value="1.32599997520447" calcext:value-type="float">
            <text:p>1.32599997520447</text:p>
          </table:table-cell>
          <table:table-cell/>
          <table:table-cell table:formula="of:=[.H536] - [.$H$681]" office:value-type="float" office:value="0.93999981880188" calcext:value-type="float">
            <text:p>0.93999981880188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74.556" calcext:value-type="float">
            <text:p>1739050474.556</text:p>
          </table:table-cell>
          <table:table-cell office:value-type="float" office:value="1739050475.947" calcext:value-type="float">
            <text:p>1739050475.94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37]-[.A537]" office:value-type="float" office:value="1.39100003242493" calcext:value-type="float">
            <text:p>1.39100003242493</text:p>
          </table:table-cell>
          <table:table-cell/>
          <table:table-cell table:formula="of:=[.H537] - [.$H$681]" office:value-type="float" office:value="1.00499987602234" calcext:value-type="float">
            <text:p>1.00499987602234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74.622" calcext:value-type="float">
            <text:p>1739050474.622</text:p>
          </table:table-cell>
          <table:table-cell office:value-type="float" office:value="1739050476.045" calcext:value-type="float">
            <text:p>1739050476.04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38]-[.A538]" office:value-type="float" office:value="1.42300009727478" calcext:value-type="float">
            <text:p>1.42300009727478</text:p>
          </table:table-cell>
          <table:table-cell/>
          <table:table-cell table:formula="of:=[.H538] - [.$H$681]" office:value-type="float" office:value="1.03699994087219" calcext:value-type="float">
            <text:p>1.03699994087219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74.889" calcext:value-type="float">
            <text:p>1739050474.889</text:p>
          </table:table-cell>
          <table:table-cell office:value-type="float" office:value="1739050476.994" calcext:value-type="float">
            <text:p>1739050476.99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39]-[.A539]" office:value-type="float" office:value="2.10500001907349" calcext:value-type="float">
            <text:p>2.10500001907349</text:p>
          </table:table-cell>
          <table:table-cell/>
          <table:table-cell table:formula="of:=[.H539] - [.$H$681]" office:value-type="float" office:value="1.7189998626709" calcext:value-type="float">
            <text:p>1.7189998626709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75.022" calcext:value-type="float">
            <text:p>1739050475.022</text:p>
          </table:table-cell>
          <table:table-cell office:value-type="float" office:value="1739050477.094" calcext:value-type="float">
            <text:p>1739050477.09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40]-[.A540]" office:value-type="float" office:value="2.07200002670288" calcext:value-type="float">
            <text:p>2.07200002670288</text:p>
          </table:table-cell>
          <table:table-cell/>
          <table:table-cell table:formula="of:=[.H540] - [.$H$681]" office:value-type="float" office:value="1.68599987030029" calcext:value-type="float">
            <text:p>1.68599987030029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76.122" calcext:value-type="float">
            <text:p>1739050476.122</text:p>
          </table:table-cell>
          <table:table-cell office:value-type="float" office:value="1739050477.364" calcext:value-type="float">
            <text:p>1739050477.36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41]-[.A541]" office:value-type="float" office:value="1.24200010299683" calcext:value-type="float">
            <text:p>1.24200010299683</text:p>
          </table:table-cell>
          <table:table-cell/>
          <table:table-cell table:formula="of:=[.H541] - [.$H$681]" office:value-type="float" office:value="0.855999946594238" calcext:value-type="float">
            <text:p>0.855999946594238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76.189" calcext:value-type="float">
            <text:p>1739050476.189</text:p>
          </table:table-cell>
          <table:table-cell office:value-type="float" office:value="1739050477.464" calcext:value-type="float">
            <text:p>1739050477.46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42]-[.A542]" office:value-type="float" office:value="1.27500009536743" calcext:value-type="float">
            <text:p>1.27500009536743</text:p>
          </table:table-cell>
          <table:table-cell/>
          <table:table-cell table:formula="of:=[.H542] - [.$H$681]" office:value-type="float" office:value="0.888999938964843" calcext:value-type="float">
            <text:p>0.888999938964843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76.222" calcext:value-type="float">
            <text:p>1739050476.222</text:p>
          </table:table-cell>
          <table:table-cell office:value-type="float" office:value="1739050477.579" calcext:value-type="float">
            <text:p>1739050477.57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43]-[.A543]" office:value-type="float" office:value="1.35700011253357" calcext:value-type="float">
            <text:p>1.35700011253357</text:p>
          </table:table-cell>
          <table:table-cell/>
          <table:table-cell table:formula="of:=[.H543] - [.$H$681]" office:value-type="float" office:value="0.970999956130981" calcext:value-type="float">
            <text:p>0.970999956130981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76.389" calcext:value-type="float">
            <text:p>1739050476.389</text:p>
          </table:table-cell>
          <table:table-cell office:value-type="float" office:value="1739050477.748" calcext:value-type="float">
            <text:p>1739050477.74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44]-[.A544]" office:value-type="float" office:value="1.35899996757507" calcext:value-type="float">
            <text:p>1.35899996757507</text:p>
          </table:table-cell>
          <table:table-cell/>
          <table:table-cell table:formula="of:=[.H544] - [.$H$681]" office:value-type="float" office:value="0.972999811172485" calcext:value-type="float">
            <text:p>0.972999811172485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76.422" calcext:value-type="float">
            <text:p>1739050476.422</text:p>
          </table:table-cell>
          <table:table-cell office:value-type="float" office:value="1739050477.848" calcext:value-type="float">
            <text:p>1739050477.84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45]-[.A545]" office:value-type="float" office:value="1.42600011825562" calcext:value-type="float">
            <text:p>1.42600011825562</text:p>
          </table:table-cell>
          <table:table-cell/>
          <table:table-cell table:formula="of:=[.H545] - [.$H$681]" office:value-type="float" office:value="1.03999996185303" calcext:value-type="float">
            <text:p>1.03999996185303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76.489" calcext:value-type="float">
            <text:p>1739050476.489</text:p>
          </table:table-cell>
          <table:table-cell office:value-type="float" office:value="1739050477.962" calcext:value-type="float">
            <text:p>1739050477.96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46]-[.A546]" office:value-type="float" office:value="1.47299981117249" calcext:value-type="float">
            <text:p>1.47299981117249</text:p>
          </table:table-cell>
          <table:table-cell/>
          <table:table-cell table:formula="of:=[.H546] - [.$H$681]" office:value-type="float" office:value="1.0869996547699" calcext:value-type="float">
            <text:p>1.0869996547699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76.822" calcext:value-type="float">
            <text:p>1739050476.822</text:p>
          </table:table-cell>
          <table:table-cell office:value-type="float" office:value="1739050478.264" calcext:value-type="float">
            <text:p>1739050478.26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47]-[.A547]" office:value-type="float" office:value="1.44199991226196" calcext:value-type="float">
            <text:p>1.44199991226196</text:p>
          </table:table-cell>
          <table:table-cell/>
          <table:table-cell table:formula="of:=[.H547] - [.$H$681]" office:value-type="float" office:value="1.05599975585937" calcext:value-type="float">
            <text:p>1.05599975585937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77.022" calcext:value-type="float">
            <text:p>1739050477.022</text:p>
          </table:table-cell>
          <table:table-cell office:value-type="float" office:value="1739050478.55" calcext:value-type="float">
            <text:p>1739050478.5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48]-[.A548]" office:value-type="float" office:value="1.52799987792969" calcext:value-type="float">
            <text:p>1.52799987792969</text:p>
          </table:table-cell>
          <table:table-cell/>
          <table:table-cell table:formula="of:=[.H548] - [.$H$681]" office:value-type="float" office:value="1.1419997215271" calcext:value-type="float">
            <text:p>1.1419997215271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77.522" calcext:value-type="float">
            <text:p>1739050477.522</text:p>
          </table:table-cell>
          <table:table-cell office:value-type="float" office:value="1739050479.084" calcext:value-type="float">
            <text:p>1739050479.08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49]-[.A549]" office:value-type="float" office:value="1.56200003623962" calcext:value-type="float">
            <text:p>1.56200003623962</text:p>
          </table:table-cell>
          <table:table-cell/>
          <table:table-cell table:formula="of:=[.H549] - [.$H$681]" office:value-type="float" office:value="1.17599987983704" calcext:value-type="float">
            <text:p>1.17599987983704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77.889" calcext:value-type="float">
            <text:p>1739050477.889</text:p>
          </table:table-cell>
          <table:table-cell office:value-type="float" office:value="1739050479.831" calcext:value-type="float">
            <text:p>1739050479.83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50]-[.A550]" office:value-type="float" office:value="1.94200015068054" calcext:value-type="float">
            <text:p>1.94200015068054</text:p>
          </table:table-cell>
          <table:table-cell/>
          <table:table-cell table:formula="of:=[.H550] - [.$H$681]" office:value-type="float" office:value="1.55599999427795" calcext:value-type="float">
            <text:p>1.55599999427795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78.122" calcext:value-type="float">
            <text:p>1739050478.122</text:p>
          </table:table-cell>
          <table:table-cell office:value-type="float" office:value="1739050479.938" calcext:value-type="float">
            <text:p>1739050479.93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51]-[.A551]" office:value-type="float" office:value="1.81599998474121" calcext:value-type="float">
            <text:p>1.81599998474121</text:p>
          </table:table-cell>
          <table:table-cell/>
          <table:table-cell table:formula="of:=[.H551] - [.$H$681]" office:value-type="float" office:value="1.42999982833862" calcext:value-type="float">
            <text:p>1.42999982833862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78.822" calcext:value-type="float">
            <text:p>1739050478.822</text:p>
          </table:table-cell>
          <table:table-cell office:value-type="float" office:value="1739050480.435" calcext:value-type="float">
            <text:p>1739050480.43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52]-[.A552]" office:value-type="float" office:value="1.61299991607666" calcext:value-type="float">
            <text:p>1.61299991607666</text:p>
          </table:table-cell>
          <table:table-cell/>
          <table:table-cell table:formula="of:=[.H552] - [.$H$681]" office:value-type="float" office:value="1.22699975967407" calcext:value-type="float">
            <text:p>1.22699975967407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79.255" calcext:value-type="float">
            <text:p>1739050479.255</text:p>
          </table:table-cell>
          <table:table-cell office:value-type="float" office:value="1739050480.533" calcext:value-type="float">
            <text:p>1739050480.53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53]-[.A553]" office:value-type="float" office:value="1.27799987792969" calcext:value-type="float">
            <text:p>1.27799987792969</text:p>
          </table:table-cell>
          <table:table-cell/>
          <table:table-cell table:formula="of:=[.H553] - [.$H$681]" office:value-type="float" office:value="0.891999721527099" calcext:value-type="float">
            <text:p>0.891999721527099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79.355" calcext:value-type="float">
            <text:p>1739050479.355</text:p>
          </table:table-cell>
          <table:table-cell office:value-type="float" office:value="1739050481.085" calcext:value-type="float">
            <text:p>1739050481.08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54]-[.A554]" office:value-type="float" office:value="1.73000001907349" calcext:value-type="float">
            <text:p>1.73000001907349</text:p>
          </table:table-cell>
          <table:table-cell/>
          <table:table-cell table:formula="of:=[.H554] - [.$H$681]" office:value-type="float" office:value="1.3439998626709" calcext:value-type="float">
            <text:p>1.3439998626709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79.655" calcext:value-type="float">
            <text:p>1739050479.655</text:p>
          </table:table-cell>
          <table:table-cell office:value-type="float" office:value="1739050481.23" calcext:value-type="float">
            <text:p>1739050481.2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55]-[.A555]" office:value-type="float" office:value="1.57500004768372" calcext:value-type="float">
            <text:p>1.57500004768372</text:p>
          </table:table-cell>
          <table:table-cell/>
          <table:table-cell table:formula="of:=[.H555] - [.$H$681]" office:value-type="float" office:value="1.18899989128113" calcext:value-type="float">
            <text:p>1.18899989128113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79.689" calcext:value-type="float">
            <text:p>1739050479.689</text:p>
          </table:table-cell>
          <table:table-cell office:value-type="float" office:value="1739050481.329" calcext:value-type="float">
            <text:p>1739050481.32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56]-[.A556]" office:value-type="float" office:value="1.64000010490417" calcext:value-type="float">
            <text:p>1.64000010490417</text:p>
          </table:table-cell>
          <table:table-cell/>
          <table:table-cell table:formula="of:=[.H556] - [.$H$681]" office:value-type="float" office:value="1.25399994850159" calcext:value-type="float">
            <text:p>1.25399994850159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80.189" calcext:value-type="float">
            <text:p>1739050480.189</text:p>
          </table:table-cell>
          <table:table-cell office:value-type="float" office:value="1739050481.708" calcext:value-type="float">
            <text:p>1739050481.70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57]-[.A557]" office:value-type="float" office:value="1.51900005340576" calcext:value-type="float">
            <text:p>1.51900005340576</text:p>
          </table:table-cell>
          <table:table-cell/>
          <table:table-cell table:formula="of:=[.H557] - [.$H$681]" office:value-type="float" office:value="1.13299989700317" calcext:value-type="float">
            <text:p>1.13299989700317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80.355" calcext:value-type="float">
            <text:p>1739050480.355</text:p>
          </table:table-cell>
          <table:table-cell office:value-type="float" office:value="1739050481.842" calcext:value-type="float">
            <text:p>1739050481.84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58]-[.A558]" office:value-type="float" office:value="1.48699998855591" calcext:value-type="float">
            <text:p>1.48699998855591</text:p>
          </table:table-cell>
          <table:table-cell/>
          <table:table-cell table:formula="of:=[.H558] - [.$H$681]" office:value-type="float" office:value="1.10099983215332" calcext:value-type="float">
            <text:p>1.10099983215332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83.489" calcext:value-type="float">
            <text:p>1739050483.489</text:p>
          </table:table-cell>
          <table:table-cell office:value-type="float" office:value="1739050484.892" calcext:value-type="float">
            <text:p>1739050484.89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59]-[.A559]" office:value-type="float" office:value="1.40299987792969" calcext:value-type="float">
            <text:p>1.40299987792969</text:p>
          </table:table-cell>
          <table:table-cell/>
          <table:table-cell table:formula="of:=[.H559] - [.$H$681]" office:value-type="float" office:value="1.0169997215271" calcext:value-type="float">
            <text:p>1.0169997215271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83.689" calcext:value-type="float">
            <text:p>1739050483.689</text:p>
          </table:table-cell>
          <table:table-cell office:value-type="float" office:value="1739050485.029" calcext:value-type="float">
            <text:p>1739050485.02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60]-[.A560]" office:value-type="float" office:value="1.34000015258789" calcext:value-type="float">
            <text:p>1.34000015258789</text:p>
          </table:table-cell>
          <table:table-cell/>
          <table:table-cell table:formula="of:=[.H560] - [.$H$681]" office:value-type="float" office:value="0.953999996185302" calcext:value-type="float">
            <text:p>0.953999996185302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83.989" calcext:value-type="float">
            <text:p>1739050483.989</text:p>
          </table:table-cell>
          <table:table-cell office:value-type="float" office:value="1739050487.164" calcext:value-type="float">
            <text:p>1739050487.16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61]-[.A561]" office:value-type="float" office:value="3.17499995231628" calcext:value-type="float">
            <text:p>3.17499995231628</text:p>
          </table:table-cell>
          <table:table-cell/>
          <table:table-cell table:formula="of:=[.H561] - [.$H$681]" office:value-type="float" office:value="2.7889997959137" calcext:value-type="float">
            <text:p>2.7889997959137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85.789" calcext:value-type="float">
            <text:p>1739050485.789</text:p>
          </table:table-cell>
          <table:table-cell office:value-type="float" office:value="1739050487.271" calcext:value-type="float">
            <text:p>1739050487.27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62]-[.A562]" office:value-type="float" office:value="1.48199987411499" calcext:value-type="float">
            <text:p>1.48199987411499</text:p>
          </table:table-cell>
          <table:table-cell/>
          <table:table-cell table:formula="of:=[.H562] - [.$H$681]" office:value-type="float" office:value="1.0959997177124" calcext:value-type="float">
            <text:p>1.0959997177124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85.889" calcext:value-type="float">
            <text:p>1739050485.889</text:p>
          </table:table-cell>
          <table:table-cell office:value-type="float" office:value="1739050487.378" calcext:value-type="float">
            <text:p>1739050487.37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63]-[.A563]" office:value-type="float" office:value="1.48900008201599" calcext:value-type="float">
            <text:p>1.48900008201599</text:p>
          </table:table-cell>
          <table:table-cell/>
          <table:table-cell table:formula="of:=[.H563] - [.$H$681]" office:value-type="float" office:value="1.1029999256134" calcext:value-type="float">
            <text:p>1.1029999256134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85.989" calcext:value-type="float">
            <text:p>1739050485.989</text:p>
          </table:table-cell>
          <table:table-cell office:value-type="float" office:value="1739050487.553" calcext:value-type="float">
            <text:p>1739050487.55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64]-[.A564]" office:value-type="float" office:value="1.56399989128113" calcext:value-type="float">
            <text:p>1.56399989128113</text:p>
          </table:table-cell>
          <table:table-cell/>
          <table:table-cell table:formula="of:=[.H564] - [.$H$681]" office:value-type="float" office:value="1.17799973487854" calcext:value-type="float">
            <text:p>1.17799973487854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86.256" calcext:value-type="float">
            <text:p>1739050486.256</text:p>
          </table:table-cell>
          <table:table-cell office:value-type="float" office:value="1739050487.777" calcext:value-type="float">
            <text:p>1739050487.77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65]-[.A565]" office:value-type="float" office:value="1.52099990844727" calcext:value-type="float">
            <text:p>1.52099990844727</text:p>
          </table:table-cell>
          <table:table-cell/>
          <table:table-cell table:formula="of:=[.H565] - [.$H$681]" office:value-type="float" office:value="1.13499975204468" calcext:value-type="float">
            <text:p>1.13499975204468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86.789" calcext:value-type="float">
            <text:p>1739050486.789</text:p>
          </table:table-cell>
          <table:table-cell office:value-type="float" office:value="1739050488.256" calcext:value-type="float">
            <text:p>1739050488.25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66]-[.A566]" office:value-type="float" office:value="1.46700000762939" calcext:value-type="float">
            <text:p>1.46700000762939</text:p>
          </table:table-cell>
          <table:table-cell/>
          <table:table-cell table:formula="of:=[.H566] - [.$H$681]" office:value-type="float" office:value="1.08099985122681" calcext:value-type="float">
            <text:p>1.08099985122681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87.089" calcext:value-type="float">
            <text:p>1739050487.089</text:p>
          </table:table-cell>
          <table:table-cell office:value-type="float" office:value="1739050488.354" calcext:value-type="float">
            <text:p>1739050488.35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67]-[.A567]" office:value-type="float" office:value="1.26500010490417" calcext:value-type="float">
            <text:p>1.26500010490417</text:p>
          </table:table-cell>
          <table:table-cell/>
          <table:table-cell table:formula="of:=[.H567] - [.$H$681]" office:value-type="float" office:value="0.878999948501587" calcext:value-type="float">
            <text:p>0.878999948501587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87.122" calcext:value-type="float">
            <text:p>1739050487.122</text:p>
          </table:table-cell>
          <table:table-cell office:value-type="float" office:value="1739050488.449" calcext:value-type="float">
            <text:p>1739050488.44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68]-[.A568]" office:value-type="float" office:value="1.32699990272522" calcext:value-type="float">
            <text:p>1.32699990272522</text:p>
          </table:table-cell>
          <table:table-cell/>
          <table:table-cell table:formula="of:=[.H568] - [.$H$681]" office:value-type="float" office:value="0.940999746322632" calcext:value-type="float">
            <text:p>0.940999746322632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87.156" calcext:value-type="float">
            <text:p>1739050487.156</text:p>
          </table:table-cell>
          <table:table-cell office:value-type="float" office:value="1739050488.56" calcext:value-type="float">
            <text:p>1739050488.5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69]-[.A569]" office:value-type="float" office:value="1.40400004386902" calcext:value-type="float">
            <text:p>1.40400004386902</text:p>
          </table:table-cell>
          <table:table-cell/>
          <table:table-cell table:formula="of:=[.H569] - [.$H$681]" office:value-type="float" office:value="1.01799988746643" calcext:value-type="float">
            <text:p>1.01799988746643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87.289" calcext:value-type="float">
            <text:p>1739050487.289</text:p>
          </table:table-cell>
          <table:table-cell office:value-type="float" office:value="1739050488.698" calcext:value-type="float">
            <text:p>1739050488.69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70]-[.A570]" office:value-type="float" office:value="1.40899991989136" calcext:value-type="float">
            <text:p>1.40899991989136</text:p>
          </table:table-cell>
          <table:table-cell/>
          <table:table-cell table:formula="of:=[.H570] - [.$H$681]" office:value-type="float" office:value="1.02299976348877" calcext:value-type="float">
            <text:p>1.02299976348877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87.422" calcext:value-type="float">
            <text:p>1739050487.422</text:p>
          </table:table-cell>
          <table:table-cell office:value-type="float" office:value="1739050488.845" calcext:value-type="float">
            <text:p>1739050488.84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71]-[.A571]" office:value-type="float" office:value="1.42300009727478" calcext:value-type="float">
            <text:p>1.42300009727478</text:p>
          </table:table-cell>
          <table:table-cell/>
          <table:table-cell table:formula="of:=[.H571] - [.$H$681]" office:value-type="float" office:value="1.03699994087219" calcext:value-type="float">
            <text:p>1.03699994087219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87.456" calcext:value-type="float">
            <text:p>1739050487.456</text:p>
          </table:table-cell>
          <table:table-cell office:value-type="float" office:value="1739050488.95" calcext:value-type="float">
            <text:p>1739050488.9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72]-[.A572]" office:value-type="float" office:value="1.49399995803833" calcext:value-type="float">
            <text:p>1.49399995803833</text:p>
          </table:table-cell>
          <table:table-cell/>
          <table:table-cell table:formula="of:=[.H572] - [.$H$681]" office:value-type="float" office:value="1.10799980163574" calcext:value-type="float">
            <text:p>1.10799980163574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87.756" calcext:value-type="float">
            <text:p>1739050487.756</text:p>
          </table:table-cell>
          <table:table-cell office:value-type="float" office:value="1739050489.128" calcext:value-type="float">
            <text:p>1739050489.12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73]-[.A573]" office:value-type="float" office:value="1.37199997901917" calcext:value-type="float">
            <text:p>1.37199997901917</text:p>
          </table:table-cell>
          <table:table-cell/>
          <table:table-cell table:formula="of:=[.H573] - [.$H$681]" office:value-type="float" office:value="0.985999822616577" calcext:value-type="float">
            <text:p>0.985999822616577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88.256" calcext:value-type="float">
            <text:p>1739050488.256</text:p>
          </table:table-cell>
          <table:table-cell office:value-type="float" office:value="1739050489.583" calcext:value-type="float">
            <text:p>1739050489.58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74]-[.A574]" office:value-type="float" office:value="1.32699990272522" calcext:value-type="float">
            <text:p>1.32699990272522</text:p>
          </table:table-cell>
          <table:table-cell/>
          <table:table-cell table:formula="of:=[.H574] - [.$H$681]" office:value-type="float" office:value="0.940999746322632" calcext:value-type="float">
            <text:p>0.940999746322632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88.289" calcext:value-type="float">
            <text:p>1739050488.289</text:p>
          </table:table-cell>
          <table:table-cell office:value-type="float" office:value="1739050489.688" calcext:value-type="float">
            <text:p>1739050489.68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75]-[.A575]" office:value-type="float" office:value="1.3989999294281" calcext:value-type="float">
            <text:p>1.3989999294281</text:p>
          </table:table-cell>
          <table:table-cell/>
          <table:table-cell table:formula="of:=[.H575] - [.$H$681]" office:value-type="float" office:value="1.01299977302551" calcext:value-type="float">
            <text:p>1.01299977302551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88.489" calcext:value-type="float">
            <text:p>1739050488.489</text:p>
          </table:table-cell>
          <table:table-cell office:value-type="float" office:value="1739050489.887" calcext:value-type="float">
            <text:p>1739050489.88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76]-[.A576]" office:value-type="float" office:value="1.39800000190735" calcext:value-type="float">
            <text:p>1.39800000190735</text:p>
          </table:table-cell>
          <table:table-cell/>
          <table:table-cell table:formula="of:=[.H576] - [.$H$681]" office:value-type="float" office:value="1.01199984550476" calcext:value-type="float">
            <text:p>1.01199984550476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89.122" calcext:value-type="float">
            <text:p>1739050489.122</text:p>
          </table:table-cell>
          <table:table-cell office:value-type="float" office:value="1739050490.821" calcext:value-type="float">
            <text:p>1739050490.82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77]-[.A577]" office:value-type="float" office:value="1.69900012016296" calcext:value-type="float">
            <text:p>1.69900012016296</text:p>
          </table:table-cell>
          <table:table-cell/>
          <table:table-cell table:formula="of:=[.H577] - [.$H$681]" office:value-type="float" office:value="1.31299996376038" calcext:value-type="float">
            <text:p>1.31299996376038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90.456" calcext:value-type="float">
            <text:p>1739050490.456</text:p>
          </table:table-cell>
          <table:table-cell office:value-type="float" office:value="1739050491.937" calcext:value-type="float">
            <text:p>1739050491.93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78]-[.A578]" office:value-type="float" office:value="1.48099994659424" calcext:value-type="float">
            <text:p>1.48099994659424</text:p>
          </table:table-cell>
          <table:table-cell/>
          <table:table-cell table:formula="of:=[.H578] - [.$H$681]" office:value-type="float" office:value="1.09499979019165" calcext:value-type="float">
            <text:p>1.09499979019165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90.856" calcext:value-type="float">
            <text:p>1739050490.856</text:p>
          </table:table-cell>
          <table:table-cell office:value-type="float" office:value="1739050492.178" calcext:value-type="float">
            <text:p>1739050492.17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79]-[.A579]" office:value-type="float" office:value="1.32200002670288" calcext:value-type="float">
            <text:p>1.32200002670288</text:p>
          </table:table-cell>
          <table:table-cell/>
          <table:table-cell table:formula="of:=[.H579] - [.$H$681]" office:value-type="float" office:value="0.935999870300293" calcext:value-type="float">
            <text:p>0.935999870300293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90.989" calcext:value-type="float">
            <text:p>1739050490.989</text:p>
          </table:table-cell>
          <table:table-cell office:value-type="float" office:value="1739050492.424" calcext:value-type="float">
            <text:p>1739050492.42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80]-[.A580]" office:value-type="float" office:value="1.43499994277954" calcext:value-type="float">
            <text:p>1.43499994277954</text:p>
          </table:table-cell>
          <table:table-cell/>
          <table:table-cell table:formula="of:=[.H580] - [.$H$681]" office:value-type="float" office:value="1.04899978637695" calcext:value-type="float">
            <text:p>1.04899978637695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91.189" calcext:value-type="float">
            <text:p>1739050491.189</text:p>
          </table:table-cell>
          <table:table-cell office:value-type="float" office:value="1739050492.532" calcext:value-type="float">
            <text:p>1739050492.53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81]-[.A581]" office:value-type="float" office:value="1.34300017356873" calcext:value-type="float">
            <text:p>1.34300017356873</text:p>
          </table:table-cell>
          <table:table-cell/>
          <table:table-cell table:formula="of:=[.H581] - [.$H$681]" office:value-type="float" office:value="0.957000017166137" calcext:value-type="float">
            <text:p>0.957000017166137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91.222" calcext:value-type="float">
            <text:p>1739050491.222</text:p>
          </table:table-cell>
          <table:table-cell office:value-type="float" office:value="1739050492.653" calcext:value-type="float">
            <text:p>1739050492.65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82]-[.A582]" office:value-type="float" office:value="1.43100023269653" calcext:value-type="float">
            <text:p>1.43100023269653</text:p>
          </table:table-cell>
          <table:table-cell/>
          <table:table-cell table:formula="of:=[.H582] - [.$H$681]" office:value-type="float" office:value="1.04500007629395" calcext:value-type="float">
            <text:p>1.04500007629395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91.256" calcext:value-type="float">
            <text:p>1739050491.256</text:p>
          </table:table-cell>
          <table:table-cell office:value-type="float" office:value="1739050492.729" calcext:value-type="float">
            <text:p>1739050492.72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83]-[.A583]" office:value-type="float" office:value="1.47300004959106" calcext:value-type="float">
            <text:p>1.47300004959106</text:p>
          </table:table-cell>
          <table:table-cell/>
          <table:table-cell table:formula="of:=[.H583] - [.$H$681]" office:value-type="float" office:value="1.08699989318848" calcext:value-type="float">
            <text:p>1.08699989318848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91.356" calcext:value-type="float">
            <text:p>1739050491.356</text:p>
          </table:table-cell>
          <table:table-cell office:value-type="float" office:value="1739050492.828" calcext:value-type="float">
            <text:p>1739050492.82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84]-[.A584]" office:value-type="float" office:value="1.47200012207031" calcext:value-type="float">
            <text:p>1.47200012207031</text:p>
          </table:table-cell>
          <table:table-cell/>
          <table:table-cell table:formula="of:=[.H584] - [.$H$681]" office:value-type="float" office:value="1.08599996566772" calcext:value-type="float">
            <text:p>1.08599996566772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91.589" calcext:value-type="float">
            <text:p>1739050491.589</text:p>
          </table:table-cell>
          <table:table-cell office:value-type="float" office:value="1739050492.967" calcext:value-type="float">
            <text:p>1739050492.96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85]-[.A585]" office:value-type="float" office:value="1.37800002098084" calcext:value-type="float">
            <text:p>1.37800002098084</text:p>
          </table:table-cell>
          <table:table-cell/>
          <table:table-cell table:formula="of:=[.H585] - [.$H$681]" office:value-type="float" office:value="0.991999864578247" calcext:value-type="float">
            <text:p>0.991999864578247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91.656" calcext:value-type="float">
            <text:p>1739050491.656</text:p>
          </table:table-cell>
          <table:table-cell office:value-type="float" office:value="1739050493.12" calcext:value-type="float">
            <text:p>1739050493.1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86]-[.A586]" office:value-type="float" office:value="1.46399998664856" calcext:value-type="float">
            <text:p>1.46399998664856</text:p>
          </table:table-cell>
          <table:table-cell/>
          <table:table-cell table:formula="of:=[.H586] - [.$H$681]" office:value-type="float" office:value="1.07799983024597" calcext:value-type="float">
            <text:p>1.07799983024597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91.822" calcext:value-type="float">
            <text:p>1739050491.822</text:p>
          </table:table-cell>
          <table:table-cell office:value-type="float" office:value="1739050493.323" calcext:value-type="float">
            <text:p>1739050493.32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87]-[.A587]" office:value-type="float" office:value="1.50099992752075" calcext:value-type="float">
            <text:p>1.50099992752075</text:p>
          </table:table-cell>
          <table:table-cell/>
          <table:table-cell table:formula="of:=[.H587] - [.$H$681]" office:value-type="float" office:value="1.11499977111816" calcext:value-type="float">
            <text:p>1.11499977111816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95.122" calcext:value-type="float">
            <text:p>1739050495.122</text:p>
          </table:table-cell>
          <table:table-cell office:value-type="float" office:value="1739050496.569" calcext:value-type="float">
            <text:p>1739050496.56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88]-[.A588]" office:value-type="float" office:value="1.44700002670288" calcext:value-type="float">
            <text:p>1.44700002670288</text:p>
          </table:table-cell>
          <table:table-cell/>
          <table:table-cell table:formula="of:=[.H588] - [.$H$681]" office:value-type="float" office:value="1.06099987030029" calcext:value-type="float">
            <text:p>1.06099987030029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95.422" calcext:value-type="float">
            <text:p>1739050495.422</text:p>
          </table:table-cell>
          <table:table-cell office:value-type="float" office:value="1739050497.097" calcext:value-type="float">
            <text:p>1739050497.09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89]-[.A589]" office:value-type="float" office:value="1.67499995231628" calcext:value-type="float">
            <text:p>1.67499995231628</text:p>
          </table:table-cell>
          <table:table-cell/>
          <table:table-cell table:formula="of:=[.H589] - [.$H$681]" office:value-type="float" office:value="1.2889997959137" calcext:value-type="float">
            <text:p>1.2889997959137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95.456" calcext:value-type="float">
            <text:p>1739050495.456</text:p>
          </table:table-cell>
          <table:table-cell office:value-type="float" office:value="1739050497.102" calcext:value-type="float">
            <text:p>1739050497.10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90]-[.A590]" office:value-type="float" office:value="1.64599990844727" calcext:value-type="float">
            <text:p>1.64599990844727</text:p>
          </table:table-cell>
          <table:table-cell/>
          <table:table-cell table:formula="of:=[.H590] - [.$H$681]" office:value-type="float" office:value="1.25999975204468" calcext:value-type="float">
            <text:p>1.25999975204468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95.789" calcext:value-type="float">
            <text:p>1739050495.789</text:p>
          </table:table-cell>
          <table:table-cell office:value-type="float" office:value="1739050499.334" calcext:value-type="float">
            <text:p>1739050499.33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91]-[.A591]" office:value-type="float" office:value="3.54500007629395" calcext:value-type="float">
            <text:p>3.54500007629395</text:p>
          </table:table-cell>
          <table:table-cell/>
          <table:table-cell table:formula="of:=[.H591] - [.$H$681]" office:value-type="float" office:value="3.15899991989136" calcext:value-type="float">
            <text:p>3.15899991989136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98.056" calcext:value-type="float">
            <text:p>1739050498.056</text:p>
          </table:table-cell>
          <table:table-cell office:value-type="float" office:value="1739050499.43" calcext:value-type="float">
            <text:p>1739050499.4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92]-[.A592]" office:value-type="float" office:value="1.37400007247925" calcext:value-type="float">
            <text:p>1.37400007247925</text:p>
          </table:table-cell>
          <table:table-cell/>
          <table:table-cell table:formula="of:=[.H592] - [.$H$681]" office:value-type="float" office:value="0.98799991607666" calcext:value-type="float">
            <text:p>0.98799991607666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98.322" calcext:value-type="float">
            <text:p>1739050498.322</text:p>
          </table:table-cell>
          <table:table-cell office:value-type="float" office:value="1739050499.53" calcext:value-type="float">
            <text:p>1739050499.5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93]-[.A593]" office:value-type="float" office:value="1.20799994468689" calcext:value-type="float">
            <text:p>1.20799994468689</text:p>
          </table:table-cell>
          <table:table-cell/>
          <table:table-cell table:formula="of:=[.H593] - [.$H$681]" office:value-type="float" office:value="0.821999788284301" calcext:value-type="float">
            <text:p>0.821999788284301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98.356" calcext:value-type="float">
            <text:p>1739050498.356</text:p>
          </table:table-cell>
          <table:table-cell office:value-type="float" office:value="1739050499.627" calcext:value-type="float">
            <text:p>1739050499.62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94]-[.A594]" office:value-type="float" office:value="1.27100014686584" calcext:value-type="float">
            <text:p>1.27100014686584</text:p>
          </table:table-cell>
          <table:table-cell/>
          <table:table-cell table:formula="of:=[.H594] - [.$H$681]" office:value-type="float" office:value="0.884999990463257" calcext:value-type="float">
            <text:p>0.884999990463257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98.389" calcext:value-type="float">
            <text:p>1739050498.389</text:p>
          </table:table-cell>
          <table:table-cell office:value-type="float" office:value="1739050499.733" calcext:value-type="float">
            <text:p>1739050499.73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95]-[.A595]" office:value-type="float" office:value="1.34400010108948" calcext:value-type="float">
            <text:p>1.34400010108948</text:p>
          </table:table-cell>
          <table:table-cell/>
          <table:table-cell table:formula="of:=[.H595] - [.$H$681]" office:value-type="float" office:value="0.957999944686889" calcext:value-type="float">
            <text:p>0.957999944686889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98.456" calcext:value-type="float">
            <text:p>1739050498.456</text:p>
          </table:table-cell>
          <table:table-cell office:value-type="float" office:value="1739050499.88" calcext:value-type="float">
            <text:p>1739050499.8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96]-[.A596]" office:value-type="float" office:value="1.42400002479553" calcext:value-type="float">
            <text:p>1.42400002479553</text:p>
          </table:table-cell>
          <table:table-cell/>
          <table:table-cell table:formula="of:=[.H596] - [.$H$681]" office:value-type="float" office:value="1.03799986839294" calcext:value-type="float">
            <text:p>1.03799986839294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98.789" calcext:value-type="float">
            <text:p>1739050498.789</text:p>
          </table:table-cell>
          <table:table-cell office:value-type="float" office:value="1739050500.014" calcext:value-type="float">
            <text:p>1739050500.01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97]-[.A597]" office:value-type="float" office:value="1.22499990463257" calcext:value-type="float">
            <text:p>1.22499990463257</text:p>
          </table:table-cell>
          <table:table-cell/>
          <table:table-cell table:formula="of:=[.H597] - [.$H$681]" office:value-type="float" office:value="0.83899974822998" calcext:value-type="float">
            <text:p>0.83899974822998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499.456" calcext:value-type="float">
            <text:p>1739050499.456</text:p>
          </table:table-cell>
          <table:table-cell office:value-type="float" office:value="1739050502.032" calcext:value-type="float">
            <text:p>1739050502.03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98]-[.A598]" office:value-type="float" office:value="2.57599997520447" calcext:value-type="float">
            <text:p>2.57599997520447</text:p>
          </table:table-cell>
          <table:table-cell/>
          <table:table-cell table:formula="of:=[.H598] - [.$H$681]" office:value-type="float" office:value="2.18999981880188" calcext:value-type="float">
            <text:p>2.18999981880188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501.156" calcext:value-type="float">
            <text:p>1739050501.156</text:p>
          </table:table-cell>
          <table:table-cell office:value-type="float" office:value="1739050504.553" calcext:value-type="float">
            <text:p>1739050504.55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99]-[.A599]" office:value-type="float" office:value="3.3970000743866" calcext:value-type="float">
            <text:p>3.3970000743866</text:p>
          </table:table-cell>
          <table:table-cell/>
          <table:table-cell table:formula="of:=[.H599] - [.$H$681]" office:value-type="float" office:value="3.01099991798401" calcext:value-type="float">
            <text:p>3.01099991798401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503.022" calcext:value-type="float">
            <text:p>1739050503.022</text:p>
          </table:table-cell>
          <table:table-cell office:value-type="float" office:value="1739050504.679" calcext:value-type="float">
            <text:p>1739050504.67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00]-[.A600]" office:value-type="float" office:value="1.65699982643127" calcext:value-type="float">
            <text:p>1.65699982643127</text:p>
          </table:table-cell>
          <table:table-cell/>
          <table:table-cell table:formula="of:=[.H600] - [.$H$681]" office:value-type="float" office:value="1.27099967002869" calcext:value-type="float">
            <text:p>1.27099967002869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503.256" calcext:value-type="float">
            <text:p>1739050503.256</text:p>
          </table:table-cell>
          <table:table-cell office:value-type="float" office:value="1739050504.798" calcext:value-type="float">
            <text:p>1739050504.79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01]-[.A601]" office:value-type="float" office:value="1.54200005531311" calcext:value-type="float">
            <text:p>1.54200005531311</text:p>
          </table:table-cell>
          <table:table-cell/>
          <table:table-cell table:formula="of:=[.H601] - [.$H$681]" office:value-type="float" office:value="1.15599989891052" calcext:value-type="float">
            <text:p>1.15599989891052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503.922" calcext:value-type="float">
            <text:p>1739050503.922</text:p>
          </table:table-cell>
          <table:table-cell office:value-type="float" office:value="1739050505.258" calcext:value-type="float">
            <text:p>1739050505.25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02]-[.A602]" office:value-type="float" office:value="1.33599996566772" calcext:value-type="float">
            <text:p>1.33599996566772</text:p>
          </table:table-cell>
          <table:table-cell/>
          <table:table-cell table:formula="of:=[.H602] - [.$H$681]" office:value-type="float" office:value="0.949999809265136" calcext:value-type="float">
            <text:p>0.949999809265136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503.956" calcext:value-type="float">
            <text:p>1739050503.956</text:p>
          </table:table-cell>
          <table:table-cell office:value-type="float" office:value="1739050505.373" calcext:value-type="float">
            <text:p>1739050505.37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03]-[.A603]" office:value-type="float" office:value="1.41699981689453" calcext:value-type="float">
            <text:p>1.41699981689453</text:p>
          </table:table-cell>
          <table:table-cell/>
          <table:table-cell table:formula="of:=[.H603] - [.$H$681]" office:value-type="float" office:value="1.03099966049194" calcext:value-type="float">
            <text:p>1.03099966049194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504.022" calcext:value-type="float">
            <text:p>1739050504.022</text:p>
          </table:table-cell>
          <table:table-cell office:value-type="float" office:value="1739050506.421" calcext:value-type="float">
            <text:p>1739050506.42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04]-[.A604]" office:value-type="float" office:value="2.3989999294281" calcext:value-type="float">
            <text:p>2.3989999294281</text:p>
          </table:table-cell>
          <table:table-cell/>
          <table:table-cell table:formula="of:=[.H604] - [.$H$681]" office:value-type="float" office:value="2.01299977302551" calcext:value-type="float">
            <text:p>2.01299977302551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504.322" calcext:value-type="float">
            <text:p>1739050504.322</text:p>
          </table:table-cell>
          <table:table-cell office:value-type="float" office:value="1739050506.524" calcext:value-type="float">
            <text:p>1739050506.52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05]-[.A605]" office:value-type="float" office:value="2.20199990272522" calcext:value-type="float">
            <text:p>2.20199990272522</text:p>
          </table:table-cell>
          <table:table-cell/>
          <table:table-cell table:formula="of:=[.H605] - [.$H$681]" office:value-type="float" office:value="1.81599974632263" calcext:value-type="float">
            <text:p>1.81599974632263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505.222" calcext:value-type="float">
            <text:p>1739050505.222</text:p>
          </table:table-cell>
          <table:table-cell office:value-type="float" office:value="1739050506.619" calcext:value-type="float">
            <text:p>1739050506.61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06]-[.A606]" office:value-type="float" office:value="1.3970000743866" calcext:value-type="float">
            <text:p>1.3970000743866</text:p>
          </table:table-cell>
          <table:table-cell/>
          <table:table-cell table:formula="of:=[.H606] - [.$H$681]" office:value-type="float" office:value="1.01099991798401" calcext:value-type="float">
            <text:p>1.01099991798401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505.256" calcext:value-type="float">
            <text:p>1739050505.256</text:p>
          </table:table-cell>
          <table:table-cell office:value-type="float" office:value="1739050506.716" calcext:value-type="float">
            <text:p>1739050506.71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07]-[.A607]" office:value-type="float" office:value="1.46000003814697" calcext:value-type="float">
            <text:p>1.46000003814697</text:p>
          </table:table-cell>
          <table:table-cell/>
          <table:table-cell table:formula="of:=[.H607] - [.$H$681]" office:value-type="float" office:value="1.07399988174438" calcext:value-type="float">
            <text:p>1.07399988174438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505.389" calcext:value-type="float">
            <text:p>1739050505.389</text:p>
          </table:table-cell>
          <table:table-cell office:value-type="float" office:value="1739050506.846" calcext:value-type="float">
            <text:p>1739050506.84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08]-[.A608]" office:value-type="float" office:value="1.45700001716614" calcext:value-type="float">
            <text:p>1.45700001716614</text:p>
          </table:table-cell>
          <table:table-cell/>
          <table:table-cell table:formula="of:=[.H608] - [.$H$681]" office:value-type="float" office:value="1.07099986076355" calcext:value-type="float">
            <text:p>1.07099986076355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507.856" calcext:value-type="float">
            <text:p>1739050507.856</text:p>
          </table:table-cell>
          <table:table-cell office:value-type="float" office:value="1739050509.195" calcext:value-type="float">
            <text:p>1739050509.19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09]-[.A609]" office:value-type="float" office:value="1.33899998664856" calcext:value-type="float">
            <text:p>1.33899998664856</text:p>
          </table:table-cell>
          <table:table-cell/>
          <table:table-cell table:formula="of:=[.H609] - [.$H$681]" office:value-type="float" office:value="0.952999830245971" calcext:value-type="float">
            <text:p>0.952999830245971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508.556" calcext:value-type="float">
            <text:p>1739050508.556</text:p>
          </table:table-cell>
          <table:table-cell office:value-type="float" office:value="1739050509.916" calcext:value-type="float">
            <text:p>1739050509.91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10]-[.A610]" office:value-type="float" office:value="1.35999989509583" calcext:value-type="float">
            <text:p>1.35999989509583</text:p>
          </table:table-cell>
          <table:table-cell/>
          <table:table-cell table:formula="of:=[.H610] - [.$H$681]" office:value-type="float" office:value="0.973999738693237" calcext:value-type="float">
            <text:p>0.973999738693237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509.356" calcext:value-type="float">
            <text:p>1739050509.356</text:p>
          </table:table-cell>
          <table:table-cell office:value-type="float" office:value="1739050510.806" calcext:value-type="float">
            <text:p>1739050510.80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11]-[.A611]" office:value-type="float" office:value="1.45000004768372" calcext:value-type="float">
            <text:p>1.45000004768372</text:p>
          </table:table-cell>
          <table:table-cell/>
          <table:table-cell table:formula="of:=[.H611] - [.$H$681]" office:value-type="float" office:value="1.06399989128113" calcext:value-type="float">
            <text:p>1.06399989128113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509.489" calcext:value-type="float">
            <text:p>1739050509.489</text:p>
          </table:table-cell>
          <table:table-cell office:value-type="float" office:value="1739050510.905" calcext:value-type="float">
            <text:p>1739050510.90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12]-[.A612]" office:value-type="float" office:value="1.41599988937378" calcext:value-type="float">
            <text:p>1.41599988937378</text:p>
          </table:table-cell>
          <table:table-cell/>
          <table:table-cell table:formula="of:=[.H612] - [.$H$681]" office:value-type="float" office:value="1.02999973297119" calcext:value-type="float">
            <text:p>1.02999973297119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509.522" calcext:value-type="float">
            <text:p>1739050509.522</text:p>
          </table:table-cell>
          <table:table-cell office:value-type="float" office:value="1739050511.022" calcext:value-type="float">
            <text:p>1739050511.02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13]-[.A613]" office:value-type="float" office:value="1.5" calcext:value-type="float">
            <text:p>1.5</text:p>
          </table:table-cell>
          <table:table-cell/>
          <table:table-cell table:formula="of:=[.H613] - [.$H$681]" office:value-type="float" office:value="1.11399984359741" calcext:value-type="float">
            <text:p>1.11399984359741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510.056" calcext:value-type="float">
            <text:p>1739050510.056</text:p>
          </table:table-cell>
          <table:table-cell office:value-type="float" office:value="1739050511.665" calcext:value-type="float">
            <text:p>1739050511.66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14]-[.A614]" office:value-type="float" office:value="1.60899996757507" calcext:value-type="float">
            <text:p>1.60899996757507</text:p>
          </table:table-cell>
          <table:table-cell/>
          <table:table-cell table:formula="of:=[.H614] - [.$H$681]" office:value-type="float" office:value="1.22299981117249" calcext:value-type="float">
            <text:p>1.22299981117249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510.422" calcext:value-type="float">
            <text:p>1739050510.422</text:p>
          </table:table-cell>
          <table:table-cell office:value-type="float" office:value="1739050511.78" calcext:value-type="float">
            <text:p>1739050511.7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15]-[.A615]" office:value-type="float" office:value="1.35800004005432" calcext:value-type="float">
            <text:p>1.35800004005432</text:p>
          </table:table-cell>
          <table:table-cell/>
          <table:table-cell table:formula="of:=[.H615] - [.$H$681]" office:value-type="float" office:value="0.971999883651733" calcext:value-type="float">
            <text:p>0.971999883651733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510.456" calcext:value-type="float">
            <text:p>1739050510.456</text:p>
          </table:table-cell>
          <table:table-cell office:value-type="float" office:value="1739050511.863" calcext:value-type="float">
            <text:p>1739050511.86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16]-[.A616]" office:value-type="float" office:value="1.40699982643127" calcext:value-type="float">
            <text:p>1.40699982643127</text:p>
          </table:table-cell>
          <table:table-cell/>
          <table:table-cell table:formula="of:=[.H616] - [.$H$681]" office:value-type="float" office:value="1.02099967002869" calcext:value-type="float">
            <text:p>1.02099967002869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511.022" calcext:value-type="float">
            <text:p>1739050511.022</text:p>
          </table:table-cell>
          <table:table-cell office:value-type="float" office:value="1739050512.582" calcext:value-type="float">
            <text:p>1739050512.58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17]-[.A617]" office:value-type="float" office:value="1.55999994277954" calcext:value-type="float">
            <text:p>1.55999994277954</text:p>
          </table:table-cell>
          <table:table-cell/>
          <table:table-cell table:formula="of:=[.H617] - [.$H$681]" office:value-type="float" office:value="1.17399978637695" calcext:value-type="float">
            <text:p>1.17399978637695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511.456" calcext:value-type="float">
            <text:p>1739050511.456</text:p>
          </table:table-cell>
          <table:table-cell office:value-type="float" office:value="1739050516.823" calcext:value-type="float">
            <text:p>1739050516.82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18]-[.A618]" office:value-type="float" office:value="5.36699986457825" calcext:value-type="float">
            <text:p>5.36699986457825</text:p>
          </table:table-cell>
          <table:table-cell/>
          <table:table-cell table:formula="of:=[.H618] - [.$H$681]" office:value-type="float" office:value="4.98099970817566" calcext:value-type="float">
            <text:p>4.98099970817566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515.523" calcext:value-type="float">
            <text:p>1739050515.523</text:p>
          </table:table-cell>
          <table:table-cell office:value-type="float" office:value="1739050516.925" calcext:value-type="float">
            <text:p>1739050516.92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19]-[.A619]" office:value-type="float" office:value="1.40199995040894" calcext:value-type="float">
            <text:p>1.40199995040894</text:p>
          </table:table-cell>
          <table:table-cell/>
          <table:table-cell table:formula="of:=[.H619] - [.$H$681]" office:value-type="float" office:value="1.01599979400635" calcext:value-type="float">
            <text:p>1.01599979400635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515.556" calcext:value-type="float">
            <text:p>1739050515.556</text:p>
          </table:table-cell>
          <table:table-cell office:value-type="float" office:value="1739050517.022" calcext:value-type="float">
            <text:p>1739050517.02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20]-[.A620]" office:value-type="float" office:value="1.46600008010864" calcext:value-type="float">
            <text:p>1.46600008010864</text:p>
          </table:table-cell>
          <table:table-cell/>
          <table:table-cell table:formula="of:=[.H620] - [.$H$681]" office:value-type="float" office:value="1.07999992370605" calcext:value-type="float">
            <text:p>1.07999992370605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515.756" calcext:value-type="float">
            <text:p>1739050515.756</text:p>
          </table:table-cell>
          <table:table-cell office:value-type="float" office:value="1739050517.121" calcext:value-type="float">
            <text:p>1739050517.12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21]-[.A621]" office:value-type="float" office:value="1.36500000953674" calcext:value-type="float">
            <text:p>1.36500000953674</text:p>
          </table:table-cell>
          <table:table-cell/>
          <table:table-cell table:formula="of:=[.H621] - [.$H$681]" office:value-type="float" office:value="0.978999853134155" calcext:value-type="float">
            <text:p>0.978999853134155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515.822" calcext:value-type="float">
            <text:p>1739050515.822</text:p>
          </table:table-cell>
          <table:table-cell office:value-type="float" office:value="1739050517.221" calcext:value-type="float">
            <text:p>1739050517.22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22]-[.A622]" office:value-type="float" office:value="1.3989999294281" calcext:value-type="float">
            <text:p>1.3989999294281</text:p>
          </table:table-cell>
          <table:table-cell/>
          <table:table-cell table:formula="of:=[.H622] - [.$H$681]" office:value-type="float" office:value="1.01299977302551" calcext:value-type="float">
            <text:p>1.01299977302551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515.956" calcext:value-type="float">
            <text:p>1739050515.956</text:p>
          </table:table-cell>
          <table:table-cell office:value-type="float" office:value="1739050517.363" calcext:value-type="float">
            <text:p>1739050517.36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23]-[.A623]" office:value-type="float" office:value="1.40699982643127" calcext:value-type="float">
            <text:p>1.40699982643127</text:p>
          </table:table-cell>
          <table:table-cell/>
          <table:table-cell table:formula="of:=[.H623] - [.$H$681]" office:value-type="float" office:value="1.02099967002869" calcext:value-type="float">
            <text:p>1.02099967002869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516.656" calcext:value-type="float">
            <text:p>1739050516.656</text:p>
          </table:table-cell>
          <table:table-cell office:value-type="float" office:value="1739050518.045" calcext:value-type="float">
            <text:p>1739050518.04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24]-[.A624]" office:value-type="float" office:value="1.38900017738342" calcext:value-type="float">
            <text:p>1.38900017738342</text:p>
          </table:table-cell>
          <table:table-cell/>
          <table:table-cell table:formula="of:=[.H624] - [.$H$681]" office:value-type="float" office:value="1.00300002098083" calcext:value-type="float">
            <text:p>1.00300002098083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520.289" calcext:value-type="float">
            <text:p>1739050520.289</text:p>
          </table:table-cell>
          <table:table-cell office:value-type="float" office:value="1739050521.858" calcext:value-type="float">
            <text:p>1739050521.85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25]-[.A625]" office:value-type="float" office:value="1.56900000572205" calcext:value-type="float">
            <text:p>1.56900000572205</text:p>
          </table:table-cell>
          <table:table-cell/>
          <table:table-cell table:formula="of:=[.H625] - [.$H$681]" office:value-type="float" office:value="1.18299984931946" calcext:value-type="float">
            <text:p>1.18299984931946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521.656" calcext:value-type="float">
            <text:p>1739050521.656</text:p>
          </table:table-cell>
          <table:table-cell office:value-type="float" office:value="1739050523.253" calcext:value-type="float">
            <text:p>1739050523.25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26]-[.A626]" office:value-type="float" office:value="1.59700012207031" calcext:value-type="float">
            <text:p>1.59700012207031</text:p>
          </table:table-cell>
          <table:table-cell/>
          <table:table-cell table:formula="of:=[.H626] - [.$H$681]" office:value-type="float" office:value="1.21099996566772" calcext:value-type="float">
            <text:p>1.21099996566772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521.856" calcext:value-type="float">
            <text:p>1739050521.856</text:p>
          </table:table-cell>
          <table:table-cell office:value-type="float" office:value="1739050524.13" calcext:value-type="float">
            <text:p>1739050524.1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27]-[.A627]" office:value-type="float" office:value="2.27400016784668" calcext:value-type="float">
            <text:p>2.27400016784668</text:p>
          </table:table-cell>
          <table:table-cell/>
          <table:table-cell table:formula="of:=[.H627] - [.$H$681]" office:value-type="float" office:value="1.88800001144409" calcext:value-type="float">
            <text:p>1.88800001144409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522.789" calcext:value-type="float">
            <text:p>1739050522.789</text:p>
          </table:table-cell>
          <table:table-cell office:value-type="float" office:value="1739050524.234" calcext:value-type="float">
            <text:p>1739050524.23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28]-[.A628]" office:value-type="float" office:value="1.4449999332428" calcext:value-type="float">
            <text:p>1.4449999332428</text:p>
          </table:table-cell>
          <table:table-cell/>
          <table:table-cell table:formula="of:=[.H628] - [.$H$681]" office:value-type="float" office:value="1.05899977684021" calcext:value-type="float">
            <text:p>1.05899977684021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523.089" calcext:value-type="float">
            <text:p>1739050523.089</text:p>
          </table:table-cell>
          <table:table-cell office:value-type="float" office:value="1739050525.967" calcext:value-type="float">
            <text:p>1739050525.96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29]-[.A629]" office:value-type="float" office:value="2.87800002098083" calcext:value-type="float">
            <text:p>2.87800002098083</text:p>
          </table:table-cell>
          <table:table-cell/>
          <table:table-cell table:formula="of:=[.H629] - [.$H$681]" office:value-type="float" office:value="2.49199986457825" calcext:value-type="float">
            <text:p>2.49199986457825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524.956" calcext:value-type="float">
            <text:p>1739050524.956</text:p>
          </table:table-cell>
          <table:table-cell office:value-type="float" office:value="1739050526.51" calcext:value-type="float">
            <text:p>1739050526.5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30]-[.A630]" office:value-type="float" office:value="1.55399990081787" calcext:value-type="float">
            <text:p>1.55399990081787</text:p>
          </table:table-cell>
          <table:table-cell/>
          <table:table-cell table:formula="of:=[.H630] - [.$H$681]" office:value-type="float" office:value="1.16799974441528" calcext:value-type="float">
            <text:p>1.16799974441528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525.256" calcext:value-type="float">
            <text:p>1739050525.256</text:p>
          </table:table-cell>
          <table:table-cell office:value-type="float" office:value="1739050526.607" calcext:value-type="float">
            <text:p>1739050526.60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31]-[.A631]" office:value-type="float" office:value="1.3510000705719" calcext:value-type="float">
            <text:p>1.3510000705719</text:p>
          </table:table-cell>
          <table:table-cell/>
          <table:table-cell table:formula="of:=[.H631] - [.$H$681]" office:value-type="float" office:value="0.964999914169311" calcext:value-type="float">
            <text:p>0.964999914169311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525.289" calcext:value-type="float">
            <text:p>1739050525.289</text:p>
          </table:table-cell>
          <table:table-cell office:value-type="float" office:value="1739050526.705" calcext:value-type="float">
            <text:p>1739050526.70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32]-[.A632]" office:value-type="float" office:value="1.41599988937378" calcext:value-type="float">
            <text:p>1.41599988937378</text:p>
          </table:table-cell>
          <table:table-cell/>
          <table:table-cell table:formula="of:=[.H632] - [.$H$681]" office:value-type="float" office:value="1.02999973297119" calcext:value-type="float">
            <text:p>1.02999973297119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525.456" calcext:value-type="float">
            <text:p>1739050525.456</text:p>
          </table:table-cell>
          <table:table-cell office:value-type="float" office:value="1739050526.808" calcext:value-type="float">
            <text:p>1739050526.80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33]-[.A633]" office:value-type="float" office:value="1.35199999809265" calcext:value-type="float">
            <text:p>1.35199999809265</text:p>
          </table:table-cell>
          <table:table-cell/>
          <table:table-cell table:formula="of:=[.H633] - [.$H$681]" office:value-type="float" office:value="0.965999841690063" calcext:value-type="float">
            <text:p>0.965999841690063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525.489" calcext:value-type="float">
            <text:p>1739050525.489</text:p>
          </table:table-cell>
          <table:table-cell office:value-type="float" office:value="1739050526.921" calcext:value-type="float">
            <text:p>1739050526.92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34]-[.A634]" office:value-type="float" office:value="1.43199992179871" calcext:value-type="float">
            <text:p>1.43199992179871</text:p>
          </table:table-cell>
          <table:table-cell/>
          <table:table-cell table:formula="of:=[.H634] - [.$H$681]" office:value-type="float" office:value="1.04599976539612" calcext:value-type="float">
            <text:p>1.04599976539612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525.656" calcext:value-type="float">
            <text:p>1739050525.656</text:p>
          </table:table-cell>
          <table:table-cell office:value-type="float" office:value="1739050527.03" calcext:value-type="float">
            <text:p>1739050527.0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35]-[.A635]" office:value-type="float" office:value="1.37400007247925" calcext:value-type="float">
            <text:p>1.37400007247925</text:p>
          </table:table-cell>
          <table:table-cell/>
          <table:table-cell table:formula="of:=[.H635] - [.$H$681]" office:value-type="float" office:value="0.98799991607666" calcext:value-type="float">
            <text:p>0.98799991607666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525.689" calcext:value-type="float">
            <text:p>1739050525.689</text:p>
          </table:table-cell>
          <table:table-cell office:value-type="float" office:value="1739050527.124" calcext:value-type="float">
            <text:p>1739050527.12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36]-[.A636]" office:value-type="float" office:value="1.43500018119812" calcext:value-type="float">
            <text:p>1.43500018119812</text:p>
          </table:table-cell>
          <table:table-cell/>
          <table:table-cell table:formula="of:=[.H636] - [.$H$681]" office:value-type="float" office:value="1.04900002479553" calcext:value-type="float">
            <text:p>1.04900002479553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525.856" calcext:value-type="float">
            <text:p>1739050525.856</text:p>
          </table:table-cell>
          <table:table-cell office:value-type="float" office:value="1739050527.278" calcext:value-type="float">
            <text:p>1739050527.27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37]-[.A637]" office:value-type="float" office:value="1.42200016975403" calcext:value-type="float">
            <text:p>1.42200016975403</text:p>
          </table:table-cell>
          <table:table-cell/>
          <table:table-cell table:formula="of:=[.H637] - [.$H$681]" office:value-type="float" office:value="1.03600001335144" calcext:value-type="float">
            <text:p>1.03600001335144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525.922" calcext:value-type="float">
            <text:p>1739050525.922</text:p>
          </table:table-cell>
          <table:table-cell office:value-type="float" office:value="1739050527.379" calcext:value-type="float">
            <text:p>1739050527.37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38]-[.A638]" office:value-type="float" office:value="1.45700001716614" calcext:value-type="float">
            <text:p>1.45700001716614</text:p>
          </table:table-cell>
          <table:table-cell/>
          <table:table-cell table:formula="of:=[.H638] - [.$H$681]" office:value-type="float" office:value="1.07099986076355" calcext:value-type="float">
            <text:p>1.07099986076355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525.956" calcext:value-type="float">
            <text:p>1739050525.956</text:p>
          </table:table-cell>
          <table:table-cell office:value-type="float" office:value="1739050527.477" calcext:value-type="float">
            <text:p>1739050527.47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39]-[.A639]" office:value-type="float" office:value="1.52099990844727" calcext:value-type="float">
            <text:p>1.52099990844727</text:p>
          </table:table-cell>
          <table:table-cell/>
          <table:table-cell table:formula="of:=[.H639] - [.$H$681]" office:value-type="float" office:value="1.13499975204468" calcext:value-type="float">
            <text:p>1.13499975204468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526.522" calcext:value-type="float">
            <text:p>1739050526.522</text:p>
          </table:table-cell>
          <table:table-cell office:value-type="float" office:value="1739050527.913" calcext:value-type="float">
            <text:p>1739050527.91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40]-[.A640]" office:value-type="float" office:value="1.39100003242493" calcext:value-type="float">
            <text:p>1.39100003242493</text:p>
          </table:table-cell>
          <table:table-cell/>
          <table:table-cell table:formula="of:=[.H640] - [.$H$681]" office:value-type="float" office:value="1.00499987602234" calcext:value-type="float">
            <text:p>1.00499987602234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526.556" calcext:value-type="float">
            <text:p>1739050526.556</text:p>
          </table:table-cell>
          <table:table-cell office:value-type="float" office:value="1739050528.162" calcext:value-type="float">
            <text:p>1739050528.16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41]-[.A641]" office:value-type="float" office:value="1.60599994659424" calcext:value-type="float">
            <text:p>1.60599994659424</text:p>
          </table:table-cell>
          <table:table-cell/>
          <table:table-cell table:formula="of:=[.H641] - [.$H$681]" office:value-type="float" office:value="1.21999979019165" calcext:value-type="float">
            <text:p>1.21999979019165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528.122" calcext:value-type="float">
            <text:p>1739050528.122</text:p>
          </table:table-cell>
          <table:table-cell office:value-type="float" office:value="1739050529.56" calcext:value-type="float">
            <text:p>1739050529.5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42]-[.A642]" office:value-type="float" office:value="1.43799996376038" calcext:value-type="float">
            <text:p>1.43799996376038</text:p>
          </table:table-cell>
          <table:table-cell/>
          <table:table-cell table:formula="of:=[.H642] - [.$H$681]" office:value-type="float" office:value="1.05199980735779" calcext:value-type="float">
            <text:p>1.05199980735779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528.256" calcext:value-type="float">
            <text:p>1739050528.256</text:p>
          </table:table-cell>
          <table:table-cell office:value-type="float" office:value="1739050530.612" calcext:value-type="float">
            <text:p>1739050530.61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43]-[.A643]" office:value-type="float" office:value="2.35599994659424" calcext:value-type="float">
            <text:p>2.35599994659424</text:p>
          </table:table-cell>
          <table:table-cell/>
          <table:table-cell table:formula="of:=[.H643] - [.$H$681]" office:value-type="float" office:value="1.96999979019165" calcext:value-type="float">
            <text:p>1.96999979019165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529.723" calcext:value-type="float">
            <text:p>1739050529.723</text:p>
          </table:table-cell>
          <table:table-cell office:value-type="float" office:value="1739050531.302" calcext:value-type="float">
            <text:p>1739050531.30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44]-[.A644]" office:value-type="float" office:value="1.5789999961853" calcext:value-type="float">
            <text:p>1.5789999961853</text:p>
          </table:table-cell>
          <table:table-cell/>
          <table:table-cell table:formula="of:=[.H644] - [.$H$681]" office:value-type="float" office:value="1.19299983978271" calcext:value-type="float">
            <text:p>1.19299983978271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529.856" calcext:value-type="float">
            <text:p>1739050529.856</text:p>
          </table:table-cell>
          <table:table-cell office:value-type="float" office:value="1739050531.412" calcext:value-type="float">
            <text:p>1739050531.41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45]-[.A645]" office:value-type="float" office:value="1.55599999427795" calcext:value-type="float">
            <text:p>1.55599999427795</text:p>
          </table:table-cell>
          <table:table-cell/>
          <table:table-cell table:formula="of:=[.H645] - [.$H$681]" office:value-type="float" office:value="1.16999983787537" calcext:value-type="float">
            <text:p>1.16999983787537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530.056" calcext:value-type="float">
            <text:p>1739050530.056</text:p>
          </table:table-cell>
          <table:table-cell office:value-type="float" office:value="1739050531.515" calcext:value-type="float">
            <text:p>1739050531.51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46]-[.A646]" office:value-type="float" office:value="1.45900011062622" calcext:value-type="float">
            <text:p>1.45900011062622</text:p>
          </table:table-cell>
          <table:table-cell/>
          <table:table-cell table:formula="of:=[.H646] - [.$H$681]" office:value-type="float" office:value="1.07299995422363" calcext:value-type="float">
            <text:p>1.07299995422363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530.156" calcext:value-type="float">
            <text:p>1739050530.156</text:p>
          </table:table-cell>
          <table:table-cell office:value-type="float" office:value="1739050532.212" calcext:value-type="float">
            <text:p>1739050532.21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47]-[.A647]" office:value-type="float" office:value="2.05599999427795" calcext:value-type="float">
            <text:p>2.05599999427795</text:p>
          </table:table-cell>
          <table:table-cell/>
          <table:table-cell table:formula="of:=[.H647] - [.$H$681]" office:value-type="float" office:value="1.66999983787537" calcext:value-type="float">
            <text:p>1.66999983787537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531.023" calcext:value-type="float">
            <text:p>1739050531.023</text:p>
          </table:table-cell>
          <table:table-cell office:value-type="float" office:value="1739050532.323" calcext:value-type="float">
            <text:p>1739050532.32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48]-[.A648]" office:value-type="float" office:value="1.29999995231628" calcext:value-type="float">
            <text:p>1.29999995231628</text:p>
          </table:table-cell>
          <table:table-cell/>
          <table:table-cell table:formula="of:=[.H648] - [.$H$681]" office:value-type="float" office:value="0.913999795913696" calcext:value-type="float">
            <text:p>0.913999795913696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531.223" calcext:value-type="float">
            <text:p>1739050531.223</text:p>
          </table:table-cell>
          <table:table-cell office:value-type="float" office:value="1739050533.271" calcext:value-type="float">
            <text:p>1739050533.27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49]-[.A649]" office:value-type="float" office:value="2.0479998588562" calcext:value-type="float">
            <text:p>2.0479998588562</text:p>
          </table:table-cell>
          <table:table-cell/>
          <table:table-cell table:formula="of:=[.H649] - [.$H$681]" office:value-type="float" office:value="1.66199970245361" calcext:value-type="float">
            <text:p>1.66199970245361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531.356" calcext:value-type="float">
            <text:p>1739050531.356</text:p>
          </table:table-cell>
          <table:table-cell office:value-type="float" office:value="1739050533.37" calcext:value-type="float">
            <text:p>1739050533.3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50]-[.A650]" office:value-type="float" office:value="2.01399993896484" calcext:value-type="float">
            <text:p>2.01399993896484</text:p>
          </table:table-cell>
          <table:table-cell/>
          <table:table-cell table:formula="of:=[.H650] - [.$H$681]" office:value-type="float" office:value="1.62799978256226" calcext:value-type="float">
            <text:p>1.62799978256226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532.023" calcext:value-type="float">
            <text:p>1739050532.023</text:p>
          </table:table-cell>
          <table:table-cell office:value-type="float" office:value="1739050533.469" calcext:value-type="float">
            <text:p>1739050533.46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51]-[.A651]" office:value-type="float" office:value="1.44600009918213" calcext:value-type="float">
            <text:p>1.44600009918213</text:p>
          </table:table-cell>
          <table:table-cell/>
          <table:table-cell table:formula="of:=[.H651] - [.$H$681]" office:value-type="float" office:value="1.05999994277954" calcext:value-type="float">
            <text:p>1.05999994277954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532.189" calcext:value-type="float">
            <text:p>1739050532.189</text:p>
          </table:table-cell>
          <table:table-cell office:value-type="float" office:value="1739050533.569" calcext:value-type="float">
            <text:p>1739050533.56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52]-[.A652]" office:value-type="float" office:value="1.38000011444092" calcext:value-type="float">
            <text:p>1.38000011444092</text:p>
          </table:table-cell>
          <table:table-cell/>
          <table:table-cell table:formula="of:=[.H652] - [.$H$681]" office:value-type="float" office:value="0.99399995803833" calcext:value-type="float">
            <text:p>0.99399995803833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532.256" calcext:value-type="float">
            <text:p>1739050532.256</text:p>
          </table:table-cell>
          <table:table-cell office:value-type="float" office:value="1739050533.667" calcext:value-type="float">
            <text:p>1739050533.66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53]-[.A653]" office:value-type="float" office:value="1.41100001335144" calcext:value-type="float">
            <text:p>1.41100001335144</text:p>
          </table:table-cell>
          <table:table-cell/>
          <table:table-cell table:formula="of:=[.H653] - [.$H$681]" office:value-type="float" office:value="1.02499985694885" calcext:value-type="float">
            <text:p>1.02499985694885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532.389" calcext:value-type="float">
            <text:p>1739050532.389</text:p>
          </table:table-cell>
          <table:table-cell office:value-type="float" office:value="1739050533.779" calcext:value-type="float">
            <text:p>1739050533.77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54]-[.A654]" office:value-type="float" office:value="1.39000010490417" calcext:value-type="float">
            <text:p>1.39000010490417</text:p>
          </table:table-cell>
          <table:table-cell/>
          <table:table-cell table:formula="of:=[.H654] - [.$H$681]" office:value-type="float" office:value="1.00399994850159" calcext:value-type="float">
            <text:p>1.00399994850159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532.456" calcext:value-type="float">
            <text:p>1739050532.456</text:p>
          </table:table-cell>
          <table:table-cell office:value-type="float" office:value="1739050533.866" calcext:value-type="float">
            <text:p>1739050533.86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55]-[.A655]" office:value-type="float" office:value="1.40999984741211" calcext:value-type="float">
            <text:p>1.40999984741211</text:p>
          </table:table-cell>
          <table:table-cell/>
          <table:table-cell table:formula="of:=[.H655] - [.$H$681]" office:value-type="float" office:value="1.02399969100952" calcext:value-type="float">
            <text:p>1.02399969100952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532.489" calcext:value-type="float">
            <text:p>1739050532.489</text:p>
          </table:table-cell>
          <table:table-cell office:value-type="float" office:value="1739050533.963" calcext:value-type="float">
            <text:p>1739050533.96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56]-[.A656]" office:value-type="float" office:value="1.47399997711182" calcext:value-type="float">
            <text:p>1.47399997711182</text:p>
          </table:table-cell>
          <table:table-cell/>
          <table:table-cell table:formula="of:=[.H656] - [.$H$681]" office:value-type="float" office:value="1.08799982070923" calcext:value-type="float">
            <text:p>1.08799982070923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532.789" calcext:value-type="float">
            <text:p>1739050532.789</text:p>
          </table:table-cell>
          <table:table-cell office:value-type="float" office:value="1739050534.059" calcext:value-type="float">
            <text:p>1739050534.05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57]-[.A657]" office:value-type="float" office:value="1.26999998092651" calcext:value-type="float">
            <text:p>1.26999998092651</text:p>
          </table:table-cell>
          <table:table-cell/>
          <table:table-cell table:formula="of:=[.H657] - [.$H$681]" office:value-type="float" office:value="0.883999824523925" calcext:value-type="float">
            <text:p>0.883999824523925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532.823" calcext:value-type="float">
            <text:p>1739050532.823</text:p>
          </table:table-cell>
          <table:table-cell office:value-type="float" office:value="1739050534.242" calcext:value-type="float">
            <text:p>1739050534.24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58]-[.A658]" office:value-type="float" office:value="1.41900014877319" calcext:value-type="float">
            <text:p>1.41900014877319</text:p>
          </table:table-cell>
          <table:table-cell/>
          <table:table-cell table:formula="of:=[.H658] - [.$H$681]" office:value-type="float" office:value="1.03299999237061" calcext:value-type="float">
            <text:p>1.03299999237061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532.856" calcext:value-type="float">
            <text:p>1739050532.856</text:p>
          </table:table-cell>
          <table:table-cell office:value-type="float" office:value="1739050534.342" calcext:value-type="float">
            <text:p>1739050534.34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59]-[.A659]" office:value-type="float" office:value="1.48600006103516" calcext:value-type="float">
            <text:p>1.48600006103516</text:p>
          </table:table-cell>
          <table:table-cell/>
          <table:table-cell table:formula="of:=[.H659] - [.$H$681]" office:value-type="float" office:value="1.09999990463257" calcext:value-type="float">
            <text:p>1.09999990463257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533.023" calcext:value-type="float">
            <text:p>1739050533.023</text:p>
          </table:table-cell>
          <table:table-cell office:value-type="float" office:value="1739050534.445" calcext:value-type="float">
            <text:p>1739050534.44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60]-[.A660]" office:value-type="float" office:value="1.42199993133545" calcext:value-type="float">
            <text:p>1.42199993133545</text:p>
          </table:table-cell>
          <table:table-cell/>
          <table:table-cell table:formula="of:=[.H660] - [.$H$681]" office:value-type="float" office:value="1.03599977493286" calcext:value-type="float">
            <text:p>1.03599977493286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533.089" calcext:value-type="float">
            <text:p>1739050533.089</text:p>
          </table:table-cell>
          <table:table-cell office:value-type="float" office:value="1739050534.541" calcext:value-type="float">
            <text:p>1739050534.54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61]-[.A661]" office:value-type="float" office:value="1.45199990272522" calcext:value-type="float">
            <text:p>1.45199990272522</text:p>
          </table:table-cell>
          <table:table-cell/>
          <table:table-cell table:formula="of:=[.H661] - [.$H$681]" office:value-type="float" office:value="1.06599974632263" calcext:value-type="float">
            <text:p>1.06599974632263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533.189" calcext:value-type="float">
            <text:p>1739050533.189</text:p>
          </table:table-cell>
          <table:table-cell office:value-type="float" office:value="1739050534.642" calcext:value-type="float">
            <text:p>1739050534.64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62]-[.A662]" office:value-type="float" office:value="1.45300006866455" calcext:value-type="float">
            <text:p>1.45300006866455</text:p>
          </table:table-cell>
          <table:table-cell/>
          <table:table-cell table:formula="of:=[.H662] - [.$H$681]" office:value-type="float" office:value="1.06699991226196" calcext:value-type="float">
            <text:p>1.06699991226196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533.256" calcext:value-type="float">
            <text:p>1739050533.256</text:p>
          </table:table-cell>
          <table:table-cell office:value-type="float" office:value="1739050534.796" calcext:value-type="float">
            <text:p>1739050534.79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63]-[.A663]" office:value-type="float" office:value="1.53999996185303" calcext:value-type="float">
            <text:p>1.53999996185303</text:p>
          </table:table-cell>
          <table:table-cell/>
          <table:table-cell table:formula="of:=[.H663] - [.$H$681]" office:value-type="float" office:value="1.15399980545044" calcext:value-type="float">
            <text:p>1.15399980545044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533.323" calcext:value-type="float">
            <text:p>1739050533.323</text:p>
          </table:table-cell>
          <table:table-cell office:value-type="float" office:value="1739050534.907" calcext:value-type="float">
            <text:p>1739050534.90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64]-[.A664]" office:value-type="float" office:value="1.58400011062622" calcext:value-type="float">
            <text:p>1.58400011062622</text:p>
          </table:table-cell>
          <table:table-cell/>
          <table:table-cell table:formula="of:=[.H664] - [.$H$681]" office:value-type="float" office:value="1.19799995422363" calcext:value-type="float">
            <text:p>1.19799995422363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533.423" calcext:value-type="float">
            <text:p>1739050533.423</text:p>
          </table:table-cell>
          <table:table-cell office:value-type="float" office:value="1739050534.997" calcext:value-type="float">
            <text:p>1739050534.99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65]-[.A665]" office:value-type="float" office:value="1.57399988174438" calcext:value-type="float">
            <text:p>1.57399988174438</text:p>
          </table:table-cell>
          <table:table-cell/>
          <table:table-cell table:formula="of:=[.H665] - [.$H$681]" office:value-type="float" office:value="1.1879997253418" calcext:value-type="float">
            <text:p>1.1879997253418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533.689" calcext:value-type="float">
            <text:p>1739050533.689</text:p>
          </table:table-cell>
          <table:table-cell office:value-type="float" office:value="1739050535.095" calcext:value-type="float">
            <text:p>1739050535.09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66]-[.A666]" office:value-type="float" office:value="1.4060001373291" calcext:value-type="float">
            <text:p>1.4060001373291</text:p>
          </table:table-cell>
          <table:table-cell/>
          <table:table-cell table:formula="of:=[.H666] - [.$H$681]" office:value-type="float" office:value="1.01999998092651" calcext:value-type="float">
            <text:p>1.01999998092651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533.989" calcext:value-type="float">
            <text:p>1739050533.989</text:p>
          </table:table-cell>
          <table:table-cell office:value-type="float" office:value="1739050538.433" calcext:value-type="float">
            <text:p>1739050538.43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67]-[.A667]" office:value-type="float" office:value="4.44400000572205" calcext:value-type="float">
            <text:p>4.44400000572205</text:p>
          </table:table-cell>
          <table:table-cell/>
          <table:table-cell table:formula="of:=[.H667] - [.$H$681]" office:value-type="float" office:value="4.05799984931946" calcext:value-type="float">
            <text:p>4.05799984931946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534.023" calcext:value-type="float">
            <text:p>1739050534.023</text:p>
          </table:table-cell>
          <table:table-cell office:value-type="float" office:value="1739050538.543" calcext:value-type="float">
            <text:p>1739050538.54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68]-[.A668]" office:value-type="float" office:value="4.51999998092651" calcext:value-type="float">
            <text:p>4.51999998092651</text:p>
          </table:table-cell>
          <table:table-cell/>
          <table:table-cell table:formula="of:=[.H668] - [.$H$681]" office:value-type="float" office:value="4.13399982452393" calcext:value-type="float">
            <text:p>4.13399982452393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537.256" calcext:value-type="float">
            <text:p>1739050537.256</text:p>
          </table:table-cell>
          <table:table-cell office:value-type="float" office:value="1739050538.638" calcext:value-type="float">
            <text:p>1739050538.63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69]-[.A669]" office:value-type="float" office:value="1.38199996948242" calcext:value-type="float">
            <text:p>1.38199996948242</text:p>
          </table:table-cell>
          <table:table-cell/>
          <table:table-cell table:formula="of:=[.H669] - [.$H$681]" office:value-type="float" office:value="0.995999813079834" calcext:value-type="float">
            <text:p>0.995999813079834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537.556" calcext:value-type="float">
            <text:p>1739050537.556</text:p>
          </table:table-cell>
          <table:table-cell office:value-type="float" office:value="1739050539.627" calcext:value-type="float">
            <text:p>1739050539.62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70]-[.A670]" office:value-type="float" office:value="2.07100009918213" calcext:value-type="float">
            <text:p>2.07100009918213</text:p>
          </table:table-cell>
          <table:table-cell/>
          <table:table-cell table:formula="of:=[.H670] - [.$H$681]" office:value-type="float" office:value="1.68499994277954" calcext:value-type="float">
            <text:p>1.68499994277954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537.689" calcext:value-type="float">
            <text:p>1739050537.689</text:p>
          </table:table-cell>
          <table:table-cell office:value-type="float" office:value="1739050539.734" calcext:value-type="float">
            <text:p>1739050539.73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71]-[.A671]" office:value-type="float" office:value="2.04500007629395" calcext:value-type="float">
            <text:p>2.04500007629395</text:p>
          </table:table-cell>
          <table:table-cell/>
          <table:table-cell table:formula="of:=[.H671] - [.$H$681]" office:value-type="float" office:value="1.65899991989136" calcext:value-type="float">
            <text:p>1.65899991989136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538.923" calcext:value-type="float">
            <text:p>1739050538.923</text:p>
          </table:table-cell>
          <table:table-cell office:value-type="float" office:value="1739050540.154" calcext:value-type="float">
            <text:p>1739050540.15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72]-[.A672]" office:value-type="float" office:value="1.23099994659424" calcext:value-type="float">
            <text:p>1.23099994659424</text:p>
          </table:table-cell>
          <table:table-cell/>
          <table:table-cell table:formula="of:=[.H672] - [.$H$681]" office:value-type="float" office:value="0.84499979019165" calcext:value-type="float">
            <text:p>0.84499979019165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office:value-type="float" office:value="1739050539.256" calcext:value-type="float">
            <text:p>1739050539.256</text:p>
          </table:table-cell>
          <table:table-cell office:value-type="float" office:value="1739050541.165" calcext:value-type="float">
            <text:p>1739050541.16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73]-[.A673]" office:value-type="float" office:value="1.90899991989136" calcext:value-type="float">
            <text:p>1.90899991989136</text:p>
          </table:table-cell>
          <table:table-cell/>
          <table:table-cell table:formula="of:=[.H673] - [.$H$681]" office:value-type="float" office:value="1.52299976348877" calcext:value-type="float">
            <text:p>1.52299976348877</text:p>
          </table:table-cell>
          <table:table-cell table:formula="of:=[.$J$676]" office:value-type="float" office:value="1.09099984169006" calcext:value-type="float">
            <text:p>1.09099984169006</text:p>
          </table:table-cell>
          <table:table-cell table:number-columns-repeated="1013"/>
        </table:table-row>
        <table:table-row table:style-name="ro1">
          <table:table-cell table:style-name="ce2" office:value-type="float" office:value="1739050540.623" calcext:value-type="float">
            <text:p>1739050540.623</text:p>
          </table:table-cell>
          <table:table-cell table:style-name="ce2" office:value-type="float" office:value="1739050541.874" calcext:value-type="float">
            <text:p>1739050541.874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640" calcext:value-type="float">
            <text:p>640</text:p>
          </table:table-cell>
          <table:table-cell table:style-name="ce2" office:value-type="float" office:value="1280" calcext:value-type="float">
            <text:p>1280</text:p>
          </table:table-cell>
          <table:table-cell table:style-name="ce2" office:value-type="float" office:value="614400" calcext:value-type="float">
            <text:p>614400</text:p>
          </table:table-cell>
          <table:table-cell table:style-name="ce2"/>
          <table:table-cell table:style-name="ce2" table:formula="of:=[.B674]-[.A674]" office:value-type="float" office:value="1.25100016593933" calcext:value-type="float">
            <text:p>1.25100016593933</text:p>
          </table:table-cell>
          <table:table-cell table:style-name="ce2"/>
          <table:table-cell table:style-name="ce2" table:formula="of:=[.H674] - [.$H$681]" office:value-type="float" office:value="0.865000009536743" calcext:value-type="float">
            <text:p>0.865000009536743</text:p>
          </table:table-cell>
          <table:table-cell table:style-name="ce2" table:formula="of:=[.$J$676]" office:value-type="float" office:value="1.09099984169006" calcext:value-type="float">
            <text:p>1.09099984169006</text:p>
          </table:table-cell>
          <table:table-cell table:style-name="ce2" table:number-columns-repeated="1013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Median latency (s)</text:p>
          </table:table-cell>
          <table:table-cell table:formula="of:=MEDIAN([.H63:.H674])" office:value-type="float" office:value="1.47699999809265" calcext:value-type="float">
            <text:p>1.47699999809265</text:p>
          </table:table-cell>
          <table:table-cell/>
          <table:table-cell table:style-name="ce5" table:formula="of:=[.H676] - [.$H$681]" office:value-type="float" office:value="1.09099984169006" calcext:value-type="float">
            <text:p>1.09099984169006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Mean frequency robot for 5 mins (Hz)</text:p>
          </table:table-cell>
          <table:table-cell table:formula="of:=COUNT([.H63:.H674]) / ([.A674] - [.A63])" office:value-type="float" office:value="2.03998640107637" calcext:value-type="float">
            <text:p>2.03998640107637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Median latency of robot (s)</text:p>
          </table:table-cell>
          <table:table-cell office:value-type="float" office:value="0.386000156402588" calcext:value-type="float">
            <text:p>0.386000156402588</text:p>
          </table:table-cell>
          <table:table-cell table:number-columns-repeated="1016"/>
        </table:table-row>
        <table:table-row table:style-name="ro1" table:number-rows-repeated="30">
          <table:table-cell table:number-columns-repeated="1024"/>
        </table:table-row>
        <table:table-row table:style-name="ro1" table:number-rows-repeated="5">
          <table:table-cell table:number-columns-repeated="7"/>
          <table:table-cell table:style-name="ce5" table:number-columns-repeated="3"/>
          <table:table-cell table:number-columns-repeated="1014"/>
        </table:table-row>
        <table:table-row table:style-name="ro1">
          <table:table-cell table:number-columns-repeated="7"/>
          <table:table-cell table:style-name="ce3" table:number-columns-repeated="3"/>
          <table:table-cell table:number-columns-repeated="1014"/>
        </table:table-row>
        <table:table-row table:style-name="ro1" table:number-rows-repeated="3">
          <table:table-cell table:number-columns-repeated="7"/>
          <table:table-cell table:style-name="ce5" table:number-columns-repeated="3"/>
          <table:table-cell table:number-columns-repeated="1014"/>
        </table:table-row>
        <table:table-row table:style-name="ro1">
          <table:table-cell table:number-columns-repeated="7"/>
          <table:table-cell table:style-name="ce5" table:number-columns-repeated="3"/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9">00/00/0000</text:date>, <text:time style:data-style-name="N2" text:time-value="16:10:25.7093997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2-09T16:15:41.684325645</dc:date>
    <meta:editing-duration>PT25M51S</meta:editing-duration>
    <meta:editing-cycles>10</meta:editing-cycles>
    <meta:generator>LibreOffice/6.4.7.2$Linux_X86_64 LibreOffice_project/40$Build-2</meta:generator>
    <meta:document-statistic meta:table-count="1" meta:cell-count="607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563cm" svg:height="17.191cm" xlink:href=".." xlink:type="simple" chart:class="chart:line" chart:style-name="ch1">
        <chart:title svg:x="12.838cm" svg:y="0.479cm" chart:style-name="ch2">
          <text:p>Latency rap test 1 secs</text:p>
        </chart:title>
        <chart:legend chart:legend-position="end" svg:x="27.695cm" svg:y="8.041cm" style:legend-expansion="high" chart:style-name="ch3"/>
        <chart:plot-area chart:style-name="ch4" table:cell-range-address="Sheet1.J63:Sheet1.K674" chart:data-source-has-labels="row" svg:x="0.611cm" svg:y="1.627cm" svg:width="26.473cm" svg:height="15.221cm">
          <chartooo:coordinate-region svg:x="1.349cm" svg:y="1.627cm" svg:width="25.735cm" svg:height="14.28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J63:Sheet1.J674" loext:label-string="latency_s" chart:class="chart:line">
            <chart:data-point chart:repeated="612"/>
          </chart:series>
          <chart:series chart:style-name="ch9" chart:values-cell-range-address="Sheet1.K63:Sheet1.K674" loext:label-string="median_s" chart:class="chart:line">
            <chart:data-point chart:repeated="6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_s</text:p>
              </table:table-cell>
              <table:table-cell office:value-type="string">
                <text:p>median_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5999970436096">
                <text:p>1.05999970436096</text:p>
                <draw:g>
                  <svg:desc>Sheet1.J63:Sheet1.J674</svg:desc>
                </draw:g>
              </table:table-cell>
              <table:table-cell office:value-type="float" office:value="1.09099984169006">
                <text:p>1.09099984169006</text:p>
                <draw:g>
                  <svg:desc>Sheet1.K63:Sheet1.K6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9799981117249">
                <text:p>1.09799981117249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2599992752075">
                <text:p>1.12599992752075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7199974060059">
                <text:p>1.37199974060059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2699975967407">
                <text:p>1.22699975967407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24000024795532">
                <text:p>0.924000024795532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89999771118164">
                <text:p>0.989999771118164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5399990081787">
                <text:p>1.05399990081787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259997844696">
                <text:p>1.0259997844696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17599987983704">
                <text:p>2.17599987983704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80999708175659">
                <text:p>0.980999708175659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6099987030029">
                <text:p>1.06099987030029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4799976348877">
                <text:p>1.14799976348877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20299983024597">
                <text:p>1.20299983024597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1500000953674">
                <text:p>1.11500000953674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039999961853">
                <text:p>1.2039999961853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87999677658081">
                <text:p>0.987999677658081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7099986076355">
                <text:p>1.07099986076355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18999910354614">
                <text:p>0.918999910354614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8499979972839">
                <text:p>1.08499979972839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3299989700317">
                <text:p>1.13299989700317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9799981117249">
                <text:p>1.09799981117249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61999988555908">
                <text:p>0.861999988555908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44000005722046">
                <text:p>0.944000005722046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0899982452393">
                <text:p>1.00899982452393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0099973678589">
                <text:p>1.20099973678589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2999997138977">
                <text:p>2.2999997138977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2999997138977">
                <text:p>1.2999997138977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97999668121338">
                <text:p>0.997999668121338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31200003623962">
                <text:p>1.31200003623962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38399982452393">
                <text:p>1.38399982452393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30799984931946">
                <text:p>1.30799984931946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0599985122681">
                <text:p>1.20599985122681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0099983215332">
                <text:p>1.60099983215332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12999868392944">
                <text:p>0.912999868392944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81999635696411">
                <text:p>0.981999635696411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5999970436096">
                <text:p>1.05999970436096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01999974250793">
                <text:p>1.01999974250793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6199989318848">
                <text:p>1.96199989318848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03999805450439">
                <text:p>0.903999805450439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70999717712402">
                <text:p>0.970999717712402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04399991035461">
                <text:p>1.04399991035461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11499977111816">
                <text:p>1.11499977111816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0259997844696">
                <text:p>1.0259997844696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22300004959106">
                <text:p>1.22300004959106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50999975204467">
                <text:p>0.950999975204467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01599979400635">
                <text:p>1.01599979400635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09899973869324">
                <text:p>1.09899973869324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16499972343445">
                <text:p>1.16499972343445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24199986457825">
                <text:p>1.24199986457825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10999989509583">
                <text:p>2.10999989509583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13699984550476">
                <text:p>2.13699984550476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14199995994568">
                <text:p>1.14199995994568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7699990272522">
                <text:p>1.07699990272522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83999967575073">
                <text:p>0.983999967575073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05899977684021">
                <text:p>1.05899977684021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41999983787537">
                <text:p>1.41999983787537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05799984931946">
                <text:p>1.05799984931946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72199988365173">
                <text:p>1.72199988365173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09499979019165">
                <text:p>1.09499979019165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14199995994568">
                <text:p>1.14199995994568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8099985122681">
                <text:p>1.08099985122681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50999999046326">
                <text:p>1.50999999046326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68999981880188">
                <text:p>1.68999981880188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00600004196167">
                <text:p>1.00600004196167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09200000762939">
                <text:p>1.09200000762939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11299967765808">
                <text:p>1.11299967765808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07099962234497">
                <text:p>1.07099962234497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71499991416931">
                <text:p>1.71499991416931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55599975585937">
                <text:p>1.55599975585937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18699979782104">
                <text:p>1.18699979782104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14499974250793">
                <text:p>2.14499974250793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86999750137329">
                <text:p>0.986999750137329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29499983787537">
                <text:p>1.29499983787537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26699995994568">
                <text:p>1.26699995994568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00600004196167">
                <text:p>1.00600004196167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10399985313416">
                <text:p>1.10399985313416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17399978637695">
                <text:p>1.17399978637695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00299978256226">
                <text:p>1.00299978256226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70999813079834">
                <text:p>0.870999813079834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44000005722046">
                <text:p>0.944000005722046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0149998664856">
                <text:p>1.0149998664856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08599996566772">
                <text:p>1.08599996566772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05599999427795">
                <text:p>1.05599999427795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30999994277954">
                <text:p>0.930999994277954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01299977302551">
                <text:p>1.01299977302551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09499979019165">
                <text:p>1.09499979019165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05799984931946">
                <text:p>2.05799984931946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07799983024597">
                <text:p>1.07799983024597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49999809265136">
                <text:p>0.949999809265136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02499985694885">
                <text:p>1.02499985694885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09799981117249">
                <text:p>1.09799981117249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50999736785888">
                <text:p>0.950999736785888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30799984931946">
                <text:p>2.30799984931946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5799970626831">
                <text:p>0.95799970626831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25899982452393">
                <text:p>1.25899982452393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02799987792969">
                <text:p>1.02799987792969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16799998283386">
                <text:p>1.16799998283386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11500000953674">
                <text:p>1.11500000953674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11099982261658">
                <text:p>1.11099982261658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815999746322632">
                <text:p>0.815999746322632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28799986839294">
                <text:p>1.28799986839294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29099988937378">
                <text:p>1.29099988937378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9099984169006">
                <text:p>1.09099984169006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831999778747558">
                <text:p>0.831999778747558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905999660491943">
                <text:p>0.905999660491943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976999759674072">
                <text:p>0.976999759674072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85099983215332">
                <text:p>0.85099983215332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899999856948852">
                <text:p>0.899999856948852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6999969482422">
                <text:p>1.06999969482422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2199974060059">
                <text:p>1.12199974060059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3199973106384">
                <text:p>1.13199973106384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22099995613098">
                <text:p>1.22099995613098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89399981498718">
                <text:p>1.89399981498718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0699987411499">
                <text:p>1.10699987411499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5299963951111">
                <text:p>1.15299963951111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96000051498413">
                <text:p>0.996000051498413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08199977874756">
                <text:p>1.08199977874756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17999792099">
                <text:p>1.117999792099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11199975013733">
                <text:p>1.11199975013733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16199994087219">
                <text:p>1.16199994087219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08799982070923">
                <text:p>1.08799982070923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15999984741211">
                <text:p>1.15999984741211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41799998283386">
                <text:p>1.41799998283386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14699983596802">
                <text:p>1.14699983596802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08399963378906">
                <text:p>1.08399963378906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18499994277954">
                <text:p>1.18499994277954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36299967765808">
                <text:p>1.36299967765808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0959997177124">
                <text:p>1.0959997177124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09599995613098">
                <text:p>1.09599995613098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865999937057495">
                <text:p>0.865999937057495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944000005722046">
                <text:p>0.944000005722046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01799988746643">
                <text:p>1.01799988746643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961999893188476">
                <text:p>0.961999893188476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03199982643127">
                <text:p>1.03199982643127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10599970817566">
                <text:p>1.10599970817566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1159999370575">
                <text:p>1.1159999370575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18699979782104">
                <text:p>1.18699979782104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50799965858459">
                <text:p>2.50799965858459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54899978637695">
                <text:p>2.54899978637695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05999994277954">
                <text:p>1.05999994277954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.58799982070923">
                <text:p>4.58799982070923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00299978256226">
                <text:p>1.00299978256226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00399994850159">
                <text:p>1.00399994850159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00999975204468">
                <text:p>1.00999975204468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08299970626831">
                <text:p>1.08299970626831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68399977684021">
                <text:p>1.68399977684021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09899973869324">
                <text:p>1.09899973869324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04299974441528">
                <text:p>1.04299974441528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11299967765808">
                <text:p>1.11299967765808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99199986457825">
                <text:p>2.99199986457825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75999975204468">
                <text:p>2.75999975204468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14799976348877">
                <text:p>1.14799976348877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14599967002869">
                <text:p>1.14599967002869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8529999256134">
                <text:p>1.8529999256134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4699993133545">
                <text:p>1.54699993133545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35099983215332">
                <text:p>1.35099983215332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43899989128113">
                <text:p>1.43899989128113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60799980163574">
                <text:p>1.60799980163574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1419997215271">
                <text:p>1.1419997215271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11099982261658">
                <text:p>1.11099982261658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883999824523925">
                <text:p>0.883999824523925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960999727249145">
                <text:p>0.960999727249145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04499983787537">
                <text:p>1.04499983787537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10499978065491">
                <text:p>1.10499978065491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10800004005432">
                <text:p>1.10800004005432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35599970817566">
                <text:p>1.35599970817566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01999998092651">
                <text:p>1.01999998092651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07299995422363">
                <text:p>2.07299995422363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30399990081787">
                <text:p>1.30399990081787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05599999427795">
                <text:p>1.05599999427795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12599968910217">
                <text:p>1.12599968910217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1489999294281">
                <text:p>1.1489999294281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11099982261658">
                <text:p>1.11099982261658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03599977493286">
                <text:p>1.03599977493286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18099975585937">
                <text:p>1.18099975585937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02199983596802">
                <text:p>1.02199983596802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930999994277954">
                <text:p>0.930999994277954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00899982452393">
                <text:p>1.00899982452393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09199976921082">
                <text:p>1.09199976921082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46599984169006">
                <text:p>1.46599984169006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40499973297119">
                <text:p>1.40499973297119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33299994468689">
                <text:p>1.33299994468689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29699993133545">
                <text:p>1.29699993133545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36999988555908">
                <text:p>1.36999988555908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29699993133545">
                <text:p>3.29699993133545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976999759674072">
                <text:p>0.976999759674072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04699993133545">
                <text:p>1.04699993133545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09499979019165">
                <text:p>1.09499979019165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25300002098083">
                <text:p>1.25300002098083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13399982452393">
                <text:p>1.13399982452393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48999881744384">
                <text:p>0.948999881744384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836999893188476">
                <text:p>0.836999893188476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05999660491943">
                <text:p>0.905999660491943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73999738693237">
                <text:p>0.973999738693237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44000005722046">
                <text:p>0.944000005722046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01199984550476">
                <text:p>1.01199984550476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0869996547699">
                <text:p>1.0869996547699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12399983406067">
                <text:p>1.12399983406067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55099987983704">
                <text:p>1.55099987983704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9449999332428">
                <text:p>1.9449999332428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0149998664856">
                <text:p>2.0149998664856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01899981498718">
                <text:p>1.01899981498718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09500002861023">
                <text:p>1.09500002861023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09799981117249">
                <text:p>1.09799981117249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13199973106384">
                <text:p>1.13199973106384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903999805450439">
                <text:p>0.903999805450439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979999780654907">
                <text:p>0.979999780654907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01599979400635">
                <text:p>1.01599979400635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02199983596802">
                <text:p>1.02199983596802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06399989128113">
                <text:p>1.06399989128113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17299962043762">
                <text:p>1.17299962043762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06199979782104">
                <text:p>1.06199979782104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999999761581421">
                <text:p>0.999999761581421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12199974060059">
                <text:p>1.12199974060059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0259997844696">
                <text:p>1.0259997844696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10199975967407">
                <text:p>1.10199975967407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18699979782104">
                <text:p>1.18699979782104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0019998550415">
                <text:p>1.0019998550415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08399987220764">
                <text:p>1.08399987220764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1419997215271">
                <text:p>1.1419997215271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08199977874756">
                <text:p>1.08199977874756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17099976539612">
                <text:p>1.17099976539612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27099990844727">
                <text:p>1.27099990844727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36199998855591">
                <text:p>1.36199998855591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10399985313416">
                <text:p>1.10399985313416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18899989128113">
                <text:p>1.18899989128113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08999991416931">
                <text:p>1.08999991416931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30399990081787">
                <text:p>2.30399990081787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12199997901916">
                <text:p>1.12199997901916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891999721527099">
                <text:p>0.891999721527099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961999654769897">
                <text:p>0.961999654769897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28399991989136">
                <text:p>1.28399991989136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883999824523925">
                <text:p>0.883999824523925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958999872207641">
                <text:p>0.958999872207641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03199982643127">
                <text:p>1.03199982643127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935999870300293">
                <text:p>0.935999870300293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29799962043762">
                <text:p>1.29799962043762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367999792099">
                <text:p>1.367999792099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05799984931946">
                <text:p>2.05799984931946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92599987983704">
                <text:p>1.92599987983704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55299973487854">
                <text:p>1.55299973487854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40699982643127">
                <text:p>1.40699982643127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26399993896484">
                <text:p>1.26399993896484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15999984741211">
                <text:p>1.15999984741211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730999708175659">
                <text:p>0.730999708175659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760999917984009">
                <text:p>0.760999917984009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846999883651733">
                <text:p>0.846999883651733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927999973297119">
                <text:p>0.927999973297119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00799965858459">
                <text:p>1.00799965858459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00599980354309">
                <text:p>1.00599980354309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11399984359741">
                <text:p>1.11399984359741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18599987030029">
                <text:p>1.18599987030029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08899974822998">
                <text:p>1.08899974822998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16099977493286">
                <text:p>1.16099977493286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23099994659424">
                <text:p>1.23099994659424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17199969291687">
                <text:p>1.17199969291687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12999987602234">
                <text:p>1.12999987602234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.89100003242493">
                <text:p>6.89100003242493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03999972343445">
                <text:p>1.03999972343445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20799970626831">
                <text:p>1.20799970626831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08199977874756">
                <text:p>1.08199977874756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13299965858459">
                <text:p>1.13299965858459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20499992370605">
                <text:p>1.20499992370605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03399968147278">
                <text:p>1.03399968147278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08999991416931">
                <text:p>1.08999991416931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18899989128113">
                <text:p>1.18899989128113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945999860763549">
                <text:p>0.945999860763549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7649998664856">
                <text:p>1.7649998664856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00599980354309">
                <text:p>1.00599980354309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08099985122681">
                <text:p>1.08099985122681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99399995803833">
                <text:p>2.99399995803833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802000045776367">
                <text:p>0.802000045776367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88699984550476">
                <text:p>0.88699984550476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954999685287475">
                <text:p>0.954999685287475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993999719619751">
                <text:p>0.993999719619751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06399989128113">
                <text:p>1.06399989128113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09799981117249">
                <text:p>1.09799981117249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937000036239624">
                <text:p>0.937000036239624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35799980163574">
                <text:p>1.35799980163574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.19099998474121">
                <text:p>3.19099998474121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03699994087219">
                <text:p>2.03699994087219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08699989318848">
                <text:p>2.08699989318848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90499997138977">
                <text:p>1.90499997138977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.81499981880188">
                <text:p>3.81499981880188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74899983406067">
                <text:p>1.74899983406067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29899978637695">
                <text:p>2.29899978637695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10799980163574">
                <text:p>1.10799980163574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16400003433228">
                <text:p>1.16400003433228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04699969291687">
                <text:p>1.04699969291687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08399987220764">
                <text:p>1.08399987220764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997999668121338">
                <text:p>0.997999668121338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0389997959137">
                <text:p>1.0389997959137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20899987220764">
                <text:p>1.20899987220764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01899981498718">
                <text:p>1.01899981498718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06299996376038">
                <text:p>1.06299996376038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988999843597412">
                <text:p>0.988999843597412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22999978065491">
                <text:p>1.22999978065491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30499982833862">
                <text:p>1.30499982833862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37599992752075">
                <text:p>1.37599992752075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.09099984169006">
                <text:p>1.09099984169006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06500005722046">
                <text:p>1.06500005722046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873999834060669">
                <text:p>0.873999834060669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946999788284301">
                <text:p>0.946999788284301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.02299976348877">
                <text:p>1.02299976348877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00399971008301">
                <text:p>1.00399971008301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04899978637695">
                <text:p>1.04899978637695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.18099975585937">
                <text:p>2.18099975585937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.0149998664856">
                <text:p>2.0149998664856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.08899998664856">
                <text:p>2.08899998664856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0939998626709">
                <text:p>1.0939998626709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.03599977493286">
                <text:p>1.03599977493286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980000019073486">
                <text:p>0.980000019073486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984999895095825">
                <text:p>0.984999895095825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.02299976348877">
                <text:p>1.02299976348877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.00599980354309">
                <text:p>1.00599980354309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09899973869324">
                <text:p>1.09899973869324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13499975204468">
                <text:p>1.13499975204468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912999868392944">
                <text:p>0.912999868392944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.16499972343445">
                <text:p>2.16499972343445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65399980545044">
                <text:p>1.65399980545044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965999841690063">
                <text:p>0.965999841690063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984999895095825">
                <text:p>0.984999895095825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.02299976348877">
                <text:p>1.02299976348877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11199975013733">
                <text:p>1.11199975013733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15799999237061">
                <text:p>1.15799999237061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2279999256134">
                <text:p>1.2279999256134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14399981498718">
                <text:p>1.14399981498718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20799970626831">
                <text:p>1.20799970626831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.22399973869324">
                <text:p>2.22399973869324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16799974441528">
                <text:p>1.16799974441528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2409999370575">
                <text:p>1.2409999370575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17799973487854">
                <text:p>1.17799973487854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0869996547699">
                <text:p>1.0869996547699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.54900002479553">
                <text:p>2.54900002479553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05099987983704">
                <text:p>1.05099987983704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24300003051758">
                <text:p>1.24300003051758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06200003623962">
                <text:p>1.06200003623962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.7979998588562">
                <text:p>3.7979998588562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69899988174438">
                <text:p>3.69899988174438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02099990844727">
                <text:p>1.02099990844727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09499979019165">
                <text:p>1.09499979019165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69199967384338">
                <text:p>1.69199967384338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77099990844727">
                <text:p>1.77099990844727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976999759674072">
                <text:p>0.976999759674072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0499997138977">
                <text:p>1.0499997138977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11899971961975">
                <text:p>1.11899971961975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08500003814697">
                <text:p>1.08500003814697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913999795913696">
                <text:p>0.913999795913696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03399968147278">
                <text:p>1.03399968147278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11099982261658">
                <text:p>1.11099982261658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05399966239929">
                <text:p>1.05399966239929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19499969482422">
                <text:p>1.19499969482422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26599979400635">
                <text:p>1.26599979400635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03999972343445">
                <text:p>1.03999972343445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10699987411499">
                <text:p>1.10699987411499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96499967575073">
                <text:p>1.96499967575073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.01999974250793">
                <text:p>2.01999974250793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88399982452393">
                <text:p>1.88399982452393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941999912261963">
                <text:p>0.941999912261963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01099991798401">
                <text:p>1.01099991798401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05199980735779">
                <text:p>1.05199980735779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46799969673157">
                <text:p>1.46799969673157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.19099974632263">
                <text:p>4.19099974632263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961999893188476">
                <text:p>0.961999893188476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08099985122681">
                <text:p>1.08099985122681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919999837875366">
                <text:p>0.919999837875366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954999923706054">
                <text:p>0.954999923706054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0169997215271">
                <text:p>1.0169997215271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08299970626831">
                <text:p>1.08299970626831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97599983215332">
                <text:p>0.97599983215332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03799986839294">
                <text:p>1.03799986839294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37199974060059">
                <text:p>1.37199974060059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04499983787537">
                <text:p>1.04499983787537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26899981498718">
                <text:p>1.26899981498718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21599984169006">
                <text:p>1.21599984169006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831999778747558">
                <text:p>0.831999778747558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49399995803833">
                <text:p>1.49399995803833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56699967384338">
                <text:p>1.56699967384338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47799968719482">
                <text:p>1.47799968719482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18199968338013">
                <text:p>1.18199968338013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62299990653992">
                <text:p>1.62299990653992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48499965667725">
                <text:p>1.48499965667725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805999755859375">
                <text:p>0.805999755859375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887999773025512">
                <text:p>0.887999773025512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956999778747558">
                <text:p>0.956999778747558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934000015258789">
                <text:p>0.934000015258789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98799991607666">
                <text:p>0.98799991607666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990999698638916">
                <text:p>0.990999698638916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06499981880188">
                <text:p>1.06499981880188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5239999294281">
                <text:p>1.5239999294281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3919997215271">
                <text:p>1.3919997215271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46499991416931">
                <text:p>1.46499991416931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09699988365173">
                <text:p>1.09699988365173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63800001144409">
                <text:p>1.63800001144409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55699992179871">
                <text:p>1.55699992179871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916999816894531">
                <text:p>0.916999816894531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09899973869324">
                <text:p>1.09899973869324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0959997177124">
                <text:p>1.0959997177124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0479998588562">
                <text:p>1.0479998588562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09099984169006">
                <text:p>1.09099984169006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.99599981307983">
                <text:p>1.99599981307983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.92899990081787">
                <text:p>1.92899990081787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.93299984931946">
                <text:p>1.93299984931946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.39699983596802">
                <text:p>2.39699983596802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955999851226806">
                <text:p>0.955999851226806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04699993133545">
                <text:p>1.04699993133545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996999740600586">
                <text:p>0.996999740600586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.07200002670288">
                <text:p>1.07200002670288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.24199962615967">
                <text:p>1.24199962615967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980000019073486">
                <text:p>0.980000019073486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.11099982261658">
                <text:p>1.11099982261658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00299978256226">
                <text:p>1.00299978256226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.04599976539612">
                <text:p>1.04599976539612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.08699989318848">
                <text:p>1.08699989318848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10999989509583">
                <text:p>1.10999989509583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.16599988937378">
                <text:p>1.16599988937378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13299965858459">
                <text:p>1.13299965858459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936999797821045">
                <text:p>0.936999797821045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978999853134155">
                <text:p>0.978999853134155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943999767303466">
                <text:p>0.943999767303466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.00899982452393">
                <text:p>1.00899982452393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.11199975013733">
                <text:p>1.11199975013733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.19099974632263">
                <text:p>1.19099974632263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.34699988365173">
                <text:p>2.34699988365173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.1639997959137">
                <text:p>2.1639997959137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826999902725219">
                <text:p>0.826999902725219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.00599980354309">
                <text:p>1.00599980354309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.07799983024597">
                <text:p>1.07799983024597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04799962043762">
                <text:p>1.04799962043762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.11699986457825">
                <text:p>1.11699986457825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98199987411499">
                <text:p>0.98199987411499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952999830245971">
                <text:p>0.952999830245971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03200006484985">
                <text:p>1.03200006484985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.03499984741211">
                <text:p>1.03499984741211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.12299990653992">
                <text:p>1.12299990653992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994999885559082">
                <text:p>0.994999885559082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05199980735779">
                <text:p>1.05199980735779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.09199976921082">
                <text:p>1.09199976921082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.14800000190735">
                <text:p>1.14800000190735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.21699976921082">
                <text:p>1.21699976921082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923999786376953">
                <text:p>0.923999786376953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99399995803833">
                <text:p>0.99399995803833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934999942779541">
                <text:p>0.934999942779541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58599972724915">
                <text:p>1.58599972724915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.24799990653992">
                <text:p>2.24799990653992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.0239999294281">
                <text:p>1.0239999294281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947000026702881">
                <text:p>0.947000026702881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.39499974250793">
                <text:p>1.39499974250793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875999689102173">
                <text:p>0.875999689102173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976999759674072">
                <text:p>0.976999759674072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.01899981498718">
                <text:p>1.01899981498718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08699989318848">
                <text:p>1.08699989318848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.40499997138977">
                <text:p>1.40499997138977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925999879837036">
                <text:p>0.925999879837036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.00099968910217">
                <text:p>1.00099968910217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03199982643127">
                <text:p>1.03199982643127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.9689998626709">
                <text:p>2.9689998626709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.1029999256134">
                <text:p>1.1029999256134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.18199992179871">
                <text:p>1.18199992179871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.18999981880188">
                <text:p>1.18999981880188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954999923706054">
                <text:p>0.954999923706054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02199983596802">
                <text:p>1.02199983596802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966999769210815">
                <text:p>0.966999769210815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.58699989318848">
                <text:p>2.58699989318848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.65199995040894">
                <text:p>2.65199995040894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.55299997329712">
                <text:p>2.55299997329712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.13599991798401">
                <text:p>1.13599991798401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.11100006103516">
                <text:p>1.11100006103516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.37899994850159">
                <text:p>1.37899994850159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.07699966430664">
                <text:p>1.07699966430664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.05599999427795">
                <text:p>1.05599999427795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.14299988746643">
                <text:p>1.14299988746643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93999981880188">
                <text:p>0.93999981880188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.00499987602234">
                <text:p>1.00499987602234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.03699994087219">
                <text:p>1.03699994087219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.7189998626709">
                <text:p>1.7189998626709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.68599987030029">
                <text:p>1.68599987030029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855999946594238">
                <text:p>0.855999946594238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888999938964843">
                <text:p>0.888999938964843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970999956130981">
                <text:p>0.970999956130981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972999811172485">
                <text:p>0.972999811172485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.03999996185303">
                <text:p>1.03999996185303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.0869996547699">
                <text:p>1.0869996547699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.05599975585937">
                <text:p>1.05599975585937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.1419997215271">
                <text:p>1.1419997215271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.17599987983704">
                <text:p>1.17599987983704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.55599999427795">
                <text:p>1.55599999427795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.42999982833862">
                <text:p>1.42999982833862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.22699975967407">
                <text:p>1.22699975967407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891999721527099">
                <text:p>0.891999721527099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.3439998626709">
                <text:p>1.3439998626709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.18899989128113">
                <text:p>1.18899989128113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.25399994850159">
                <text:p>1.25399994850159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.13299989700317">
                <text:p>1.13299989700317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.10099983215332">
                <text:p>1.10099983215332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.0169997215271">
                <text:p>1.0169997215271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953999996185302">
                <text:p>0.953999996185302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.7889997959137">
                <text:p>2.7889997959137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0959997177124">
                <text:p>1.0959997177124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.1029999256134">
                <text:p>1.1029999256134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.17799973487854">
                <text:p>1.17799973487854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.13499975204468">
                <text:p>1.13499975204468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.08099985122681">
                <text:p>1.08099985122681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878999948501587">
                <text:p>0.878999948501587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940999746322632">
                <text:p>0.940999746322632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.01799988746643">
                <text:p>1.01799988746643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.02299976348877">
                <text:p>1.02299976348877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.03699994087219">
                <text:p>1.03699994087219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.10799980163574">
                <text:p>1.10799980163574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985999822616577">
                <text:p>0.985999822616577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940999746322632">
                <text:p>0.940999746322632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.01299977302551">
                <text:p>1.01299977302551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.01199984550476">
                <text:p>1.01199984550476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.31299996376038">
                <text:p>1.31299996376038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.09499979019165">
                <text:p>1.09499979019165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935999870300293">
                <text:p>0.935999870300293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.04899978637695">
                <text:p>1.04899978637695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957000017166137">
                <text:p>0.957000017166137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.04500007629395">
                <text:p>1.04500007629395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.08699989318848">
                <text:p>1.08699989318848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.08599996566772">
                <text:p>1.08599996566772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991999864578247">
                <text:p>0.991999864578247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.07799983024597">
                <text:p>1.07799983024597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.11499977111816">
                <text:p>1.11499977111816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.06099987030029">
                <text:p>1.06099987030029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.2889997959137">
                <text:p>1.2889997959137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.25999975204468">
                <text:p>1.25999975204468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.15899991989136">
                <text:p>3.15899991989136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98799991607666">
                <text:p>0.98799991607666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821999788284301">
                <text:p>0.821999788284301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884999990463257">
                <text:p>0.884999990463257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957999944686889">
                <text:p>0.957999944686889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.03799986839294">
                <text:p>1.03799986839294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83899974822998">
                <text:p>0.83899974822998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.18999981880188">
                <text:p>2.18999981880188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.01099991798401">
                <text:p>3.01099991798401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.27099967002869">
                <text:p>1.27099967002869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.15599989891052">
                <text:p>1.15599989891052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949999809265136">
                <text:p>0.949999809265136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.03099966049194">
                <text:p>1.03099966049194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.01299977302551">
                <text:p>2.01299977302551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.81599974632263">
                <text:p>1.81599974632263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.01099991798401">
                <text:p>1.01099991798401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.07399988174438">
                <text:p>1.07399988174438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.07099986076355">
                <text:p>1.07099986076355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952999830245971">
                <text:p>0.952999830245971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973999738693237">
                <text:p>0.973999738693237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.06399989128113">
                <text:p>1.06399989128113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.02999973297119">
                <text:p>1.02999973297119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.11399984359741">
                <text:p>1.11399984359741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.22299981117249">
                <text:p>1.22299981117249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971999883651733">
                <text:p>0.971999883651733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.02099967002869">
                <text:p>1.02099967002869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.17399978637695">
                <text:p>1.17399978637695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4.98099970817566">
                <text:p>4.98099970817566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.01599979400635">
                <text:p>1.01599979400635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.07999992370605">
                <text:p>1.07999992370605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978999853134155">
                <text:p>0.978999853134155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.01299977302551">
                <text:p>1.01299977302551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.02099967002869">
                <text:p>1.02099967002869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.00300002098083">
                <text:p>1.00300002098083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.18299984931946">
                <text:p>1.18299984931946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.21099996566772">
                <text:p>1.21099996566772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.88800001144409">
                <text:p>1.88800001144409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.05899977684021">
                <text:p>1.05899977684021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.49199986457825">
                <text:p>2.49199986457825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.16799974441528">
                <text:p>1.16799974441528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964999914169311">
                <text:p>0.964999914169311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.02999973297119">
                <text:p>1.02999973297119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965999841690063">
                <text:p>0.965999841690063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.04599976539612">
                <text:p>1.04599976539612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98799991607666">
                <text:p>0.98799991607666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.04900002479553">
                <text:p>1.04900002479553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.03600001335144">
                <text:p>1.03600001335144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.07099986076355">
                <text:p>1.07099986076355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.13499975204468">
                <text:p>1.13499975204468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.00499987602234">
                <text:p>1.00499987602234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.21999979019165">
                <text:p>1.21999979019165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.05199980735779">
                <text:p>1.05199980735779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.96999979019165">
                <text:p>1.96999979019165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.19299983978271">
                <text:p>1.19299983978271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.16999983787537">
                <text:p>1.16999983787537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.07299995422363">
                <text:p>1.07299995422363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.66999983787537">
                <text:p>1.66999983787537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913999795913696">
                <text:p>0.913999795913696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.66199970245361">
                <text:p>1.66199970245361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.62799978256226">
                <text:p>1.62799978256226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.05999994277954">
                <text:p>1.05999994277954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99399995803833">
                <text:p>0.99399995803833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.02499985694885">
                <text:p>1.02499985694885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.00399994850159">
                <text:p>1.00399994850159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.02399969100952">
                <text:p>1.02399969100952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.08799982070923">
                <text:p>1.08799982070923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883999824523925">
                <text:p>0.883999824523925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.03299999237061">
                <text:p>1.03299999237061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.09999990463257">
                <text:p>1.09999990463257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.03599977493286">
                <text:p>1.03599977493286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.06599974632263">
                <text:p>1.06599974632263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.06699991226196">
                <text:p>1.06699991226196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.15399980545044">
                <text:p>1.15399980545044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.19799995422363">
                <text:p>1.19799995422363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.1879997253418">
                <text:p>1.1879997253418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.01999998092651">
                <text:p>1.01999998092651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4.05799984931946">
                <text:p>4.05799984931946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4.13399982452393">
                <text:p>4.13399982452393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995999813079834">
                <text:p>0.995999813079834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.68499994277954">
                <text:p>1.68499994277954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.65899991989136">
                <text:p>1.65899991989136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84499979019165">
                <text:p>0.84499979019165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.52299976348877">
                <text:p>1.52299976348877</text:p>
              </table:table-cell>
              <table:table-cell office:value-type="float" office:value="1.09099984169006">
                <text:p>1.0909998416900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865000009536743">
                <text:p>0.865000009536743</text:p>
              </table:table-cell>
              <table:table-cell office:value-type="float" office:value="1.09099984169006">
                <text:p>1.090999841690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